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monospace" fo:font-size="14pt" fo:letter-spacing="normal" fo:font-style="normal" fo:font-weight="normal"/>
    </style:style>
    <style:style style:name="P2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loext:padding="0in" loext:border="none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fo:font-variant="normal" fo:text-transform="none" fo:color="#ffffff" loext:opacity="100%" style:font-name="monospace" fo:font-size="14pt" fo:letter-spacing="normal" fo:font-style="normal" fo:font-weight="normal" loext:padding="0in" loext:border="none"/>
    </style:style>
    <style:style style:name="P5" style:family="paragraph" style:parent-style-name="Text_20_body" style:list-style-name="L1">
      <style:paragraph-properties fo:margin-top="0in" fo:margin-bottom="0in" style:contextual-spacing="false" fo:padding="0in" fo:border="none"/>
      <style:text-properties fo:font-variant="normal" fo:text-transform="none" fo:color="#ffffff" loext:opacity="100%" style:font-name="monospace" fo:font-size="14pt" fo:letter-spacing="normal" fo:font-style="normal" fo:font-weight="normal" loext:padding="0in" loext:border="none"/>
    </style:style>
    <style:style style:name="P6" style:family="paragraph" style:parent-style-name="Text_20_body" style:list-style-name="L1">
      <style:text-properties fo:font-variant="normal" fo:text-transform="none" fo:color="#ffffff" loext:opacity="100%" style:font-name="monospace" fo:font-size="14pt" fo:letter-spacing="normal" fo:font-style="normal" fo:font-weight="normal" loext:padding="0in" loext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ffffff" loext:opacity="100%" style:font-name="monospace" fo:font-size="14pt" fo:letter-spacing="normal" fo:font-style="normal" fo:font-weight="normal" loext:padding="0in" loext:border="none"/>
    </style:style>
    <style:style style:name="P8" style:family="paragraph" style:parent-style-name="Text_20_body" style:list-style-name="L1">
      <style:paragraph-properties fo:margin-top="0in" fo:margin-bottom="0in" style:contextual-spacing="false" fo:padding="0in" fo:border="none"/>
      <style:text-properties fo:font-variant="normal" fo:text-transform="none" fo:color="#ffffff" loext:opacity="100%" style:font-name="monospace" fo:font-size="14pt" fo:letter-spacing="normal" fo:font-style="normal" fo:font-weight="normal" fo:background-color="#ebeef9" loext:padding="0in" loext:border="none"/>
    </style:style>
    <style:style style:name="P9" style:family="paragraph" style:parent-style-name="Text_20_body" style:list-style-name="L1">
      <style:paragraph-properties fo:margin-top="0in" fo:margin-bottom="0in" style:contextual-spacing="false" fo:orphans="2" fo:widows="2" fo:padding="0in" fo:border="none"/>
      <style:text-properties fo:font-variant="normal" fo:text-transform="none" fo:color="#ffffff" loext:opacity="100%" style:font-name="monospace" fo:font-size="14pt" fo:letter-spacing="normal" fo:font-style="normal" fo:font-weight="normal"/>
    </style:style>
    <style:style style:name="P10" style:family="paragraph" style:parent-style-name="Text_20_body" style:list-style-name="L1">
      <style:paragraph-properties fo:margin-top="0in" fo:margin-bottom="0in" style:contextual-spacing="false" fo:padding="0in" fo:border="none"/>
      <style:text-properties fo:font-variant="normal" fo:text-transform="none" fo:color="#ffffff" loext:opacity="100%" fo:letter-spacing="normal" loext:padding="0in" loext:border="none"/>
    </style:style>
    <style:style style:name="T1" style:family="text">
      <style:text-properties fo:font-weight="bold"/>
    </style:style>
    <style:style style:name="T2" style:family="text">
      <style:text-properties fo:color="#0000ff" loext:opacity="100%"/>
    </style:style>
    <style:style style:name="T3" style:family="text">
      <style:text-properties fo:color="#008000" loext:opacity="100%"/>
    </style:style>
    <style:style style:name="T4" style:family="text">
      <style:text-properties style:font-name="monospace" fo:font-size="14pt" fo:font-style="normal" fo:font-weight="bold"/>
    </style:style>
    <style:style style:name="T5" style:family="text">
      <style:text-properties fo:font-variant="normal" fo:text-transform="none" fo:color="#ffffff" loext:opacity="100%" style:font-name="monospace" fo:font-size="14pt" fo:letter-spacing="normal" fo:font-style="normal" fo:font-weight="bold" loext:padding="0in" loext:border="none"/>
    </style:style>
    <style:style style:name="T6" style:family="text">
      <style:text-properties fo:font-variant="normal" fo:text-transform="none" fo:color="#ffffff" loext:opacity="100%" style:font-name="monospace" fo:font-size="14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008000" loext:opacity="100%" style:font-name="monospace" fo:font-size="14pt" fo:letter-spacing="normal" fo:font-style="normal" fo:font-weight="normal" loext:padding="0in" loext:border="none"/>
    </style:style>
    <style:style style:name="T8" style:family="text">
      <style:text-properties fo:color="#80808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</text:p>
      <text:p text:style-name="P1">result: {</text:p>
      <text:p text:style-name="P1">data: [</text:p>
      <text:p text:style-name="P1">{</text:p>
      <text:p text:style-name="P1">id: 11202,</text:p>
      <text:p text:style-name="P1">first_name: "NƏZRİN",</text:p>
      <text:p text:style-name="P1">last_name: "XƏLİLOVA",</text:p>
      <text:p text:style-name="P1">patronymic: "FUAD QIZI",</text:p>
      <text:p text:style-name="P1">pin: "7R72KJL",</text:p>
      <text:p text:style-name="P1">branch_name: "1 saylı Bakı "ASAN xidmət" mərkəzi",</text:p>
      <text:p text:style-name="P1">branch_id: 1,</text:p>
      <text:p text:style-name="P1">photo: "https://portal-api.asanvolunteers.az/storage/10902/7R72KJL.png"</text:p>
      <text:p text:style-name="P1">},</text:p>
      <text:p text:style-name="P1">{</text:p>
      <text:p text:style-name="P1">id: 11844,</text:p>
      <text:p text:style-name="P1">first_name: "NƏZRİN",</text:p>
      <text:p text:style-name="P1">last_name: "HACILI",</text:p>
      <text:p text:style-name="P1">patronymic: "RAUF QIZI",</text:p>
      <text:p text:style-name="P1">pin: "7WQ0MYA",</text:p>
      <text:p text:style-name="P1">branch_name: "1 saylı Bakı "ASAN xidmət" mərkəzi",</text:p>
      <text:p text:style-name="P1">branch_id: 1,</text:p>
      <text:p text:style-name="P1">photo: "https://portal-api.asanvolunteers.az/storage/11436/7WQ0MYA.png"</text:p>
      <text:p text:style-name="P1">},</text:p>
      <text:p text:style-name="P1">{</text:p>
      <text:p text:style-name="P1">id: 11858,</text:p>
      <text:p text:style-name="P1">first_name: "İSA",</text:p>
      <text:p text:style-name="P1">last_name: "NİYAZLI",</text:p>
      <text:p text:style-name="P1">patronymic: "AYDIN OĞLU",</text:p>
      <text:p text:style-name="P1">pin: "75BDQEW",</text:p>
      <text:p text:style-name="P1">branch_name: "1 saylı Bakı "ASAN xidmət" mərkəzi",</text:p>
      <text:p text:style-name="P1">branch_id: 1,</text:p>
      <text:p text:style-name="P1">photo: "https://portal-api.asanvolunteers.az/storage/11448/75BDQEW.png"</text:p>
      <text:p text:style-name="P1">},</text:p>
      <text:p text:style-name="P1">{</text:p>
      <text:p text:style-name="P1">id: 11880,</text:p>
      <text:p text:style-name="P1">first_name: "ŞAHANƏ",</text:p>
      <text:p text:style-name="P1">last_name: "ŞÜKÜRZADƏ",</text:p>
      <text:p text:style-name="P1">patronymic: "İLHAM QIZI",</text:p>
      <text:p text:style-name="P1"><text:soft-page-break/>pin: "7L7Z1DC",</text:p>
      <text:p text:style-name="P1">branch_name: "1 saylı Bakı "ASAN xidmət" mərkəzi",</text:p>
      <text:p text:style-name="P1">branch_id: 1,</text:p>
      <text:p text:style-name="P1">photo: "https://portal-api.asanvolunteers.az/storage/11462/7L7Z1DC.png"</text:p>
      <text:p text:style-name="P1">},</text:p>
      <text:p text:style-name="P1">{</text:p>
      <text:p text:style-name="P1">id: 11885,</text:p>
      <text:p text:style-name="P1">first_name: "TÜRKAN",</text:p>
      <text:p text:style-name="P1">last_name: "ƏLİBƏYLİ",</text:p>
      <text:p text:style-name="P1">patronymic: "PƏRVİZ QIZI",</text:p>
      <text:p text:style-name="P1">pin: "7Q5HXZS",</text:p>
      <text:p text:style-name="P1">branch_name: "1 saylı Bakı "ASAN xidmət" mərkəzi",</text:p>
      <text:p text:style-name="P1">branch_id: 1,</text:p>
      <text:p text:style-name="P1">photo: "https://portal-api.asanvolunteers.az/storage/11465/7Q5HXZS.png"</text:p>
      <text:p text:style-name="P1">},</text:p>
      <text:p text:style-name="P1">{</text:p>
      <text:p text:style-name="P1">id: 11891,</text:p>
      <text:p text:style-name="P1">first_name: "LEYLA",</text:p>
      <text:p text:style-name="P1">last_name: "NƏSİBLİ",</text:p>
      <text:p text:style-name="P1">patronymic: "HABİL QIZI",</text:p>
      <text:p text:style-name="P1">pin: "6KJXQVL",</text:p>
      <text:p text:style-name="P1">branch_name: "1 saylı Bakı "ASAN xidmət" mərkəzi",</text:p>
      <text:p text:style-name="P1">branch_id: 1,</text:p>
      <text:p text:style-name="P1">photo: "https://portal-api.asanvolunteers.az/storage/11471/6KJXQVL.png"</text:p>
      <text:p text:style-name="P1">},</text:p>
      <text:p text:style-name="P1">{</text:p>
      <text:p text:style-name="P1">id: 11894,</text:p>
      <text:p text:style-name="P1">first_name: "MANAF",</text:p>
      <text:p text:style-name="P1">last_name: "MAMOYEV",</text:p>
      <text:p text:style-name="P1">patronymic: "YUSİF OĞLU",</text:p>
      <text:p text:style-name="P1">pin: "71DNJKB",</text:p>
      <text:p text:style-name="P1">branch_name: "1 saylı Bakı "ASAN xidmət" mərkəzi",</text:p>
      <text:p text:style-name="P1">branch_id: 1,</text:p>
      <text:p text:style-name="P1">photo: "https://portal-api.asanvolunteers.az/storage/11472/71DNJKB.png"</text:p>
      <text:p text:style-name="P1">},</text:p>
      <text:p text:style-name="P1">{</text:p>
      <text:p text:style-name="P1"><text:soft-page-break/>id: 11796,</text:p>
      <text:p text:style-name="P1">first_name: "FİDAN",</text:p>
      <text:p text:style-name="P1">last_name: "MURADZADƏ",</text:p>
      <text:p text:style-name="P1">patronymic: "VASİF QIZI",</text:p>
      <text:p text:style-name="P1">pin: "6LPHFAH",</text:p>
      <text:p text:style-name="P1">branch_name: "1 saylı Bakı "ASAN xidmət" mərkəzi",</text:p>
      <text:p text:style-name="P1">branch_id: 1,</text:p>
      <text:p text:style-name="P1">photo: "https://portal-api.asanvolunteers.az/storage/11398/6LPHFAH.png"</text:p>
      <text:p text:style-name="P1">},</text:p>
      <text:p text:style-name="P1">{</text:p>
      <text:p text:style-name="P1">id: 11936,</text:p>
      <text:p text:style-name="P1">first_name: "TAHİRƏ",</text:p>
      <text:p text:style-name="P1">last_name: "RƏHİMLİ",</text:p>
      <text:p text:style-name="P1">patronymic: "MEHMAN QIZI",</text:p>
      <text:p text:style-name="P1">pin: "825SJE9",</text:p>
      <text:p text:style-name="P1">branch_name: "1 saylı Bakı "ASAN xidmət" mərkəzi",</text:p>
      <text:p text:style-name="P1">branch_id: 1,</text:p>
      <text:p text:style-name="P1">photo: "https://portal-api.asanvolunteers.az/storage/11504/825SJE9.png"</text:p>
      <text:p text:style-name="P1">},</text:p>
      <text:p text:style-name="P1">{</text:p>
      <text:p text:style-name="P1">id: 11940,</text:p>
      <text:p text:style-name="P1">first_name: "GÜNEL",</text:p>
      <text:p text:style-name="P1">last_name: "YUSİFOVA",</text:p>
      <text:p text:style-name="P1">patronymic: "İKRAM QIZI",</text:p>
      <text:p text:style-name="P1">pin: "8HPEM3P",</text:p>
      <text:p text:style-name="P1">branch_name: "1 saylı Bakı "ASAN xidmət" mərkəzi",</text:p>
      <text:p text:style-name="P1">branch_id: 1,</text:p>
      <text:p text:style-name="P1">photo: "https://portal-api.asanvolunteers.az/storage/11506/8HPEM3P.png"</text:p>
      <text:p text:style-name="P1">},</text:p>
      <text:p text:style-name="P1">{</text:p>
      <text:p text:style-name="P1">id: 11943,</text:p>
      <text:p text:style-name="P1">first_name: "ARZU",</text:p>
      <text:p text:style-name="P1">last_name: "İSMAYILOVA",</text:p>
      <text:p text:style-name="P1">patronymic: "NAMİQ QIZI",</text:p>
      <text:p text:style-name="P1">pin: "6Z6N8QK",</text:p>
      <text:p text:style-name="P1">branch_name: "1 saylı Bakı "ASAN xidmət" mərkəzi",</text:p>
      <text:p text:style-name="P1">branch_id: 1,</text:p>
      <text:p text:style-name="P1"><text:soft-page-break/>photo: "https://portal-api.asanvolunteers.az/storage/11507/6Z6N8QK.png"</text:p>
      <text:p text:style-name="P1">},</text:p>
      <text:p text:style-name="P1">{</text:p>
      <text:p text:style-name="P1">id: 12586,</text:p>
      <text:p text:style-name="P1">first_name: "RAUF",</text:p>
      <text:p text:style-name="P1">last_name: "AĞAZADƏ",</text:p>
      <text:p text:style-name="P1">patronymic: "ASİF OĞLU",</text:p>
      <text:p text:style-name="P1">pin: "8191C3X",</text:p>
      <text:p text:style-name="P1">branch_name: "1 saylı Bakı "ASAN xidmət" mərkəzi",</text:p>
      <text:p text:style-name="P1">branch_id: 1,</text:p>
      <text:p text:style-name="P1">photo: "https://portal-api.asanvolunteers.az/storage/12028/8191C3X.png"</text:p>
      <text:p text:style-name="P1">},</text:p>
      <text:p text:style-name="P1">{</text:p>
      <text:p text:style-name="P1">id: 12018,</text:p>
      <text:p text:style-name="P1">first_name: "AYSU",</text:p>
      <text:p text:style-name="P1">last_name: "QASIMOVA",</text:p>
      <text:p text:style-name="P1">patronymic: "ELŞƏN QIZI",</text:p>
      <text:p text:style-name="P1">pin: "7T0SNDL",</text:p>
      <text:p text:style-name="P1">branch_name: "1 saylı Bakı "ASAN xidmət" mərkəzi",</text:p>
      <text:p text:style-name="P1">branch_id: 1,</text:p>
      <text:p text:style-name="P1">photo: "https://portal-api.asanvolunteers.az/storage/11568/7T0SNDL.png"</text:p>
      <text:p text:style-name="P1">},</text:p>
      <text:p text:style-name="P1">{</text:p>
      <text:p text:style-name="P1">id: 12590,</text:p>
      <text:p text:style-name="P1">first_name: "HÜSEYN",</text:p>
      <text:p text:style-name="P1">last_name: "QƏHRƏMANOV",</text:p>
      <text:p text:style-name="P1">patronymic: "İLHAM OĞLU",</text:p>
      <text:p text:style-name="P1">pin: "7ZZ40TF",</text:p>
      <text:p text:style-name="P1">branch_name: "1 saylı Bakı "ASAN xidmət" mərkəzi",</text:p>
      <text:p text:style-name="P1">branch_id: 1,</text:p>
      <text:p text:style-name="P1">photo: "https://portal-api.asanvolunteers.az/storage/12032/7ZZ40TF.png"</text:p>
      <text:p text:style-name="P1">},</text:p>
      <text:p text:style-name="P1">{</text:p>
      <text:p text:style-name="P1">id: 10972,</text:p>
      <text:p text:style-name="P1">first_name: "SELCAN",</text:p>
      <text:p text:style-name="P1">last_name: "MƏMMƏDOVA",</text:p>
      <text:p text:style-name="P1"><text:soft-page-break/>patronymic: "SOLTAN QIZI",</text:p>
      <text:p text:style-name="P1">pin: "7G6G4PP",</text:p>
      <text:p text:style-name="P1">branch_name: "1 saylı Bakı "ASAN xidmət" mərkəzi",</text:p>
      <text:p text:style-name="P1">branch_id: 1,</text:p>
      <text:p text:style-name="P1">photo: "https://portal-api.asanvolunteers.az/storage/10694/7G6G4PP.png"</text:p>
      <text:p text:style-name="P1">},</text:p>
      <text:p text:style-name="P1">{</text:p>
      <text:p text:style-name="P1">id: 12608,</text:p>
      <text:p text:style-name="P1">first_name: "XOŞQƏDƏM",</text:p>
      <text:p text:style-name="P1">last_name: "RƏFİYEVA",</text:p>
      <text:p text:style-name="P1">patronymic: "VÜSAL QIZI",</text:p>
      <text:p text:style-name="P1">pin: "7RB6GFM",</text:p>
      <text:p text:style-name="P1">branch_name: "1 saylı Bakı "ASAN xidmət" mərkəzi",</text:p>
      <text:p text:style-name="P1">branch_id: 1,</text:p>
      <text:p text:style-name="P1">photo: "https://portal-api.asanvolunteers.az/storage/12050/7RB6GFM.png"</text:p>
      <text:p text:style-name="P1">},</text:p>
      <text:p text:style-name="P1">{</text:p>
      <text:p text:style-name="P1">id: 12624,</text:p>
      <text:p text:style-name="P1">first_name: "FATİMƏ",</text:p>
      <text:p text:style-name="P1">last_name: "MƏHƏRLƏMOVA",</text:p>
      <text:p text:style-name="P1">patronymic: "TƏHMƏZ QIZI",</text:p>
      <text:p text:style-name="P1">pin: "8B7BCFH",</text:p>
      <text:p text:style-name="P1">branch_name: "1 saylı Bakı "ASAN xidmət" mərkəzi",</text:p>
      <text:p text:style-name="P1">branch_id: 1,</text:p>
      <text:p text:style-name="P1">photo: "https://portal-api.asanvolunteers.az/storage/12062/8B7BCFH.png"</text:p>
      <text:p text:style-name="P1">},</text:p>
      <text:p text:style-name="P1">{</text:p>
      <text:p text:style-name="P1">id: 11095,</text:p>
      <text:p text:style-name="P1">first_name: "AYŞƏN",</text:p>
      <text:p text:style-name="P1">last_name: "FƏTƏLİYEVA",</text:p>
      <text:p text:style-name="P1">patronymic: "MƏNSƏF QIZI",</text:p>
      <text:p text:style-name="P1">pin: "7DJC3S3",</text:p>
      <text:p text:style-name="P1">branch_name: "1 saylı Bakı "ASAN xidmət" mərkəzi",</text:p>
      <text:p text:style-name="P1">branch_id: 1,</text:p>
      <text:p text:style-name="P1">photo: "https://portal-api.asanvolunteers.az/storage/10801/7DJC3S3.png"</text:p>
      <text:p text:style-name="P1">},</text:p>
      <text:p text:style-name="P1"><text:soft-page-break/>{</text:p>
      <text:p text:style-name="P1">id: 12620,</text:p>
      <text:p text:style-name="P1">first_name: "RADƏ",</text:p>
      <text:p text:style-name="P1">last_name: "İSMAYILOVA",</text:p>
      <text:p text:style-name="P1">patronymic: "RAQİL QIZI",</text:p>
      <text:p text:style-name="P1">pin: "6E70DXE",</text:p>
      <text:p text:style-name="P1">branch_name: "1 saylı Bakı "ASAN xidmət" mərkəzi",</text:p>
      <text:p text:style-name="P1">branch_id: 1,</text:p>
      <text:p text:style-name="P1">photo: "https://portal-api.asanvolunteers.az/storage/12058/6E70DXE.png"</text:p>
      <text:p text:style-name="P1">},</text:p>
      <text:p text:style-name="P1">{</text:p>
      <text:p text:style-name="P1">id: 12626,</text:p>
      <text:p text:style-name="P1">first_name: "XURAMAN",</text:p>
      <text:p text:style-name="P1">last_name: "ƏLİZADƏ",</text:p>
      <text:p text:style-name="P1">patronymic: "RAMİZ QIZI",</text:p>
      <text:p text:style-name="P1">pin: "7FMSFUN",</text:p>
      <text:p text:style-name="P1">branch_name: "1 saylı Bakı "ASAN xidmət" mərkəzi",</text:p>
      <text:p text:style-name="P1">branch_id: 1,</text:p>
      <text:p text:style-name="P1">photo: "https://portal-api.asanvolunteers.az/storage/12064/7FMSFUN.png"</text:p>
      <text:p text:style-name="P1">},</text:p>
      <text:p text:style-name="P1">{</text:p>
      <text:p text:style-name="P1">id: 12762,</text:p>
      <text:p text:style-name="P1">first_name: "AYSU",</text:p>
      <text:p text:style-name="P1">last_name: "ƏLİYEVA",</text:p>
      <text:p text:style-name="P1">patronymic: "TURAL QIZI",</text:p>
      <text:p text:style-name="P1">pin: "7F6XHFY",</text:p>
      <text:p text:style-name="P1">branch_name: "1 saylı Bakı "ASAN xidmət" mərkəzi",</text:p>
      <text:p text:style-name="P1">branch_id: 1,</text:p>
      <text:p text:style-name="P1">photo: "https://portal-api.asanvolunteers.az/storage/12194/7F6XHFY.png"</text:p>
      <text:p text:style-name="P1">},</text:p>
      <text:p text:style-name="P1">{</text:p>
      <text:p text:style-name="P1">id: 12764,</text:p>
      <text:p text:style-name="P1">first_name: "AYSEL",</text:p>
      <text:p text:style-name="P1">last_name: "ŞİRİNOVA",</text:p>
      <text:p text:style-name="P1">patronymic: "ƏLİ QIZI",</text:p>
      <text:p text:style-name="P1">pin: "7RA3TK4",</text:p>
      <text:p text:style-name="P1">branch_name: "1 saylı Bakı "ASAN xidmət" mərkəzi",</text:p>
      <text:p text:style-name="P1">branch_id: 1,</text:p>
      <text:p text:style-name="P1"><text:soft-page-break/>photo: "https://portal-api.asanvolunteers.az/storage/12196/7RA3TK4.png"</text:p>
      <text:p text:style-name="P1">},</text:p>
      <text:p text:style-name="P1">{</text:p>
      <text:p text:style-name="P1">id: 11954,</text:p>
      <text:p text:style-name="P1">first_name: "ELÇİN",</text:p>
      <text:p text:style-name="P1">last_name: "ADIGÖZƏLLİ",</text:p>
      <text:p text:style-name="P1">patronymic: "RƏFİ OĞLU",</text:p>
      <text:p text:style-name="P1">pin: "6X1HW1X",</text:p>
      <text:p text:style-name="P1">branch_name: "1 saylı Bakı "ASAN xidmət" mərkəzi",</text:p>
      <text:p text:style-name="P1">branch_id: 1,</text:p>
      <text:p text:style-name="P1">photo: "https://portal-api.asanvolunteers.az/storage/11514/6X1HW1X.png"</text:p>
      <text:p text:style-name="P1">},</text:p>
      <text:p text:style-name="P1">{</text:p>
      <text:p text:style-name="P1">id: 13004,</text:p>
      <text:p text:style-name="P1">first_name: "NURANƏ",</text:p>
      <text:p text:style-name="P1">last_name: "AĞAMMƏDOVA",</text:p>
      <text:p text:style-name="P1">patronymic: "MÜŞFİQ QIZI",</text:p>
      <text:p text:style-name="P1">pin: "7H8RFDA",</text:p>
      <text:p text:style-name="P1">branch_name: "1 saylı Bakı "ASAN xidmət" mərkəzi",</text:p>
      <text:p text:style-name="P1">branch_id: 1,</text:p>
      <text:p text:style-name="P1">photo: "https://portal-api.asanvolunteers.az/storage/12434/7H8RFDA.png"</text:p>
      <text:p text:style-name="P1">},</text:p>
      <text:p text:style-name="P1">{</text:p>
      <text:p text:style-name="P1">id: 13219,</text:p>
      <text:p text:style-name="P1">first_name: "ARZU",</text:p>
      <text:p text:style-name="P1">last_name: "KAMİLOVA",</text:p>
      <text:p text:style-name="P1">patronymic: "İLQAR QIZI",</text:p>
      <text:p text:style-name="P1">pin: "7HK9AQ6",</text:p>
      <text:p text:style-name="P1">branch_name: "1 saylı Bakı "ASAN xidmət" mərkəzi",</text:p>
      <text:p text:style-name="P1">branch_id: 1,</text:p>
      <text:p text:style-name="P1">photo: "https://portal-api.asanvolunteers.az/storage/12657/7HK9AQ6.png"</text:p>
      <text:p text:style-name="P1">},</text:p>
      <text:p text:style-name="P1">{</text:p>
      <text:p text:style-name="P1">id: 13226,</text:p>
      <text:p text:style-name="P1">first_name: "NİGAR",</text:p>
      <text:p text:style-name="P1">last_name: "CƏFƏRLİ",</text:p>
      <text:p text:style-name="P1"><text:soft-page-break/>patronymic: "CƏMİL QIZI",</text:p>
      <text:p text:style-name="P1">pin: "6PT5M2C",</text:p>
      <text:p text:style-name="P1">branch_name: "1 saylı Bakı "ASAN xidmət" mərkəzi",</text:p>
      <text:p text:style-name="P1">branch_id: 1,</text:p>
      <text:p text:style-name="P1">photo: null</text:p>
      <text:p text:style-name="P1">},</text:p>
      <text:p text:style-name="P1">{</text:p>
      <text:p text:style-name="P1">id: 13650,</text:p>
      <text:p text:style-name="P1">first_name: "AYSUN",</text:p>
      <text:p text:style-name="P1">last_name: "QULİYEVA",</text:p>
      <text:p text:style-name="P1">patronymic: "ÇİNGİZ QIZI",</text:p>
      <text:p text:style-name="P1">pin: "8B7LVMX",</text:p>
      <text:p text:style-name="P1">branch_name: "1 saylı Bakı "ASAN xidmət" mərkəzi",</text:p>
      <text:p text:style-name="P1">branch_id: 1,</text:p>
      <text:p text:style-name="P1">photo: "https://portal-api.asanvolunteers.az/storage/13068/8B7LVMX.png"</text:p>
      <text:p text:style-name="P1">},</text:p>
      <text:p text:style-name="P1">{</text:p>
      <text:p text:style-name="P1">id: 13682,</text:p>
      <text:p text:style-name="P1">first_name: "AYTAC",</text:p>
      <text:p text:style-name="P1">last_name: "HÜSEYNLİ",</text:p>
      <text:p text:style-name="P1">patronymic: "ELŞAD QIZI",</text:p>
      <text:p text:style-name="P1">pin: "80RXMWP",</text:p>
      <text:p text:style-name="P1">branch_name: "1 saylı Bakı "ASAN xidmət" mərkəzi",</text:p>
      <text:p text:style-name="P1">branch_id: 1,</text:p>
      <text:p text:style-name="P1">photo: "https://portal-api.asanvolunteers.az/storage/13098/80RXMWP.png"</text:p>
      <text:p text:style-name="P1">},</text:p>
      <text:p text:style-name="P1">{</text:p>
      <text:p text:style-name="P1">id: 12743,</text:p>
      <text:p text:style-name="P1">first_name: "AYDAN",</text:p>
      <text:p text:style-name="P1">last_name: "ABDULLAZADƏ",</text:p>
      <text:p text:style-name="P1">patronymic: "ASƏF QIZI",</text:p>
      <text:p text:style-name="P1">pin: "6X0Y6G5",</text:p>
      <text:p text:style-name="P1">branch_name: "1 saylı Bakı "ASAN xidmət" mərkəzi",</text:p>
      <text:p text:style-name="P1">branch_id: 1,</text:p>
      <text:p text:style-name="P1">photo: "https://portal-api.asanvolunteers.az/storage/12173/6X0Y6G5.png"</text:p>
      <text:p text:style-name="P1">},</text:p>
      <text:p text:style-name="P1">{</text:p>
      <text:p text:style-name="P1">id: 10996,</text:p>
      <text:p text:style-name="P1"><text:soft-page-break/>first_name: "ZƏHRA",</text:p>
      <text:p text:style-name="P1">last_name: "ƏLİYEVA",</text:p>
      <text:p text:style-name="P1">patronymic: "CƏFƏR QIZI",</text:p>
      <text:p text:style-name="P1">pin: "80JHUM9",</text:p>
      <text:p text:style-name="P1">branch_name: "1 saylı Bakı "ASAN xidmət" mərkəzi",</text:p>
      <text:p text:style-name="P1">branch_id: 1,</text:p>
      <text:p text:style-name="P1">photo: "https://portal-api.asanvolunteers.az/storage/10712/80JHUM9.png"</text:p>
      <text:p text:style-name="P1">},</text:p>
      <text:p text:style-name="P1">{</text:p>
      <text:p text:style-name="P1">id: 12850,</text:p>
      <text:p text:style-name="P1">first_name: "SƏBİNƏ",</text:p>
      <text:p text:style-name="P1">last_name: "ƏHMƏDOVA",</text:p>
      <text:p text:style-name="P1">patronymic: "SAMİR QIZI",</text:p>
      <text:p text:style-name="P1">pin: "7FSLS96",</text:p>
      <text:p text:style-name="P1">branch_name: "1 saylı Bakı "ASAN xidmət" mərkəzi",</text:p>
      <text:p text:style-name="P1">branch_id: 1,</text:p>
      <text:p text:style-name="P1">photo: "https://portal-api.asanvolunteers.az/storage/12284/7FSLS96.png"</text:p>
      <text:p text:style-name="P1">},</text:p>
      <text:p text:style-name="P1">{</text:p>
      <text:p text:style-name="P1">id: 13760,</text:p>
      <text:p text:style-name="P1">first_name: "GÜLÇİN",</text:p>
      <text:p text:style-name="P1">last_name: "XANCANLI",</text:p>
      <text:p text:style-name="P1">patronymic: "ELŞƏN QIZI",</text:p>
      <text:p text:style-name="P1">pin: "8JW17JG",</text:p>
      <text:p text:style-name="P1">branch_name: "1 saylı Bakı "ASAN xidmət" mərkəzi",</text:p>
      <text:p text:style-name="P1">branch_id: 1,</text:p>
      <text:p text:style-name="P1">photo: "https://portal-api.asanvolunteers.az/storage/13176/8JW17JG.png"</text:p>
      <text:p text:style-name="P1">},</text:p>
      <text:p text:style-name="P1">{</text:p>
      <text:p text:style-name="P1">id: 13264,</text:p>
      <text:p text:style-name="P1">first_name: "LEYLA",</text:p>
      <text:p text:style-name="P1">last_name: "QULİYEVA",</text:p>
      <text:p text:style-name="P1">patronymic: "VÜQAR QIZI",</text:p>
      <text:p text:style-name="P1">pin: "7ZD4YT9",</text:p>
      <text:p text:style-name="P1">branch_name: "1 saylı Bakı "ASAN xidmət" mərkəzi",</text:p>
      <text:p text:style-name="P1">branch_id: 1,</text:p>
      <text:p text:style-name="P1"><text:soft-page-break/>photo: "https://portal-api.asanvolunteers.az/storage/12696/7ZD4YT9.png"</text:p>
      <text:p text:style-name="P1">},</text:p>
      <text:p text:style-name="P1">{</text:p>
      <text:p text:style-name="P1">id: 13670,</text:p>
      <text:p text:style-name="P1">first_name: "GÜNAY",</text:p>
      <text:p text:style-name="P1">last_name: "MEHDİYEVA",</text:p>
      <text:p text:style-name="P1">patronymic: "MUHUMA QIZI",</text:p>
      <text:p text:style-name="P1">pin: "807B1LF",</text:p>
      <text:p text:style-name="P1">branch_name: "1 saylı Bakı "ASAN xidmət" mərkəzi",</text:p>
      <text:p text:style-name="P1">branch_id: 1,</text:p>
      <text:p text:style-name="P1">photo: "https://portal-api.asanvolunteers.az/storage/13088/807B1LF.png"</text:p>
      <text:p text:style-name="P1">},</text:p>
      <text:p text:style-name="P1">{</text:p>
      <text:p text:style-name="P1">id: 12312,</text:p>
      <text:p text:style-name="P1">first_name: "MÜSLÜM",</text:p>
      <text:p text:style-name="P1">last_name: "CƏLİLOV",</text:p>
      <text:p text:style-name="P1">patronymic: "MƏRDAN OĞLU",</text:p>
      <text:p text:style-name="P1">pin: "7N9WYVL",</text:p>
      <text:p text:style-name="P1">branch_name: "1 saylı Bakı "ASAN xidmət" mərkəzi",</text:p>
      <text:p text:style-name="P1">branch_id: 1,</text:p>
      <text:p text:style-name="P1">photo: "https://portal-api.asanvolunteers.az/storage/11772/7N9WYVL.png"</text:p>
      <text:p text:style-name="P1">},</text:p>
      <text:p text:style-name="P1">{</text:p>
      <text:p text:style-name="P1">id: 12052,</text:p>
      <text:p text:style-name="P1">first_name: "NURAY",</text:p>
      <text:p text:style-name="P1">last_name: "HÜSEYNZADƏ",</text:p>
      <text:p text:style-name="P1">patronymic: "FAZİL QIZI",</text:p>
      <text:p text:style-name="P1">pin: "8ENALSL",</text:p>
      <text:p text:style-name="P1">branch_name: "1 saylı Bakı "ASAN xidmət" mərkəzi",</text:p>
      <text:p text:style-name="P1">branch_id: 1,</text:p>
      <text:p text:style-name="P1">photo: "https://portal-api.asanvolunteers.az/storage/11590/8ENALSL.png"</text:p>
      <text:p text:style-name="P1">},</text:p>
      <text:p text:style-name="P1">{</text:p>
      <text:p text:style-name="P1">id: 13976,</text:p>
      <text:p text:style-name="P1">first_name: "NİHAD",</text:p>
      <text:p text:style-name="P1">last_name: "HÜSEYNZADƏ",</text:p>
      <text:p text:style-name="P1"><text:soft-page-break/>patronymic: "XALİQ OĞLU",</text:p>
      <text:p text:style-name="P1">pin: "7XZUFW2",</text:p>
      <text:p text:style-name="P1">branch_name: "1 saylı Bakı "ASAN xidmət" mərkəzi",</text:p>
      <text:p text:style-name="P1">branch_id: 1,</text:p>
      <text:p text:style-name="P1">photo: "https://portal-api.asanvolunteers.az/storage/13388/7XZUFW2.png"</text:p>
      <text:p text:style-name="P1">},</text:p>
      <text:p text:style-name="P1">{</text:p>
      <text:p text:style-name="P1">id: 13918,</text:p>
      <text:p text:style-name="P1">first_name: "AİŞA",</text:p>
      <text:p text:style-name="P1">last_name: "MƏMİŞOVA",</text:p>
      <text:p text:style-name="P1">patronymic: "FAMİL QIZI",</text:p>
      <text:p text:style-name="P1">pin: "7G53NGK",</text:p>
      <text:p text:style-name="P1">branch_name: "1 saylı Bakı "ASAN xidmət" mərkəzi",</text:p>
      <text:p text:style-name="P1">branch_id: 1,</text:p>
      <text:p text:style-name="P1">photo: "https://portal-api.asanvolunteers.az/storage/13332/7G53NGK.png"</text:p>
      <text:p text:style-name="P1">},</text:p>
      <text:p text:style-name="P1">{</text:p>
      <text:p text:style-name="P1">id: 14146,</text:p>
      <text:p text:style-name="P1">first_name: "MİRHÜSEYN",</text:p>
      <text:p text:style-name="P1">last_name: "MİRMƏMMƏDLİ",</text:p>
      <text:p text:style-name="P1">patronymic: "CAMAL OĞLU",</text:p>
      <text:p text:style-name="P1">pin: "7WBN3SB",</text:p>
      <text:p text:style-name="P1">branch_name: "1 saylı Bakı "ASAN xidmət" mərkəzi",</text:p>
      <text:p text:style-name="P1">branch_id: 1,</text:p>
      <text:p text:style-name="P1">photo: "https://portal-api.asanvolunteers.az/storage/13548/7WBN3SB.png"</text:p>
      <text:p text:style-name="P1">},</text:p>
      <text:p text:style-name="P1">{</text:p>
      <text:p text:style-name="P1">id: 10990,</text:p>
      <text:p text:style-name="P1">first_name: "İLAHƏ",</text:p>
      <text:p text:style-name="P1">last_name: "HÜSEYNOVA",</text:p>
      <text:p text:style-name="P1">patronymic: "MƏZAHİR QIZI",</text:p>
      <text:p text:style-name="P1">pin: "7GZ3RPU",</text:p>
      <text:p text:style-name="P1">branch_name: "1 saylı Bakı "ASAN xidmət" mərkəzi",</text:p>
      <text:p text:style-name="P1">branch_id: 1,</text:p>
      <text:p text:style-name="P1">photo: "https://portal-api.asanvolunteers.az/storage/10706/7GZ3RPU.png"</text:p>
      <text:p text:style-name="P1">},</text:p>
      <text:p text:style-name="P1"><text:soft-page-break/>{</text:p>
      <text:p text:style-name="P1">id: 13169,</text:p>
      <text:p text:style-name="P1">first_name: "İDRAK",</text:p>
      <text:p text:style-name="P1">last_name: "İSMİLİ",</text:p>
      <text:p text:style-name="P1">patronymic: "SƏMƏD OĞLU",</text:p>
      <text:p text:style-name="P1">pin: "7EVX6LR",</text:p>
      <text:p text:style-name="P1">branch_name: "1 saylı Bakı "ASAN xidmət" mərkəzi",</text:p>
      <text:p text:style-name="P1">branch_id: 1,</text:p>
      <text:p text:style-name="P1">photo: "https://portal-api.asanvolunteers.az/storage/12609/7EVX6LR.png"</text:p>
      <text:p text:style-name="P1">},</text:p>
      <text:p text:style-name="P1">{</text:p>
      <text:p text:style-name="P1">id: 14278,</text:p>
      <text:p text:style-name="P1">first_name: "SEVİL",</text:p>
      <text:p text:style-name="P1">last_name: "MİRZƏYEVA",</text:p>
      <text:p text:style-name="P1">patronymic: "RAMİN QIZI",</text:p>
      <text:p text:style-name="P1">pin: "7E3GUMU",</text:p>
      <text:p text:style-name="P1">branch_name: "1 saylı Bakı "ASAN xidmət" mərkəzi",</text:p>
      <text:p text:style-name="P1">branch_id: 1,</text:p>
      <text:p text:style-name="P1">photo: "https://portal-api.asanvolunteers.az/storage/13668/7E3GUMU.png"</text:p>
      <text:p text:style-name="P1">},</text:p>
      <text:p text:style-name="P1">{</text:p>
      <text:p text:style-name="P1">id: 14436,</text:p>
      <text:p text:style-name="P1">first_name: "MƏRYƏM",</text:p>
      <text:p text:style-name="P1">last_name: "QURBANOVA",</text:p>
      <text:p text:style-name="P1">patronymic: "MEHMAN QIZI",</text:p>
      <text:p text:style-name="P1">pin: "6VSU62D",</text:p>
      <text:p text:style-name="P1">branch_name: "1 saylı Bakı "ASAN xidmət" mərkəzi",</text:p>
      <text:p text:style-name="P1">branch_id: 1,</text:p>
      <text:p text:style-name="P1">photo: "https://portal-api.asanvolunteers.az/storage/13822/6VSU62D.png"</text:p>
      <text:p text:style-name="P1">},</text:p>
      <text:p text:style-name="P1">{</text:p>
      <text:p text:style-name="P1">id: 14638,</text:p>
      <text:p text:style-name="P1">first_name: "AYGÜL",</text:p>
      <text:p text:style-name="P1">last_name: "CƏFƏROVA",</text:p>
      <text:p text:style-name="P1">patronymic: "ŞAHİN QIZI",</text:p>
      <text:p text:style-name="P1">pin: "7YMHQE1",</text:p>
      <text:p text:style-name="P1">branch_name: "1 saylı Bakı "ASAN xidmət" mərkəzi",</text:p>
      <text:p text:style-name="P1">branch_id: 1,</text:p>
      <text:p text:style-name="P1"><text:soft-page-break/>photo: "https://portal-api.asanvolunteers.az/storage/14010/7YMHQE1.png"</text:p>
      <text:p text:style-name="P1">},</text:p>
      <text:p text:style-name="P1">{</text:p>
      <text:p text:style-name="P1">id: 14636,</text:p>
      <text:p text:style-name="P1">first_name: "AİŞƏ",</text:p>
      <text:p text:style-name="P1">last_name: "QAYIBOVA",</text:p>
      <text:p text:style-name="P1">patronymic: "RÜSTƏM QIZI",</text:p>
      <text:p text:style-name="P1">pin: "6BE1L9N",</text:p>
      <text:p text:style-name="P1">branch_name: "1 saylı Bakı "ASAN xidmət" mərkəzi",</text:p>
      <text:p text:style-name="P1">branch_id: 1,</text:p>
      <text:p text:style-name="P1">photo: "https://portal-api.asanvolunteers.az/storage/14008/6BE1L9N.png"</text:p>
      <text:p text:style-name="P1">},</text:p>
      <text:p text:style-name="P1">{</text:p>
      <text:p text:style-name="P1">id: 15008,</text:p>
      <text:p text:style-name="P1">first_name: "RƏVAN",</text:p>
      <text:p text:style-name="P1">last_name: "MƏDƏDOV",</text:p>
      <text:p text:style-name="P1">patronymic: "RAFİQ OĞLU",</text:p>
      <text:p text:style-name="P1">pin: "7QFGVJ9",</text:p>
      <text:p text:style-name="P1">branch_name: "1 saylı Bakı "ASAN xidmət" mərkəzi",</text:p>
      <text:p text:style-name="P1">branch_id: 1,</text:p>
      <text:p text:style-name="P1">photo: null</text:p>
      <text:p text:style-name="P1">},</text:p>
      <text:p text:style-name="P1">{</text:p>
      <text:p text:style-name="P1">id: 15230,</text:p>
      <text:p text:style-name="P1">first_name: "BANUÇİÇƏK",</text:p>
      <text:p text:style-name="P1">last_name: "MƏHƏRRƏMLİ",</text:p>
      <text:p text:style-name="P1">patronymic: "ANAR QIZI",</text:p>
      <text:p text:style-name="P1">pin: "81KHA5X",</text:p>
      <text:p text:style-name="P1">branch_name: "1 saylı Bakı "ASAN xidmət" mərkəzi",</text:p>
      <text:p text:style-name="P1">branch_id: 1,</text:p>
      <text:p text:style-name="P1">photo: "https://portal-api.asanvolunteers.az/storage/14592/81KHA5X.png"</text:p>
      <text:p text:style-name="P1">},</text:p>
      <text:p text:style-name="P1">{</text:p>
      <text:p text:style-name="P1">id: 15405,</text:p>
      <text:p text:style-name="P1">first_name: "SEVDA",</text:p>
      <text:p text:style-name="P1">last_name: "QURBANOVA",</text:p>
      <text:p text:style-name="P1">patronymic: "NURMƏMMƏD QIZI",</text:p>
      <text:p text:style-name="P1">pin: "7Y28VL2",</text:p>
      <text:p text:style-name="P1"><text:soft-page-break/>branch_name: "1 saylı Bakı "ASAN xidmət" mərkəzi",</text:p>
      <text:p text:style-name="P1">branch_id: 1,</text:p>
      <text:p text:style-name="P1">photo: "https://portal-api.asanvolunteers.az/storage/14757/7Y28VL2.png"</text:p>
      <text:p text:style-name="P1">},</text:p>
      <text:p text:style-name="P1">{</text:p>
      <text:p text:style-name="P1">id: 15449,</text:p>
      <text:p text:style-name="P1">first_name: "LEYLA",</text:p>
      <text:p text:style-name="P1">last_name: "HƏSƏNOVA",</text:p>
      <text:p text:style-name="P1">patronymic: "GÜNDÜZ QIZI",</text:p>
      <text:p text:style-name="P1">pin: "7Z3QK0L",</text:p>
      <text:p text:style-name="P1">branch_name: "1 saylı Bakı "ASAN xidmət" mərkəzi",</text:p>
      <text:p text:style-name="P1">branch_id: 1,</text:p>
      <text:p text:style-name="P1">photo: "https://portal-api.asanvolunteers.az/storage/14795/7Z3QK0L.png"</text:p>
      <text:p text:style-name="P1">},</text:p>
      <text:p text:style-name="P1">{</text:p>
      <text:p text:style-name="P1">id: 15258,</text:p>
      <text:p text:style-name="P1">first_name: "ÇİMNAZ",</text:p>
      <text:p text:style-name="P1">last_name: "BABAYEVA",</text:p>
      <text:p text:style-name="P1">patronymic: "PƏRVAZ QIZI",</text:p>
      <text:p text:style-name="P1">pin: "7UX7VVA",</text:p>
      <text:p text:style-name="P1">branch_name: "1 saylı Bakı "ASAN xidmət" mərkəzi",</text:p>
      <text:p text:style-name="P1">branch_id: 1,</text:p>
      <text:p text:style-name="P1">photo: "https://portal-api.asanvolunteers.az/storage/14618/7UX7VVA.png"</text:p>
      <text:p text:style-name="P1">},</text:p>
      <text:p text:style-name="P1">{</text:p>
      <text:p text:style-name="P1">id: 15588,</text:p>
      <text:p text:style-name="P1">first_name: "ZEYNƏB",</text:p>
      <text:p text:style-name="P1">last_name: "RZAQULİYEVA",</text:p>
      <text:p text:style-name="P1">patronymic: "CƏMİL QIZI",</text:p>
      <text:p text:style-name="P1">pin: "7FYTLYX",</text:p>
      <text:p text:style-name="P1">branch_name: "1 saylı Bakı "ASAN xidmət" mərkəzi",</text:p>
      <text:p text:style-name="P1">branch_id: 1,</text:p>
      <text:p text:style-name="P1">photo: "https://portal-api.asanvolunteers.az/storage/14918/7FYTLYX.png"</text:p>
      <text:p text:style-name="P1">},</text:p>
      <text:p text:style-name="P1">{</text:p>
      <text:p text:style-name="P1">id: 15592,</text:p>
      <text:p text:style-name="P1"><text:soft-page-break/>first_name: "AYTAC",</text:p>
      <text:p text:style-name="P1">last_name: "İSGƏNDƏROVA",</text:p>
      <text:p text:style-name="P1">patronymic: "MƏHƏMMƏD QIZI",</text:p>
      <text:p text:style-name="P1">pin: "7X0U58P",</text:p>
      <text:p text:style-name="P1">branch_name: "1 saylı Bakı "ASAN xidmət" mərkəzi",</text:p>
      <text:p text:style-name="P1">branch_id: 1,</text:p>
      <text:p text:style-name="P1">photo: "https://portal-api.asanvolunteers.az/storage/14920/7X0U58P.png"</text:p>
      <text:p text:style-name="P1">},</text:p>
      <text:p text:style-name="P1">{</text:p>
      <text:p text:style-name="P1">id: 11331,</text:p>
      <text:p text:style-name="P1">first_name: "AYTAC",</text:p>
      <text:p text:style-name="P1">last_name: "XAMAYEVA",</text:p>
      <text:p text:style-name="P1">patronymic: "SƏBUHİ QIZI",</text:p>
      <text:p text:style-name="P1">pin: "7G602ZB",</text:p>
      <text:p text:style-name="P1">branch_name: "1 saylı Bakı "ASAN xidmət" mərkəzi",</text:p>
      <text:p text:style-name="P1">branch_id: 1,</text:p>
      <text:p text:style-name="P1">photo: "https://portal-api.asanvolunteers.az/storage/11009/7G602ZB.png"</text:p>
      <text:p text:style-name="P1">},</text:p>
      <text:p text:style-name="P1">{</text:p>
      <text:p text:style-name="P1">id: 15636,</text:p>
      <text:p text:style-name="P1">first_name: "ƏLİ",</text:p>
      <text:p text:style-name="P1">last_name: "NƏSİRLİ",</text:p>
      <text:p text:style-name="P1">patronymic: "ELMAN OĞLU",</text:p>
      <text:p text:style-name="P1">pin: "7WE6RQL",</text:p>
      <text:p text:style-name="P1">branch_name: "1 saylı Bakı "ASAN xidmət" mərkəzi",</text:p>
      <text:p text:style-name="P1">branch_id: 1,</text:p>
      <text:p text:style-name="P1">photo: "https://portal-api.asanvolunteers.az/storage/14964/7WE6RQL.png"</text:p>
      <text:p text:style-name="P1">},</text:p>
      <text:p text:style-name="P1">{</text:p>
      <text:p text:style-name="P1">id: 15714,</text:p>
      <text:p text:style-name="P1">first_name: "ZƏHRA",</text:p>
      <text:p text:style-name="P1">last_name: "ƏHMƏDOVA",</text:p>
      <text:p text:style-name="P1">patronymic: "RÖVŞƏN QIZI",</text:p>
      <text:p text:style-name="P1">pin: "7R4QWP6",</text:p>
      <text:p text:style-name="P1">branch_name: "1 saylı Bakı "ASAN xidmət" mərkəzi",</text:p>
      <text:p text:style-name="P1">branch_id: 1,</text:p>
      <text:p text:style-name="P1"><text:soft-page-break/>photo: "https://portal-api.asanvolunteers.az/storage/15034/7R4QWP6.png"</text:p>
      <text:p text:style-name="P1">},</text:p>
      <text:p text:style-name="P1">{</text:p>
      <text:p text:style-name="P1">id: 15888,</text:p>
      <text:p text:style-name="P1">first_name: "NİGAR",</text:p>
      <text:p text:style-name="P1">last_name: "QƏDİROVA",</text:p>
      <text:p text:style-name="P1">patronymic: "MÜŞFİQ QIZI",</text:p>
      <text:p text:style-name="P1">pin: "7WZ3QE1",</text:p>
      <text:p text:style-name="P1">branch_name: "1 saylı Bakı "ASAN xidmət" mərkəzi",</text:p>
      <text:p text:style-name="P1">branch_id: 1,</text:p>
      <text:p text:style-name="P1">photo: "https://portal-api.asanvolunteers.az/storage/15202/7WZ3QE1.png"</text:p>
      <text:p text:style-name="P1">},</text:p>
      <text:p text:style-name="P1">{</text:p>
      <text:p text:style-name="P1">id: 16014,</text:p>
      <text:p text:style-name="P1">first_name: "SAHİLƏ",</text:p>
      <text:p text:style-name="P1">last_name: "XƏLİLOVA",</text:p>
      <text:p text:style-name="P1">patronymic: "LAÇIN QIZI",</text:p>
      <text:p text:style-name="P1">pin: "85FU9KB",</text:p>
      <text:p text:style-name="P1">branch_name: "1 saylı Bakı "ASAN xidmət" mərkəzi",</text:p>
      <text:p text:style-name="P1">branch_id: 1,</text:p>
      <text:p text:style-name="P1">photo: "https://portal-api.asanvolunteers.az/storage/15324/85FU9KB.png"</text:p>
      <text:p text:style-name="P1">},</text:p>
      <text:p text:style-name="P1">{</text:p>
      <text:p text:style-name="P1">id: 16340,</text:p>
      <text:p text:style-name="P1">first_name: "İLAHƏ",</text:p>
      <text:p text:style-name="P1">last_name: "MAMEDOVA",</text:p>
      <text:p text:style-name="P1">patronymic: "MƏHƏMMƏD QIZI",</text:p>
      <text:p text:style-name="P1">pin: "6M3WQ48",</text:p>
      <text:p text:style-name="P1">branch_name: "1 saylı Bakı "ASAN xidmət" mərkəzi",</text:p>
      <text:p text:style-name="P1">branch_id: 1,</text:p>
      <text:p text:style-name="P1">photo: "https://portal-api.asanvolunteers.az/storage/15658/6M3WQ48.png"</text:p>
      <text:p text:style-name="P1">},</text:p>
      <text:p text:style-name="P1">{</text:p>
      <text:p text:style-name="P1">id: 16136,</text:p>
      <text:p text:style-name="P1">first_name: "KƏNAN",</text:p>
      <text:p text:style-name="P1">last_name: "İMANOV",</text:p>
      <text:p text:style-name="P1"><text:soft-page-break/>patronymic: "RÖVŞƏN OĞLU",</text:p>
      <text:p text:style-name="P1">pin: "786L7WC",</text:p>
      <text:p text:style-name="P1">branch_name: "1 saylı Bakı "ASAN xidmət" mərkəzi",</text:p>
      <text:p text:style-name="P1">branch_id: 1,</text:p>
      <text:p text:style-name="P1">photo: "https://portal-api.asanvolunteers.az/storage/15448/786L7WC.png"</text:p>
      <text:p text:style-name="P1">},</text:p>
      <text:p text:style-name="P1">{</text:p>
      <text:p text:style-name="P1">id: 16196,</text:p>
      <text:p text:style-name="P1">first_name: "AYLA",</text:p>
      <text:p text:style-name="P1">last_name: "CAMALOVA",</text:p>
      <text:p text:style-name="P1">patronymic: "İNŞALLAH QIZI",</text:p>
      <text:p text:style-name="P1">pin: "8R1QHKF",</text:p>
      <text:p text:style-name="P1">branch_name: "1 saylı Bakı "ASAN xidmət" mərkəzi",</text:p>
      <text:p text:style-name="P1">branch_id: 1,</text:p>
      <text:p text:style-name="P1">photo: "https://portal-api.asanvolunteers.az/storage/15508/8R1QHKF.png"</text:p>
      <text:p text:style-name="P1">},</text:p>
      <text:p text:style-name="P1">{</text:p>
      <text:p text:style-name="P1">id: 15666,</text:p>
      <text:p text:style-name="P1">first_name: "XAVƏR",</text:p>
      <text:p text:style-name="P1">last_name: "KƏRİMLİ",</text:p>
      <text:p text:style-name="P1">patronymic: "AMİD QIZI",</text:p>
      <text:p text:style-name="P1">pin: "7R7719M",</text:p>
      <text:p text:style-name="P1">branch_name: "1 saylı Bakı "ASAN xidmət" mərkəzi",</text:p>
      <text:p text:style-name="P1">branch_id: 1,</text:p>
      <text:p text:style-name="P1">photo: "https://portal-api.asanvolunteers.az/storage/14990/7R7719M.png"</text:p>
      <text:p text:style-name="P1">},</text:p>
      <text:p text:style-name="P1">{</text:p>
      <text:p text:style-name="P1">id: 16260,</text:p>
      <text:p text:style-name="P1">first_name: "ORXAN",</text:p>
      <text:p text:style-name="P1">last_name: "AĞAYEV",</text:p>
      <text:p text:style-name="P1">patronymic: "ETİBAR OĞLU",</text:p>
      <text:p text:style-name="P1">pin: "7ZBWUKB",</text:p>
      <text:p text:style-name="P1">branch_name: "1 saylı Bakı "ASAN xidmət" mərkəzi",</text:p>
      <text:p text:style-name="P1">branch_id: 1,</text:p>
      <text:p text:style-name="P1">photo: "https://portal-api.asanvolunteers.az/storage/15572/7ZBWUKB.png"</text:p>
      <text:p text:style-name="P1">},</text:p>
      <text:p text:style-name="P1"><text:soft-page-break/>{</text:p>
      <text:p text:style-name="P1">id: 13016,</text:p>
      <text:p text:style-name="P1">first_name: "SUMEYRA",</text:p>
      <text:p text:style-name="P1">last_name: "ƏLİYEVA",</text:p>
      <text:p text:style-name="P1">patronymic: "BAXTİYAR QIZI",</text:p>
      <text:p text:style-name="P1">pin: "7C58EVJ",</text:p>
      <text:p text:style-name="P1">branch_name: "1 saylı Bakı "ASAN xidmət" mərkəzi",</text:p>
      <text:p text:style-name="P1">branch_id: 1,</text:p>
      <text:p text:style-name="P1">photo: "https://portal-api.asanvolunteers.az/storage/12446/7C58EVJ.png"</text:p>
      <text:p text:style-name="P1">},</text:p>
      <text:p text:style-name="P1">{</text:p>
      <text:p text:style-name="P1">id: 15628,</text:p>
      <text:p text:style-name="P1">first_name: "NƏZRİN",</text:p>
      <text:p text:style-name="P1">last_name: "CAMALLI",</text:p>
      <text:p text:style-name="P1">patronymic: "MAŞALLAH QIZI",</text:p>
      <text:p text:style-name="P1">pin: "7WM807J",</text:p>
      <text:p text:style-name="P1">branch_name: "1 saylı Bakı "ASAN xidmət" mərkəzi",</text:p>
      <text:p text:style-name="P1">branch_id: 1,</text:p>
      <text:p text:style-name="P1">photo: "https://portal-api.asanvolunteers.az/storage/14956/7WM807J.png"</text:p>
      <text:p text:style-name="P1">},</text:p>
      <text:p text:style-name="P1">{</text:p>
      <text:p text:style-name="P1">id: 14970,</text:p>
      <text:p text:style-name="P1">first_name: "MƏHƏMMƏDƏLİ",</text:p>
      <text:p text:style-name="P1">last_name: "MƏMMƏDZADƏ",</text:p>
      <text:p text:style-name="P1">patronymic: "NAZİM OĞLU",</text:p>
      <text:p text:style-name="P1">pin: "8SWHFQ8",</text:p>
      <text:p text:style-name="P1">branch_name: "1 saylı Bakı "ASAN xidmət" mərkəzi",</text:p>
      <text:p text:style-name="P1">branch_id: 1,</text:p>
      <text:p text:style-name="P1">photo: "https://portal-api.asanvolunteers.az/storage/14338/8SWHFQ8.png"</text:p>
      <text:p text:style-name="P1">},</text:p>
      <text:p text:style-name="P1">{</text:p>
      <text:p text:style-name="P1">id: 14936,</text:p>
      <text:p text:style-name="P1">first_name: "RAMAL",</text:p>
      <text:p text:style-name="P1">last_name: "MİRZƏYEV",</text:p>
      <text:p text:style-name="P1">patronymic: "FAMİL OĞLU",</text:p>
      <text:p text:style-name="P1">pin: "7QNGAH3",</text:p>
      <text:p text:style-name="P1">branch_name: "1 saylı Bakı "ASAN xidmət" mərkəzi",</text:p>
      <text:p text:style-name="P1">branch_id: 1,</text:p>
      <text:p text:style-name="P1"><text:soft-page-break/>photo: "https://portal-api.asanvolunteers.az/storage/14304/7QNGAH3.png"</text:p>
      <text:p text:style-name="P1">},</text:p>
      <text:p text:style-name="P1">{</text:p>
      <text:p text:style-name="P1">id: 12123,</text:p>
      <text:p text:style-name="P1">first_name: "MƏCİD",</text:p>
      <text:p text:style-name="P1">last_name: "SƏMƏDZADƏ",</text:p>
      <text:p text:style-name="P1">patronymic: "SARASTƏN OĞLU",</text:p>
      <text:p text:style-name="P1">pin: "7EC5CLC",</text:p>
      <text:p text:style-name="P1">branch_name: "1 saylı Bakı "ASAN xidmət" mərkəzi",</text:p>
      <text:p text:style-name="P1">branch_id: 1,</text:p>
      <text:p text:style-name="P1">photo: "https://portal-api.asanvolunteers.az/storage/11641/7EC5CLC.png"</text:p>
      <text:p text:style-name="P1">},</text:p>
      <text:p text:style-name="P1">{</text:p>
      <text:p text:style-name="P1">id: 14286,</text:p>
      <text:p text:style-name="P1">first_name: "AYSU",</text:p>
      <text:p text:style-name="P1">last_name: "QULİYEVA",</text:p>
      <text:p text:style-name="P1">patronymic: "RUSLAN QIZI",</text:p>
      <text:p text:style-name="P1">pin: "8CNC359",</text:p>
      <text:p text:style-name="P1">branch_name: "1 saylı Bakı "ASAN xidmət" mərkəzi",</text:p>
      <text:p text:style-name="P1">branch_id: 1,</text:p>
      <text:p text:style-name="P1">photo: "https://portal-api.asanvolunteers.az/storage/13676/8CNC359.png"</text:p>
      <text:p text:style-name="P1">},</text:p>
      <text:p text:style-name="P1">{</text:p>
      <text:p text:style-name="P1">id: 16794,</text:p>
      <text:p text:style-name="P1">first_name: "KÖNÜL",</text:p>
      <text:p text:style-name="P1">last_name: "MUSTAFAYEVA",</text:p>
      <text:p text:style-name="P1">patronymic: "NEYMƏT QIZI",</text:p>
      <text:p text:style-name="P1">pin: "7KEB3T6",</text:p>
      <text:p text:style-name="P1">branch_name: "1 saylı Bakı "ASAN xidmət" mərkəzi",</text:p>
      <text:p text:style-name="P1">branch_id: 1,</text:p>
      <text:p text:style-name="P1">photo: "https://portal-api.asanvolunteers.az/storage/16078/7KEB3T6.png"</text:p>
      <text:p text:style-name="P1">},</text:p>
      <text:p text:style-name="P1">{</text:p>
      <text:p text:style-name="P1">id: 11345,</text:p>
      <text:p text:style-name="P1">first_name: "FATİMƏ",</text:p>
      <text:p text:style-name="P1">last_name: "ƏSGƏRLİ",</text:p>
      <text:p text:style-name="P1"><text:soft-page-break/>patronymic: "FƏQAN QIZI",</text:p>
      <text:p text:style-name="P1">pin: "7XHMEJQ",</text:p>
      <text:p text:style-name="P1">branch_name: "2 saylı Bakı "ASAN xidmət" mərkəzi",</text:p>
      <text:p text:style-name="P1">branch_id: 3,</text:p>
      <text:p text:style-name="P1">photo: "https://portal-api.asanvolunteers.az/storage/11023/7XHMEJQ.png"</text:p>
      <text:p text:style-name="P1">},</text:p>
      <text:p text:style-name="P1">{</text:p>
      <text:p text:style-name="P1">id: 11721,</text:p>
      <text:p text:style-name="P1">first_name: "ŞƏHLA",</text:p>
      <text:p text:style-name="P1">last_name: "ƏLƏSGƏROVA",</text:p>
      <text:p text:style-name="P1">patronymic: "VASİF QIZI",</text:p>
      <text:p text:style-name="P1">pin: "6W5WFV2",</text:p>
      <text:p text:style-name="P1">branch_name: "2 saylı Bakı "ASAN xidmət" mərkəzi",</text:p>
      <text:p text:style-name="P1">branch_id: 3,</text:p>
      <text:p text:style-name="P1">photo: "https://portal-api.asanvolunteers.az/storage/11339/6W5WFV2.png"</text:p>
      <text:p text:style-name="P1">},</text:p>
      <text:p text:style-name="P1">{</text:p>
      <text:p text:style-name="P1">id: 12086,</text:p>
      <text:p text:style-name="P1">first_name: "XƏDİCƏ",</text:p>
      <text:p text:style-name="P1">last_name: "HACIYEVA",</text:p>
      <text:p text:style-name="P1">patronymic: "ELMAR QIZI",</text:p>
      <text:p text:style-name="P1">pin: "7JS02RT",</text:p>
      <text:p text:style-name="P1">branch_name: "2 saylı Bakı "ASAN xidmət" mərkəzi",</text:p>
      <text:p text:style-name="P1">branch_id: 3,</text:p>
      <text:p text:style-name="P1">photo: "https://portal-api.asanvolunteers.az/storage/11616/7JS02RT.png"</text:p>
      <text:p text:style-name="P1">},</text:p>
      <text:p text:style-name="P1">{</text:p>
      <text:p text:style-name="P1">id: 10986,</text:p>
      <text:p text:style-name="P1">first_name: "TEYYUB",</text:p>
      <text:p text:style-name="P1">last_name: "HƏSƏNOV",</text:p>
      <text:p text:style-name="P1">patronymic: "RÖVŞƏN OĞLU",</text:p>
      <text:p text:style-name="P1">pin: "6XM561X",</text:p>
      <text:p text:style-name="P1">branch_name: "2 saylı Bakı "ASAN xidmət" mərkəzi",</text:p>
      <text:p text:style-name="P1">branch_id: 3,</text:p>
      <text:p text:style-name="P1">photo: "https://portal-api.asanvolunteers.az/storage/10704/6XM561X.png"</text:p>
      <text:p text:style-name="P1">},</text:p>
      <text:p text:style-name="P1"><text:soft-page-break/>{</text:p>
      <text:p text:style-name="P1">id: 12956,</text:p>
      <text:p text:style-name="P1">first_name: "AYAN",</text:p>
      <text:p text:style-name="P1">last_name: "QULİYEVA",</text:p>
      <text:p text:style-name="P1">patronymic: "SEYFƏDDİN QIZI",</text:p>
      <text:p text:style-name="P1">pin: "6G22JCG",</text:p>
      <text:p text:style-name="P1">branch_name: "2 saylı Bakı "ASAN xidmət" mərkəzi",</text:p>
      <text:p text:style-name="P1">branch_id: 3,</text:p>
      <text:p text:style-name="P1">photo: "https://portal-api.asanvolunteers.az/storage/12388/6G22JCG.png"</text:p>
      <text:p text:style-name="P1">},</text:p>
      <text:p text:style-name="P1">{</text:p>
      <text:p text:style-name="P1">id: 12960,</text:p>
      <text:p text:style-name="P1">first_name: "AMALİYA",</text:p>
      <text:p text:style-name="P1">last_name: "MEHRƏLİYEVA",</text:p>
      <text:p text:style-name="P1">patronymic: "RASİM QIZI",</text:p>
      <text:p text:style-name="P1">pin: "7YH401Q",</text:p>
      <text:p text:style-name="P1">branch_name: "2 saylı Bakı "ASAN xidmət" mərkəzi",</text:p>
      <text:p text:style-name="P1">branch_id: 3,</text:p>
      <text:p text:style-name="P1">photo: "https://portal-api.asanvolunteers.az/storage/12392/7YH401Q.png"</text:p>
      <text:p text:style-name="P1">},</text:p>
      <text:p text:style-name="P1">{</text:p>
      <text:p text:style-name="P1">id: 12962,</text:p>
      <text:p text:style-name="P1">first_name: "BRİLYANT",</text:p>
      <text:p text:style-name="P1">last_name: "ZÜLBALAYEVA",</text:p>
      <text:p text:style-name="P1">patronymic: "SEYMUR QIZI",</text:p>
      <text:p text:style-name="P1">pin: "7L3DYNM",</text:p>
      <text:p text:style-name="P1">branch_name: "2 saylı Bakı "ASAN xidmət" mərkəzi",</text:p>
      <text:p text:style-name="P1">branch_id: 3,</text:p>
      <text:p text:style-name="P1">photo: "https://portal-api.asanvolunteers.az/storage/12394/7L3DYNM.png"</text:p>
      <text:p text:style-name="P1">},</text:p>
      <text:p text:style-name="P1">{</text:p>
      <text:p text:style-name="P1">id: 11398,</text:p>
      <text:p text:style-name="P1">first_name: "AYDAN",</text:p>
      <text:p text:style-name="P1">last_name: "QÜDRƏTOVA",</text:p>
      <text:p text:style-name="P1">patronymic: "ELÇİN QIZI",</text:p>
      <text:p text:style-name="P1">pin: "6FGAV5A",</text:p>
      <text:p text:style-name="P1">branch_name: "2 saylı Bakı "ASAN xidmət" mərkəzi",</text:p>
      <text:p text:style-name="P1">branch_id: 3,</text:p>
      <text:p text:style-name="P1"><text:soft-page-break/>photo: "https://portal-api.asanvolunteers.az/storage/11074/6FGAV5A.png"</text:p>
      <text:p text:style-name="P1">},</text:p>
      <text:p text:style-name="P1">{</text:p>
      <text:p text:style-name="P1">id: 12982,</text:p>
      <text:p text:style-name="P1">first_name: "LƏMAN",</text:p>
      <text:p text:style-name="P1">last_name: "MƏMMƏDZADƏ",</text:p>
      <text:p text:style-name="P1">patronymic: "KƏNAN QIZI",</text:p>
      <text:p text:style-name="P1">pin: "7U13Z5C",</text:p>
      <text:p text:style-name="P1">branch_name: "2 saylı Bakı "ASAN xidmət" mərkəzi",</text:p>
      <text:p text:style-name="P1">branch_id: 3,</text:p>
      <text:p text:style-name="P1">photo: "https://portal-api.asanvolunteers.az/storage/12414/7U13Z5C.png"</text:p>
      <text:p text:style-name="P1">},</text:p>
      <text:p text:style-name="P1">{</text:p>
      <text:p text:style-name="P1">id: 14298,</text:p>
      <text:p text:style-name="P1">first_name: "LEYLA",</text:p>
      <text:p text:style-name="P1">last_name: "QULİYEVA",</text:p>
      <text:p text:style-name="P1">patronymic: "İLQAR QIZI",</text:p>
      <text:p text:style-name="P1">pin: "7JXYMUB",</text:p>
      <text:p text:style-name="P1">branch_name: "2 saylı Bakı "ASAN xidmət" mərkəzi",</text:p>
      <text:p text:style-name="P1">branch_id: 3,</text:p>
      <text:p text:style-name="P1">photo: "https://portal-api.asanvolunteers.az/storage/13688/7JXYMUB.png"</text:p>
      <text:p text:style-name="P1">},</text:p>
      <text:p text:style-name="P1">{</text:p>
      <text:p text:style-name="P1">id: 14906,</text:p>
      <text:p text:style-name="P1">first_name: "LEYLA",</text:p>
      <text:p text:style-name="P1">last_name: "İLYASZADƏ",</text:p>
      <text:p text:style-name="P1">patronymic: "RASİM QIZI",</text:p>
      <text:p text:style-name="P1">pin: "7TCWMJT",</text:p>
      <text:p text:style-name="P1">branch_name: "2 saylı Bakı "ASAN xidmət" mərkəzi",</text:p>
      <text:p text:style-name="P1">branch_id: 3,</text:p>
      <text:p text:style-name="P1">photo: "https://portal-api.asanvolunteers.az/storage/14274/7TCWMJT.png"</text:p>
      <text:p text:style-name="P1">},</text:p>
      <text:p text:style-name="P1">{</text:p>
      <text:p text:style-name="P1">id: 13510,</text:p>
      <text:p text:style-name="P1">first_name: "AYTƏN",</text:p>
      <text:p text:style-name="P1">last_name: "SULTANOVA",</text:p>
      <text:p text:style-name="P1"><text:soft-page-break/>patronymic: "ŞÖHRƏT QIZI",</text:p>
      <text:p text:style-name="P1">pin: "8K5PW7V",</text:p>
      <text:p text:style-name="P1">branch_name: "2 saylı Bakı "ASAN xidmət" mərkəzi",</text:p>
      <text:p text:style-name="P1">branch_id: 3,</text:p>
      <text:p text:style-name="P1">photo: "https://portal-api.asanvolunteers.az/storage/12930/8K5PW7V.png"</text:p>
      <text:p text:style-name="P1">},</text:p>
      <text:p text:style-name="P1">{</text:p>
      <text:p text:style-name="P1">id: 14922,</text:p>
      <text:p text:style-name="P1">first_name: "NƏZRİN",</text:p>
      <text:p text:style-name="P1">last_name: "ŞİRİNOVA",</text:p>
      <text:p text:style-name="P1">patronymic: "VÜQAR QIZI",</text:p>
      <text:p text:style-name="P1">pin: "826GRR5",</text:p>
      <text:p text:style-name="P1">branch_name: "2 saylı Bakı "ASAN xidmət" mərkəzi",</text:p>
      <text:p text:style-name="P1">branch_id: 3,</text:p>
      <text:p text:style-name="P1">photo: "https://portal-api.asanvolunteers.az/storage/14290/826GRR5.png"</text:p>
      <text:p text:style-name="P1">},</text:p>
      <text:p text:style-name="P1">{</text:p>
      <text:p text:style-name="P1">id: 15752,</text:p>
      <text:p text:style-name="P1">first_name: "NƏRMİN",</text:p>
      <text:p text:style-name="P1">last_name: "SƏMƏDOVA",</text:p>
      <text:p text:style-name="P1">patronymic: "DAŞQIN QIZI",</text:p>
      <text:p text:style-name="P1">pin: "7SX5WC9",</text:p>
      <text:p text:style-name="P1">branch_name: "2 saylı Bakı "ASAN xidmət" mərkəzi",</text:p>
      <text:p text:style-name="P1">branch_id: 3,</text:p>
      <text:p text:style-name="P1">photo: "https://portal-api.asanvolunteers.az/storage/15068/7SX5WC9.png"</text:p>
      <text:p text:style-name="P1">},</text:p>
      <text:p text:style-name="P1">{</text:p>
      <text:p text:style-name="P1">id: 14640,</text:p>
      <text:p text:style-name="P1">first_name: "AYGÜL",</text:p>
      <text:p text:style-name="P1">last_name: "RƏSULZADƏ",</text:p>
      <text:p text:style-name="P1">patronymic: "ELNUR QIZI",</text:p>
      <text:p text:style-name="P1">pin: "7FSWGHJ",</text:p>
      <text:p text:style-name="P1">branch_name: "2 saylı Bakı "ASAN xidmət" mərkəzi",</text:p>
      <text:p text:style-name="P1">branch_id: 3,</text:p>
      <text:p text:style-name="P1">photo: "https://portal-api.asanvolunteers.az/storage/14012/7FSWGHJ.png"</text:p>
      <text:p text:style-name="P1">},</text:p>
      <text:p text:style-name="P1"><text:soft-page-break/>{</text:p>
      <text:p text:style-name="P1">id: 15970,</text:p>
      <text:p text:style-name="P1">first_name: "AYSEL",</text:p>
      <text:p text:style-name="P1">last_name: "MƏMMƏDOVA",</text:p>
      <text:p text:style-name="P1">patronymic: "MUSA QIZI",</text:p>
      <text:p text:style-name="P1">pin: "6WWDEHZ",</text:p>
      <text:p text:style-name="P1">branch_name: "2 saylı Bakı "ASAN xidmət" mərkəzi",</text:p>
      <text:p text:style-name="P1">branch_id: 3,</text:p>
      <text:p text:style-name="P1">photo: "https://portal-api.asanvolunteers.az/storage/15284/6WWDEHZ.png"</text:p>
      <text:p text:style-name="P1">},</text:p>
      <text:p text:style-name="P1">{</text:p>
      <text:p text:style-name="P1">id: 11769,</text:p>
      <text:p text:style-name="P1">first_name: "BANU",</text:p>
      <text:p text:style-name="P1">last_name: "YUSİFOVA",</text:p>
      <text:p text:style-name="P1">patronymic: "RÖVŞƏN QIZI",</text:p>
      <text:p text:style-name="P1">pin: "7QQQ5G8",</text:p>
      <text:p text:style-name="P1">branch_name: "2 saylı Bakı "ASAN xidmət" mərkəzi",</text:p>
      <text:p text:style-name="P1">branch_id: 3,</text:p>
      <text:p text:style-name="P1">photo: "https://portal-api.asanvolunteers.az/storage/11375/7QQQ5G8.png"</text:p>
      <text:p text:style-name="P1">},</text:p>
      <text:p text:style-name="P1">{</text:p>
      <text:p text:style-name="P1">id: 11476,</text:p>
      <text:p text:style-name="P1">first_name: "ƏLİ",</text:p>
      <text:p text:style-name="P1">last_name: "QULİYEV",</text:p>
      <text:p text:style-name="P1">patronymic: "BƏXTİYAR OĞLU",</text:p>
      <text:p text:style-name="P1">pin: "7BAB71N",</text:p>
      <text:p text:style-name="P1">branch_name: "3 saylı Bakı "ASAN xidmət" mərkəzi",</text:p>
      <text:p text:style-name="P1">branch_id: 5,</text:p>
      <text:p text:style-name="P1">photo: "https://portal-api.asanvolunteers.az/storage/11142/7BAB71N.png"</text:p>
      <text:p text:style-name="P1">},</text:p>
      <text:p text:style-name="P1">{</text:p>
      <text:p text:style-name="P1">id: 11507,</text:p>
      <text:p text:style-name="P1">first_name: "GÜLLÜ",</text:p>
      <text:p text:style-name="P1">last_name: "MƏMMƏDOVA",</text:p>
      <text:p text:style-name="P1">patronymic: "ORUC QIZI",</text:p>
      <text:p text:style-name="P1">pin: "91TGZCJ",</text:p>
      <text:p text:style-name="P1">branch_name: "3 saylı Bakı "ASAN xidmət" mərkəzi",</text:p>
      <text:p text:style-name="P1">branch_id: 5,</text:p>
      <text:p text:style-name="P1"><text:soft-page-break/>photo: "https://portal-api.asanvolunteers.az/storage/11163/91TGZCJ.png"</text:p>
      <text:p text:style-name="P1">},</text:p>
      <text:p text:style-name="P1">{</text:p>
      <text:p text:style-name="P1">id: 11305,</text:p>
      <text:p text:style-name="P1">first_name: "AYTAC",</text:p>
      <text:p text:style-name="P1">last_name: "CƏLİLOVA",</text:p>
      <text:p text:style-name="P1">patronymic: "MURAD QIZI",</text:p>
      <text:p text:style-name="P1">pin: "7RWUQRY",</text:p>
      <text:p text:style-name="P1">branch_name: "3 saylı Bakı "ASAN xidmət" mərkəzi",</text:p>
      <text:p text:style-name="P1">branch_id: 5,</text:p>
      <text:p text:style-name="P1">photo: "https://portal-api.asanvolunteers.az/storage/10983/7RWUQRY.png"</text:p>
      <text:p text:style-name="P1">},</text:p>
      <text:p text:style-name="P1">{</text:p>
      <text:p text:style-name="P1">id: 11774,</text:p>
      <text:p text:style-name="P1">first_name: "GÜLXANDA",</text:p>
      <text:p text:style-name="P1">last_name: "ALIŞOVA",</text:p>
      <text:p text:style-name="P1">patronymic: "BABƏK QIZI",</text:p>
      <text:p text:style-name="P1">pin: "7ZJTK92",</text:p>
      <text:p text:style-name="P1">branch_name: "3 saylı Bakı "ASAN xidmət" mərkəzi",</text:p>
      <text:p text:style-name="P1">branch_id: 5,</text:p>
      <text:p text:style-name="P1">photo: "https://portal-api.asanvolunteers.az/storage/11378/7ZJTK92.png"</text:p>
      <text:p text:style-name="P1">},</text:p>
      <text:p text:style-name="P1">{</text:p>
      <text:p text:style-name="P1">id: 11668,</text:p>
      <text:p text:style-name="P1">first_name: "ZENFİRA",</text:p>
      <text:p text:style-name="P1">last_name: "QURBANLI",</text:p>
      <text:p text:style-name="P1">patronymic: "NAMİQ QIZI",</text:p>
      <text:p text:style-name="P1">pin: "7R0M1PN",</text:p>
      <text:p text:style-name="P1">branch_name: "3 saylı Bakı "ASAN xidmət" mərkəzi",</text:p>
      <text:p text:style-name="P1">branch_id: 5,</text:p>
      <text:p text:style-name="P1">photo: "https://portal-api.asanvolunteers.az/storage/11298/7R0M1PN.png"</text:p>
      <text:p text:style-name="P1">},</text:p>
      <text:p text:style-name="P1">{</text:p>
      <text:p text:style-name="P1">id: 12383,</text:p>
      <text:p text:style-name="P1">first_name: "NƏRMİNƏ",</text:p>
      <text:p text:style-name="P1">last_name: "ALIYEVA",</text:p>
      <text:p text:style-name="P1"><text:soft-page-break/>patronymic: "CAHİD QIZI",</text:p>
      <text:p text:style-name="P1">pin: "7XW5QLX",</text:p>
      <text:p text:style-name="P1">branch_name: "3 saylı Bakı "ASAN xidmət" mərkəzi",</text:p>
      <text:p text:style-name="P1">branch_id: 5,</text:p>
      <text:p text:style-name="P1">photo: "https://portal-api.asanvolunteers.az/storage/11825/7XW5QLX.png"</text:p>
      <text:p text:style-name="P1">},</text:p>
      <text:p text:style-name="P1">{</text:p>
      <text:p text:style-name="P1">id: 12416,</text:p>
      <text:p text:style-name="P1">first_name: "AYDAN",</text:p>
      <text:p text:style-name="P1">last_name: "MƏMMƏDOVA",</text:p>
      <text:p text:style-name="P1">patronymic: "DƏYANƏT QIZI",</text:p>
      <text:p text:style-name="P1">pin: "6MB2UJJ",</text:p>
      <text:p text:style-name="P1">branch_name: "3 saylı Bakı "ASAN xidmət" mərkəzi",</text:p>
      <text:p text:style-name="P1">branch_id: 5,</text:p>
      <text:p text:style-name="P1">photo: "https://portal-api.asanvolunteers.az/storage/11858/6MB2UJJ.png"</text:p>
      <text:p text:style-name="P1">},</text:p>
      <text:p text:style-name="P1">{</text:p>
      <text:p text:style-name="P1">id: 12534,</text:p>
      <text:p text:style-name="P1">first_name: "ARZU",</text:p>
      <text:p text:style-name="P1">last_name: "HƏŞİMOVA",</text:p>
      <text:p text:style-name="P1">patronymic: "MAHİR QIZI",</text:p>
      <text:p text:style-name="P1">pin: "7RFWQR3",</text:p>
      <text:p text:style-name="P1">branch_name: "3 saylı Bakı "ASAN xidmət" mərkəzi",</text:p>
      <text:p text:style-name="P1">branch_id: 5,</text:p>
      <text:p text:style-name="P1">photo: "https://portal-api.asanvolunteers.az/storage/11982/7RFWQR3.png"</text:p>
      <text:p text:style-name="P1">},</text:p>
      <text:p text:style-name="P1">{</text:p>
      <text:p text:style-name="P1">id: 12715,</text:p>
      <text:p text:style-name="P1">first_name: "FATİMƏ",</text:p>
      <text:p text:style-name="P1">last_name: "QULİYEVA",</text:p>
      <text:p text:style-name="P1">patronymic: "ELNUR QIZI",</text:p>
      <text:p text:style-name="P1">pin: "5GZXYCP",</text:p>
      <text:p text:style-name="P1">branch_name: "3 saylı Bakı "ASAN xidmət" mərkəzi",</text:p>
      <text:p text:style-name="P1">branch_id: 5,</text:p>
      <text:p text:style-name="P1">photo: "https://portal-api.asanvolunteers.az/storage/12147/5GZXYCP.png"</text:p>
      <text:p text:style-name="P1">},</text:p>
      <text:p text:style-name="P1"><text:soft-page-break/>{</text:p>
      <text:p text:style-name="P1">id: 12818,</text:p>
      <text:p text:style-name="P1">first_name: "CAHAN",</text:p>
      <text:p text:style-name="P1">last_name: "QULUZADƏ",</text:p>
      <text:p text:style-name="P1">patronymic: "CEYHUN QIZI",</text:p>
      <text:p text:style-name="P1">pin: "1QCNQBT",</text:p>
      <text:p text:style-name="P1">branch_name: "3 saylı Bakı "ASAN xidmət" mərkəzi",</text:p>
      <text:p text:style-name="P1">branch_id: 5,</text:p>
      <text:p text:style-name="P1">photo: "https://portal-api.asanvolunteers.az/storage/12254/1QCNQBT.png"</text:p>
      <text:p text:style-name="P1">},</text:p>
      <text:p text:style-name="P1">{</text:p>
      <text:p text:style-name="P1">id: 12864,</text:p>
      <text:p text:style-name="P1">first_name: "NƏRGİZ",</text:p>
      <text:p text:style-name="P1">last_name: "ƏLİYEVA",</text:p>
      <text:p text:style-name="P1">patronymic: "XƏLİL QIZI",</text:p>
      <text:p text:style-name="P1">pin: "6WWGL8G",</text:p>
      <text:p text:style-name="P1">branch_name: "3 saylı Bakı "ASAN xidmət" mərkəzi",</text:p>
      <text:p text:style-name="P1">branch_id: 5,</text:p>
      <text:p text:style-name="P1">photo: "https://portal-api.asanvolunteers.az/storage/12298/6WWGL8G.png"</text:p>
      <text:p text:style-name="P1">},</text:p>
      <text:p text:style-name="P1">{</text:p>
      <text:p text:style-name="P1">id: 13644,</text:p>
      <text:p text:style-name="P1">first_name: "AYDAN",</text:p>
      <text:p text:style-name="P1">last_name: "MUSTAFAYEVA",</text:p>
      <text:p text:style-name="P1">patronymic: "İLQAR QIZI",</text:p>
      <text:p text:style-name="P1">pin: "7X19BVK",</text:p>
      <text:p text:style-name="P1">branch_name: "3 saylı Bakı "ASAN xidmət" mərkəzi",</text:p>
      <text:p text:style-name="P1">branch_id: 5,</text:p>
      <text:p text:style-name="P1">photo: "https://portal-api.asanvolunteers.az/storage/13062/7X19BVK.png"</text:p>
      <text:p text:style-name="P1">},</text:p>
      <text:p text:style-name="P1">{</text:p>
      <text:p text:style-name="P1">id: 13693,</text:p>
      <text:p text:style-name="P1">first_name: "İLKİN",</text:p>
      <text:p text:style-name="P1">last_name: "XANBUTAYEV",</text:p>
      <text:p text:style-name="P1">patronymic: "AZAD OĞLU",</text:p>
      <text:p text:style-name="P1">pin: "7YLRPK1",</text:p>
      <text:p text:style-name="P1">branch_name: "3 saylı Bakı "ASAN xidmət" mərkəzi",</text:p>
      <text:p text:style-name="P1">branch_id: 5,</text:p>
      <text:p text:style-name="P1"><text:soft-page-break/>photo: "https://portal-api.asanvolunteers.az/storage/13109/7YLRPK1.png"</text:p>
      <text:p text:style-name="P1">},</text:p>
      <text:p text:style-name="P1">{</text:p>
      <text:p text:style-name="P1">id: 13294,</text:p>
      <text:p text:style-name="P1">first_name: "ZEYNƏB",</text:p>
      <text:p text:style-name="P1">last_name: "XƏLİLLİ",</text:p>
      <text:p text:style-name="P1">patronymic: "ARZU QIZI",</text:p>
      <text:p text:style-name="P1">pin: "7T0RKF0",</text:p>
      <text:p text:style-name="P1">branch_name: "3 saylı Bakı "ASAN xidmət" mərkəzi",</text:p>
      <text:p text:style-name="P1">branch_id: 5,</text:p>
      <text:p text:style-name="P1">photo: "https://portal-api.asanvolunteers.az/storage/12726/7T0RKF0.png"</text:p>
      <text:p text:style-name="P1">},</text:p>
      <text:p text:style-name="P1">{</text:p>
      <text:p text:style-name="P1">id: 13772,</text:p>
      <text:p text:style-name="P1">first_name: "CƏFƏR",</text:p>
      <text:p text:style-name="P1">last_name: "İBRAHİMLİ",</text:p>
      <text:p text:style-name="P1">patronymic: "MƏSUD OĞLU",</text:p>
      <text:p text:style-name="P1">pin: "790FPMW",</text:p>
      <text:p text:style-name="P1">branch_name: "3 saylı Bakı "ASAN xidmət" mərkəzi",</text:p>
      <text:p text:style-name="P1">branch_id: 5,</text:p>
      <text:p text:style-name="P1">photo: "https://portal-api.asanvolunteers.az/storage/13184/790FPMW.png"</text:p>
      <text:p text:style-name="P1">},</text:p>
      <text:p text:style-name="P1">{</text:p>
      <text:p text:style-name="P1">id: 13850,</text:p>
      <text:p text:style-name="P1">first_name: "ƏLİ",</text:p>
      <text:p text:style-name="P1">last_name: "ALIYEV",</text:p>
      <text:p text:style-name="P1">patronymic: "POLAD OĞLU",</text:p>
      <text:p text:style-name="P1">pin: "7R68JZY",</text:p>
      <text:p text:style-name="P1">branch_name: "3 saylı Bakı "ASAN xidmət" mərkəzi",</text:p>
      <text:p text:style-name="P1">branch_id: 5,</text:p>
      <text:p text:style-name="P1">photo: "https://portal-api.asanvolunteers.az/storage/13268/7R68JZY.png"</text:p>
      <text:p text:style-name="P1">},</text:p>
      <text:p text:style-name="P1">{</text:p>
      <text:p text:style-name="P1">id: 11161,</text:p>
      <text:p text:style-name="P1">first_name: "SAİB",</text:p>
      <text:p text:style-name="P1">last_name: "HACIZADƏ",</text:p>
      <text:p text:style-name="P1"><text:soft-page-break/>patronymic: "ELŞƏN OĞLU",</text:p>
      <text:p text:style-name="P1">pin: "6P8R29N",</text:p>
      <text:p text:style-name="P1">branch_name: "3 saylı Bakı "ASAN xidmət" mərkəzi",</text:p>
      <text:p text:style-name="P1">branch_id: 5,</text:p>
      <text:p text:style-name="P1">photo: "https://portal-api.asanvolunteers.az/storage/10859/6P8R29N.png"</text:p>
      <text:p text:style-name="P1">},</text:p>
      <text:p text:style-name="P1">{</text:p>
      <text:p text:style-name="P1">id: 14244,</text:p>
      <text:p text:style-name="P1">first_name: "NAZƏNİN",</text:p>
      <text:p text:style-name="P1">last_name: "İLYASOVA",</text:p>
      <text:p text:style-name="P1">patronymic: "İLYAS QIZI",</text:p>
      <text:p text:style-name="P1">pin: "7SEGZUL",</text:p>
      <text:p text:style-name="P1">branch_name: "3 saylı Bakı "ASAN xidmət" mərkəzi",</text:p>
      <text:p text:style-name="P1">branch_id: 5,</text:p>
      <text:p text:style-name="P1">photo: "https://portal-api.asanvolunteers.az/storage/13636/7SEGZUL.png"</text:p>
      <text:p text:style-name="P1">},</text:p>
      <text:p text:style-name="P1">{</text:p>
      <text:p text:style-name="P1">id: 12264,</text:p>
      <text:p text:style-name="P1">first_name: "AYSUN",</text:p>
      <text:p text:style-name="P1">last_name: "QARAYEVA",</text:p>
      <text:p text:style-name="P1">patronymic: "ƏLSAFA QIZI",</text:p>
      <text:p text:style-name="P1">pin: "7E35AQP",</text:p>
      <text:p text:style-name="P1">branch_name: "3 saylı Bakı "ASAN xidmət" mərkəzi",</text:p>
      <text:p text:style-name="P1">branch_id: 5,</text:p>
      <text:p text:style-name="P1">photo: "https://portal-api.asanvolunteers.az/storage/11734/7E35AQP.png"</text:p>
      <text:p text:style-name="P1">},</text:p>
      <text:p text:style-name="P1">{</text:p>
      <text:p text:style-name="P1">id: 13130,</text:p>
      <text:p text:style-name="P1">first_name: "AYNUR",</text:p>
      <text:p text:style-name="P1">last_name: "MƏMMƏDZADƏ",</text:p>
      <text:p text:style-name="P1">patronymic: "ŞAİQ QIZI",</text:p>
      <text:p text:style-name="P1">pin: "7V32EF3",</text:p>
      <text:p text:style-name="P1">branch_name: "3 saylı Bakı "ASAN xidmət" mərkəzi",</text:p>
      <text:p text:style-name="P1">branch_id: 5,</text:p>
      <text:p text:style-name="P1">photo: "https://portal-api.asanvolunteers.az/storage/12568/7V32EF3.png"</text:p>
      <text:p text:style-name="P1">},</text:p>
      <text:p text:style-name="P1"><text:soft-page-break/>{</text:p>
      <text:p text:style-name="P1">id: 14334,</text:p>
      <text:p text:style-name="P1">first_name: "GÜLYAZ",</text:p>
      <text:p text:style-name="P1">last_name: "HACIZADƏ",</text:p>
      <text:p text:style-name="P1">patronymic: "MƏHƏMMƏD QIZI",</text:p>
      <text:p text:style-name="P1">pin: "7LXWDQF",</text:p>
      <text:p text:style-name="P1">branch_name: "3 saylı Bakı "ASAN xidmət" mərkəzi",</text:p>
      <text:p text:style-name="P1">branch_id: 5,</text:p>
      <text:p text:style-name="P1">photo: "https://portal-api.asanvolunteers.az/storage/13724/7LXWDQF.png"</text:p>
      <text:p text:style-name="P1">},</text:p>
      <text:p text:style-name="P1">{</text:p>
      <text:p text:style-name="P1">id: 14560,</text:p>
      <text:p text:style-name="P1">first_name: "AYSU",</text:p>
      <text:p text:style-name="P1">last_name: "İBADOVA",</text:p>
      <text:p text:style-name="P1">patronymic: "ANAR QIZI",</text:p>
      <text:p text:style-name="P1">pin: "6YKX05J",</text:p>
      <text:p text:style-name="P1">branch_name: "3 saylı Bakı "ASAN xidmət" mərkəzi",</text:p>
      <text:p text:style-name="P1">branch_id: 5,</text:p>
      <text:p text:style-name="P1">photo: "https://portal-api.asanvolunteers.az/storage/13938/6YKX05J.png"</text:p>
      <text:p text:style-name="P1">},</text:p>
      <text:p text:style-name="P1">{</text:p>
      <text:p text:style-name="P1">id: 14796,</text:p>
      <text:p text:style-name="P1">first_name: "CƏMİLƏ",</text:p>
      <text:p text:style-name="P1">last_name: "CƏBRAYILOVA",</text:p>
      <text:p text:style-name="P1">patronymic: "RAMİL QIZI",</text:p>
      <text:p text:style-name="P1">pin: "6M62L2B",</text:p>
      <text:p text:style-name="P1">branch_name: "3 saylı Bakı "ASAN xidmət" mərkəzi",</text:p>
      <text:p text:style-name="P1">branch_id: 5,</text:p>
      <text:p text:style-name="P1">photo: "https://portal-api.asanvolunteers.az/storage/14152/6M62L2B.png"</text:p>
      <text:p text:style-name="P1">},</text:p>
      <text:p text:style-name="P1">{</text:p>
      <text:p text:style-name="P1">id: 15244,</text:p>
      <text:p text:style-name="P1">first_name: "SİNEYVAZ",</text:p>
      <text:p text:style-name="P1">last_name: "ƏLİYEVA",</text:p>
      <text:p text:style-name="P1">patronymic: "SAMİR QIZI",</text:p>
      <text:p text:style-name="P1">pin: "7EY33KX",</text:p>
      <text:p text:style-name="P1">branch_name: "3 saylı Bakı "ASAN xidmət" mərkəzi",</text:p>
      <text:p text:style-name="P1">branch_id: 5,</text:p>
      <text:p text:style-name="P1"><text:soft-page-break/>photo: "https://portal-api.asanvolunteers.az/storage/14604/7EY33KX.png"</text:p>
      <text:p text:style-name="P1">},</text:p>
      <text:p text:style-name="P1">{</text:p>
      <text:p text:style-name="P1">id: 14834,</text:p>
      <text:p text:style-name="P1">first_name: "FİDAN",</text:p>
      <text:p text:style-name="P1">last_name: "DADALOVA",</text:p>
      <text:p text:style-name="P1">patronymic: "FƏRAYİM QIZI",</text:p>
      <text:p text:style-name="P1">pin: "8051ZQ1",</text:p>
      <text:p text:style-name="P1">branch_name: "3 saylı Bakı "ASAN xidmət" mərkəzi",</text:p>
      <text:p text:style-name="P1">branch_id: 5,</text:p>
      <text:p text:style-name="P1">photo: "https://portal-api.asanvolunteers.az/storage/14188/8051ZQ1.png"</text:p>
      <text:p text:style-name="P1">},</text:p>
      <text:p text:style-name="P1">{</text:p>
      <text:p text:style-name="P1">id: 13276,</text:p>
      <text:p text:style-name="P1">first_name: "ZƏHRA",</text:p>
      <text:p text:style-name="P1">last_name: "QUBADBƏYLİ",</text:p>
      <text:p text:style-name="P1">patronymic: "RƏŞAD QIZI",</text:p>
      <text:p text:style-name="P1">pin: "7JYPSYC",</text:p>
      <text:p text:style-name="P1">branch_name: "3 saylı Bakı "ASAN xidmət" mərkəzi",</text:p>
      <text:p text:style-name="P1">branch_id: 5,</text:p>
      <text:p text:style-name="P1">photo: "https://portal-api.asanvolunteers.az/storage/12708/7JYPSYC.png"</text:p>
      <text:p text:style-name="P1">},</text:p>
      <text:p text:style-name="P1">{</text:p>
      <text:p text:style-name="P1">id: 13278,</text:p>
      <text:p text:style-name="P1">first_name: "GÜNAY",</text:p>
      <text:p text:style-name="P1">last_name: "AĞAYEVA",</text:p>
      <text:p text:style-name="P1">patronymic: "NATİQ QIZI",</text:p>
      <text:p text:style-name="P1">pin: "750FGSB",</text:p>
      <text:p text:style-name="P1">branch_name: "3 saylı Bakı "ASAN xidmət" mərkəzi",</text:p>
      <text:p text:style-name="P1">branch_id: 5,</text:p>
      <text:p text:style-name="P1">photo: "https://portal-api.asanvolunteers.az/storage/12710/750FGSB.png"</text:p>
      <text:p text:style-name="P1">},</text:p>
      <text:p text:style-name="P1">{</text:p>
      <text:p text:style-name="P1">id: 14884,</text:p>
      <text:p text:style-name="P1">first_name: "FİDAN",</text:p>
      <text:p text:style-name="P1">last_name: "İSGƏNDƏROVA",</text:p>
      <text:p text:style-name="P1"><text:soft-page-break/>patronymic: "ARİF QIZI",</text:p>
      <text:p text:style-name="P1">pin: "7U1G5E3",</text:p>
      <text:p text:style-name="P1">branch_name: "3 saylı Bakı "ASAN xidmət" mərkəzi",</text:p>
      <text:p text:style-name="P1">branch_id: 5,</text:p>
      <text:p text:style-name="P1">photo: "https://portal-api.asanvolunteers.az/storage/14252/7U1G5E3.png"</text:p>
      <text:p text:style-name="P1">},</text:p>
      <text:p text:style-name="P1">{</text:p>
      <text:p text:style-name="P1">id: 15352,</text:p>
      <text:p text:style-name="P1">first_name: "GÜLAY",</text:p>
      <text:p text:style-name="P1">last_name: "NƏBİYEVA",</text:p>
      <text:p text:style-name="P1">patronymic: "ADİL QIZI",</text:p>
      <text:p text:style-name="P1">pin: "7SDNP05",</text:p>
      <text:p text:style-name="P1">branch_name: "3 saylı Bakı "ASAN xidmət" mərkəzi",</text:p>
      <text:p text:style-name="P1">branch_id: 5,</text:p>
      <text:p text:style-name="P1">photo: "https://portal-api.asanvolunteers.az/storage/14710/7SDNP05.png"</text:p>
      <text:p text:style-name="P1">},</text:p>
      <text:p text:style-name="P1">{</text:p>
      <text:p text:style-name="P1">id: 14308,</text:p>
      <text:p text:style-name="P1">first_name: "MƏNSURƏ",</text:p>
      <text:p text:style-name="P1">last_name: "MUSAYEVA",</text:p>
      <text:p text:style-name="P1">patronymic: "TEYMUR QIZI",</text:p>
      <text:p text:style-name="P1">pin: "4N42SYS",</text:p>
      <text:p text:style-name="P1">branch_name: "3 saylı Bakı "ASAN xidmət" mərkəzi",</text:p>
      <text:p text:style-name="P1">branch_id: 5,</text:p>
      <text:p text:style-name="P1">photo: "https://portal-api.asanvolunteers.az/storage/13698/4N42SYS.png"</text:p>
      <text:p text:style-name="P1">},</text:p>
      <text:p text:style-name="P1">{</text:p>
      <text:p text:style-name="P1">id: 14426,</text:p>
      <text:p text:style-name="P1">first_name: "NƏRMİN",</text:p>
      <text:p text:style-name="P1">last_name: "MUXTAROVA",</text:p>
      <text:p text:style-name="P1">patronymic: "TƏYYAR QIZI",</text:p>
      <text:p text:style-name="P1">pin: "80BW5HY",</text:p>
      <text:p text:style-name="P1">branch_name: "3 saylı Bakı "ASAN xidmət" mərkəzi",</text:p>
      <text:p text:style-name="P1">branch_id: 5,</text:p>
      <text:p text:style-name="P1">photo: "https://portal-api.asanvolunteers.az/storage/13812/80BW5HY.png"</text:p>
      <text:p text:style-name="P1">},</text:p>
      <text:p text:style-name="P1"><text:soft-page-break/>{</text:p>
      <text:p text:style-name="P1">id: 15478,</text:p>
      <text:p text:style-name="P1">first_name: "FATİMƏ",</text:p>
      <text:p text:style-name="P1">last_name: "QƏDİROVA",</text:p>
      <text:p text:style-name="P1">patronymic: "MİRƏLİ QIZI",</text:p>
      <text:p text:style-name="P1">pin: "7GLVZPF",</text:p>
      <text:p text:style-name="P1">branch_name: "3 saylı Bakı "ASAN xidmət" mərkəzi",</text:p>
      <text:p text:style-name="P1">branch_id: 5,</text:p>
      <text:p text:style-name="P1">photo: "https://portal-api.asanvolunteers.az/storage/14820/7GLVZPF.png"</text:p>
      <text:p text:style-name="P1">},</text:p>
      <text:p text:style-name="P1">{</text:p>
      <text:p text:style-name="P1">id: 15484,</text:p>
      <text:p text:style-name="P1">first_name: "OQTAY",</text:p>
      <text:p text:style-name="P1">last_name: "SİDEİFZADƏ",</text:p>
      <text:p text:style-name="P1">patronymic: "CAVİD OĞLU",</text:p>
      <text:p text:style-name="P1">pin: "7FM20XK",</text:p>
      <text:p text:style-name="P1">branch_name: "3 saylı Bakı "ASAN xidmət" mərkəzi",</text:p>
      <text:p text:style-name="P1">branch_id: 5,</text:p>
      <text:p text:style-name="P1">photo: "https://portal-api.asanvolunteers.az/storage/14824/7FM20XK.png"</text:p>
      <text:p text:style-name="P1">},</text:p>
      <text:p text:style-name="P1">{</text:p>
      <text:p text:style-name="P1">id: 15594,</text:p>
      <text:p text:style-name="P1">first_name: "RÜFƏT",</text:p>
      <text:p text:style-name="P1">last_name: "HƏSƏNLİ",</text:p>
      <text:p text:style-name="P1">patronymic: "ASİF OĞLU",</text:p>
      <text:p text:style-name="P1">pin: "7T4WWML",</text:p>
      <text:p text:style-name="P1">branch_name: "3 saylı Bakı "ASAN xidmət" mərkəzi",</text:p>
      <text:p text:style-name="P1">branch_id: 5,</text:p>
      <text:p text:style-name="P1">photo: "https://portal-api.asanvolunteers.az/storage/14922/7T4WWML.png"</text:p>
      <text:p text:style-name="P1">},</text:p>
      <text:p text:style-name="P1">{</text:p>
      <text:p text:style-name="P1">id: 15624,</text:p>
      <text:p text:style-name="P1">first_name: "FATİMƏ",</text:p>
      <text:p text:style-name="P1">last_name: "GÜNƏŞZADƏ",</text:p>
      <text:p text:style-name="P1">patronymic: "RAFİQ QIZI",</text:p>
      <text:p text:style-name="P1">pin: "7R4JH63",</text:p>
      <text:p text:style-name="P1">branch_name: "3 saylı Bakı "ASAN xidmət" mərkəzi",</text:p>
      <text:p text:style-name="P1">branch_id: 5,</text:p>
      <text:p text:style-name="P1"><text:soft-page-break/>photo: "https://portal-api.asanvolunteers.az/storage/14952/7R4JH63.png"</text:p>
      <text:p text:style-name="P1">},</text:p>
      <text:p text:style-name="P1">{</text:p>
      <text:p text:style-name="P1">id: 14948,</text:p>
      <text:p text:style-name="P1">first_name: "FİDAN",</text:p>
      <text:p text:style-name="P1">last_name: "AVAZOVA",</text:p>
      <text:p text:style-name="P1">patronymic: "RUŞİD QIZI",</text:p>
      <text:p text:style-name="P1">pin: "80JRJ5Z",</text:p>
      <text:p text:style-name="P1">branch_name: "3 saylı Bakı "ASAN xidmət" mərkəzi",</text:p>
      <text:p text:style-name="P1">branch_id: 5,</text:p>
      <text:p text:style-name="P1">photo: "https://portal-api.asanvolunteers.az/storage/14320/80JRJ5Z.png"</text:p>
      <text:p text:style-name="P1">},</text:p>
      <text:p text:style-name="P1">{</text:p>
      <text:p text:style-name="P1">id: 15064,</text:p>
      <text:p text:style-name="P1">first_name: "GÜLCAHAN",</text:p>
      <text:p text:style-name="P1">last_name: "ABDULLAYEVA",</text:p>
      <text:p text:style-name="P1">patronymic: "PƏRVİZ QIZI",</text:p>
      <text:p text:style-name="P1">pin: "7QRYC5Y",</text:p>
      <text:p text:style-name="P1">branch_name: "3 saylı Bakı "ASAN xidmət" mərkəzi",</text:p>
      <text:p text:style-name="P1">branch_id: 5,</text:p>
      <text:p text:style-name="P1">photo: "https://portal-api.asanvolunteers.az/storage/14420/7QRYC5Y.png"</text:p>
      <text:p text:style-name="P1">},</text:p>
      <text:p text:style-name="P1">{</text:p>
      <text:p text:style-name="P1">id: 12136,</text:p>
      <text:p text:style-name="P1">first_name: "RƏQİYƏ",</text:p>
      <text:p text:style-name="P1">last_name: "GÜLMALIYEVA",</text:p>
      <text:p text:style-name="P1">patronymic: "VÜQAR QIZI",</text:p>
      <text:p text:style-name="P1">pin: "7SD18N1",</text:p>
      <text:p text:style-name="P1">branch_name: "3 saylı Bakı "ASAN xidmət" mərkəzi",</text:p>
      <text:p text:style-name="P1">branch_id: 5,</text:p>
      <text:p text:style-name="P1">photo: "https://portal-api.asanvolunteers.az/storage/11652/7SD18N1.png"</text:p>
      <text:p text:style-name="P1">},</text:p>
      <text:p text:style-name="P1">{</text:p>
      <text:p text:style-name="P1">id: 13312,</text:p>
      <text:p text:style-name="P1">first_name: "GÜNEL",</text:p>
      <text:p text:style-name="P1">last_name: "CALALZADƏ",</text:p>
      <text:p text:style-name="P1"><text:soft-page-break/>patronymic: "VÜQAR QIZI",</text:p>
      <text:p text:style-name="P1">pin: "7VHGMN8",</text:p>
      <text:p text:style-name="P1">branch_name: "3 saylı Bakı "ASAN xidmət" mərkəzi",</text:p>
      <text:p text:style-name="P1">branch_id: 5,</text:p>
      <text:p text:style-name="P1">photo: "https://portal-api.asanvolunteers.az/storage/12742/7VHGMN8.png"</text:p>
      <text:p text:style-name="P1">},</text:p>
      <text:p text:style-name="P1">{</text:p>
      <text:p text:style-name="P1">id: 11509,</text:p>
      <text:p text:style-name="P1">first_name: "RƏŞAD",</text:p>
      <text:p text:style-name="P1">last_name: "AXUNDOV",</text:p>
      <text:p text:style-name="P1">patronymic: "FUAD OĞLU",</text:p>
      <text:p text:style-name="P1">pin: "7VTSMNG",</text:p>
      <text:p text:style-name="P1">branch_name: "3 saylı Bakı "ASAN xidmət" mərkəzi",</text:p>
      <text:p text:style-name="P1">branch_id: 5,</text:p>
      <text:p text:style-name="P1">photo: "https://portal-api.asanvolunteers.az/storage/11165/7VTSMNG.png"</text:p>
      <text:p text:style-name="P1">},</text:p>
      <text:p text:style-name="P1">{</text:p>
      <text:p text:style-name="P1">id: 16097,</text:p>
      <text:p text:style-name="P1">first_name: "İBRAHİM",</text:p>
      <text:p text:style-name="P1">last_name: "QURBANOV",</text:p>
      <text:p text:style-name="P1">patronymic: "TƏRLAN OĞLU",</text:p>
      <text:p text:style-name="P1">pin: "6L6GPPD",</text:p>
      <text:p text:style-name="P1">branch_name: "3 saylı Bakı "ASAN xidmət" mərkəzi",</text:p>
      <text:p text:style-name="P1">branch_id: 5,</text:p>
      <text:p text:style-name="P1">photo: "https://portal-api.asanvolunteers.az/storage/15409/6L6GPPD.png"</text:p>
      <text:p text:style-name="P1">},</text:p>
      <text:p text:style-name="P1">{</text:p>
      <text:p text:style-name="P1">id: 16095,</text:p>
      <text:p text:style-name="P1">first_name: "İRADƏ",</text:p>
      <text:p text:style-name="P1">last_name: "ƏLİYEVA",</text:p>
      <text:p text:style-name="P1">patronymic: "KAMİLOVNA",</text:p>
      <text:p text:style-name="P1">pin: "56BEVEK",</text:p>
      <text:p text:style-name="P1">branch_name: "3 saylı Bakı "ASAN xidmət" mərkəzi",</text:p>
      <text:p text:style-name="P1">branch_id: 5,</text:p>
      <text:p text:style-name="P1">photo: "https://portal-api.asanvolunteers.az/storage/15407/56BEVEK.png"</text:p>
      <text:p text:style-name="P1">},</text:p>
      <text:p text:style-name="P1"><text:soft-page-break/>{</text:p>
      <text:p text:style-name="P1">id: 13932,</text:p>
      <text:p text:style-name="P1">first_name: "ZƏRƏN",</text:p>
      <text:p text:style-name="P1">last_name: "ƏLİYEVA",</text:p>
      <text:p text:style-name="P1">patronymic: "ALTAY QIZI",</text:p>
      <text:p text:style-name="P1">pin: "6XGVDGT",</text:p>
      <text:p text:style-name="P1">branch_name: "3 saylı Bakı "ASAN xidmət" mərkəzi",</text:p>
      <text:p text:style-name="P1">branch_id: 5,</text:p>
      <text:p text:style-name="P1">photo: "https://portal-api.asanvolunteers.az/storage/13344/6XGVDGT.png"</text:p>
      <text:p text:style-name="P1">},</text:p>
      <text:p text:style-name="P1">{</text:p>
      <text:p text:style-name="P1">id: 15208,</text:p>
      <text:p text:style-name="P1">first_name: "SEVİM",</text:p>
      <text:p text:style-name="P1">last_name: "ƏLİYEVA",</text:p>
      <text:p text:style-name="P1">patronymic: "NAMİQ QIZI",</text:p>
      <text:p text:style-name="P1">pin: "6KC1XLH",</text:p>
      <text:p text:style-name="P1">branch_name: "3 saylı Bakı "ASAN xidmət" mərkəzi",</text:p>
      <text:p text:style-name="P1">branch_id: 5,</text:p>
      <text:p text:style-name="P1">photo: "https://portal-api.asanvolunteers.az/storage/14574/6KC1XLH.png"</text:p>
      <text:p text:style-name="P1">},</text:p>
      <text:p text:style-name="P1">{</text:p>
      <text:p text:style-name="P1">id: 16586,</text:p>
      <text:p text:style-name="P1">first_name: "İRADƏ",</text:p>
      <text:p text:style-name="P1">last_name: "DƏMİROVA",</text:p>
      <text:p text:style-name="P1">patronymic: "VÜQAR QIZI",</text:p>
      <text:p text:style-name="P1">pin: "83UPH4F",</text:p>
      <text:p text:style-name="P1">branch_name: "3 saylı Bakı "ASAN xidmət" mərkəzi",</text:p>
      <text:p text:style-name="P1">branch_id: 5,</text:p>
      <text:p text:style-name="P1">photo: "https://portal-api.asanvolunteers.az/storage/15896/83UPH4F.png"</text:p>
      <text:p text:style-name="P1">},</text:p>
      <text:p text:style-name="P1">{</text:p>
      <text:p text:style-name="P1">id: 16523,</text:p>
      <text:p text:style-name="P1">first_name: "KƏNAN",</text:p>
      <text:p text:style-name="P1">last_name: "QASIMZADƏ",</text:p>
      <text:p text:style-name="P1">patronymic: "ANAR OĞLU",</text:p>
      <text:p text:style-name="P1">pin: "786JMLY",</text:p>
      <text:p text:style-name="P1">branch_name: "3 saylı Bakı "ASAN xidmət" mərkəzi",</text:p>
      <text:p text:style-name="P1">branch_id: 5,</text:p>
      <text:p text:style-name="P1"><text:soft-page-break/>photo: "https://portal-api.asanvolunteers.az/storage/15837/786JMLY.png"</text:p>
      <text:p text:style-name="P1">},</text:p>
      <text:p text:style-name="P1">{</text:p>
      <text:p text:style-name="P1">id: 11356,</text:p>
      <text:p text:style-name="P1">first_name: "FİDAN",</text:p>
      <text:p text:style-name="P1">last_name: "HÜSEYNOVA",</text:p>
      <text:p text:style-name="P1">patronymic: "AĞAKİŞİ QIZI",</text:p>
      <text:p text:style-name="P1">pin: "7PB1WSS",</text:p>
      <text:p text:style-name="P1">branch_name: "3 saylı Bakı "ASAN xidmət" mərkəzi",</text:p>
      <text:p text:style-name="P1">branch_id: 5,</text:p>
      <text:p text:style-name="P1">photo: "https://portal-api.asanvolunteers.az/storage/11034/7PB1WSS.png"</text:p>
      <text:p text:style-name="P1">},</text:p>
      <text:p text:style-name="P1">{</text:p>
      <text:p text:style-name="P1">id: 16557,</text:p>
      <text:p text:style-name="P1">first_name: "MƏRYƏM",</text:p>
      <text:p text:style-name="P1">last_name: "AĞAYEVA",</text:p>
      <text:p text:style-name="P1">patronymic: "EMİN QIZI",</text:p>
      <text:p text:style-name="P1">pin: "7QMB0A3",</text:p>
      <text:p text:style-name="P1">branch_name: "3 saylı Bakı "ASAN xidmət" mərkəzi",</text:p>
      <text:p text:style-name="P1">branch_id: 5,</text:p>
      <text:p text:style-name="P1">photo: "https://portal-api.asanvolunteers.az/storage/15867/7QMB0A3.png"</text:p>
      <text:p text:style-name="P1">},</text:p>
      <text:p text:style-name="P1">{</text:p>
      <text:p text:style-name="P1">id: 16500,</text:p>
      <text:p text:style-name="P1">first_name: "ZEYNƏB",</text:p>
      <text:p text:style-name="P1">last_name: "SƏİDOVA",</text:p>
      <text:p text:style-name="P1">patronymic: "SƏMİD QIZI",</text:p>
      <text:p text:style-name="P1">pin: "7YW8C7K",</text:p>
      <text:p text:style-name="P1">branch_name: "3 saylı Bakı "ASAN xidmət" mərkəzi",</text:p>
      <text:p text:style-name="P1">branch_id: 5,</text:p>
      <text:p text:style-name="P1">photo: "https://portal-api.asanvolunteers.az/storage/15814/7YW8C7K.png"</text:p>
      <text:p text:style-name="P1">},</text:p>
      <text:p text:style-name="P1">{</text:p>
      <text:p text:style-name="P1">id: 14208,</text:p>
      <text:p text:style-name="P1">first_name: "ZƏHRA",</text:p>
      <text:p text:style-name="P1">last_name: "ƏLƏKBƏRZADƏ",</text:p>
      <text:p text:style-name="P1"><text:soft-page-break/>patronymic: "ƏLƏKBƏR QIZI",</text:p>
      <text:p text:style-name="P1">pin: "6XMTE1R",</text:p>
      <text:p text:style-name="P1">branch_name: "3 saylı Bakı "ASAN xidmət" mərkəzi",</text:p>
      <text:p text:style-name="P1">branch_id: 5,</text:p>
      <text:p text:style-name="P1">photo: "https://portal-api.asanvolunteers.az/storage/13602/6XMTE1R.png"</text:p>
      <text:p text:style-name="P1">},</text:p>
      <text:p text:style-name="P1">{</text:p>
      <text:p text:style-name="P1">id: 16034,</text:p>
      <text:p text:style-name="P1">first_name: "PƏRİ",</text:p>
      <text:p text:style-name="P1">last_name: "İSƏYEVA",</text:p>
      <text:p text:style-name="P1">patronymic: "ELSEVƏR QIZI",</text:p>
      <text:p text:style-name="P1">pin: "7WUSRU2",</text:p>
      <text:p text:style-name="P1">branch_name: "3 saylı Bakı "ASAN xidmət" mərkəzi",</text:p>
      <text:p text:style-name="P1">branch_id: 5,</text:p>
      <text:p text:style-name="P1">photo: "https://portal-api.asanvolunteers.az/storage/15344/7WUSRU2.png"</text:p>
      <text:p text:style-name="P1">},</text:p>
      <text:p text:style-name="P1">{</text:p>
      <text:p text:style-name="P1">id: 16866,</text:p>
      <text:p text:style-name="P1">first_name: "İNARA",</text:p>
      <text:p text:style-name="P1">last_name: "GÖZƏLOVA",</text:p>
      <text:p text:style-name="P1">patronymic: "MAHİR QIZI",</text:p>
      <text:p text:style-name="P1">pin: "7R16GZM",</text:p>
      <text:p text:style-name="P1">branch_name: "3 saylı Bakı "ASAN xidmət" mərkəzi",</text:p>
      <text:p text:style-name="P1">branch_id: 5,</text:p>
      <text:p text:style-name="P1">photo: "https://portal-api.asanvolunteers.az/storage/16144/7R16GZM.png"</text:p>
      <text:p text:style-name="P1">},</text:p>
      <text:p text:style-name="P1">{</text:p>
      <text:p text:style-name="P1">id: 17093,</text:p>
      <text:p text:style-name="P1">first_name: "RƏSUL",</text:p>
      <text:p text:style-name="P1">last_name: "ƏLİYEV",</text:p>
      <text:p text:style-name="P1">patronymic: "VALİD OĞLU",</text:p>
      <text:p text:style-name="P1">pin: "6X7DBYY",</text:p>
      <text:p text:style-name="P1">branch_name: "3 saylı Bakı "ASAN xidmət" mərkəzi",</text:p>
      <text:p text:style-name="P1">branch_id: 5,</text:p>
      <text:p text:style-name="P1">photo: "https://portal-api.asanvolunteers.az/storage/16339/6X7DBYY.png"</text:p>
      <text:p text:style-name="P1">},</text:p>
      <text:p text:style-name="P1"><text:soft-page-break/>{</text:p>
      <text:p text:style-name="P1">id: 12983,</text:p>
      <text:p text:style-name="P1">first_name: "FİRUZƏ",</text:p>
      <text:p text:style-name="P1">last_name: "AXUNDOVA",</text:p>
      <text:p text:style-name="P1">patronymic: "ELXAN QIZI",</text:p>
      <text:p text:style-name="P1">pin: "7PZJ0MM",</text:p>
      <text:p text:style-name="P1">branch_name: "3 saylı Bakı "ASAN xidmət" mərkəzi",</text:p>
      <text:p text:style-name="P1">branch_id: 5,</text:p>
      <text:p text:style-name="P1">photo: "https://portal-api.asanvolunteers.az/storage/12415/7PZJ0MM.png"</text:p>
      <text:p text:style-name="P1">},</text:p>
      <text:p text:style-name="P1">{</text:p>
      <text:p text:style-name="P1">id: 16694,</text:p>
      <text:p text:style-name="P1">first_name: "KAMRAN",</text:p>
      <text:p text:style-name="P1">last_name: "BUDAQLI",</text:p>
      <text:p text:style-name="P1">patronymic: "ELŞƏN OĞLU",</text:p>
      <text:p text:style-name="P1">pin: "6VU0BMS",</text:p>
      <text:p text:style-name="P1">branch_name: "3 saylı Bakı "ASAN xidmət" mərkəzi",</text:p>
      <text:p text:style-name="P1">branch_id: 5,</text:p>
      <text:p text:style-name="P1">photo: null</text:p>
      <text:p text:style-name="P1">},</text:p>
      <text:p text:style-name="P1">{</text:p>
      <text:p text:style-name="P1">id: 16386,</text:p>
      <text:p text:style-name="P1">first_name: "RAUF",</text:p>
      <text:p text:style-name="P1">last_name: "BAĞIROV",</text:p>
      <text:p text:style-name="P1">patronymic: "FƏRHAD OĞLU",</text:p>
      <text:p text:style-name="P1">pin: "6X0YALH",</text:p>
      <text:p text:style-name="P1">branch_name: "3 saylı Bakı "ASAN xidmət" mərkəzi",</text:p>
      <text:p text:style-name="P1">branch_id: 5,</text:p>
      <text:p text:style-name="P1">photo: "https://portal-api.asanvolunteers.az/storage/15704/6X0YALH.png"</text:p>
      <text:p text:style-name="P1">},</text:p>
      <text:p text:style-name="P1">{</text:p>
      <text:p text:style-name="P1">id: 16712,</text:p>
      <text:p text:style-name="P1">first_name: "RƏVAN",</text:p>
      <text:p text:style-name="P1">last_name: "ƏLİZADƏ",</text:p>
      <text:p text:style-name="P1">patronymic: "RƏŞAD OĞLU",</text:p>
      <text:p text:style-name="P1">pin: "6JEGCQY",</text:p>
      <text:p text:style-name="P1">branch_name: "3 saylı Bakı "ASAN xidmət" mərkəzi",</text:p>
      <text:p text:style-name="P1">branch_id: 5,</text:p>
      <text:p text:style-name="P1"><text:soft-page-break/>photo: "https://portal-api.asanvolunteers.az/storage/16008/6JEGCQY.png"</text:p>
      <text:p text:style-name="P1">},</text:p>
      <text:p text:style-name="P1">{</text:p>
      <text:p text:style-name="P1">id: 17784,</text:p>
      <text:p text:style-name="P1">first_name: "RENATA",</text:p>
      <text:p text:style-name="P1">last_name: "ZİYADXANOVA",</text:p>
      <text:p text:style-name="P1">patronymic: "RAUF QIZI",</text:p>
      <text:p text:style-name="P1">pin: "8RFQ48A",</text:p>
      <text:p text:style-name="P1">branch_name: "3 saylı Bakı "ASAN xidmət" mərkəzi",</text:p>
      <text:p text:style-name="P1">branch_id: 5,</text:p>
      <text:p text:style-name="P1">photo: "https://portal-api.asanvolunteers.az/storage/17506/8RFQ48A.png"</text:p>
      <text:p text:style-name="P1">},</text:p>
      <text:p text:style-name="P1">{</text:p>
      <text:p text:style-name="P1">id: 10328,</text:p>
      <text:p text:style-name="P1">first_name: "AYTAC",</text:p>
      <text:p text:style-name="P1">last_name: "ABBASOVA",</text:p>
      <text:p text:style-name="P1">patronymic: "ABBAS QIZI",</text:p>
      <text:p text:style-name="P1">pin: "5V0JV69",</text:p>
      <text:p text:style-name="P1">branch_name: "4 saylı Bakı "ASAN xidmət" mərkəzi",</text:p>
      <text:p text:style-name="P1">branch_id: 7,</text:p>
      <text:p text:style-name="P1">photo: "https://portal-api.asanvolunteers.az/storage/10150/5V0JV69.png"</text:p>
      <text:p text:style-name="P1">},</text:p>
      <text:p text:style-name="P1">{</text:p>
      <text:p text:style-name="P1">id: 11583,</text:p>
      <text:p text:style-name="P1">first_name: "AMAL",</text:p>
      <text:p text:style-name="P1">last_name: "MƏMMƏDZADƏ",</text:p>
      <text:p text:style-name="P1">patronymic: "ASƏF OĞLU",</text:p>
      <text:p text:style-name="P1">pin: "7WBQ4H2",</text:p>
      <text:p text:style-name="P1">branch_name: "4 saylı Bakı "ASAN xidmət" mərkəzi",</text:p>
      <text:p text:style-name="P1">branch_id: 7,</text:p>
      <text:p text:style-name="P1">photo: "https://portal-api.asanvolunteers.az/storage/11223/7WBQ4H2.png"</text:p>
      <text:p text:style-name="P1">},</text:p>
      <text:p text:style-name="P1">{</text:p>
      <text:p text:style-name="P1">id: 11624,</text:p>
      <text:p text:style-name="P1">first_name: "NƏZRİN",</text:p>
      <text:p text:style-name="P1">last_name: "GARAYEVA",</text:p>
      <text:p text:style-name="P1"><text:soft-page-break/>patronymic: "NƏZƏR QIZI",</text:p>
      <text:p text:style-name="P1">pin: "7EU7EQ6",</text:p>
      <text:p text:style-name="P1">branch_name: "4 saylı Bakı "ASAN xidmət" mərkəzi",</text:p>
      <text:p text:style-name="P1">branch_id: 7,</text:p>
      <text:p text:style-name="P1">photo: "https://portal-api.asanvolunteers.az/storage/11260/7EU7EQ6.png"</text:p>
      <text:p text:style-name="P1">},</text:p>
      <text:p text:style-name="P1">{</text:p>
      <text:p text:style-name="P1">id: 12125,</text:p>
      <text:p text:style-name="P1">first_name: "ZEYNƏB",</text:p>
      <text:p text:style-name="P1">last_name: "SÜLEYMANLI",</text:p>
      <text:p text:style-name="P1">patronymic: "QALİB QIZI",</text:p>
      <text:p text:style-name="P1">pin: "7T9AFCA",</text:p>
      <text:p text:style-name="P1">branch_name: "4 saylı Bakı "ASAN xidmət" mərkəzi",</text:p>
      <text:p text:style-name="P1">branch_id: 7,</text:p>
      <text:p text:style-name="P1">photo: "https://portal-api.asanvolunteers.az/storage/11643/7T9AFCA.png"</text:p>
      <text:p text:style-name="P1">},</text:p>
      <text:p text:style-name="P1">{</text:p>
      <text:p text:style-name="P1">id: 13232,</text:p>
      <text:p text:style-name="P1">first_name: "SEVDA",</text:p>
      <text:p text:style-name="P1">last_name: "QULİYEVA",</text:p>
      <text:p text:style-name="P1">patronymic: "ELÇİN QIZI",</text:p>
      <text:p text:style-name="P1">pin: "7THX22Y",</text:p>
      <text:p text:style-name="P1">branch_name: "4 saylı Bakı "ASAN xidmət" mərkəzi",</text:p>
      <text:p text:style-name="P1">branch_id: 7,</text:p>
      <text:p text:style-name="P1">photo: "https://portal-api.asanvolunteers.az/storage/12666/7THX22Y.png"</text:p>
      <text:p text:style-name="P1">},</text:p>
      <text:p text:style-name="P1">{</text:p>
      <text:p text:style-name="P1">id: 13270,</text:p>
      <text:p text:style-name="P1">first_name: "LƏMAN",</text:p>
      <text:p text:style-name="P1">last_name: "AXUNDLİ",</text:p>
      <text:p text:style-name="P1">patronymic: "ŞAHİN QIZI",</text:p>
      <text:p text:style-name="P1">pin: "7TXNXAL",</text:p>
      <text:p text:style-name="P1">branch_name: "4 saylı Bakı "ASAN xidmət" mərkəzi",</text:p>
      <text:p text:style-name="P1">branch_id: 7,</text:p>
      <text:p text:style-name="P1">photo: "https://portal-api.asanvolunteers.az/storage/12702/7TXNXAL.png"</text:p>
      <text:p text:style-name="P1">},</text:p>
      <text:p text:style-name="P1"><text:soft-page-break/>{</text:p>
      <text:p text:style-name="P1">id: 13234,</text:p>
      <text:p text:style-name="P1">first_name: "NİHAT",</text:p>
      <text:p text:style-name="P1">last_name: "RƏSULOV",</text:p>
      <text:p text:style-name="P1">patronymic: "MAHİR OĞLU",</text:p>
      <text:p text:style-name="P1">pin: "8QDLNNV",</text:p>
      <text:p text:style-name="P1">branch_name: "4 saylı Bakı "ASAN xidmət" mərkəzi",</text:p>
      <text:p text:style-name="P1">branch_id: 7,</text:p>
      <text:p text:style-name="P1">photo: "https://portal-api.asanvolunteers.az/storage/12668/8QDLNNV.png"</text:p>
      <text:p text:style-name="P1">},</text:p>
      <text:p text:style-name="P1">{</text:p>
      <text:p text:style-name="P1">id: 13282,</text:p>
      <text:p text:style-name="P1">first_name: "ASİMAN",</text:p>
      <text:p text:style-name="P1">last_name: "MƏSUMZADƏ",</text:p>
      <text:p text:style-name="P1">patronymic: "RƏŞAD QIZI",</text:p>
      <text:p text:style-name="P1">pin: "6ZDSGW2",</text:p>
      <text:p text:style-name="P1">branch_name: "4 saylı Bakı "ASAN xidmət" mərkəzi",</text:p>
      <text:p text:style-name="P1">branch_id: 7,</text:p>
      <text:p text:style-name="P1">photo: "https://portal-api.asanvolunteers.az/storage/12714/6ZDSGW2.png"</text:p>
      <text:p text:style-name="P1">},</text:p>
      <text:p text:style-name="P1">{</text:p>
      <text:p text:style-name="P1">id: 13632,</text:p>
      <text:p text:style-name="P1">first_name: "SƏMA",</text:p>
      <text:p text:style-name="P1">last_name: "ABDULLAYEVA",</text:p>
      <text:p text:style-name="P1">patronymic: "SƏRXAN QIZI",</text:p>
      <text:p text:style-name="P1">pin: "7NZAV8V",</text:p>
      <text:p text:style-name="P1">branch_name: "4 saylı Bakı "ASAN xidmət" mərkəzi",</text:p>
      <text:p text:style-name="P1">branch_id: 7,</text:p>
      <text:p text:style-name="P1">photo: "https://portal-api.asanvolunteers.az/storage/13050/7NZAV8V.png"</text:p>
      <text:p text:style-name="P1">},</text:p>
      <text:p text:style-name="P1">{</text:p>
      <text:p text:style-name="P1">id: 13646,</text:p>
      <text:p text:style-name="P1">first_name: "AYSEL",</text:p>
      <text:p text:style-name="P1">last_name: "MƏMMƏDOVA",</text:p>
      <text:p text:style-name="P1">patronymic: "İLQAR QIZI",</text:p>
      <text:p text:style-name="P1">pin: "6X4SNEM",</text:p>
      <text:p text:style-name="P1">branch_name: "4 saylı Bakı "ASAN xidmət" mərkəzi",</text:p>
      <text:p text:style-name="P1">branch_id: 7,</text:p>
      <text:p text:style-name="P1"><text:soft-page-break/>photo: "https://portal-api.asanvolunteers.az/storage/13064/6X4SNEM.png"</text:p>
      <text:p text:style-name="P1">},</text:p>
      <text:p text:style-name="P1">{</text:p>
      <text:p text:style-name="P1">id: 13638,</text:p>
      <text:p text:style-name="P1">first_name: "QIZXANIM",</text:p>
      <text:p text:style-name="P1">last_name: "HƏSƏNLİ",</text:p>
      <text:p text:style-name="P1">patronymic: "AZƏR QIZI",</text:p>
      <text:p text:style-name="P1">pin: "7R028P4",</text:p>
      <text:p text:style-name="P1">branch_name: "4 saylı Bakı "ASAN xidmət" mərkəzi",</text:p>
      <text:p text:style-name="P1">branch_id: 7,</text:p>
      <text:p text:style-name="P1">photo: "https://portal-api.asanvolunteers.az/storage/13056/7R028P4.png"</text:p>
      <text:p text:style-name="P1">},</text:p>
      <text:p text:style-name="P1">{</text:p>
      <text:p text:style-name="P1">id: 13642,</text:p>
      <text:p text:style-name="P1">first_name: "PƏRVİN",</text:p>
      <text:p text:style-name="P1">last_name: "MİRKAZIMOVA",</text:p>
      <text:p text:style-name="P1">patronymic: "FUAD QIZI",</text:p>
      <text:p text:style-name="P1">pin: "7M27HVL",</text:p>
      <text:p text:style-name="P1">branch_name: "4 saylı Bakı "ASAN xidmət" mərkəzi",</text:p>
      <text:p text:style-name="P1">branch_id: 7,</text:p>
      <text:p text:style-name="P1">photo: "https://portal-api.asanvolunteers.az/storage/13060/7M27HVL.png"</text:p>
      <text:p text:style-name="P1">},</text:p>
      <text:p text:style-name="P1">{</text:p>
      <text:p text:style-name="P1">id: 14386,</text:p>
      <text:p text:style-name="P1">first_name: "JALƏ",</text:p>
      <text:p text:style-name="P1">last_name: "ABBASOVA",</text:p>
      <text:p text:style-name="P1">patronymic: "NİZAMİ QIZI",</text:p>
      <text:p text:style-name="P1">pin: "7PW966R",</text:p>
      <text:p text:style-name="P1">branch_name: "4 saylı Bakı "ASAN xidmət" mərkəzi",</text:p>
      <text:p text:style-name="P1">branch_id: 7,</text:p>
      <text:p text:style-name="P1">photo: "https://portal-api.asanvolunteers.az/storage/13776/7PW966R.png"</text:p>
      <text:p text:style-name="P1">},</text:p>
      <text:p text:style-name="P1">{</text:p>
      <text:p text:style-name="P1">id: 14482,</text:p>
      <text:p text:style-name="P1">first_name: "NƏZRİN",</text:p>
      <text:p text:style-name="P1">last_name: "QULUZADƏ",</text:p>
      <text:p text:style-name="P1"><text:soft-page-break/>patronymic: "RAMİL QIZI",</text:p>
      <text:p text:style-name="P1">pin: "7RUWCTJ",</text:p>
      <text:p text:style-name="P1">branch_name: "4 saylı Bakı "ASAN xidmət" mərkəzi",</text:p>
      <text:p text:style-name="P1">branch_id: 7,</text:p>
      <text:p text:style-name="P1">photo: "https://portal-api.asanvolunteers.az/storage/13866/7RUWCTJ.png"</text:p>
      <text:p text:style-name="P1">},</text:p>
      <text:p text:style-name="P1">{</text:p>
      <text:p text:style-name="P1">id: 14580,</text:p>
      <text:p text:style-name="P1">first_name: "FİRUZƏ",</text:p>
      <text:p text:style-name="P1">last_name: "QİYASOVA",</text:p>
      <text:p text:style-name="P1">patronymic: "ELSEVƏR QIZI",</text:p>
      <text:p text:style-name="P1">pin: "8M1JZ9Z",</text:p>
      <text:p text:style-name="P1">branch_name: "4 saylı Bakı "ASAN xidmət" mərkəzi",</text:p>
      <text:p text:style-name="P1">branch_id: 7,</text:p>
      <text:p text:style-name="P1">photo: "https://portal-api.asanvolunteers.az/storage/13956/8M1JZ9Z.png"</text:p>
      <text:p text:style-name="P1">},</text:p>
      <text:p text:style-name="P1">{</text:p>
      <text:p text:style-name="P1">id: 14599,</text:p>
      <text:p text:style-name="P1">first_name: "LALƏ",</text:p>
      <text:p text:style-name="P1">last_name: "İSMAYILZADƏ",</text:p>
      <text:p text:style-name="P1">patronymic: "ELXAN QIZI",</text:p>
      <text:p text:style-name="P1">pin: "7Q8MBRT",</text:p>
      <text:p text:style-name="P1">branch_name: "4 saylı Bakı "ASAN xidmət" mərkəzi",</text:p>
      <text:p text:style-name="P1">branch_id: 7,</text:p>
      <text:p text:style-name="P1">photo: "https://portal-api.asanvolunteers.az/storage/13975/7Q8MBRT.png"</text:p>
      <text:p text:style-name="P1">},</text:p>
      <text:p text:style-name="P1">{</text:p>
      <text:p text:style-name="P1">id: 13584,</text:p>
      <text:p text:style-name="P1">first_name: "ZƏHRA",</text:p>
      <text:p text:style-name="P1">last_name: "FEYZULLAYEVA",</text:p>
      <text:p text:style-name="P1">patronymic: "SAMİR QIZI",</text:p>
      <text:p text:style-name="P1">pin: "7W69W80",</text:p>
      <text:p text:style-name="P1">branch_name: "4 saylı Bakı "ASAN xidmət" mərkəzi",</text:p>
      <text:p text:style-name="P1">branch_id: 7,</text:p>
      <text:p text:style-name="P1">photo: "https://portal-api.asanvolunteers.az/storage/13000/7W69W80.png"</text:p>
      <text:p text:style-name="P1">},</text:p>
      <text:p text:style-name="P1"><text:soft-page-break/>{</text:p>
      <text:p text:style-name="P1">id: 15146,</text:p>
      <text:p text:style-name="P1">first_name: "SƏBİNƏ",</text:p>
      <text:p text:style-name="P1">last_name: "ABBASOVA",</text:p>
      <text:p text:style-name="P1">patronymic: "SƏFA QIZI",</text:p>
      <text:p text:style-name="P1">pin: "7GMW18F",</text:p>
      <text:p text:style-name="P1">branch_name: "4 saylı Bakı "ASAN xidmət" mərkəzi",</text:p>
      <text:p text:style-name="P1">branch_id: 7,</text:p>
      <text:p text:style-name="P1">photo: "https://portal-api.asanvolunteers.az/storage/14502/7GMW18F.png"</text:p>
      <text:p text:style-name="P1">},</text:p>
      <text:p text:style-name="P1">{</text:p>
      <text:p text:style-name="P1">id: 16376,</text:p>
      <text:p text:style-name="P1">first_name: "NƏZRİN",</text:p>
      <text:p text:style-name="P1">last_name: "ABDURƏHMANOVA",</text:p>
      <text:p text:style-name="P1">patronymic: "RAMİL QIZI",</text:p>
      <text:p text:style-name="P1">pin: "6FWTMG3",</text:p>
      <text:p text:style-name="P1">branch_name: "4 saylı Bakı "ASAN xidmət" mərkəzi",</text:p>
      <text:p text:style-name="P1">branch_id: 7,</text:p>
      <text:p text:style-name="P1">photo: "https://portal-api.asanvolunteers.az/storage/15694/6FWTMG3.png"</text:p>
      <text:p text:style-name="P1">},</text:p>
      <text:p text:style-name="P1">{</text:p>
      <text:p text:style-name="P1">id: 16380,</text:p>
      <text:p text:style-name="P1">first_name: "RƏNA",</text:p>
      <text:p text:style-name="P1">last_name: "SOLTANLI",</text:p>
      <text:p text:style-name="P1">patronymic: "RƏŞAD QIZI",</text:p>
      <text:p text:style-name="P1">pin: "6XYQKRQ",</text:p>
      <text:p text:style-name="P1">branch_name: "4 saylı Bakı "ASAN xidmət" mərkəzi",</text:p>
      <text:p text:style-name="P1">branch_id: 7,</text:p>
      <text:p text:style-name="P1">photo: "https://portal-api.asanvolunteers.az/storage/15700/6XYQKRQ.png"</text:p>
      <text:p text:style-name="P1">},</text:p>
      <text:p text:style-name="P1">{</text:p>
      <text:p text:style-name="P1">id: 15496,</text:p>
      <text:p text:style-name="P1">first_name: "ZƏHRA",</text:p>
      <text:p text:style-name="P1">last_name: "MUSAYEVA",</text:p>
      <text:p text:style-name="P1">patronymic: "ŞAHİN QIZI",</text:p>
      <text:p text:style-name="P1">pin: "7EFQ4HA",</text:p>
      <text:p text:style-name="P1">branch_name: "4 saylı Bakı "ASAN xidmət" mərkəzi",</text:p>
      <text:p text:style-name="P1">branch_id: 7,</text:p>
      <text:p text:style-name="P1"><text:soft-page-break/>photo: "https://portal-api.asanvolunteers.az/storage/14834/7EFQ4HA.png"</text:p>
      <text:p text:style-name="P1">},</text:p>
      <text:p text:style-name="P1">{</text:p>
      <text:p text:style-name="P1">id: 14201,</text:p>
      <text:p text:style-name="P1">first_name: "NURAY",</text:p>
      <text:p text:style-name="P1">last_name: "MİRZALIYEVA",</text:p>
      <text:p text:style-name="P1">patronymic: "İLHAM QIZI",</text:p>
      <text:p text:style-name="P1">pin: "7KK6RE0",</text:p>
      <text:p text:style-name="P1">branch_name: "4 saylı Bakı "ASAN xidmət" mərkəzi",</text:p>
      <text:p text:style-name="P1">branch_id: 7,</text:p>
      <text:p text:style-name="P1">photo: "https://portal-api.asanvolunteers.az/storage/13595/7KK6RE0.png"</text:p>
      <text:p text:style-name="P1">},</text:p>
      <text:p text:style-name="P1">{</text:p>
      <text:p text:style-name="P1">id: 17950,</text:p>
      <text:p text:style-name="P1">first_name: "ELŞƏN",</text:p>
      <text:p text:style-name="P1">last_name: "MƏMMƏDOV",</text:p>
      <text:p text:style-name="P1">patronymic: "TƏBRİZ OĞLU",</text:p>
      <text:p text:style-name="P1">pin: "7GXLUZL",</text:p>
      <text:p text:style-name="P1">branch_name: "4 saylı Bakı "ASAN xidmət" mərkəzi",</text:p>
      <text:p text:style-name="P1">branch_id: 7,</text:p>
      <text:p text:style-name="P1">photo: "https://portal-api.asanvolunteers.az/storage/17676/7GXLUZL.png"</text:p>
      <text:p text:style-name="P1">},</text:p>
      <text:p text:style-name="P1">{</text:p>
      <text:p text:style-name="P1">id: 10394,</text:p>
      <text:p text:style-name="P1">first_name: "GÜLƏR",</text:p>
      <text:p text:style-name="P1">last_name: "NİFTƏLİYEVA",</text:p>
      <text:p text:style-name="P1">patronymic: "XEYRULLA QIZI",</text:p>
      <text:p text:style-name="P1">pin: "7FD4AR3",</text:p>
      <text:p text:style-name="P1">branch_name: "5 saylı Bakı "ASAN xidmət" mərkəzi",</text:p>
      <text:p text:style-name="P1">branch_id: 9,</text:p>
      <text:p text:style-name="P1">photo: "https://portal-api.asanvolunteers.az/storage/10210/7FD4AR3.png"</text:p>
      <text:p text:style-name="P1">},</text:p>
      <text:p text:style-name="P1">{</text:p>
      <text:p text:style-name="P1">id: 10874,</text:p>
      <text:p text:style-name="P1">first_name: "SOFİYA",</text:p>
      <text:p text:style-name="P1">last_name: "NƏCƏFOVA",</text:p>
      <text:p text:style-name="P1"><text:soft-page-break/>patronymic: "FƏRMAN QIZI",</text:p>
      <text:p text:style-name="P1">pin: "7H2PW8Z",</text:p>
      <text:p text:style-name="P1">branch_name: "5 saylı Bakı "ASAN xidmət" mərkəzi",</text:p>
      <text:p text:style-name="P1">branch_id: 9,</text:p>
      <text:p text:style-name="P1">photo: "https://portal-api.asanvolunteers.az/storage/10612/7H2PW8Z.png"</text:p>
      <text:p text:style-name="P1">},</text:p>
      <text:p text:style-name="P1">{</text:p>
      <text:p text:style-name="P1">id: 10910,</text:p>
      <text:p text:style-name="P1">first_name: "SƏXAVƏT",</text:p>
      <text:p text:style-name="P1">last_name: "FƏTƏLİYEV",</text:p>
      <text:p text:style-name="P1">patronymic: "ƏDALƏT OĞLU",</text:p>
      <text:p text:style-name="P1">pin: "7Z74MLA",</text:p>
      <text:p text:style-name="P1">branch_name: "5 saylı Bakı "ASAN xidmət" mərkəzi",</text:p>
      <text:p text:style-name="P1">branch_id: 9,</text:p>
      <text:p text:style-name="P1">photo: "https://portal-api.asanvolunteers.az/storage/10644/7Z74MLA.png"</text:p>
      <text:p text:style-name="P1">},</text:p>
      <text:p text:style-name="P1">{</text:p>
      <text:p text:style-name="P1">id: 10958,</text:p>
      <text:p text:style-name="P1">first_name: "LEYLA",</text:p>
      <text:p text:style-name="P1">last_name: "CABAROVA",</text:p>
      <text:p text:style-name="P1">patronymic: "CABAR QIZI",</text:p>
      <text:p text:style-name="P1">pin: "7FY5K5Q",</text:p>
      <text:p text:style-name="P1">branch_name: "5 saylı Bakı "ASAN xidmət" mərkəzi",</text:p>
      <text:p text:style-name="P1">branch_id: 9,</text:p>
      <text:p text:style-name="P1">photo: "https://portal-api.asanvolunteers.az/storage/10684/7FY5K5Q.png"</text:p>
      <text:p text:style-name="P1">},</text:p>
      <text:p text:style-name="P1">{</text:p>
      <text:p text:style-name="P1">id: 11000,</text:p>
      <text:p text:style-name="P1">first_name: "TURAC",</text:p>
      <text:p text:style-name="P1">last_name: "KƏRİMLİ",</text:p>
      <text:p text:style-name="P1">patronymic: "GƏRAY OĞLU",</text:p>
      <text:p text:style-name="P1">pin: "7XESVA5",</text:p>
      <text:p text:style-name="P1">branch_name: "5 saylı Bakı "ASAN xidmət" mərkəzi",</text:p>
      <text:p text:style-name="P1">branch_id: 9,</text:p>
      <text:p text:style-name="P1">photo: "https://portal-api.asanvolunteers.az/storage/10716/7XESVA5.png"</text:p>
      <text:p text:style-name="P1">},</text:p>
      <text:p text:style-name="P1"><text:soft-page-break/>{</text:p>
      <text:p text:style-name="P1">id: 12308,</text:p>
      <text:p text:style-name="P1">first_name: "JALƏ",</text:p>
      <text:p text:style-name="P1">last_name: "BAXIŞEVA",</text:p>
      <text:p text:style-name="P1">patronymic: "NİZAMİ QIZI",</text:p>
      <text:p text:style-name="P1">pin: "7FSAYXG",</text:p>
      <text:p text:style-name="P1">branch_name: "5 saylı Bakı "ASAN xidmət" mərkəzi",</text:p>
      <text:p text:style-name="P1">branch_id: 9,</text:p>
      <text:p text:style-name="P1">photo: "https://portal-api.asanvolunteers.az/storage/11770/7FSAYXG.png"</text:p>
      <text:p text:style-name="P1">},</text:p>
      <text:p text:style-name="P1">{</text:p>
      <text:p text:style-name="P1">id: 11533,</text:p>
      <text:p text:style-name="P1">first_name: "TEYYUB",</text:p>
      <text:p text:style-name="P1">last_name: "NOVRUZOV",</text:p>
      <text:p text:style-name="P1">patronymic: "RÜFƏT OĞLU",</text:p>
      <text:p text:style-name="P1">pin: "7JPXPV6",</text:p>
      <text:p text:style-name="P1">branch_name: "5 saylı Bakı "ASAN xidmət" mərkəzi",</text:p>
      <text:p text:style-name="P1">branch_id: 9,</text:p>
      <text:p text:style-name="P1">photo: "https://portal-api.asanvolunteers.az/storage/11181/7JPXPV6.png"</text:p>
      <text:p text:style-name="P1">},</text:p>
      <text:p text:style-name="P1">{</text:p>
      <text:p text:style-name="P1">id: 12296,</text:p>
      <text:p text:style-name="P1">first_name: "MAYGÜL",</text:p>
      <text:p text:style-name="P1">last_name: "RASULOVA",</text:p>
      <text:p text:style-name="P1">patronymic: "FAİQ QIZI",</text:p>
      <text:p text:style-name="P1">pin: "7Y7X7T2",</text:p>
      <text:p text:style-name="P1">branch_name: "5 saylı Bakı "ASAN xidmət" mərkəzi",</text:p>
      <text:p text:style-name="P1">branch_id: 9,</text:p>
      <text:p text:style-name="P1">photo: "https://portal-api.asanvolunteers.az/storage/11760/7Y7X7T2.png"</text:p>
      <text:p text:style-name="P1">},</text:p>
      <text:p text:style-name="P1">{</text:p>
      <text:p text:style-name="P1">id: 12679,</text:p>
      <text:p text:style-name="P1">first_name: "PİNAR",</text:p>
      <text:p text:style-name="P1">last_name: "QURBANOVA",</text:p>
      <text:p text:style-name="P1">patronymic: "ELMİR QIZI",</text:p>
      <text:p text:style-name="P1">pin: "7KM2ZJE",</text:p>
      <text:p text:style-name="P1">branch_name: "5 saylı Bakı "ASAN xidmət" mərkəzi",</text:p>
      <text:p text:style-name="P1">branch_id: 9,</text:p>
      <text:p text:style-name="P1"><text:soft-page-break/>photo: "https://portal-api.asanvolunteers.az/storage/12111/7KM2ZJE.png"</text:p>
      <text:p text:style-name="P1">},</text:p>
      <text:p text:style-name="P1">{</text:p>
      <text:p text:style-name="P1">id: 12649,</text:p>
      <text:p text:style-name="P1">first_name: "ŞƏBNƏM",</text:p>
      <text:p text:style-name="P1">last_name: "AĞALİYEVA",</text:p>
      <text:p text:style-name="P1">patronymic: "ELŞƏN QIZI",</text:p>
      <text:p text:style-name="P1">pin: "6QZ0HZ4",</text:p>
      <text:p text:style-name="P1">branch_name: "5 saylı Bakı "ASAN xidmət" mərkəzi",</text:p>
      <text:p text:style-name="P1">branch_id: 9,</text:p>
      <text:p text:style-name="P1">photo: "https://portal-api.asanvolunteers.az/storage/12087/6QZ0HZ4.png"</text:p>
      <text:p text:style-name="P1">},</text:p>
      <text:p text:style-name="P1">{</text:p>
      <text:p text:style-name="P1">id: 12694,</text:p>
      <text:p text:style-name="P1">first_name: "ƏFSANƏ",</text:p>
      <text:p text:style-name="P1">last_name: "AĞABALAYEVA",</text:p>
      <text:p text:style-name="P1">patronymic: "AKİF QIZI",</text:p>
      <text:p text:style-name="P1">pin: "7NENNZM",</text:p>
      <text:p text:style-name="P1">branch_name: "5 saylı Bakı "ASAN xidmət" mərkəzi",</text:p>
      <text:p text:style-name="P1">branch_id: 9,</text:p>
      <text:p text:style-name="P1">photo: "https://portal-api.asanvolunteers.az/storage/12124/7NENNZM.png"</text:p>
      <text:p text:style-name="P1">},</text:p>
      <text:p text:style-name="P1">{</text:p>
      <text:p text:style-name="P1">id: 12854,</text:p>
      <text:p text:style-name="P1">first_name: "AYTAC",</text:p>
      <text:p text:style-name="P1">last_name: "ŞİRİNOVA",</text:p>
      <text:p text:style-name="P1">patronymic: "RƏHMAN QIZI",</text:p>
      <text:p text:style-name="P1">pin: "7A6G03X",</text:p>
      <text:p text:style-name="P1">branch_name: "5 saylı Bakı "ASAN xidmət" mərkəzi",</text:p>
      <text:p text:style-name="P1">branch_id: 9,</text:p>
      <text:p text:style-name="P1">photo: "https://portal-api.asanvolunteers.az/storage/12288/7A6G03X.png"</text:p>
      <text:p text:style-name="P1">},</text:p>
      <text:p text:style-name="P1">{</text:p>
      <text:p text:style-name="P1">id: 12036,</text:p>
      <text:p text:style-name="P1">first_name: "AYNURƏ",</text:p>
      <text:p text:style-name="P1">last_name: "KAZIMLI",</text:p>
      <text:p text:style-name="P1"><text:soft-page-break/>patronymic: "MİRZƏ QIZI",</text:p>
      <text:p text:style-name="P1">pin: "6YH08N7",</text:p>
      <text:p text:style-name="P1">branch_name: "5 saylı Bakı "ASAN xidmət" mərkəzi",</text:p>
      <text:p text:style-name="P1">branch_id: 9,</text:p>
      <text:p text:style-name="P1">photo: "https://portal-api.asanvolunteers.az/storage/11580/6YH08N7.png"</text:p>
      <text:p text:style-name="P1">},</text:p>
      <text:p text:style-name="P1">{</text:p>
      <text:p text:style-name="P1">id: 12066,</text:p>
      <text:p text:style-name="P1">first_name: "NURAY",</text:p>
      <text:p text:style-name="P1">last_name: "MƏMMƏDZADƏ",</text:p>
      <text:p text:style-name="P1">patronymic: "MÜBARİZ QIZI",</text:p>
      <text:p text:style-name="P1">pin: "7ND0MJX",</text:p>
      <text:p text:style-name="P1">branch_name: "5 saylı Bakı "ASAN xidmət" mərkəzi",</text:p>
      <text:p text:style-name="P1">branch_id: 9,</text:p>
      <text:p text:style-name="P1">photo: "https://portal-api.asanvolunteers.az/storage/11600/7ND0MJX.png"</text:p>
      <text:p text:style-name="P1">},</text:p>
      <text:p text:style-name="P1">{</text:p>
      <text:p text:style-name="P1">id: 13198,</text:p>
      <text:p text:style-name="P1">first_name: "SEVİL",</text:p>
      <text:p text:style-name="P1">last_name: "AZADOVA",</text:p>
      <text:p text:style-name="P1">patronymic: "NURLAN QIZI",</text:p>
      <text:p text:style-name="P1">pin: "7VCFB9J",</text:p>
      <text:p text:style-name="P1">branch_name: "5 saylı Bakı "ASAN xidmət" mərkəzi",</text:p>
      <text:p text:style-name="P1">branch_id: 9,</text:p>
      <text:p text:style-name="P1">photo: "https://portal-api.asanvolunteers.az/storage/12638/7VCFB9J.png"</text:p>
      <text:p text:style-name="P1">},</text:p>
      <text:p text:style-name="P1">{</text:p>
      <text:p text:style-name="P1">id: 12720,</text:p>
      <text:p text:style-name="P1">first_name: "NİGAR",</text:p>
      <text:p text:style-name="P1">last_name: "MƏHƏRRƏMOVA",</text:p>
      <text:p text:style-name="P1">patronymic: "FAMİL QIZI",</text:p>
      <text:p text:style-name="P1">pin: "83PDC79",</text:p>
      <text:p text:style-name="P1">branch_name: "5 saylı Bakı "ASAN xidmət" mərkəzi",</text:p>
      <text:p text:style-name="P1">branch_id: 9,</text:p>
      <text:p text:style-name="P1">photo: "https://portal-api.asanvolunteers.az/storage/12150/83PDC79.png"</text:p>
      <text:p text:style-name="P1">},</text:p>
      <text:p text:style-name="P1"><text:soft-page-break/>{</text:p>
      <text:p text:style-name="P1">id: 11679,</text:p>
      <text:p text:style-name="P1">first_name: "LEYLA",</text:p>
      <text:p text:style-name="P1">last_name: "HÜSEYNOVA",</text:p>
      <text:p text:style-name="P1">patronymic: "RƏFTAR QIZI",</text:p>
      <text:p text:style-name="P1">pin: "8SHA84V",</text:p>
      <text:p text:style-name="P1">branch_name: "5 saylı Bakı "ASAN xidmət" mərkəzi",</text:p>
      <text:p text:style-name="P1">branch_id: 9,</text:p>
      <text:p text:style-name="P1">photo: "https://portal-api.asanvolunteers.az/storage/11311/8SHA84V.png"</text:p>
      <text:p text:style-name="P1">},</text:p>
      <text:p text:style-name="P1">{</text:p>
      <text:p text:style-name="P1">id: 13324,</text:p>
      <text:p text:style-name="P1">first_name: "YAQUT",</text:p>
      <text:p text:style-name="P1">last_name: "BAXŞALIZADƏ",</text:p>
      <text:p text:style-name="P1">patronymic: "CAVİD QIZI",</text:p>
      <text:p text:style-name="P1">pin: "7GW3FFF",</text:p>
      <text:p text:style-name="P1">branch_name: "5 saylı Bakı "ASAN xidmət" mərkəzi",</text:p>
      <text:p text:style-name="P1">branch_id: 9,</text:p>
      <text:p text:style-name="P1">photo: "https://portal-api.asanvolunteers.az/storage/12752/7GW3FFF.png"</text:p>
      <text:p text:style-name="P1">},</text:p>
      <text:p text:style-name="P1">{</text:p>
      <text:p text:style-name="P1">id: 13624,</text:p>
      <text:p text:style-name="P1">first_name: "ZƏHRA",</text:p>
      <text:p text:style-name="P1">last_name: "QULİZADƏ",</text:p>
      <text:p text:style-name="P1">patronymic: "İNQİLAB QIZI",</text:p>
      <text:p text:style-name="P1">pin: "7JT6CT4",</text:p>
      <text:p text:style-name="P1">branch_name: "5 saylı Bakı "ASAN xidmət" mərkəzi",</text:p>
      <text:p text:style-name="P1">branch_id: 9,</text:p>
      <text:p text:style-name="P1">photo: "https://portal-api.asanvolunteers.az/storage/13042/7JT6CT4.png"</text:p>
      <text:p text:style-name="P1">},</text:p>
      <text:p text:style-name="P1">{</text:p>
      <text:p text:style-name="P1">id: 12894,</text:p>
      <text:p text:style-name="P1">first_name: "AMİL",</text:p>
      <text:p text:style-name="P1">last_name: "NOVRUZOV",</text:p>
      <text:p text:style-name="P1">patronymic: "SABİR OĞLU",</text:p>
      <text:p text:style-name="P1">pin: "6WMS6JZ",</text:p>
      <text:p text:style-name="P1">branch_name: "5 saylı Bakı "ASAN xidmət" mərkəzi",</text:p>
      <text:p text:style-name="P1">branch_id: 9,</text:p>
      <text:p text:style-name="P1"><text:soft-page-break/>photo: "https://portal-api.asanvolunteers.az/storage/12330/6WMS6JZ.png"</text:p>
      <text:p text:style-name="P1">},</text:p>
      <text:p text:style-name="P1">{</text:p>
      <text:p text:style-name="P1">id: 13698,</text:p>
      <text:p text:style-name="P1">first_name: "İLKNUR",</text:p>
      <text:p text:style-name="P1">last_name: "NOVRUZOVA",</text:p>
      <text:p text:style-name="P1">patronymic: "RAFİQ QIZI",</text:p>
      <text:p text:style-name="P1">pin: "755Z2YE",</text:p>
      <text:p text:style-name="P1">branch_name: "5 saylı Bakı "ASAN xidmət" mərkəzi",</text:p>
      <text:p text:style-name="P1">branch_id: 9,</text:p>
      <text:p text:style-name="P1">photo: "https://portal-api.asanvolunteers.az/storage/13112/755Z2YE.png"</text:p>
      <text:p text:style-name="P1">},</text:p>
      <text:p text:style-name="P1">{</text:p>
      <text:p text:style-name="P1">id: 13227,</text:p>
      <text:p text:style-name="P1">first_name: "MƏSUDƏ",</text:p>
      <text:p text:style-name="P1">last_name: "MEHDİYEVA",</text:p>
      <text:p text:style-name="P1">patronymic: "MƏCNUN QIZI",</text:p>
      <text:p text:style-name="P1">pin: "7KXW633",</text:p>
      <text:p text:style-name="P1">branch_name: "5 saylı Bakı "ASAN xidmət" mərkəzi",</text:p>
      <text:p text:style-name="P1">branch_id: 9,</text:p>
      <text:p text:style-name="P1">photo: "https://portal-api.asanvolunteers.az/storage/12663/7KXW633.png"</text:p>
      <text:p text:style-name="P1">},</text:p>
      <text:p text:style-name="P1">{</text:p>
      <text:p text:style-name="P1">id: 13766,</text:p>
      <text:p text:style-name="P1">first_name: "AYSEL",</text:p>
      <text:p text:style-name="P1">last_name: "MİRZƏYEVA",</text:p>
      <text:p text:style-name="P1">patronymic: "NURLAN QIZI",</text:p>
      <text:p text:style-name="P1">pin: "7HNW1AP",</text:p>
      <text:p text:style-name="P1">branch_name: "5 saylı Bakı "ASAN xidmət" mərkəzi",</text:p>
      <text:p text:style-name="P1">branch_id: 9,</text:p>
      <text:p text:style-name="P1">photo: "https://portal-api.asanvolunteers.az/storage/13180/7HNW1AP.png"</text:p>
      <text:p text:style-name="P1">},</text:p>
      <text:p text:style-name="P1">{</text:p>
      <text:p text:style-name="P1">id: 13769,</text:p>
      <text:p text:style-name="P1">first_name: "ŞƏMS",</text:p>
      <text:p text:style-name="P1">last_name: "İBRAHİMLİ",</text:p>
      <text:p text:style-name="P1"><text:soft-page-break/>patronymic: "RÜFƏT QIZI",</text:p>
      <text:p text:style-name="P1">pin: "88XKV2D",</text:p>
      <text:p text:style-name="P1">branch_name: "5 saylı Bakı "ASAN xidmət" mərkəzi",</text:p>
      <text:p text:style-name="P1">branch_id: 9,</text:p>
      <text:p text:style-name="P1">photo: "https://portal-api.asanvolunteers.az/storage/13183/88XKV2D.png"</text:p>
      <text:p text:style-name="P1">},</text:p>
      <text:p text:style-name="P1">{</text:p>
      <text:p text:style-name="P1">id: 13767,</text:p>
      <text:p text:style-name="P1">first_name: "ZƏHRA",</text:p>
      <text:p text:style-name="P1">last_name: "MƏMMƏDZADƏ",</text:p>
      <text:p text:style-name="P1">patronymic: "ZAUR QIZI",</text:p>
      <text:p text:style-name="P1">pin: "7XFUA3M",</text:p>
      <text:p text:style-name="P1">branch_name: "5 saylı Bakı "ASAN xidmət" mərkəzi",</text:p>
      <text:p text:style-name="P1">branch_id: 9,</text:p>
      <text:p text:style-name="P1">photo: "https://portal-api.asanvolunteers.az/storage/13181/7XFUA3M.png"</text:p>
      <text:p text:style-name="P1">},</text:p>
      <text:p text:style-name="P1">{</text:p>
      <text:p text:style-name="P1">id: 13802,</text:p>
      <text:p text:style-name="P1">first_name: "GÜLNAZ",</text:p>
      <text:p text:style-name="P1">last_name: "MƏMMƏDOVA",</text:p>
      <text:p text:style-name="P1">patronymic: "İLQAR QIZI",</text:p>
      <text:p text:style-name="P1">pin: "7GUMHKF",</text:p>
      <text:p text:style-name="P1">branch_name: "5 saylı Bakı "ASAN xidmət" mərkəzi",</text:p>
      <text:p text:style-name="P1">branch_id: 9,</text:p>
      <text:p text:style-name="P1">photo: "https://portal-api.asanvolunteers.az/storage/13222/7GUMHKF.png"</text:p>
      <text:p text:style-name="P1">},</text:p>
      <text:p text:style-name="P1">{</text:p>
      <text:p text:style-name="P1">id: 13852,</text:p>
      <text:p text:style-name="P1">first_name: "NAİLƏ",</text:p>
      <text:p text:style-name="P1">last_name: "MEHDİYEVA",</text:p>
      <text:p text:style-name="P1">patronymic: "RAMİL QIZI",</text:p>
      <text:p text:style-name="P1">pin: "5NAF9MD",</text:p>
      <text:p text:style-name="P1">branch_name: "5 saylı Bakı "ASAN xidmət" mərkəzi",</text:p>
      <text:p text:style-name="P1">branch_id: 9,</text:p>
      <text:p text:style-name="P1">photo: "https://portal-api.asanvolunteers.az/storage/13270/5NAF9MD.png"</text:p>
      <text:p text:style-name="P1">},</text:p>
      <text:p text:style-name="P1"><text:soft-page-break/>{</text:p>
      <text:p text:style-name="P1">id: 13237,</text:p>
      <text:p text:style-name="P1">first_name: "FATİMƏ",</text:p>
      <text:p text:style-name="P1">last_name: "İSMAYILZADƏ",</text:p>
      <text:p text:style-name="P1">patronymic: "OKTAY QIZI",</text:p>
      <text:p text:style-name="P1">pin: "7QUC3S6",</text:p>
      <text:p text:style-name="P1">branch_name: "5 saylı Bakı "ASAN xidmət" mərkəzi",</text:p>
      <text:p text:style-name="P1">branch_id: 9,</text:p>
      <text:p text:style-name="P1">photo: "https://portal-api.asanvolunteers.az/storage/12671/7QUC3S6.png"</text:p>
      <text:p text:style-name="P1">},</text:p>
      <text:p text:style-name="P1">{</text:p>
      <text:p text:style-name="P1">id: 13962,</text:p>
      <text:p text:style-name="P1">first_name: "RAMİLƏ",</text:p>
      <text:p text:style-name="P1">last_name: "AĞAYEVA",</text:p>
      <text:p text:style-name="P1">patronymic: "RAMİL QIZI",</text:p>
      <text:p text:style-name="P1">pin: "7R83BTQ",</text:p>
      <text:p text:style-name="P1">branch_name: "5 saylı Bakı "ASAN xidmət" mərkəzi",</text:p>
      <text:p text:style-name="P1">branch_id: 9,</text:p>
      <text:p text:style-name="P1">photo: "https://portal-api.asanvolunteers.az/storage/13372/7R83BTQ.png"</text:p>
      <text:p text:style-name="P1">},</text:p>
      <text:p text:style-name="P1">{</text:p>
      <text:p text:style-name="P1">id: 13974,</text:p>
      <text:p text:style-name="P1">first_name: "YAQUT",</text:p>
      <text:p text:style-name="P1">last_name: "ƏLİYEVA",</text:p>
      <text:p text:style-name="P1">patronymic: "SAMİR QIZI",</text:p>
      <text:p text:style-name="P1">pin: "799G0MP",</text:p>
      <text:p text:style-name="P1">branch_name: "5 saylı Bakı "ASAN xidmət" mərkəzi",</text:p>
      <text:p text:style-name="P1">branch_id: 9,</text:p>
      <text:p text:style-name="P1">photo: "https://portal-api.asanvolunteers.az/storage/13384/799G0MP.png"</text:p>
      <text:p text:style-name="P1">},</text:p>
      <text:p text:style-name="P1">{</text:p>
      <text:p text:style-name="P1">id: 14052,</text:p>
      <text:p text:style-name="P1">first_name: "FATMA",</text:p>
      <text:p text:style-name="P1">last_name: "ƏHƏDOVA",</text:p>
      <text:p text:style-name="P1">patronymic: "SÜLEYMAN QIZI",</text:p>
      <text:p text:style-name="P1">pin: "6WMM363",</text:p>
      <text:p text:style-name="P1">branch_name: "5 saylı Bakı "ASAN xidmət" mərkəzi",</text:p>
      <text:p text:style-name="P1">branch_id: 9,</text:p>
      <text:p text:style-name="P1"><text:soft-page-break/>photo: "https://portal-api.asanvolunteers.az/storage/13464/6WMM363.png"</text:p>
      <text:p text:style-name="P1">},</text:p>
      <text:p text:style-name="P1">{</text:p>
      <text:p text:style-name="P1">id: 14288,</text:p>
      <text:p text:style-name="P1">first_name: "JALƏ",</text:p>
      <text:p text:style-name="P1">last_name: "ƏLİYEVA",</text:p>
      <text:p text:style-name="P1">patronymic: "AFTANDİL QIZI",</text:p>
      <text:p text:style-name="P1">pin: "8P7WU2W",</text:p>
      <text:p text:style-name="P1">branch_name: "5 saylı Bakı "ASAN xidmət" mərkəzi",</text:p>
      <text:p text:style-name="P1">branch_id: 9,</text:p>
      <text:p text:style-name="P1">photo: "https://portal-api.asanvolunteers.az/storage/13678/8P7WU2W.png"</text:p>
      <text:p text:style-name="P1">},</text:p>
      <text:p text:style-name="P1">{</text:p>
      <text:p text:style-name="P1">id: 14342,</text:p>
      <text:p text:style-name="P1">first_name: "ÇİNARƏ",</text:p>
      <text:p text:style-name="P1">last_name: "QULUYEVA",</text:p>
      <text:p text:style-name="P1">patronymic: "ZAUR QIZI",</text:p>
      <text:p text:style-name="P1">pin: "839YUUU",</text:p>
      <text:p text:style-name="P1">branch_name: "5 saylı Bakı "ASAN xidmət" mərkəzi",</text:p>
      <text:p text:style-name="P1">branch_id: 9,</text:p>
      <text:p text:style-name="P1">photo: "https://portal-api.asanvolunteers.az/storage/13732/839YUUU.png"</text:p>
      <text:p text:style-name="P1">},</text:p>
      <text:p text:style-name="P1">{</text:p>
      <text:p text:style-name="P1">id: 14490,</text:p>
      <text:p text:style-name="P1">first_name: "GÜLAY",</text:p>
      <text:p text:style-name="P1">last_name: "MİRZƏYEVA",</text:p>
      <text:p text:style-name="P1">patronymic: "MÖVSÜM QIZI",</text:p>
      <text:p text:style-name="P1">pin: "7WPSMG7",</text:p>
      <text:p text:style-name="P1">branch_name: "5 saylı Bakı "ASAN xidmət" mərkəzi",</text:p>
      <text:p text:style-name="P1">branch_id: 9,</text:p>
      <text:p text:style-name="P1">photo: "https://portal-api.asanvolunteers.az/storage/13874/7WPSMG7.png"</text:p>
      <text:p text:style-name="P1">},</text:p>
      <text:p text:style-name="P1">{</text:p>
      <text:p text:style-name="P1">id: 14099,</text:p>
      <text:p text:style-name="P1">first_name: "SAFİYYƏ",</text:p>
      <text:p text:style-name="P1">last_name: "QƏNBƏROVA",</text:p>
      <text:p text:style-name="P1"><text:soft-page-break/>patronymic: "SEVİNDİK QIZI",</text:p>
      <text:p text:style-name="P1">pin: "7BX5Q0Q",</text:p>
      <text:p text:style-name="P1">branch_name: "5 saylı Bakı "ASAN xidmət" mərkəzi",</text:p>
      <text:p text:style-name="P1">branch_id: 9,</text:p>
      <text:p text:style-name="P1">photo: "https://portal-api.asanvolunteers.az/storage/13503/7BX5Q0Q.png"</text:p>
      <text:p text:style-name="P1">},</text:p>
      <text:p text:style-name="P1">{</text:p>
      <text:p text:style-name="P1">id: 11528,</text:p>
      <text:p text:style-name="P1">first_name: "CƏMİLƏ",</text:p>
      <text:p text:style-name="P1">last_name: "MÖVSÜMOVA",</text:p>
      <text:p text:style-name="P1">patronymic: "CEYHUN QIZI",</text:p>
      <text:p text:style-name="P1">pin: "7ARRKM0",</text:p>
      <text:p text:style-name="P1">branch_name: "5 saylı Bakı "ASAN xidmət" mərkəzi",</text:p>
      <text:p text:style-name="P1">branch_id: 9,</text:p>
      <text:p text:style-name="P1">photo: "https://portal-api.asanvolunteers.az/storage/11178/7ARRKM0.png"</text:p>
      <text:p text:style-name="P1">},</text:p>
      <text:p text:style-name="P1">{</text:p>
      <text:p text:style-name="P1">id: 14860,</text:p>
      <text:p text:style-name="P1">first_name: "SƏBİNƏ",</text:p>
      <text:p text:style-name="P1">last_name: "XƏLİLOVA",</text:p>
      <text:p text:style-name="P1">patronymic: "AZƏR QIZI",</text:p>
      <text:p text:style-name="P1">pin: "7VW1L8T",</text:p>
      <text:p text:style-name="P1">branch_name: "5 saylı Bakı "ASAN xidmət" mərkəzi",</text:p>
      <text:p text:style-name="P1">branch_id: 9,</text:p>
      <text:p text:style-name="P1">photo: "https://portal-api.asanvolunteers.az/storage/14226/7VW1L8T.png"</text:p>
      <text:p text:style-name="P1">},</text:p>
      <text:p text:style-name="P1">{</text:p>
      <text:p text:style-name="P1">id: 14952,</text:p>
      <text:p text:style-name="P1">first_name: "FİDAN",</text:p>
      <text:p text:style-name="P1">last_name: "ƏMRAHOVA",</text:p>
      <text:p text:style-name="P1">patronymic: "KAMİL QIZI",</text:p>
      <text:p text:style-name="P1">pin: "8JSHBQ0",</text:p>
      <text:p text:style-name="P1">branch_name: "5 saylı Bakı "ASAN xidmət" mərkəzi",</text:p>
      <text:p text:style-name="P1">branch_id: 9,</text:p>
      <text:p text:style-name="P1">photo: "https://portal-api.asanvolunteers.az/storage/14324/8JSHBQ0.png"</text:p>
      <text:p text:style-name="P1">},</text:p>
      <text:p text:style-name="P1"><text:soft-page-break/>{</text:p>
      <text:p text:style-name="P1">id: 15203,</text:p>
      <text:p text:style-name="P1">first_name: "ZÖHRƏ",</text:p>
      <text:p text:style-name="P1">last_name: "ALPANAYEVA",</text:p>
      <text:p text:style-name="P1">patronymic: "ŞAİQ QIZI",</text:p>
      <text:p text:style-name="P1">pin: "7HH300C",</text:p>
      <text:p text:style-name="P1">branch_name: "5 saylı Bakı "ASAN xidmət" mərkəzi",</text:p>
      <text:p text:style-name="P1">branch_id: 9,</text:p>
      <text:p text:style-name="P1">photo: "https://portal-api.asanvolunteers.az/storage/14569/7HH300C.png"</text:p>
      <text:p text:style-name="P1">},</text:p>
      <text:p text:style-name="P1">{</text:p>
      <text:p text:style-name="P1">id: 14882,</text:p>
      <text:p text:style-name="P1">first_name: "GÜLSÜM",</text:p>
      <text:p text:style-name="P1">last_name: "HƏSƏNZADƏ",</text:p>
      <text:p text:style-name="P1">patronymic: "RƏŞAD QIZI",</text:p>
      <text:p text:style-name="P1">pin: "7K4J9GZ",</text:p>
      <text:p text:style-name="P1">branch_name: "5 saylı Bakı "ASAN xidmət" mərkəzi",</text:p>
      <text:p text:style-name="P1">branch_id: 9,</text:p>
      <text:p text:style-name="P1">photo: "https://portal-api.asanvolunteers.az/storage/14250/7K4J9GZ.png"</text:p>
      <text:p text:style-name="P1">},</text:p>
      <text:p text:style-name="P1">{</text:p>
      <text:p text:style-name="P1">id: 15434,</text:p>
      <text:p text:style-name="P1">first_name: "DƏNİZ",</text:p>
      <text:p text:style-name="P1">last_name: "İBADOVA",</text:p>
      <text:p text:style-name="P1">patronymic: "İSMAYIL QIZI",</text:p>
      <text:p text:style-name="P1">pin: "6PEJZ34",</text:p>
      <text:p text:style-name="P1">branch_name: "5 saylı Bakı "ASAN xidmət" mərkəzi",</text:p>
      <text:p text:style-name="P1">branch_id: 9,</text:p>
      <text:p text:style-name="P1">photo: "https://portal-api.asanvolunteers.az/storage/14782/6PEJZ34.png"</text:p>
      <text:p text:style-name="P1">},</text:p>
      <text:p text:style-name="P1">{</text:p>
      <text:p text:style-name="P1">id: 15314,</text:p>
      <text:p text:style-name="P1">first_name: "LAMİYƏ",</text:p>
      <text:p text:style-name="P1">last_name: "MƏMMƏDOVA",</text:p>
      <text:p text:style-name="P1">patronymic: "RAMİL QIZI",</text:p>
      <text:p text:style-name="P1">pin: "7E6ND8Y",</text:p>
      <text:p text:style-name="P1">branch_name: "5 saylı Bakı "ASAN xidmət" mərkəzi",</text:p>
      <text:p text:style-name="P1">branch_id: 9,</text:p>
      <text:p text:style-name="P1"><text:soft-page-break/>photo: "https://portal-api.asanvolunteers.az/storage/14674/7E6ND8Y.png"</text:p>
      <text:p text:style-name="P1">},</text:p>
      <text:p text:style-name="P1">{</text:p>
      <text:p text:style-name="P1">id: 15470,</text:p>
      <text:p text:style-name="P1">first_name: "SƏNUBƏR",</text:p>
      <text:p text:style-name="P1">last_name: "QASIMOVA",</text:p>
      <text:p text:style-name="P1">patronymic: "ZÜLFÜQAR QIZI",</text:p>
      <text:p text:style-name="P1">pin: "7Y4MRVX",</text:p>
      <text:p text:style-name="P1">branch_name: "5 saylı Bakı "ASAN xidmət" mərkəzi",</text:p>
      <text:p text:style-name="P1">branch_id: 9,</text:p>
      <text:p text:style-name="P1">photo: "https://portal-api.asanvolunteers.az/storage/14812/7Y4MRVX.png"</text:p>
      <text:p text:style-name="P1">},</text:p>
      <text:p text:style-name="P1">{</text:p>
      <text:p text:style-name="P1">id: 14994,</text:p>
      <text:p text:style-name="P1">first_name: "FİDAN",</text:p>
      <text:p text:style-name="P1">last_name: "BAYRAMLI",</text:p>
      <text:p text:style-name="P1">patronymic: "BƏXTİYAR QIZI",</text:p>
      <text:p text:style-name="P1">pin: "7G9FUGZ",</text:p>
      <text:p text:style-name="P1">branch_name: "5 saylı Bakı "ASAN xidmət" mərkəzi",</text:p>
      <text:p text:style-name="P1">branch_id: 9,</text:p>
      <text:p text:style-name="P1">photo: "https://portal-api.asanvolunteers.az/storage/14360/7G9FUGZ.png"</text:p>
      <text:p text:style-name="P1">},</text:p>
      <text:p text:style-name="P1">{</text:p>
      <text:p text:style-name="P1">id: 11258,</text:p>
      <text:p text:style-name="P1">first_name: "ƏSGİNAZ",</text:p>
      <text:p text:style-name="P1">last_name: "MƏMMƏDOVA",</text:p>
      <text:p text:style-name="P1">patronymic: "ƏDALƏT QIZI",</text:p>
      <text:p text:style-name="P1">pin: "4LK2RTQ",</text:p>
      <text:p text:style-name="P1">branch_name: "5 saylı Bakı "ASAN xidmət" mərkəzi",</text:p>
      <text:p text:style-name="P1">branch_id: 9,</text:p>
      <text:p text:style-name="P1">photo: "https://portal-api.asanvolunteers.az/storage/10944/4LK2RTQ.png"</text:p>
      <text:p text:style-name="P1">},</text:p>
      <text:p text:style-name="P1">{</text:p>
      <text:p text:style-name="P1">id: 14714,</text:p>
      <text:p text:style-name="P1">first_name: "LEYLA",</text:p>
      <text:p text:style-name="P1">last_name: "HƏMİDOVA",</text:p>
      <text:p text:style-name="P1"><text:soft-page-break/>patronymic: "HƏMİD QIZI",</text:p>
      <text:p text:style-name="P1">pin: "7S0MJLW",</text:p>
      <text:p text:style-name="P1">branch_name: "5 saylı Bakı "ASAN xidmət" mərkəzi",</text:p>
      <text:p text:style-name="P1">branch_id: 9,</text:p>
      <text:p text:style-name="P1">photo: "https://portal-api.asanvolunteers.az/storage/14080/7S0MJLW.png"</text:p>
      <text:p text:style-name="P1">},</text:p>
      <text:p text:style-name="P1">{</text:p>
      <text:p text:style-name="P1">id: 15744,</text:p>
      <text:p text:style-name="P1">first_name: "NİHAT",</text:p>
      <text:p text:style-name="P1">last_name: "SÜLEYMANLI",</text:p>
      <text:p text:style-name="P1">patronymic: "TALEH OĞLU",</text:p>
      <text:p text:style-name="P1">pin: "6XSRMS7",</text:p>
      <text:p text:style-name="P1">branch_name: "5 saylı Bakı "ASAN xidmət" mərkəzi",</text:p>
      <text:p text:style-name="P1">branch_id: 9,</text:p>
      <text:p text:style-name="P1">photo: "https://portal-api.asanvolunteers.az/storage/15062/6XSRMS7.png"</text:p>
      <text:p text:style-name="P1">},</text:p>
      <text:p text:style-name="P1">{</text:p>
      <text:p text:style-name="P1">id: 16076,</text:p>
      <text:p text:style-name="P1">first_name: "FİDAN",</text:p>
      <text:p text:style-name="P1">last_name: "ZÜLFİYEVA",</text:p>
      <text:p text:style-name="P1">patronymic: "İQBAL QIZI",</text:p>
      <text:p text:style-name="P1">pin: "8NLLA0U",</text:p>
      <text:p text:style-name="P1">branch_name: "5 saylı Bakı "ASAN xidmət" mərkəzi",</text:p>
      <text:p text:style-name="P1">branch_id: 9,</text:p>
      <text:p text:style-name="P1">photo: "https://portal-api.asanvolunteers.az/storage/15384/8NLLA0U.png"</text:p>
      <text:p text:style-name="P1">},</text:p>
      <text:p text:style-name="P1">{</text:p>
      <text:p text:style-name="P1">id: 16140,</text:p>
      <text:p text:style-name="P1">first_name: "RAMİN",</text:p>
      <text:p text:style-name="P1">last_name: "ŞƏRİFOV",</text:p>
      <text:p text:style-name="P1">patronymic: "QÜDRƏT OĞLU",</text:p>
      <text:p text:style-name="P1">pin: "7CS889H",</text:p>
      <text:p text:style-name="P1">branch_name: "5 saylı Bakı "ASAN xidmət" mərkəzi",</text:p>
      <text:p text:style-name="P1">branch_id: 9,</text:p>
      <text:p text:style-name="P1">photo: "https://portal-api.asanvolunteers.az/storage/15452/7CS889H.png"</text:p>
      <text:p text:style-name="P1">},</text:p>
      <text:p text:style-name="P1"><text:soft-page-break/>{</text:p>
      <text:p text:style-name="P1">id: 16504,</text:p>
      <text:p text:style-name="P1">first_name: "NƏRMİN",</text:p>
      <text:p text:style-name="P1">last_name: "ŞİRİNOVA",</text:p>
      <text:p text:style-name="P1">patronymic: "FƏRAİZ QIZI",</text:p>
      <text:p text:style-name="P1">pin: "82L43XB",</text:p>
      <text:p text:style-name="P1">branch_name: "5 saylı Bakı "ASAN xidmət" mərkəzi",</text:p>
      <text:p text:style-name="P1">branch_id: 9,</text:p>
      <text:p text:style-name="P1">photo: "https://portal-api.asanvolunteers.az/storage/15818/82L43XB.png"</text:p>
      <text:p text:style-name="P1">},</text:p>
      <text:p text:style-name="P1">{</text:p>
      <text:p text:style-name="P1">id: 16502,</text:p>
      <text:p text:style-name="P1">first_name: "MƏDİNƏ",</text:p>
      <text:p text:style-name="P1">last_name: "CƏBRAYILZADƏ",</text:p>
      <text:p text:style-name="P1">patronymic: "ZAUR QIZI",</text:p>
      <text:p text:style-name="P1">pin: "8PMC531",</text:p>
      <text:p text:style-name="P1">branch_name: "5 saylı Bakı "ASAN xidmət" mərkəzi",</text:p>
      <text:p text:style-name="P1">branch_id: 9,</text:p>
      <text:p text:style-name="P1">photo: "https://portal-api.asanvolunteers.az/storage/15816/8PMC531.png"</text:p>
      <text:p text:style-name="P1">},</text:p>
      <text:p text:style-name="P1">{</text:p>
      <text:p text:style-name="P1">id: 16535,</text:p>
      <text:p text:style-name="P1">first_name: "MİRZƏHRA",</text:p>
      <text:p text:style-name="P1">last_name: "CƏFƏROVA",</text:p>
      <text:p text:style-name="P1">patronymic: "MİRCƏFƏR QIZI",</text:p>
      <text:p text:style-name="P1">pin: "7PS9R5E",</text:p>
      <text:p text:style-name="P1">branch_name: "5 saylı Bakı "ASAN xidmət" mərkəzi",</text:p>
      <text:p text:style-name="P1">branch_id: 9,</text:p>
      <text:p text:style-name="P1">photo: "https://portal-api.asanvolunteers.az/storage/15845/7PS9R5E.png"</text:p>
      <text:p text:style-name="P1">},</text:p>
      <text:p text:style-name="P1">{</text:p>
      <text:p text:style-name="P1">id: 16632,</text:p>
      <text:p text:style-name="P1">first_name: "RƏHİLƏ",</text:p>
      <text:p text:style-name="P1">last_name: "HƏSƏNOVA",</text:p>
      <text:p text:style-name="P1">patronymic: "ELŞƏN QIZI",</text:p>
      <text:p text:style-name="P1">pin: "7SQALTH",</text:p>
      <text:p text:style-name="P1">branch_name: "5 saylı Bakı "ASAN xidmət" mərkəzi",</text:p>
      <text:p text:style-name="P1">branch_id: 9,</text:p>
      <text:p text:style-name="P1"><text:soft-page-break/>photo: "https://portal-api.asanvolunteers.az/storage/15938/7SQALTH.png"</text:p>
      <text:p text:style-name="P1">},</text:p>
      <text:p text:style-name="P1">{</text:p>
      <text:p text:style-name="P1">id: 16772,</text:p>
      <text:p text:style-name="P1">first_name: "GÜLZAR",</text:p>
      <text:p text:style-name="P1">last_name: "ABBASOVA",</text:p>
      <text:p text:style-name="P1">patronymic: "NATİQ QIZI",</text:p>
      <text:p text:style-name="P1">pin: "7PJXCCD",</text:p>
      <text:p text:style-name="P1">branch_name: "5 saylı Bakı "ASAN xidmət" mərkəzi",</text:p>
      <text:p text:style-name="P1">branch_id: 9,</text:p>
      <text:p text:style-name="P1">photo: "https://portal-api.asanvolunteers.az/storage/16060/7PJXCCD.png"</text:p>
      <text:p text:style-name="P1">},</text:p>
      <text:p text:style-name="P1">{</text:p>
      <text:p text:style-name="P1">id: 14622,</text:p>
      <text:p text:style-name="P1">first_name: "KƏNAN",</text:p>
      <text:p text:style-name="P1">last_name: "ƏLİYEV",</text:p>
      <text:p text:style-name="P1">patronymic: "AĞASI OĞLU",</text:p>
      <text:p text:style-name="P1">pin: "7JF63SB",</text:p>
      <text:p text:style-name="P1">branch_name: "5 saylı Bakı "ASAN xidmət" mərkəzi",</text:p>
      <text:p text:style-name="P1">branch_id: 9,</text:p>
      <text:p text:style-name="P1">photo: "https://portal-api.asanvolunteers.az/storage/13994/7JF63SB.png"</text:p>
      <text:p text:style-name="P1">},</text:p>
      <text:p text:style-name="P1">{</text:p>
      <text:p text:style-name="P1">id: 14748,</text:p>
      <text:p text:style-name="P1">first_name: "ZEYNƏB",</text:p>
      <text:p text:style-name="P1">last_name: "HÜSEYNZADƏ",</text:p>
      <text:p text:style-name="P1">patronymic: "ASLAN QIZI",</text:p>
      <text:p text:style-name="P1">pin: "7EK3PR6",</text:p>
      <text:p text:style-name="P1">branch_name: "5 saylı Bakı "ASAN xidmət" mərkəzi",</text:p>
      <text:p text:style-name="P1">branch_id: 9,</text:p>
      <text:p text:style-name="P1">photo: "https://portal-api.asanvolunteers.az/storage/14108/7EK3PR6.png"</text:p>
      <text:p text:style-name="P1">},</text:p>
      <text:p text:style-name="P1">{</text:p>
      <text:p text:style-name="P1">id: 15576,</text:p>
      <text:p text:style-name="P1">first_name: "ZƏHRA",</text:p>
      <text:p text:style-name="P1">last_name: "ŞİRƏLİYEVA",</text:p>
      <text:p text:style-name="P1"><text:soft-page-break/>patronymic: "ŞİRƏLİ QIZI",</text:p>
      <text:p text:style-name="P1">pin: "7VY50CB",</text:p>
      <text:p text:style-name="P1">branch_name: "5 saylı Bakı "ASAN xidmət" mərkəzi",</text:p>
      <text:p text:style-name="P1">branch_id: 9,</text:p>
      <text:p text:style-name="P1">photo: "https://portal-api.asanvolunteers.az/storage/14906/7VY50CB.png"</text:p>
      <text:p text:style-name="P1">},</text:p>
      <text:p text:style-name="P1">{</text:p>
      <text:p text:style-name="P1">id: 15641,</text:p>
      <text:p text:style-name="P1">first_name: "ZEYNƏB",</text:p>
      <text:p text:style-name="P1">last_name: "RƏHİMOVA",</text:p>
      <text:p text:style-name="P1">patronymic: "NƏRİMAN QIZI",</text:p>
      <text:p text:style-name="P1">pin: "843TW54",</text:p>
      <text:p text:style-name="P1">branch_name: "5 saylı Bakı "ASAN xidmət" mərkəzi",</text:p>
      <text:p text:style-name="P1">branch_id: 9,</text:p>
      <text:p text:style-name="P1">photo: "https://portal-api.asanvolunteers.az/storage/14969/843TW54.png"</text:p>
      <text:p text:style-name="P1">},</text:p>
      <text:p text:style-name="P1">{</text:p>
      <text:p text:style-name="P1">id: 16980,</text:p>
      <text:p text:style-name="P1">first_name: "SƏFURƏ",</text:p>
      <text:p text:style-name="P1">last_name: "ƏZİMOVA",</text:p>
      <text:p text:style-name="P1">patronymic: "ASİM QIZI",</text:p>
      <text:p text:style-name="P1">pin: "6G8VSHX",</text:p>
      <text:p text:style-name="P1">branch_name: "5 saylı Bakı "ASAN xidmət" mərkəzi",</text:p>
      <text:p text:style-name="P1">branch_id: 9,</text:p>
      <text:p text:style-name="P1">photo: "https://portal-api.asanvolunteers.az/storage/16240/6G8VSHX.png"</text:p>
      <text:p text:style-name="P1">},</text:p>
      <text:p text:style-name="P1">{</text:p>
      <text:p text:style-name="P1">id: 17150,</text:p>
      <text:p text:style-name="P1">first_name: "RUHANƏ",</text:p>
      <text:p text:style-name="P1">last_name: "FƏRƏCZADƏ",</text:p>
      <text:p text:style-name="P1">patronymic: "QAHİR QIZI",</text:p>
      <text:p text:style-name="P1">pin: "7VQJ5EZ",</text:p>
      <text:p text:style-name="P1">branch_name: "5 saylı Bakı "ASAN xidmət" mərkəzi",</text:p>
      <text:p text:style-name="P1">branch_id: 9,</text:p>
      <text:p text:style-name="P1">photo: "https://portal-api.asanvolunteers.az/storage/16394/7VQJ5EZ.png"</text:p>
      <text:p text:style-name="P1">},</text:p>
      <text:p text:style-name="P1"><text:soft-page-break/>{</text:p>
      <text:p text:style-name="P1">id: 15558,</text:p>
      <text:p text:style-name="P1">first_name: "AYLA",</text:p>
      <text:p text:style-name="P1">last_name: "ƏLİYEVA",</text:p>
      <text:p text:style-name="P1">patronymic: "TALEH QIZI",</text:p>
      <text:p text:style-name="P1">pin: "6NWNP5T",</text:p>
      <text:p text:style-name="P1">branch_name: "5 saylı Bakı "ASAN xidmət" mərkəzi",</text:p>
      <text:p text:style-name="P1">branch_id: 9,</text:p>
      <text:p text:style-name="P1">photo: "https://portal-api.asanvolunteers.az/storage/14888/6NWNP5T.png"</text:p>
      <text:p text:style-name="P1">},</text:p>
      <text:p text:style-name="P1">{</text:p>
      <text:p text:style-name="P1">id: 17250,</text:p>
      <text:p text:style-name="P1">first_name: "AYŞƏN",</text:p>
      <text:p text:style-name="P1">last_name: "HÜSEYNZADƏ",</text:p>
      <text:p text:style-name="P1">patronymic: "AZAD QIZI",</text:p>
      <text:p text:style-name="P1">pin: "7RFCXLW",</text:p>
      <text:p text:style-name="P1">branch_name: "5 saylı Bakı "ASAN xidmət" mərkəzi",</text:p>
      <text:p text:style-name="P1">branch_id: 9,</text:p>
      <text:p text:style-name="P1">photo: "https://portal-api.asanvolunteers.az/storage/16486/7RFCXLW.png"</text:p>
      <text:p text:style-name="P1">},</text:p>
      <text:p text:style-name="P1">{</text:p>
      <text:p text:style-name="P1">id: 17248,</text:p>
      <text:p text:style-name="P1">first_name: "AYSEL",</text:p>
      <text:p text:style-name="P1">last_name: "ƏLİYEVA",</text:p>
      <text:p text:style-name="P1">patronymic: "AYDIN QIZI",</text:p>
      <text:p text:style-name="P1">pin: "7JUMXT5",</text:p>
      <text:p text:style-name="P1">branch_name: "5 saylı Bakı "ASAN xidmət" mərkəzi",</text:p>
      <text:p text:style-name="P1">branch_id: 9,</text:p>
      <text:p text:style-name="P1">photo: "https://portal-api.asanvolunteers.az/storage/16484/7JUMXT5.png"</text:p>
      <text:p text:style-name="P1">},</text:p>
      <text:p text:style-name="P1">{</text:p>
      <text:p text:style-name="P1">id: 17284,</text:p>
      <text:p text:style-name="P1">first_name: "TURAN",</text:p>
      <text:p text:style-name="P1">last_name: "İMAMQULİYEVA",</text:p>
      <text:p text:style-name="P1">patronymic: "ZAUR QIZI",</text:p>
      <text:p text:style-name="P1">pin: "7XGEQ7U",</text:p>
      <text:p text:style-name="P1">branch_name: "5 saylı Bakı "ASAN xidmət" mərkəzi",</text:p>
      <text:p text:style-name="P1">branch_id: 9,</text:p>
      <text:p text:style-name="P1"><text:soft-page-break/>photo: "https://portal-api.asanvolunteers.az/storage/16518/7XGEQ7U.png"</text:p>
      <text:p text:style-name="P1">},</text:p>
      <text:p text:style-name="P1">{</text:p>
      <text:p text:style-name="P1">id: 13298,</text:p>
      <text:p text:style-name="P1">first_name: "BANUÇİÇƏK",</text:p>
      <text:p text:style-name="P1">last_name: "ƏLİYEVA",</text:p>
      <text:p text:style-name="P1">patronymic: "NƏRİMAN QIZI",</text:p>
      <text:p text:style-name="P1">pin: "5G2C27D",</text:p>
      <text:p text:style-name="P1">branch_name: "5 saylı Bakı "ASAN xidmət" mərkəzi",</text:p>
      <text:p text:style-name="P1">branch_id: 9,</text:p>
      <text:p text:style-name="P1">photo: "https://portal-api.asanvolunteers.az/storage/12730/5G2C27D.png"</text:p>
      <text:p text:style-name="P1">},</text:p>
      <text:p text:style-name="P1">{</text:p>
      <text:p text:style-name="P1">id: 17743,</text:p>
      <text:p text:style-name="P1">first_name: "TAMARA",</text:p>
      <text:p text:style-name="P1">last_name: "RÜSTƏMOVA",</text:p>
      <text:p text:style-name="P1">patronymic: "TAHİR QIZI",</text:p>
      <text:p text:style-name="P1">pin: "6M27HNP",</text:p>
      <text:p text:style-name="P1">branch_name: "5 saylı Bakı "ASAN xidmət" mərkəzi",</text:p>
      <text:p text:style-name="P1">branch_id: 9,</text:p>
      <text:p text:style-name="P1">photo: "https://portal-api.asanvolunteers.az/storage/17465/6M27HNP.png"</text:p>
      <text:p text:style-name="P1">},</text:p>
      <text:p text:style-name="P1">{</text:p>
      <text:p text:style-name="P1">id: 17536,</text:p>
      <text:p text:style-name="P1">first_name: "RAMİLƏ",</text:p>
      <text:p text:style-name="P1">last_name: "QƏDİMLİ",</text:p>
      <text:p text:style-name="P1">patronymic: "SAMİR QIZI",</text:p>
      <text:p text:style-name="P1">pin: "6M6S64V",</text:p>
      <text:p text:style-name="P1">branch_name: "5 saylı Bakı "ASAN xidmət" mərkəzi",</text:p>
      <text:p text:style-name="P1">branch_id: 9,</text:p>
      <text:p text:style-name="P1">photo: "https://portal-api.asanvolunteers.az/storage/17268/6M6S64V.png"</text:p>
      <text:p text:style-name="P1">},</text:p>
      <text:p text:style-name="P1">{</text:p>
      <text:p text:style-name="P1">id: 17800,</text:p>
      <text:p text:style-name="P1">first_name: "ŞƏBNƏM",</text:p>
      <text:p text:style-name="P1">last_name: "ZAMANOVA",</text:p>
      <text:p text:style-name="P1"><text:soft-page-break/>patronymic: "CEYHUN QIZI",</text:p>
      <text:p text:style-name="P1">pin: "7W0BEL8",</text:p>
      <text:p text:style-name="P1">branch_name: "5 saylı Bakı "ASAN xidmət" mərkəzi",</text:p>
      <text:p text:style-name="P1">branch_id: 9,</text:p>
      <text:p text:style-name="P1">photo: "https://portal-api.asanvolunteers.az/storage/17518/7W0BEL8.png"</text:p>
      <text:p text:style-name="P1">},</text:p>
      <text:p text:style-name="P1">{</text:p>
      <text:p text:style-name="P1">id: 17584,</text:p>
      <text:p text:style-name="P1">first_name: "RƏFİQƏ",</text:p>
      <text:p text:style-name="P1">last_name: "MİRZƏZADƏ",</text:p>
      <text:p text:style-name="P1">patronymic: "BƏXTİYAR QIZI",</text:p>
      <text:p text:style-name="P1">pin: "7GFGN1S",</text:p>
      <text:p text:style-name="P1">branch_name: "5 saylı Bakı "ASAN xidmət" mərkəzi",</text:p>
      <text:p text:style-name="P1">branch_id: 9,</text:p>
      <text:p text:style-name="P1">photo: "https://portal-api.asanvolunteers.az/storage/17316/7GFGN1S.png"</text:p>
      <text:p text:style-name="P1">},</text:p>
      <text:p text:style-name="P1">{</text:p>
      <text:p text:style-name="P1">id: 18000,</text:p>
      <text:p text:style-name="P1">first_name: "FATİMƏ",</text:p>
      <text:p text:style-name="P1">last_name: "ƏLİYEVA",</text:p>
      <text:p text:style-name="P1">patronymic: "KAMRAN QIZI",</text:p>
      <text:p text:style-name="P1">pin: "7PBLY13",</text:p>
      <text:p text:style-name="P1">branch_name: "5 saylı Bakı "ASAN xidmət" mərkəzi",</text:p>
      <text:p text:style-name="P1">branch_id: 9,</text:p>
      <text:p text:style-name="P1">photo: "https://portal-api.asanvolunteers.az/storage/17724/7PBLY13.png"</text:p>
      <text:p text:style-name="P1">},</text:p>
      <text:p text:style-name="P1">{</text:p>
      <text:p text:style-name="P1">id: 18082,</text:p>
      <text:p text:style-name="P1">first_name: "AYDAN",</text:p>
      <text:p text:style-name="P1">last_name: "YUSUBOVA",</text:p>
      <text:p text:style-name="P1">patronymic: "XƏQANİ QIZI",</text:p>
      <text:p text:style-name="P1">pin: "7Z0M53W",</text:p>
      <text:p text:style-name="P1">branch_name: "5 saylı Bakı "ASAN xidmət" mərkəzi",</text:p>
      <text:p text:style-name="P1">branch_id: 9,</text:p>
      <text:p text:style-name="P1">photo: "https://portal-api.asanvolunteers.az/storage/17802/7Z0M53W.png"</text:p>
      <text:p text:style-name="P1">},</text:p>
      <text:p text:style-name="P1"><text:soft-page-break/>{</text:p>
      <text:p text:style-name="P1">id: 18144,</text:p>
      <text:p text:style-name="P1">first_name: "GÜNAY",</text:p>
      <text:p text:style-name="P1">last_name: "QASIMZADƏ",</text:p>
      <text:p text:style-name="P1">patronymic: "RƏCAD QIZI",</text:p>
      <text:p text:style-name="P1">pin: "8RUF4ZW",</text:p>
      <text:p text:style-name="P1">branch_name: "5 saylı Bakı "ASAN xidmət" mərkəzi",</text:p>
      <text:p text:style-name="P1">branch_id: 9,</text:p>
      <text:p text:style-name="P1">photo: "https://portal-api.asanvolunteers.az/storage/17858/8RUF4ZW.png"</text:p>
      <text:p text:style-name="P1">},</text:p>
      <text:p text:style-name="P1">{</text:p>
      <text:p text:style-name="P1">id: 18273,</text:p>
      <text:p text:style-name="P1">first_name: "DƏNİZ",</text:p>
      <text:p text:style-name="P1">last_name: "ALIŞOVA",</text:p>
      <text:p text:style-name="P1">patronymic: "RUSLAN QIZI",</text:p>
      <text:p text:style-name="P1">pin: "6Y5TWKW",</text:p>
      <text:p text:style-name="P1">branch_name: "5 saylı Bakı "ASAN xidmət" mərkəzi",</text:p>
      <text:p text:style-name="P1">branch_id: 9,</text:p>
      <text:p text:style-name="P1">photo: "https://portal-api.asanvolunteers.az/storage/17973/6Y5TWKW.png"</text:p>
      <text:p text:style-name="P1">},</text:p>
      <text:p text:style-name="P1">{</text:p>
      <text:p text:style-name="P1">id: 12418,</text:p>
      <text:p text:style-name="P1">first_name: "DƏNİZ",</text:p>
      <text:p text:style-name="P1">last_name: "ƏLİYEV",</text:p>
      <text:p text:style-name="P1">patronymic: "ARİF OĞLU",</text:p>
      <text:p text:style-name="P1">pin: "4YUG6YW",</text:p>
      <text:p text:style-name="P1">branch_name: "6 saylı Bakı "ASAN xidmət" mərkəzi",</text:p>
      <text:p text:style-name="P1">branch_id: 11,</text:p>
      <text:p text:style-name="P1">photo: "https://portal-api.asanvolunteers.az/storage/11862/4YUG6YW.png"</text:p>
      <text:p text:style-name="P1">},</text:p>
      <text:p text:style-name="P1">{</text:p>
      <text:p text:style-name="P1">id: 12648,</text:p>
      <text:p text:style-name="P1">first_name: "RƏVAN",</text:p>
      <text:p text:style-name="P1">last_name: "EYVAZLI",</text:p>
      <text:p text:style-name="P1">patronymic: "QƏNBƏR OĞLU",</text:p>
      <text:p text:style-name="P1">pin: "7VJ638X",</text:p>
      <text:p text:style-name="P1">branch_name: "6 saylı Bakı "ASAN xidmət" mərkəzi",</text:p>
      <text:p text:style-name="P1">branch_id: 11,</text:p>
      <text:p text:style-name="P1"><text:soft-page-break/>photo: "https://portal-api.asanvolunteers.az/storage/12086/7VJ638X.png"</text:p>
      <text:p text:style-name="P1">},</text:p>
      <text:p text:style-name="P1">{</text:p>
      <text:p text:style-name="P1">id: 12676,</text:p>
      <text:p text:style-name="P1">first_name: "LEYLA",</text:p>
      <text:p text:style-name="P1">last_name: "ƏLƏSGƏROVA",</text:p>
      <text:p text:style-name="P1">patronymic: "MÜŞFİQOVNA",</text:p>
      <text:p text:style-name="P1">pin: "8CCXSKF",</text:p>
      <text:p text:style-name="P1">branch_name: "6 saylı Bakı "ASAN xidmət" mərkəzi",</text:p>
      <text:p text:style-name="P1">branch_id: 11,</text:p>
      <text:p text:style-name="P1">photo: "https://portal-api.asanvolunteers.az/storage/12108/8CCXSKF.png"</text:p>
      <text:p text:style-name="P1">},</text:p>
      <text:p text:style-name="P1">{</text:p>
      <text:p text:style-name="P1">id: 12709,</text:p>
      <text:p text:style-name="P1">first_name: "SACİDƏ",</text:p>
      <text:p text:style-name="P1">last_name: "ƏLİZADƏ",</text:p>
      <text:p text:style-name="P1">patronymic: "NURU QIZI",</text:p>
      <text:p text:style-name="P1">pin: "7QP4D0Z",</text:p>
      <text:p text:style-name="P1">branch_name: "6 saylı Bakı "ASAN xidmət" mərkəzi",</text:p>
      <text:p text:style-name="P1">branch_id: 11,</text:p>
      <text:p text:style-name="P1">photo: "https://portal-api.asanvolunteers.az/storage/12141/7QP4D0Z.png"</text:p>
      <text:p text:style-name="P1">},</text:p>
      <text:p text:style-name="P1">{</text:p>
      <text:p text:style-name="P1">id: 12730,</text:p>
      <text:p text:style-name="P1">first_name: "NƏRMİN",</text:p>
      <text:p text:style-name="P1">last_name: "ƏHMƏDOVA",</text:p>
      <text:p text:style-name="P1">patronymic: "MÜŞFİQ QIZI",</text:p>
      <text:p text:style-name="P1">pin: "7X966B5",</text:p>
      <text:p text:style-name="P1">branch_name: "6 saylı Bakı "ASAN xidmət" mərkəzi",</text:p>
      <text:p text:style-name="P1">branch_id: 11,</text:p>
      <text:p text:style-name="P1">photo: "https://portal-api.asanvolunteers.az/storage/12160/7X966B5.png"</text:p>
      <text:p text:style-name="P1">},</text:p>
      <text:p text:style-name="P1">{</text:p>
      <text:p text:style-name="P1">id: 13082,</text:p>
      <text:p text:style-name="P1">first_name: "AYGÜL",</text:p>
      <text:p text:style-name="P1">last_name: "SƏFİXANLI",</text:p>
      <text:p text:style-name="P1"><text:soft-page-break/>patronymic: "MÜZƏFFƏR QIZI",</text:p>
      <text:p text:style-name="P1">pin: "7G2DL04",</text:p>
      <text:p text:style-name="P1">branch_name: "6 saylı Bakı "ASAN xidmət" mərkəzi",</text:p>
      <text:p text:style-name="P1">branch_id: 11,</text:p>
      <text:p text:style-name="P1">photo: "https://portal-api.asanvolunteers.az/storage/12512/7G2DL04.png"</text:p>
      <text:p text:style-name="P1">},</text:p>
      <text:p text:style-name="P1">{</text:p>
      <text:p text:style-name="P1">id: 13246,</text:p>
      <text:p text:style-name="P1">first_name: "KÜBRA",</text:p>
      <text:p text:style-name="P1">last_name: "HÜSEYNOVA",</text:p>
      <text:p text:style-name="P1">patronymic: "RUSLAN QIZI",</text:p>
      <text:p text:style-name="P1">pin: "8SMLTTS",</text:p>
      <text:p text:style-name="P1">branch_name: "6 saylı Bakı "ASAN xidmət" mərkəzi",</text:p>
      <text:p text:style-name="P1">branch_id: 11,</text:p>
      <text:p text:style-name="P1">photo: "https://portal-api.asanvolunteers.az/storage/12678/8SMLTTS.png"</text:p>
      <text:p text:style-name="P1">},</text:p>
      <text:p text:style-name="P1">{</text:p>
      <text:p text:style-name="P1">id: 13508,</text:p>
      <text:p text:style-name="P1">first_name: "İBRAHİM",</text:p>
      <text:p text:style-name="P1">last_name: "TƏHMƏZOV",</text:p>
      <text:p text:style-name="P1">patronymic: "SƏFƏR OĞLU",</text:p>
      <text:p text:style-name="P1">pin: "7QQU0R3",</text:p>
      <text:p text:style-name="P1">branch_name: "6 saylı Bakı "ASAN xidmət" mərkəzi",</text:p>
      <text:p text:style-name="P1">branch_id: 11,</text:p>
      <text:p text:style-name="P1">photo: "https://portal-api.asanvolunteers.az/storage/12928/7QQU0R3.png"</text:p>
      <text:p text:style-name="P1">},</text:p>
      <text:p text:style-name="P1">{</text:p>
      <text:p text:style-name="P1">id: 13668,</text:p>
      <text:p text:style-name="P1">first_name: "RAUL",</text:p>
      <text:p text:style-name="P1">last_name: "QAFLANOV",</text:p>
      <text:p text:style-name="P1">patronymic: "İLQAR OĞLU",</text:p>
      <text:p text:style-name="P1">pin: "7ABGJV0",</text:p>
      <text:p text:style-name="P1">branch_name: "6 saylı Bakı "ASAN xidmət" mərkəzi",</text:p>
      <text:p text:style-name="P1">branch_id: 11,</text:p>
      <text:p text:style-name="P1">photo: "https://portal-api.asanvolunteers.az/storage/13086/7ABGJV0.png"</text:p>
      <text:p text:style-name="P1">},</text:p>
      <text:p text:style-name="P1"><text:soft-page-break/>{</text:p>
      <text:p text:style-name="P1">id: 13776,</text:p>
      <text:p text:style-name="P1">first_name: "GÜNEL",</text:p>
      <text:p text:style-name="P1">last_name: "MƏMMƏDOVA",</text:p>
      <text:p text:style-name="P1">patronymic: "HAMLET QIZI",</text:p>
      <text:p text:style-name="P1">pin: "7RGM889",</text:p>
      <text:p text:style-name="P1">branch_name: "6 saylı Bakı "ASAN xidmət" mərkəzi",</text:p>
      <text:p text:style-name="P1">branch_id: 11,</text:p>
      <text:p text:style-name="P1">photo: "https://portal-api.asanvolunteers.az/storage/13188/7RGM889.png"</text:p>
      <text:p text:style-name="P1">},</text:p>
      <text:p text:style-name="P1">{</text:p>
      <text:p text:style-name="P1">id: 13990,</text:p>
      <text:p text:style-name="P1">first_name: "PINAR",</text:p>
      <text:p text:style-name="P1">last_name: "QASIMLI",</text:p>
      <text:p text:style-name="P1">patronymic: "ETİBAR QIZI",</text:p>
      <text:p text:style-name="P1">pin: "554PFR0",</text:p>
      <text:p text:style-name="P1">branch_name: "6 saylı Bakı "ASAN xidmət" mərkəzi",</text:p>
      <text:p text:style-name="P1">branch_id: 11,</text:p>
      <text:p text:style-name="P1">photo: "https://portal-api.asanvolunteers.az/storage/13402/554PFR0.png"</text:p>
      <text:p text:style-name="P1">},</text:p>
      <text:p text:style-name="P1">{</text:p>
      <text:p text:style-name="P1">id: 14500,</text:p>
      <text:p text:style-name="P1">first_name: "NƏRMİN",</text:p>
      <text:p text:style-name="P1">last_name: "RZAYEVA",</text:p>
      <text:p text:style-name="P1">patronymic: "POLAD QIZI",</text:p>
      <text:p text:style-name="P1">pin: "6XV19WW",</text:p>
      <text:p text:style-name="P1">branch_name: "6 saylı Bakı "ASAN xidmət" mərkəzi",</text:p>
      <text:p text:style-name="P1">branch_id: 11,</text:p>
      <text:p text:style-name="P1">photo: "https://portal-api.asanvolunteers.az/storage/13882/6XV19WW.png"</text:p>
      <text:p text:style-name="P1">},</text:p>
      <text:p text:style-name="P1">{</text:p>
      <text:p text:style-name="P1">id: 14478,</text:p>
      <text:p text:style-name="P1">first_name: "QƏNİRƏ",</text:p>
      <text:p text:style-name="P1">last_name: "RAMİZZADƏ",</text:p>
      <text:p text:style-name="P1">patronymic: "RAMİZ QIZI",</text:p>
      <text:p text:style-name="P1">pin: "6J29E1V",</text:p>
      <text:p text:style-name="P1">branch_name: "6 saylı Bakı "ASAN xidmət" mərkəzi",</text:p>
      <text:p text:style-name="P1">branch_id: 11,</text:p>
      <text:p text:style-name="P1"><text:soft-page-break/>photo: "https://portal-api.asanvolunteers.az/storage/13862/6J29E1V.png"</text:p>
      <text:p text:style-name="P1">},</text:p>
      <text:p text:style-name="P1">{</text:p>
      <text:p text:style-name="P1">id: 14543,</text:p>
      <text:p text:style-name="P1">first_name: "AYAN",</text:p>
      <text:p text:style-name="P1">last_name: "ABBASOVA",</text:p>
      <text:p text:style-name="P1">patronymic: "RAMİL QIZI",</text:p>
      <text:p text:style-name="P1">pin: "7Y46AMR",</text:p>
      <text:p text:style-name="P1">branch_name: "6 saylı Bakı "ASAN xidmət" mərkəzi",</text:p>
      <text:p text:style-name="P1">branch_id: 11,</text:p>
      <text:p text:style-name="P1">photo: "https://portal-api.asanvolunteers.az/storage/13923/7Y46AMR.png"</text:p>
      <text:p text:style-name="P1">},</text:p>
      <text:p text:style-name="P1">{</text:p>
      <text:p text:style-name="P1">id: 14519,</text:p>
      <text:p text:style-name="P1">first_name: "CƏMİL",</text:p>
      <text:p text:style-name="P1">last_name: "MƏMMƏDZADƏ",</text:p>
      <text:p text:style-name="P1">patronymic: "KAMİL OĞLU",</text:p>
      <text:p text:style-name="P1">pin: "8QQSDMH",</text:p>
      <text:p text:style-name="P1">branch_name: "6 saylı Bakı "ASAN xidmət" mərkəzi",</text:p>
      <text:p text:style-name="P1">branch_id: 11,</text:p>
      <text:p text:style-name="P1">photo: "https://portal-api.asanvolunteers.az/storage/13901/8QQSDMH.png"</text:p>
      <text:p text:style-name="P1">},</text:p>
      <text:p text:style-name="P1">{</text:p>
      <text:p text:style-name="P1">id: 14772,</text:p>
      <text:p text:style-name="P1">first_name: "RAHİB",</text:p>
      <text:p text:style-name="P1">last_name: "FƏTULLAYEV",</text:p>
      <text:p text:style-name="P1">patronymic: "RASİM OĞLU",</text:p>
      <text:p text:style-name="P1">pin: "5N1LQHU",</text:p>
      <text:p text:style-name="P1">branch_name: "6 saylı Bakı "ASAN xidmət" mərkəzi",</text:p>
      <text:p text:style-name="P1">branch_id: 11,</text:p>
      <text:p text:style-name="P1">photo: "https://portal-api.asanvolunteers.az/storage/14128/5N1LQHU.png"</text:p>
      <text:p text:style-name="P1">},</text:p>
      <text:p text:style-name="P1">{</text:p>
      <text:p text:style-name="P1">id: 15456,</text:p>
      <text:p text:style-name="P1">first_name: "NƏRMİN",</text:p>
      <text:p text:style-name="P1">last_name: "DİRAYEVA",</text:p>
      <text:p text:style-name="P1"><text:soft-page-break/>patronymic: "MƏHƏRRƏM QIZI",</text:p>
      <text:p text:style-name="P1">pin: "7X0DEQM",</text:p>
      <text:p text:style-name="P1">branch_name: "6 saylı Bakı "ASAN xidmət" mərkəzi",</text:p>
      <text:p text:style-name="P1">branch_id: 11,</text:p>
      <text:p text:style-name="P1">photo: "https://portal-api.asanvolunteers.az/storage/14798/7X0DEQM.png"</text:p>
      <text:p text:style-name="P1">},</text:p>
      <text:p text:style-name="P1">{</text:p>
      <text:p text:style-name="P1">id: 15328,</text:p>
      <text:p text:style-name="P1">first_name: "ALİYƏ",</text:p>
      <text:p text:style-name="P1">last_name: "ABASZADƏ",</text:p>
      <text:p text:style-name="P1">patronymic: "ZAMİN QIZI",</text:p>
      <text:p text:style-name="P1">pin: "6Z8ZGMU",</text:p>
      <text:p text:style-name="P1">branch_name: "6 saylı Bakı "ASAN xidmət" mərkəzi",</text:p>
      <text:p text:style-name="P1">branch_id: 11,</text:p>
      <text:p text:style-name="P1">photo: "https://portal-api.asanvolunteers.az/storage/14688/6Z8ZGMU.png"</text:p>
      <text:p text:style-name="P1">},</text:p>
      <text:p text:style-name="P1">{</text:p>
      <text:p text:style-name="P1">id: 15787,</text:p>
      <text:p text:style-name="P1">first_name: "ƏLİZAMİN",</text:p>
      <text:p text:style-name="P1">last_name: "NİFTALIZADƏ",</text:p>
      <text:p text:style-name="P1">patronymic: "ATAKİŞİ OĞLU",</text:p>
      <text:p text:style-name="P1">pin: "7R4F15Q",</text:p>
      <text:p text:style-name="P1">branch_name: "6 saylı Bakı "ASAN xidmət" mərkəzi",</text:p>
      <text:p text:style-name="P1">branch_id: 11,</text:p>
      <text:p text:style-name="P1">photo: "https://portal-api.asanvolunteers.az/storage/15107/7R4F15Q.png"</text:p>
      <text:p text:style-name="P1">},</text:p>
      <text:p text:style-name="P1">{</text:p>
      <text:p text:style-name="P1">id: 12899,</text:p>
      <text:p text:style-name="P1">first_name: "ALMAZ",</text:p>
      <text:p text:style-name="P1">last_name: "SƏMƏDZADƏ",</text:p>
      <text:p text:style-name="P1">patronymic: "PƏNAH QIZI",</text:p>
      <text:p text:style-name="P1">pin: "7Y51XMG",</text:p>
      <text:p text:style-name="P1">branch_name: "6 saylı Bakı "ASAN xidmət" mərkəzi",</text:p>
      <text:p text:style-name="P1">branch_id: 11,</text:p>
      <text:p text:style-name="P1">photo: "https://portal-api.asanvolunteers.az/storage/12335/7Y51XMG.png"</text:p>
      <text:p text:style-name="P1">},</text:p>
      <text:p text:style-name="P1"><text:soft-page-break/>{</text:p>
      <text:p text:style-name="P1">id: 14506,</text:p>
      <text:p text:style-name="P1">first_name: "MİLANƏ",</text:p>
      <text:p text:style-name="P1">last_name: "NƏZƏRƏLİYEVA",</text:p>
      <text:p text:style-name="P1">patronymic: "NAMAZ QIZI",</text:p>
      <text:p text:style-name="P1">pin: "7F0W4BG",</text:p>
      <text:p text:style-name="P1">branch_name: "6 saylı Bakı "ASAN xidmət" mərkəzi",</text:p>
      <text:p text:style-name="P1">branch_id: 11,</text:p>
      <text:p text:style-name="P1">photo: "https://portal-api.asanvolunteers.az/storage/13888/7F0W4BG.png"</text:p>
      <text:p text:style-name="P1">},</text:p>
      <text:p text:style-name="P1">{</text:p>
      <text:p text:style-name="P1">id: 17092,</text:p>
      <text:p text:style-name="P1">first_name: "NƏRMİN",</text:p>
      <text:p text:style-name="P1">last_name: "NƏCƏFOVA",</text:p>
      <text:p text:style-name="P1">patronymic: "QİSMƏT QIZI",</text:p>
      <text:p text:style-name="P1">pin: "84S1TSY",</text:p>
      <text:p text:style-name="P1">branch_name: "6 saylı Bakı "ASAN xidmət" mərkəzi",</text:p>
      <text:p text:style-name="P1">branch_id: 11,</text:p>
      <text:p text:style-name="P1">photo: "https://portal-api.asanvolunteers.az/storage/16338/84S1TSY.png"</text:p>
      <text:p text:style-name="P1">},</text:p>
      <text:p text:style-name="P1">{</text:p>
      <text:p text:style-name="P1">id: 15298,</text:p>
      <text:p text:style-name="P1">first_name: "NURANƏ",</text:p>
      <text:p text:style-name="P1">last_name: "HACIYEVA",</text:p>
      <text:p text:style-name="P1">patronymic: "ƏLİ QIZI",</text:p>
      <text:p text:style-name="P1">pin: "5RFBGWE",</text:p>
      <text:p text:style-name="P1">branch_name: "6 saylı Bakı "ASAN xidmət" mərkəzi",</text:p>
      <text:p text:style-name="P1">branch_id: 11,</text:p>
      <text:p text:style-name="P1">photo: "https://portal-api.asanvolunteers.az/storage/14658/5RFBGWE.png"</text:p>
      <text:p text:style-name="P1">},</text:p>
      <text:p text:style-name="P1">{</text:p>
      <text:p text:style-name="P1">id: 17254,</text:p>
      <text:p text:style-name="P1">first_name: "AYSUN",</text:p>
      <text:p text:style-name="P1">last_name: "ALLAHVERDİYEVA",</text:p>
      <text:p text:style-name="P1">patronymic: "ƏLƏKBƏR QIZI",</text:p>
      <text:p text:style-name="P1">pin: "7WR4YB2",</text:p>
      <text:p text:style-name="P1">branch_name: "6 saylı Bakı "ASAN xidmət" mərkəzi",</text:p>
      <text:p text:style-name="P1">branch_id: 11,</text:p>
      <text:p text:style-name="P1"><text:soft-page-break/>photo: "https://portal-api.asanvolunteers.az/storage/16490/7WR4YB2.png"</text:p>
      <text:p text:style-name="P1">},</text:p>
      <text:p text:style-name="P1">{</text:p>
      <text:p text:style-name="P1">id: 17624,</text:p>
      <text:p text:style-name="P1">first_name: "GÜNEL",</text:p>
      <text:p text:style-name="P1">last_name: "QƏHRƏMANOVA",</text:p>
      <text:p text:style-name="P1">patronymic: "FARİZ QIZI",</text:p>
      <text:p text:style-name="P1">pin: "8HHQ8CS",</text:p>
      <text:p text:style-name="P1">branch_name: "6 saylı Bakı "ASAN xidmət" mərkəzi",</text:p>
      <text:p text:style-name="P1">branch_id: 11,</text:p>
      <text:p text:style-name="P1">photo: "https://portal-api.asanvolunteers.az/storage/17358/8HHQ8CS.png"</text:p>
      <text:p text:style-name="P1">},</text:p>
      <text:p text:style-name="P1">{</text:p>
      <text:p text:style-name="P1">id: 17737,</text:p>
      <text:p text:style-name="P1">first_name: "ƏLİ",</text:p>
      <text:p text:style-name="P1">last_name: "KAYMAS",</text:p>
      <text:p text:style-name="P1">patronymic: "YUSUF OĞLU",</text:p>
      <text:p text:style-name="P1">pin: "5V7T4NG",</text:p>
      <text:p text:style-name="P1">branch_name: "6 saylı Bakı "ASAN xidmət" mərkəzi",</text:p>
      <text:p text:style-name="P1">branch_id: 11,</text:p>
      <text:p text:style-name="P1">photo: null</text:p>
      <text:p text:style-name="P1">},</text:p>
      <text:p text:style-name="P1">{</text:p>
      <text:p text:style-name="P1">id: 17742,</text:p>
      <text:p text:style-name="P1">first_name: "ASYA",</text:p>
      <text:p text:style-name="P1">last_name: "MƏMMƏDOVA",</text:p>
      <text:p text:style-name="P1">patronymic: "NİZAMİ QIZI",</text:p>
      <text:p text:style-name="P1">pin: "7A9DQ6K",</text:p>
      <text:p text:style-name="P1">branch_name: "6 saylı Bakı "ASAN xidmət" mərkəzi",</text:p>
      <text:p text:style-name="P1">branch_id: 11,</text:p>
      <text:p text:style-name="P1">photo: "https://portal-api.asanvolunteers.az/storage/17464/7A9DQ6K.png"</text:p>
      <text:p text:style-name="P1">},</text:p>
      <text:p text:style-name="P1">{</text:p>
      <text:p text:style-name="P1">id: 17840,</text:p>
      <text:p text:style-name="P1">first_name: "AYSU",</text:p>
      <text:p text:style-name="P1">last_name: "MƏMMƏDZADƏ",</text:p>
      <text:p text:style-name="P1">patronymic: "ZAMİQ QIZI",</text:p>
      <text:p text:style-name="P1">pin: "7Z2EZ83",</text:p>
      <text:p text:style-name="P1"><text:soft-page-break/>branch_name: "6 saylı Bakı "ASAN xidmət" mərkəzi",</text:p>
      <text:p text:style-name="P1">branch_id: 11,</text:p>
      <text:p text:style-name="P1">photo: "https://portal-api.asanvolunteers.az/storage/17556/7Z2EZ83.png"</text:p>
      <text:p text:style-name="P1">},</text:p>
      <text:p text:style-name="P1">{</text:p>
      <text:p text:style-name="P1">id: 13240,</text:p>
      <text:p text:style-name="P1">first_name: "TAHİRƏ",</text:p>
      <text:p text:style-name="P1">last_name: "QULİYEVA",</text:p>
      <text:p text:style-name="P1">patronymic: "BÖYÜKAĞA QIZI",</text:p>
      <text:p text:style-name="P1">pin: "6JS3KLC",</text:p>
      <text:p text:style-name="P1">branch_name: "6 saylı Bakı "ASAN xidmət" mərkəzi",</text:p>
      <text:p text:style-name="P1">branch_id: 11,</text:p>
      <text:p text:style-name="P1">photo: "https://portal-api.asanvolunteers.az/storage/12672/6JS3KLC.png"</text:p>
      <text:p text:style-name="P1">},</text:p>
      <text:p text:style-name="P1">{</text:p>
      <text:p text:style-name="P1">id: 18293,</text:p>
      <text:p text:style-name="P1">first_name: "GÜNAY",</text:p>
      <text:p text:style-name="P1">last_name: "MƏHƏMMƏDOVA",</text:p>
      <text:p text:style-name="P1">patronymic: "SAMİR QIZI",</text:p>
      <text:p text:style-name="P1">pin: "8AUV7UN",</text:p>
      <text:p text:style-name="P1">branch_name: "6 saylı Bakı "ASAN xidmət" mərkəzi",</text:p>
      <text:p text:style-name="P1">branch_id: 11,</text:p>
      <text:p text:style-name="P1">photo: "https://portal-api.asanvolunteers.az/storage/17989/8AUV7UN.png"</text:p>
      <text:p text:style-name="P1">},</text:p>
      <text:p text:style-name="P1">{</text:p>
      <text:p text:style-name="P1">id: 17900,</text:p>
      <text:p text:style-name="P1">first_name: "TALEH",</text:p>
      <text:p text:style-name="P1">last_name: "MƏMMƏDZADƏ",</text:p>
      <text:p text:style-name="P1">patronymic: "TAHİR OĞLU",</text:p>
      <text:p text:style-name="P1">pin: "7QAZQNU",</text:p>
      <text:p text:style-name="P1">branch_name: "6 saylı Bakı "ASAN xidmət" mərkəzi",</text:p>
      <text:p text:style-name="P1">branch_id: 11,</text:p>
      <text:p text:style-name="P1">photo: "https://portal-api.asanvolunteers.az/storage/17628/7QAZQNU.png"</text:p>
      <text:p text:style-name="P1">},</text:p>
      <text:p text:style-name="P1">{</text:p>
      <text:p text:style-name="P1">id: 10865,</text:p>
      <text:p text:style-name="P1"><text:soft-page-break/>first_name: "TAMAM",</text:p>
      <text:p text:style-name="P1">last_name: "HƏSƏNOVA",</text:p>
      <text:p text:style-name="P1">patronymic: "ELDAR QIZI",</text:p>
      <text:p text:style-name="P1">pin: "7GJZVPD",</text:p>
      <text:p text:style-name="P1">branch_name: "7 saylı Bakı "ASAN xidmət" mərkəzi",</text:p>
      <text:p text:style-name="P1">branch_id: 13,</text:p>
      <text:p text:style-name="P1">photo: "https://portal-api.asanvolunteers.az/storage/10603/7GJZVPD.png"</text:p>
      <text:p text:style-name="P1">},</text:p>
      <text:p text:style-name="P1">{</text:p>
      <text:p text:style-name="P1">id: 10903,</text:p>
      <text:p text:style-name="P1">first_name: "NURAYƏ",</text:p>
      <text:p text:style-name="P1">last_name: "ƏMİRASLANOVA",</text:p>
      <text:p text:style-name="P1">patronymic: "VÜQAR QIZI",</text:p>
      <text:p text:style-name="P1">pin: "7R7RE0L",</text:p>
      <text:p text:style-name="P1">branch_name: "7 saylı Bakı "ASAN xidmət" mərkəzi",</text:p>
      <text:p text:style-name="P1">branch_id: 13,</text:p>
      <text:p text:style-name="P1">photo: "https://portal-api.asanvolunteers.az/storage/10639/7R7RE0L.png"</text:p>
      <text:p text:style-name="P1">},</text:p>
      <text:p text:style-name="P1">{</text:p>
      <text:p text:style-name="P1">id: 11058,</text:p>
      <text:p text:style-name="P1">first_name: "AYDAN",</text:p>
      <text:p text:style-name="P1">last_name: "VƏLİZADƏ",</text:p>
      <text:p text:style-name="P1">patronymic: "CEYHUN QIZI",</text:p>
      <text:p text:style-name="P1">pin: "7DKVGA8",</text:p>
      <text:p text:style-name="P1">branch_name: "7 saylı Bakı "ASAN xidmət" mərkəzi",</text:p>
      <text:p text:style-name="P1">branch_id: 13,</text:p>
      <text:p text:style-name="P1">photo: "https://portal-api.asanvolunteers.az/storage/10760/7DKVGA8.png"</text:p>
      <text:p text:style-name="P1">},</text:p>
      <text:p text:style-name="P1">{</text:p>
      <text:p text:style-name="P1">id: 11056,</text:p>
      <text:p text:style-name="P1">first_name: "AYDAN",</text:p>
      <text:p text:style-name="P1">last_name: "ƏZİZOVA",</text:p>
      <text:p text:style-name="P1">patronymic: "ELŞƏN QIZI",</text:p>
      <text:p text:style-name="P1">pin: "7QM5LSX",</text:p>
      <text:p text:style-name="P1">branch_name: "7 saylı Bakı "ASAN xidmət" mərkəzi",</text:p>
      <text:p text:style-name="P1">branch_id: 13,</text:p>
      <text:p text:style-name="P1"><text:soft-page-break/>photo: "https://portal-api.asanvolunteers.az/storage/10758/7QM5LSX.png"</text:p>
      <text:p text:style-name="P1">},</text:p>
      <text:p text:style-name="P1">{</text:p>
      <text:p text:style-name="P1">id: 11190,</text:p>
      <text:p text:style-name="P1">first_name: "RÖYA",</text:p>
      <text:p text:style-name="P1">last_name: "XƏLİLOVA",</text:p>
      <text:p text:style-name="P1">patronymic: "SEVİNDİK QIZI",</text:p>
      <text:p text:style-name="P1">pin: "59LXEJF",</text:p>
      <text:p text:style-name="P1">branch_name: "7 saylı Bakı "ASAN xidmət" mərkəzi",</text:p>
      <text:p text:style-name="P1">branch_id: 13,</text:p>
      <text:p text:style-name="P1">photo: "https://portal-api.asanvolunteers.az/storage/10892/59LXEJF.png"</text:p>
      <text:p text:style-name="P1">},</text:p>
      <text:p text:style-name="P1">{</text:p>
      <text:p text:style-name="P1">id: 11268,</text:p>
      <text:p text:style-name="P1">first_name: "XATİRƏ",</text:p>
      <text:p text:style-name="P1">last_name: "ƏLİYEVA",</text:p>
      <text:p text:style-name="P1">patronymic: "FİZULİ QIZI",</text:p>
      <text:p text:style-name="P1">pin: "7WH7XPY",</text:p>
      <text:p text:style-name="P1">branch_name: "7 saylı Bakı "ASAN xidmət" mərkəzi",</text:p>
      <text:p text:style-name="P1">branch_id: 13,</text:p>
      <text:p text:style-name="P1">photo: "https://portal-api.asanvolunteers.az/storage/10952/7WH7XPY.png"</text:p>
      <text:p text:style-name="P1">},</text:p>
      <text:p text:style-name="P1">{</text:p>
      <text:p text:style-name="P1">id: 12148,</text:p>
      <text:p text:style-name="P1">first_name: "XALİDƏ",</text:p>
      <text:p text:style-name="P1">last_name: "USUBOVA",</text:p>
      <text:p text:style-name="P1">patronymic: "QADİR QIZI",</text:p>
      <text:p text:style-name="P1">pin: "8BD9AKP",</text:p>
      <text:p text:style-name="P1">branch_name: "7 saylı Bakı "ASAN xidmət" mərkəzi",</text:p>
      <text:p text:style-name="P1">branch_id: 13,</text:p>
      <text:p text:style-name="P1">photo: "https://portal-api.asanvolunteers.az/storage/11664/8BD9AKP.png"</text:p>
      <text:p text:style-name="P1">},</text:p>
      <text:p text:style-name="P1">{</text:p>
      <text:p text:style-name="P1">id: 12155,</text:p>
      <text:p text:style-name="P1">first_name: "FATİMƏ",</text:p>
      <text:p text:style-name="P1">last_name: "QAFAROVA",</text:p>
      <text:p text:style-name="P1"><text:soft-page-break/>patronymic: "CAVANŞİR QIZI",</text:p>
      <text:p text:style-name="P1">pin: "7D57FF1",</text:p>
      <text:p text:style-name="P1">branch_name: "7 saylı Bakı "ASAN xidmət" mərkəzi",</text:p>
      <text:p text:style-name="P1">branch_id: 13,</text:p>
      <text:p text:style-name="P1">photo: "https://portal-api.asanvolunteers.az/storage/11671/7D57FF1.png"</text:p>
      <text:p text:style-name="P1">},</text:p>
      <text:p text:style-name="P1">{</text:p>
      <text:p text:style-name="P1">id: 12165,</text:p>
      <text:p text:style-name="P1">first_name: "İLAHƏ",</text:p>
      <text:p text:style-name="P1">last_name: "MƏMMƏDOVA",</text:p>
      <text:p text:style-name="P1">patronymic: "ELVİN QIZI",</text:p>
      <text:p text:style-name="P1">pin: "8F8WJ4M",</text:p>
      <text:p text:style-name="P1">branch_name: "7 saylı Bakı "ASAN xidmət" mərkəzi",</text:p>
      <text:p text:style-name="P1">branch_id: 13,</text:p>
      <text:p text:style-name="P1">photo: "https://portal-api.asanvolunteers.az/storage/11677/8F8WJ4M.png"</text:p>
      <text:p text:style-name="P1">},</text:p>
      <text:p text:style-name="P1">{</text:p>
      <text:p text:style-name="P1">id: 12228,</text:p>
      <text:p text:style-name="P1">first_name: "NAZLI",</text:p>
      <text:p text:style-name="P1">last_name: "MƏMMƏDOVA",</text:p>
      <text:p text:style-name="P1">patronymic: "NİCAT QIZI",</text:p>
      <text:p text:style-name="P1">pin: "7WRKDK8",</text:p>
      <text:p text:style-name="P1">branch_name: "7 saylı Bakı "ASAN xidmət" mərkəzi",</text:p>
      <text:p text:style-name="P1">branch_id: 13,</text:p>
      <text:p text:style-name="P1">photo: "https://portal-api.asanvolunteers.az/storage/11714/7WRKDK8.png"</text:p>
      <text:p text:style-name="P1">},</text:p>
      <text:p text:style-name="P1">{</text:p>
      <text:p text:style-name="P1">id: 12548,</text:p>
      <text:p text:style-name="P1">first_name: "AZƏRİN",</text:p>
      <text:p text:style-name="P1">last_name: "ƏLİYEVA",</text:p>
      <text:p text:style-name="P1">patronymic: "MAARİF QIZI",</text:p>
      <text:p text:style-name="P1">pin: "5CRNSPA",</text:p>
      <text:p text:style-name="P1">branch_name: "7 saylı Bakı "ASAN xidmət" mərkəzi",</text:p>
      <text:p text:style-name="P1">branch_id: 13,</text:p>
      <text:p text:style-name="P1">photo: "https://portal-api.asanvolunteers.az/storage/11998/5CRNSPA.png"</text:p>
      <text:p text:style-name="P1">},</text:p>
      <text:p text:style-name="P1"><text:soft-page-break/>{</text:p>
      <text:p text:style-name="P1">id: 12238,</text:p>
      <text:p text:style-name="P1">first_name: "LEYLA",</text:p>
      <text:p text:style-name="P1">last_name: "BABAZADƏ",</text:p>
      <text:p text:style-name="P1">patronymic: "HAKİM QIZI",</text:p>
      <text:p text:style-name="P1">pin: "7PSW4FC",</text:p>
      <text:p text:style-name="P1">branch_name: "7 saylı Bakı "ASAN xidmət" mərkəzi",</text:p>
      <text:p text:style-name="P1">branch_id: 13,</text:p>
      <text:p text:style-name="P1">photo: "https://portal-api.asanvolunteers.az/storage/11720/7PSW4FC.png"</text:p>
      <text:p text:style-name="P1">},</text:p>
      <text:p text:style-name="P1">{</text:p>
      <text:p text:style-name="P1">id: 12686,</text:p>
      <text:p text:style-name="P1">first_name: "MƏLƏK",</text:p>
      <text:p text:style-name="P1">last_name: "MƏMMƏDOVA",</text:p>
      <text:p text:style-name="P1">patronymic: "ƏLİ QIZI",</text:p>
      <text:p text:style-name="P1">pin: "81XR6M5",</text:p>
      <text:p text:style-name="P1">branch_name: "7 saylı Bakı "ASAN xidmət" mərkəzi",</text:p>
      <text:p text:style-name="P1">branch_id: 13,</text:p>
      <text:p text:style-name="P1">photo: "https://portal-api.asanvolunteers.az/storage/12118/81XR6M5.png"</text:p>
      <text:p text:style-name="P1">},</text:p>
      <text:p text:style-name="P1">{</text:p>
      <text:p text:style-name="P1">id: 12688,</text:p>
      <text:p text:style-name="P1">first_name: "AYSU",</text:p>
      <text:p text:style-name="P1">last_name: "ƏLİYEVA",</text:p>
      <text:p text:style-name="P1">patronymic: "İNTİQAM QIZI",</text:p>
      <text:p text:style-name="P1">pin: "8H2B2DJ",</text:p>
      <text:p text:style-name="P1">branch_name: "7 saylı Bakı "ASAN xidmət" mərkəzi",</text:p>
      <text:p text:style-name="P1">branch_id: 13,</text:p>
      <text:p text:style-name="P1">photo: "https://portal-api.asanvolunteers.az/storage/12120/8H2B2DJ.png"</text:p>
      <text:p text:style-name="P1">},</text:p>
      <text:p text:style-name="P1">{</text:p>
      <text:p text:style-name="P1">id: 12692,</text:p>
      <text:p text:style-name="P1">first_name: "FƏRİDƏ",</text:p>
      <text:p text:style-name="P1">last_name: "SÜLEYMANOVA",</text:p>
      <text:p text:style-name="P1">patronymic: "ASƏF QIZI",</text:p>
      <text:p text:style-name="P1">pin: "7FPH44S",</text:p>
      <text:p text:style-name="P1">branch_name: "7 saylı Bakı "ASAN xidmət" mərkəzi",</text:p>
      <text:p text:style-name="P1">branch_id: 13,</text:p>
      <text:p text:style-name="P1"><text:soft-page-break/>photo: "https://portal-api.asanvolunteers.az/storage/12122/7FPH44S.png"</text:p>
      <text:p text:style-name="P1">},</text:p>
      <text:p text:style-name="P1">{</text:p>
      <text:p text:style-name="P1">id: 11639,</text:p>
      <text:p text:style-name="P1">first_name: "HUMAY",</text:p>
      <text:p text:style-name="P1">last_name: "BÜDAQOVA",</text:p>
      <text:p text:style-name="P1">patronymic: "GƏRAY QIZI",</text:p>
      <text:p text:style-name="P1">pin: "7PYHAEP",</text:p>
      <text:p text:style-name="P1">branch_name: "7 saylı Bakı "ASAN xidmət" mərkəzi",</text:p>
      <text:p text:style-name="P1">branch_id: 13,</text:p>
      <text:p text:style-name="P1">photo: "https://portal-api.asanvolunteers.az/storage/11273/7PYHAEP.png"</text:p>
      <text:p text:style-name="P1">},</text:p>
      <text:p text:style-name="P1">{</text:p>
      <text:p text:style-name="P1">id: 12702,</text:p>
      <text:p text:style-name="P1">first_name: "ELMİRA",</text:p>
      <text:p text:style-name="P1">last_name: "MƏMMƏDOVA",</text:p>
      <text:p text:style-name="P1">patronymic: "VAQİF QIZI",</text:p>
      <text:p text:style-name="P1">pin: "7FKQZCL",</text:p>
      <text:p text:style-name="P1">branch_name: "7 saylı Bakı "ASAN xidmət" mərkəzi",</text:p>
      <text:p text:style-name="P1">branch_id: 13,</text:p>
      <text:p text:style-name="P1">photo: "https://portal-api.asanvolunteers.az/storage/12134/7FKQZCL.png"</text:p>
      <text:p text:style-name="P1">},</text:p>
      <text:p text:style-name="P1">{</text:p>
      <text:p text:style-name="P1">id: 12711,</text:p>
      <text:p text:style-name="P1">first_name: "AZAD",</text:p>
      <text:p text:style-name="P1">last_name: "AXUNDZADƏ",</text:p>
      <text:p text:style-name="P1">patronymic: "ƏLİ OĞLU",</text:p>
      <text:p text:style-name="P1">pin: "7F77X1X",</text:p>
      <text:p text:style-name="P1">branch_name: "7 saylı Bakı "ASAN xidmət" mərkəzi",</text:p>
      <text:p text:style-name="P1">branch_id: 13,</text:p>
      <text:p text:style-name="P1">photo: "https://portal-api.asanvolunteers.az/storage/12143/7F77X1X.png"</text:p>
      <text:p text:style-name="P1">},</text:p>
      <text:p text:style-name="P1">{</text:p>
      <text:p text:style-name="P1">id: 12708,</text:p>
      <text:p text:style-name="P1">first_name: "AYSUN",</text:p>
      <text:p text:style-name="P1">last_name: "HÜSEYNOVA",</text:p>
      <text:p text:style-name="P1"><text:soft-page-break/>patronymic: "ASİF QIZI",</text:p>
      <text:p text:style-name="P1">pin: "7X9URNY",</text:p>
      <text:p text:style-name="P1">branch_name: "7 saylı Bakı "ASAN xidmət" mərkəzi",</text:p>
      <text:p text:style-name="P1">branch_id: 13,</text:p>
      <text:p text:style-name="P1">photo: "https://portal-api.asanvolunteers.az/storage/12140/7X9URNY.png"</text:p>
      <text:p text:style-name="P1">},</text:p>
      <text:p text:style-name="P1">{</text:p>
      <text:p text:style-name="P1">id: 12778,</text:p>
      <text:p text:style-name="P1">first_name: "GÜNEL",</text:p>
      <text:p text:style-name="P1">last_name: "RÜSTƏMOVA",</text:p>
      <text:p text:style-name="P1">patronymic: "İLQAR QIZI",</text:p>
      <text:p text:style-name="P1">pin: "6TRZ6V1",</text:p>
      <text:p text:style-name="P1">branch_name: "7 saylı Bakı "ASAN xidmət" mərkəzi",</text:p>
      <text:p text:style-name="P1">branch_id: 13,</text:p>
      <text:p text:style-name="P1">photo: "https://portal-api.asanvolunteers.az/storage/12212/6TRZ6V1.png"</text:p>
      <text:p text:style-name="P1">},</text:p>
      <text:p text:style-name="P1">{</text:p>
      <text:p text:style-name="P1">id: 12718,</text:p>
      <text:p text:style-name="P1">first_name: "GÜLÇÜN",</text:p>
      <text:p text:style-name="P1">last_name: "ƏLİZADƏ",</text:p>
      <text:p text:style-name="P1">patronymic: "AQİL QIZI",</text:p>
      <text:p text:style-name="P1">pin: "7PLL1YV",</text:p>
      <text:p text:style-name="P1">branch_name: "7 saylı Bakı "ASAN xidmət" mərkəzi",</text:p>
      <text:p text:style-name="P1">branch_id: 13,</text:p>
      <text:p text:style-name="P1">photo: "https://portal-api.asanvolunteers.az/storage/12148/7PLL1YV.png"</text:p>
      <text:p text:style-name="P1">},</text:p>
      <text:p text:style-name="P1">{</text:p>
      <text:p text:style-name="P1">id: 12996,</text:p>
      <text:p text:style-name="P1">first_name: "RÖYAL",</text:p>
      <text:p text:style-name="P1">last_name: "MEHRALIYEV",</text:p>
      <text:p text:style-name="P1">patronymic: "MƏZAHİR OĞLU",</text:p>
      <text:p text:style-name="P1">pin: "8RYDSH6",</text:p>
      <text:p text:style-name="P1">branch_name: "7 saylı Bakı "ASAN xidmət" mərkəzi",</text:p>
      <text:p text:style-name="P1">branch_id: 13,</text:p>
      <text:p text:style-name="P1">photo: "https://portal-api.asanvolunteers.az/storage/12426/8RYDSH6.png"</text:p>
      <text:p text:style-name="P1">},</text:p>
      <text:p text:style-name="P1"><text:soft-page-break/>{</text:p>
      <text:p text:style-name="P1">id: 12254,</text:p>
      <text:p text:style-name="P1">first_name: "MƏDİNƏ",</text:p>
      <text:p text:style-name="P1">last_name: "RƏFİZADƏ",</text:p>
      <text:p text:style-name="P1">patronymic: "VÜQAR QIZI",</text:p>
      <text:p text:style-name="P1">pin: "7AG9ZKK",</text:p>
      <text:p text:style-name="P1">branch_name: "7 saylı Bakı "ASAN xidmət" mərkəzi",</text:p>
      <text:p text:style-name="P1">branch_id: 13,</text:p>
      <text:p text:style-name="P1">photo: "https://portal-api.asanvolunteers.az/storage/11728/7AG9ZKK.png"</text:p>
      <text:p text:style-name="P1">},</text:p>
      <text:p text:style-name="P1">{</text:p>
      <text:p text:style-name="P1">id: 13101,</text:p>
      <text:p text:style-name="P1">first_name: "NİGAR",</text:p>
      <text:p text:style-name="P1">last_name: "ƏLİYEVA",</text:p>
      <text:p text:style-name="P1">patronymic: "SƏFA QIZI",</text:p>
      <text:p text:style-name="P1">pin: "72KT1M6",</text:p>
      <text:p text:style-name="P1">branch_name: "7 saylı Bakı "ASAN xidmət" mərkəzi",</text:p>
      <text:p text:style-name="P1">branch_id: 13,</text:p>
      <text:p text:style-name="P1">photo: "https://portal-api.asanvolunteers.az/storage/12533/72KT1M6.png"</text:p>
      <text:p text:style-name="P1">},</text:p>
      <text:p text:style-name="P1">{</text:p>
      <text:p text:style-name="P1">id: 13348,</text:p>
      <text:p text:style-name="P1">first_name: "AYGÜN",</text:p>
      <text:p text:style-name="P1">last_name: "İBRAHİMOVA",</text:p>
      <text:p text:style-name="P1">patronymic: "ARAZ QIZI",</text:p>
      <text:p text:style-name="P1">pin: "7RPPU26",</text:p>
      <text:p text:style-name="P1">branch_name: "7 saylı Bakı "ASAN xidmət" mərkəzi",</text:p>
      <text:p text:style-name="P1">branch_id: 13,</text:p>
      <text:p text:style-name="P1">photo: "https://portal-api.asanvolunteers.az/storage/12776/7RPPU26.png"</text:p>
      <text:p text:style-name="P1">},</text:p>
      <text:p text:style-name="P1">{</text:p>
      <text:p text:style-name="P1">id: 13414,</text:p>
      <text:p text:style-name="P1">first_name: "AYNURƏ",</text:p>
      <text:p text:style-name="P1">last_name: "QƏDİMOVA",</text:p>
      <text:p text:style-name="P1">patronymic: "ADİL QIZI",</text:p>
      <text:p text:style-name="P1">pin: "8KEA9BA",</text:p>
      <text:p text:style-name="P1">branch_name: "7 saylı Bakı "ASAN xidmət" mərkəzi",</text:p>
      <text:p text:style-name="P1">branch_id: 13,</text:p>
      <text:p text:style-name="P1"><text:soft-page-break/>photo: "https://portal-api.asanvolunteers.az/storage/12840/8KEA9BA.png"</text:p>
      <text:p text:style-name="P1">},</text:p>
      <text:p text:style-name="P1">{</text:p>
      <text:p text:style-name="P1">id: 13434,</text:p>
      <text:p text:style-name="P1">first_name: "AYSU",</text:p>
      <text:p text:style-name="P1">last_name: "HACIYEVA",</text:p>
      <text:p text:style-name="P1">patronymic: "XƏYYAM QIZI",</text:p>
      <text:p text:style-name="P1">pin: "82N521K",</text:p>
      <text:p text:style-name="P1">branch_name: "7 saylı Bakı "ASAN xidmət" mərkəzi",</text:p>
      <text:p text:style-name="P1">branch_id: 13,</text:p>
      <text:p text:style-name="P1">photo: "https://portal-api.asanvolunteers.az/storage/12860/82N521K.png"</text:p>
      <text:p text:style-name="P1">},</text:p>
      <text:p text:style-name="P1">{</text:p>
      <text:p text:style-name="P1">id: 13570,</text:p>
      <text:p text:style-name="P1">first_name: "SƏBADƏT",</text:p>
      <text:p text:style-name="P1">last_name: "KAZIMLI",</text:p>
      <text:p text:style-name="P1">patronymic: "EYVAZ QIZI",</text:p>
      <text:p text:style-name="P1">pin: "7L9BMH0",</text:p>
      <text:p text:style-name="P1">branch_name: "7 saylı Bakı "ASAN xidmət" mərkəzi",</text:p>
      <text:p text:style-name="P1">branch_id: 13,</text:p>
      <text:p text:style-name="P1">photo: "https://portal-api.asanvolunteers.az/storage/12986/7L9BMH0.png"</text:p>
      <text:p text:style-name="P1">},</text:p>
      <text:p text:style-name="P1">{</text:p>
      <text:p text:style-name="P1">id: 13618,</text:p>
      <text:p text:style-name="P1">first_name: "ƏSMƏR",</text:p>
      <text:p text:style-name="P1">last_name: "QULİYEVA",</text:p>
      <text:p text:style-name="P1">patronymic: "AMİL QIZI",</text:p>
      <text:p text:style-name="P1">pin: "81JDSKJ",</text:p>
      <text:p text:style-name="P1">branch_name: "7 saylı Bakı "ASAN xidmət" mərkəzi",</text:p>
      <text:p text:style-name="P1">branch_id: 13,</text:p>
      <text:p text:style-name="P1">photo: "https://portal-api.asanvolunteers.az/storage/13036/81JDSKJ.png"</text:p>
      <text:p text:style-name="P1">},</text:p>
      <text:p text:style-name="P1">{</text:p>
      <text:p text:style-name="P1">id: 13622,</text:p>
      <text:p text:style-name="P1">first_name: "AYSUN",</text:p>
      <text:p text:style-name="P1">last_name: "CƏFƏROVA",</text:p>
      <text:p text:style-name="P1"><text:soft-page-break/>patronymic: "VAHAB QIZI",</text:p>
      <text:p text:style-name="P1">pin: "7ZP02ZB",</text:p>
      <text:p text:style-name="P1">branch_name: "7 saylı Bakı "ASAN xidmət" mərkəzi",</text:p>
      <text:p text:style-name="P1">branch_id: 13,</text:p>
      <text:p text:style-name="P1">photo: "https://portal-api.asanvolunteers.az/storage/13040/7ZP02ZB.png"</text:p>
      <text:p text:style-name="P1">},</text:p>
      <text:p text:style-name="P1">{</text:p>
      <text:p text:style-name="P1">id: 13774,</text:p>
      <text:p text:style-name="P1">first_name: "İLAHƏ",</text:p>
      <text:p text:style-name="P1">last_name: "SULTANLI",</text:p>
      <text:p text:style-name="P1">patronymic: "KAMALƏDDİN QIZI",</text:p>
      <text:p text:style-name="P1">pin: "7HW6RQ1",</text:p>
      <text:p text:style-name="P1">branch_name: "7 saylı Bakı "ASAN xidmət" mərkəzi",</text:p>
      <text:p text:style-name="P1">branch_id: 13,</text:p>
      <text:p text:style-name="P1">photo: "https://portal-api.asanvolunteers.az/storage/13186/7HW6RQ1.png"</text:p>
      <text:p text:style-name="P1">},</text:p>
      <text:p text:style-name="P1">{</text:p>
      <text:p text:style-name="P1">id: 11497,</text:p>
      <text:p text:style-name="P1">first_name: "ALİTA",</text:p>
      <text:p text:style-name="P1">last_name: "QAYIBOVA",</text:p>
      <text:p text:style-name="P1">patronymic: "YURİK QIZI",</text:p>
      <text:p text:style-name="P1">pin: "7UC9M1R",</text:p>
      <text:p text:style-name="P1">branch_name: "7 saylı Bakı "ASAN xidmət" mərkəzi",</text:p>
      <text:p text:style-name="P1">branch_id: 13,</text:p>
      <text:p text:style-name="P1">photo: "https://portal-api.asanvolunteers.az/storage/11157/7UC9M1R.png"</text:p>
      <text:p text:style-name="P1">},</text:p>
      <text:p text:style-name="P1">{</text:p>
      <text:p text:style-name="P1">id: 14182,</text:p>
      <text:p text:style-name="P1">first_name: "ZƏHRA",</text:p>
      <text:p text:style-name="P1">last_name: "SƏFƏRLİ",</text:p>
      <text:p text:style-name="P1">patronymic: "VASİF QIZI",</text:p>
      <text:p text:style-name="P1">pin: "6Y48JC6",</text:p>
      <text:p text:style-name="P1">branch_name: "7 saylı Bakı "ASAN xidmət" mərkəzi",</text:p>
      <text:p text:style-name="P1">branch_id: 13,</text:p>
      <text:p text:style-name="P1">photo: "https://portal-api.asanvolunteers.az/storage/13578/6Y48JC6.png"</text:p>
      <text:p text:style-name="P1">},</text:p>
      <text:p text:style-name="P1"><text:soft-page-break/>{</text:p>
      <text:p text:style-name="P1">id: 12316,</text:p>
      <text:p text:style-name="P1">first_name: "İŞIQLAN",</text:p>
      <text:p text:style-name="P1">last_name: "ƏHMƏDOVA",</text:p>
      <text:p text:style-name="P1">patronymic: "ADİL QIZI",</text:p>
      <text:p text:style-name="P1">pin: "7JCPQY6",</text:p>
      <text:p text:style-name="P1">branch_name: "7 saylı Bakı "ASAN xidmət" mərkəzi",</text:p>
      <text:p text:style-name="P1">branch_id: 13,</text:p>
      <text:p text:style-name="P1">photo: "https://portal-api.asanvolunteers.az/storage/11776/7JCPQY6.png"</text:p>
      <text:p text:style-name="P1">},</text:p>
      <text:p text:style-name="P1">{</text:p>
      <text:p text:style-name="P1">id: 14660,</text:p>
      <text:p text:style-name="P1">first_name: "ZƏHRA",</text:p>
      <text:p text:style-name="P1">last_name: "ABDULLAYEVA",</text:p>
      <text:p text:style-name="P1">patronymic: "XANLAR QIZI",</text:p>
      <text:p text:style-name="P1">pin: "7K5PUYS",</text:p>
      <text:p text:style-name="P1">branch_name: "7 saylı Bakı "ASAN xidmət" mərkəzi",</text:p>
      <text:p text:style-name="P1">branch_id: 13,</text:p>
      <text:p text:style-name="P1">photo: "https://portal-api.asanvolunteers.az/storage/14032/7K5PUYS.png"</text:p>
      <text:p text:style-name="P1">},</text:p>
      <text:p text:style-name="P1">{</text:p>
      <text:p text:style-name="P1">id: 15250,</text:p>
      <text:p text:style-name="P1">first_name: "SƏBİNƏ",</text:p>
      <text:p text:style-name="P1">last_name: "ASLANLI",</text:p>
      <text:p text:style-name="P1">patronymic: "NƏBATİ QIZI",</text:p>
      <text:p text:style-name="P1">pin: "7XPHDZB",</text:p>
      <text:p text:style-name="P1">branch_name: "7 saylı Bakı "ASAN xidmət" mərkəzi",</text:p>
      <text:p text:style-name="P1">branch_id: 13,</text:p>
      <text:p text:style-name="P1">photo: "https://portal-api.asanvolunteers.az/storage/14610/7XPHDZB.png"</text:p>
      <text:p text:style-name="P1">},</text:p>
      <text:p text:style-name="P1">{</text:p>
      <text:p text:style-name="P1">id: 11234,</text:p>
      <text:p text:style-name="P1">first_name: "FATİMƏ",</text:p>
      <text:p text:style-name="P1">last_name: "YUNUSLU",</text:p>
      <text:p text:style-name="P1">patronymic: "ANAR QIZI",</text:p>
      <text:p text:style-name="P1">pin: "1965Z12",</text:p>
      <text:p text:style-name="P1">branch_name: "7 saylı Bakı "ASAN xidmət" mərkəzi",</text:p>
      <text:p text:style-name="P1">branch_id: 13,</text:p>
      <text:p text:style-name="P1"><text:soft-page-break/>photo: "https://portal-api.asanvolunteers.az/storage/10924/1965Z12.png"</text:p>
      <text:p text:style-name="P1">},</text:p>
      <text:p text:style-name="P1">{</text:p>
      <text:p text:style-name="P1">id: 14700,</text:p>
      <text:p text:style-name="P1">first_name: "TƏZƏGÜL",</text:p>
      <text:p text:style-name="P1">last_name: "NİFTƏLİLİ",</text:p>
      <text:p text:style-name="P1">patronymic: "VALEH QIZI",</text:p>
      <text:p text:style-name="P1">pin: "7UNB7T5",</text:p>
      <text:p text:style-name="P1">branch_name: "7 saylı Bakı "ASAN xidmət" mərkəzi",</text:p>
      <text:p text:style-name="P1">branch_id: 13,</text:p>
      <text:p text:style-name="P1">photo: "https://portal-api.asanvolunteers.az/storage/14066/7UNB7T5.png"</text:p>
      <text:p text:style-name="P1">},</text:p>
      <text:p text:style-name="P1">{</text:p>
      <text:p text:style-name="P1">id: 12616,</text:p>
      <text:p text:style-name="P1">first_name: "ELŞƏN",</text:p>
      <text:p text:style-name="P1">last_name: "QULİYEV",</text:p>
      <text:p text:style-name="P1">patronymic: "XƏQANİ OĞLU",</text:p>
      <text:p text:style-name="P1">pin: "5AT7BXN",</text:p>
      <text:p text:style-name="P1">branch_name: "7 saylı Bakı "ASAN xidmət" mərkəzi",</text:p>
      <text:p text:style-name="P1">branch_id: 13,</text:p>
      <text:p text:style-name="P1">photo: "https://portal-api.asanvolunteers.az/storage/12054/5AT7BXN.png"</text:p>
      <text:p text:style-name="P1">},</text:p>
      <text:p text:style-name="P1">{</text:p>
      <text:p text:style-name="P1">id: 15486,</text:p>
      <text:p text:style-name="P1">first_name: "FATİMƏ",</text:p>
      <text:p text:style-name="P1">last_name: "MİRZƏYEVA",</text:p>
      <text:p text:style-name="P1">patronymic: "FEYZULLA QIZI",</text:p>
      <text:p text:style-name="P1">pin: "8NTXSDA",</text:p>
      <text:p text:style-name="P1">branch_name: "7 saylı Bakı "ASAN xidmət" mərkəzi",</text:p>
      <text:p text:style-name="P1">branch_id: 13,</text:p>
      <text:p text:style-name="P1">photo: "https://portal-api.asanvolunteers.az/storage/14826/8NTXSDA.png"</text:p>
      <text:p text:style-name="P1">},</text:p>
      <text:p text:style-name="P1">{</text:p>
      <text:p text:style-name="P1">id: 15487,</text:p>
      <text:p text:style-name="P1">first_name: "SƏİDƏ",</text:p>
      <text:p text:style-name="P1">last_name: "ASLANOVA",</text:p>
      <text:p text:style-name="P1"><text:soft-page-break/>patronymic: "FƏRMAYIL QIZI",</text:p>
      <text:p text:style-name="P1">pin: "7010252",</text:p>
      <text:p text:style-name="P1">branch_name: "7 saylı Bakı "ASAN xidmət" mərkəzi",</text:p>
      <text:p text:style-name="P1">branch_id: 13,</text:p>
      <text:p text:style-name="P1">photo: "https://portal-api.asanvolunteers.az/storage/14827/7010252.png"</text:p>
      <text:p text:style-name="P1">},</text:p>
      <text:p text:style-name="P1">{</text:p>
      <text:p text:style-name="P1">id: 15526,</text:p>
      <text:p text:style-name="P1">first_name: "İNCİ",</text:p>
      <text:p text:style-name="P1">last_name: "RÜSTƏMLİ",</text:p>
      <text:p text:style-name="P1">patronymic: "SADIQ QIZI",</text:p>
      <text:p text:style-name="P1">pin: "5K8RGU1",</text:p>
      <text:p text:style-name="P1">branch_name: "7 saylı Bakı "ASAN xidmət" mərkəzi",</text:p>
      <text:p text:style-name="P1">branch_id: 13,</text:p>
      <text:p text:style-name="P1">photo: "https://portal-api.asanvolunteers.az/storage/14860/5K8RGU1.png"</text:p>
      <text:p text:style-name="P1">},</text:p>
      <text:p text:style-name="P1">{</text:p>
      <text:p text:style-name="P1">id: 15524,</text:p>
      <text:p text:style-name="P1">first_name: "NURAY",</text:p>
      <text:p text:style-name="P1">last_name: "HƏSƏNOVA",</text:p>
      <text:p text:style-name="P1">patronymic: "İLKİN QIZI",</text:p>
      <text:p text:style-name="P1">pin: "6FYP2T4",</text:p>
      <text:p text:style-name="P1">branch_name: "7 saylı Bakı "ASAN xidmət" mərkəzi",</text:p>
      <text:p text:style-name="P1">branch_id: 13,</text:p>
      <text:p text:style-name="P1">photo: "https://portal-api.asanvolunteers.az/storage/14858/6FYP2T4.png"</text:p>
      <text:p text:style-name="P1">},</text:p>
      <text:p text:style-name="P1">{</text:p>
      <text:p text:style-name="P1">id: 15497,</text:p>
      <text:p text:style-name="P1">first_name: "FİDAN",</text:p>
      <text:p text:style-name="P1">last_name: "HÜSEYNOVA",</text:p>
      <text:p text:style-name="P1">patronymic: "CAHİD QIZI",</text:p>
      <text:p text:style-name="P1">pin: "7HWFSE1",</text:p>
      <text:p text:style-name="P1">branch_name: "7 saylı Bakı "ASAN xidmət" mərkəzi",</text:p>
      <text:p text:style-name="P1">branch_id: 13,</text:p>
      <text:p text:style-name="P1">photo: "https://portal-api.asanvolunteers.az/storage/14835/7HWFSE1.png"</text:p>
      <text:p text:style-name="P1">},</text:p>
      <text:p text:style-name="P1"><text:soft-page-break/>{</text:p>
      <text:p text:style-name="P1">id: 15742,</text:p>
      <text:p text:style-name="P1">first_name: "AİŞƏ",</text:p>
      <text:p text:style-name="P1">last_name: "MƏMMƏD",</text:p>
      <text:p text:style-name="P1">patronymic: "VÜQAR QIZI",</text:p>
      <text:p text:style-name="P1">pin: "7ZY5AA5",</text:p>
      <text:p text:style-name="P1">branch_name: "7 saylı Bakı "ASAN xidmət" mərkəzi",</text:p>
      <text:p text:style-name="P1">branch_id: 13,</text:p>
      <text:p text:style-name="P1">photo: "https://portal-api.asanvolunteers.az/storage/15060/7ZY5AA5.png"</text:p>
      <text:p text:style-name="P1">},</text:p>
      <text:p text:style-name="P1">{</text:p>
      <text:p text:style-name="P1">id: 12281,</text:p>
      <text:p text:style-name="P1">first_name: "FİDAN",</text:p>
      <text:p text:style-name="P1">last_name: "HƏSƏNOVA",</text:p>
      <text:p text:style-name="P1">patronymic: "SADİQ QIZI",</text:p>
      <text:p text:style-name="P1">pin: "7H82NZG",</text:p>
      <text:p text:style-name="P1">branch_name: "7 saylı Bakı "ASAN xidmət" mərkəzi",</text:p>
      <text:p text:style-name="P1">branch_id: 13,</text:p>
      <text:p text:style-name="P1">photo: "https://portal-api.asanvolunteers.az/storage/11747/7H82NZG.png"</text:p>
      <text:p text:style-name="P1">},</text:p>
      <text:p text:style-name="P1">{</text:p>
      <text:p text:style-name="P1">id: 12910,</text:p>
      <text:p text:style-name="P1">first_name: "GÜLLƏR",</text:p>
      <text:p text:style-name="P1">last_name: "YUSİFOVA",</text:p>
      <text:p text:style-name="P1">patronymic: "ELŞƏN QIZI",</text:p>
      <text:p text:style-name="P1">pin: "7UK7GQ5",</text:p>
      <text:p text:style-name="P1">branch_name: "7 saylı Bakı "ASAN xidmət" mərkəzi",</text:p>
      <text:p text:style-name="P1">branch_id: 13,</text:p>
      <text:p text:style-name="P1">photo: "https://portal-api.asanvolunteers.az/storage/12344/7UK7GQ5.png"</text:p>
      <text:p text:style-name="P1">},</text:p>
      <text:p text:style-name="P1">{</text:p>
      <text:p text:style-name="P1">id: 16212,</text:p>
      <text:p text:style-name="P1">first_name: "SELCAN",</text:p>
      <text:p text:style-name="P1">last_name: "AXUNDZADƏ",</text:p>
      <text:p text:style-name="P1">patronymic: "AYXAN QIZI",</text:p>
      <text:p text:style-name="P1">pin: "6VQR232",</text:p>
      <text:p text:style-name="P1">branch_name: "7 saylı Bakı "ASAN xidmət" mərkəzi",</text:p>
      <text:p text:style-name="P1">branch_id: 13,</text:p>
      <text:p text:style-name="P1"><text:soft-page-break/>photo: "https://portal-api.asanvolunteers.az/storage/15530/6VQR232.png"</text:p>
      <text:p text:style-name="P1">},</text:p>
      <text:p text:style-name="P1">{</text:p>
      <text:p text:style-name="P1">id: 16213,</text:p>
      <text:p text:style-name="P1">first_name: "SƏRVİ",</text:p>
      <text:p text:style-name="P1">last_name: "VƏSMİCAHANLI",</text:p>
      <text:p text:style-name="P1">patronymic: "NAİL QIZI",</text:p>
      <text:p text:style-name="P1">pin: "6XHQDVP",</text:p>
      <text:p text:style-name="P1">branch_name: "7 saylı Bakı "ASAN xidmət" mərkəzi",</text:p>
      <text:p text:style-name="P1">branch_id: 13,</text:p>
      <text:p text:style-name="P1">photo: "https://portal-api.asanvolunteers.az/storage/15531/6XHQDVP.png"</text:p>
      <text:p text:style-name="P1">},</text:p>
      <text:p text:style-name="P1">{</text:p>
      <text:p text:style-name="P1">id: 16286,</text:p>
      <text:p text:style-name="P1">first_name: "SƏBİNƏ",</text:p>
      <text:p text:style-name="P1">last_name: "ABDULZADƏ",</text:p>
      <text:p text:style-name="P1">patronymic: "SƏMƏD QIZI",</text:p>
      <text:p text:style-name="P1">pin: "7ZKZL2L",</text:p>
      <text:p text:style-name="P1">branch_name: "7 saylı Bakı "ASAN xidmət" mərkəzi",</text:p>
      <text:p text:style-name="P1">branch_id: 13,</text:p>
      <text:p text:style-name="P1">photo: "https://portal-api.asanvolunteers.az/storage/15608/7ZKZL2L.png"</text:p>
      <text:p text:style-name="P1">},</text:p>
      <text:p text:style-name="P1">{</text:p>
      <text:p text:style-name="P1">id: 16344,</text:p>
      <text:p text:style-name="P1">first_name: "ELCAN",</text:p>
      <text:p text:style-name="P1">last_name: "ƏHƏDZADƏ",</text:p>
      <text:p text:style-name="P1">patronymic: "ELGÜN OĞLU",</text:p>
      <text:p text:style-name="P1">pin: "7PN0SXL",</text:p>
      <text:p text:style-name="P1">branch_name: "7 saylı Bakı "ASAN xidmət" mərkəzi",</text:p>
      <text:p text:style-name="P1">branch_id: 13,</text:p>
      <text:p text:style-name="P1">photo: "https://portal-api.asanvolunteers.az/storage/15662/7PN0SXL.png"</text:p>
      <text:p text:style-name="P1">},</text:p>
      <text:p text:style-name="P1">{</text:p>
      <text:p text:style-name="P1">id: 14696,</text:p>
      <text:p text:style-name="P1">first_name: "MƏDİNƏ",</text:p>
      <text:p text:style-name="P1">last_name: "BAĞIROVA",</text:p>
      <text:p text:style-name="P1"><text:soft-page-break/>patronymic: "RAMİN QIZI",</text:p>
      <text:p text:style-name="P1">pin: "7G8H1RR",</text:p>
      <text:p text:style-name="P1">branch_name: "7 saylı Bakı "ASAN xidmət" mərkəzi",</text:p>
      <text:p text:style-name="P1">branch_id: 13,</text:p>
      <text:p text:style-name="P1">photo: "https://portal-api.asanvolunteers.az/storage/14062/7G8H1RR.png"</text:p>
      <text:p text:style-name="P1">},</text:p>
      <text:p text:style-name="P1">{</text:p>
      <text:p text:style-name="P1">id: 16091,</text:p>
      <text:p text:style-name="P1">first_name: "SƏRİYƏ",</text:p>
      <text:p text:style-name="P1">last_name: "MƏMMƏDOVA",</text:p>
      <text:p text:style-name="P1">patronymic: "MƏHƏMMƏD QIZI",</text:p>
      <text:p text:style-name="P1">pin: "7G5NST2",</text:p>
      <text:p text:style-name="P1">branch_name: "7 saylı Bakı "ASAN xidmət" mərkəzi",</text:p>
      <text:p text:style-name="P1">branch_id: 13,</text:p>
      <text:p text:style-name="P1">photo: "https://portal-api.asanvolunteers.az/storage/15403/7G5NST2.png"</text:p>
      <text:p text:style-name="P1">},</text:p>
      <text:p text:style-name="P1">{</text:p>
      <text:p text:style-name="P1">id: 16415,</text:p>
      <text:p text:style-name="P1">first_name: "AYŞƏN",</text:p>
      <text:p text:style-name="P1">last_name: "KƏRİMOVA",</text:p>
      <text:p text:style-name="P1">patronymic: "AZƏR QIZI",</text:p>
      <text:p text:style-name="P1">pin: "6YJ1ZW8",</text:p>
      <text:p text:style-name="P1">branch_name: "7 saylı Bakı "ASAN xidmət" mərkəzi",</text:p>
      <text:p text:style-name="P1">branch_id: 13,</text:p>
      <text:p text:style-name="P1">photo: "https://portal-api.asanvolunteers.az/storage/15727/6YJ1ZW8.png"</text:p>
      <text:p text:style-name="P1">},</text:p>
      <text:p text:style-name="P1">{</text:p>
      <text:p text:style-name="P1">id: 16486,</text:p>
      <text:p text:style-name="P1">first_name: "AYAN",</text:p>
      <text:p text:style-name="P1">last_name: "NƏZƏRLİ",</text:p>
      <text:p text:style-name="P1">patronymic: "ORXAN QIZI",</text:p>
      <text:p text:style-name="P1">pin: "7K02216",</text:p>
      <text:p text:style-name="P1">branch_name: "7 saylı Bakı "ASAN xidmət" mərkəzi",</text:p>
      <text:p text:style-name="P1">branch_id: 13,</text:p>
      <text:p text:style-name="P1">photo: "https://portal-api.asanvolunteers.az/storage/15802/7K02216.png"</text:p>
      <text:p text:style-name="P1">},</text:p>
      <text:p text:style-name="P1"><text:soft-page-break/>{</text:p>
      <text:p text:style-name="P1">id: 16510,</text:p>
      <text:p text:style-name="P1">first_name: "LEYLA",</text:p>
      <text:p text:style-name="P1">last_name: "ORUC",</text:p>
      <text:p text:style-name="P1">patronymic: "SEYRAN QIZI",</text:p>
      <text:p text:style-name="P1">pin: "79QT5V6",</text:p>
      <text:p text:style-name="P1">branch_name: "7 saylı Bakı "ASAN xidmət" mərkəzi",</text:p>
      <text:p text:style-name="P1">branch_id: 13,</text:p>
      <text:p text:style-name="P1">photo: "https://portal-api.asanvolunteers.az/storage/15824/79QT5V6.png"</text:p>
      <text:p text:style-name="P1">},</text:p>
      <text:p text:style-name="P1">{</text:p>
      <text:p text:style-name="P1">id: 16782,</text:p>
      <text:p text:style-name="P1">first_name: "CƏLAL",</text:p>
      <text:p text:style-name="P1">last_name: "ƏLİYEV",</text:p>
      <text:p text:style-name="P1">patronymic: "ƏBÜLFƏZ OĞLU",</text:p>
      <text:p text:style-name="P1">pin: "6VZB74G",</text:p>
      <text:p text:style-name="P1">branch_name: "7 saylı Bakı "ASAN xidmət" mərkəzi",</text:p>
      <text:p text:style-name="P1">branch_id: 13,</text:p>
      <text:p text:style-name="P1">photo: "https://portal-api.asanvolunteers.az/storage/16070/6VZB74G.png"</text:p>
      <text:p text:style-name="P1">},</text:p>
      <text:p text:style-name="P1">{</text:p>
      <text:p text:style-name="P1">id: 12298,</text:p>
      <text:p text:style-name="P1">first_name: "LEYLA",</text:p>
      <text:p text:style-name="P1">last_name: "POLADOVA",</text:p>
      <text:p text:style-name="P1">patronymic: "KAMRAN QIZI",</text:p>
      <text:p text:style-name="P1">pin: "803R0XW",</text:p>
      <text:p text:style-name="P1">branch_name: "7 saylı Bakı "ASAN xidmət" mərkəzi",</text:p>
      <text:p text:style-name="P1">branch_id: 13,</text:p>
      <text:p text:style-name="P1">photo: "https://portal-api.asanvolunteers.az/storage/11762/803R0XW.png"</text:p>
      <text:p text:style-name="P1">},</text:p>
      <text:p text:style-name="P1">{</text:p>
      <text:p text:style-name="P1">id: 11246,</text:p>
      <text:p text:style-name="P1">first_name: "SVETA",</text:p>
      <text:p text:style-name="P1">last_name: "ASLANOVA",</text:p>
      <text:p text:style-name="P1">patronymic: "FİZULİ QIZI",</text:p>
      <text:p text:style-name="P1">pin: "7XSM318",</text:p>
      <text:p text:style-name="P1">branch_name: "1 saylı Sumqayıt regional "ASAN xidmət" mərkəzi",</text:p>
      <text:p text:style-name="P1"><text:soft-page-break/>branch_id: 15,</text:p>
      <text:p text:style-name="P1">photo: "https://portal-api.asanvolunteers.az/storage/10934/7XSM318.png"</text:p>
      <text:p text:style-name="P1">},</text:p>
      <text:p text:style-name="P1">{</text:p>
      <text:p text:style-name="P1">id: 11487,</text:p>
      <text:p text:style-name="P1">first_name: "RƏVAN",</text:p>
      <text:p text:style-name="P1">last_name: "MAHMUDLU",</text:p>
      <text:p text:style-name="P1">patronymic: "FƏZAİL OĞLU",</text:p>
      <text:p text:style-name="P1">pin: "6L454F5",</text:p>
      <text:p text:style-name="P1">branch_name: "1 saylı Sumqayıt regional "ASAN xidmət" mərkəzi",</text:p>
      <text:p text:style-name="P1">branch_id: 15,</text:p>
      <text:p text:style-name="P1">photo: "https://portal-api.asanvolunteers.az/storage/11151/6L454F5.png"</text:p>
      <text:p text:style-name="P1">},</text:p>
      <text:p text:style-name="P1">{</text:p>
      <text:p text:style-name="P1">id: 12412,</text:p>
      <text:p text:style-name="P1">first_name: "GÜLŞƏN",</text:p>
      <text:p text:style-name="P1">last_name: "NAĞIYEVA",</text:p>
      <text:p text:style-name="P1">patronymic: "HEYDƏR QIZI",</text:p>
      <text:p text:style-name="P1">pin: "7TWHBTQ",</text:p>
      <text:p text:style-name="P1">branch_name: "1 saylı Sumqayıt regional "ASAN xidmət" mərkəzi",</text:p>
      <text:p text:style-name="P1">branch_id: 15,</text:p>
      <text:p text:style-name="P1">photo: "https://portal-api.asanvolunteers.az/storage/11854/7TWHBTQ.png"</text:p>
      <text:p text:style-name="P1">},</text:p>
      <text:p text:style-name="P1">{</text:p>
      <text:p text:style-name="P1">id: 12414,</text:p>
      <text:p text:style-name="P1">first_name: "FİDAN",</text:p>
      <text:p text:style-name="P1">last_name: "QULİYEVA",</text:p>
      <text:p text:style-name="P1">patronymic: "FƏXRƏDDİN QIZI",</text:p>
      <text:p text:style-name="P1">pin: "7HYTFMY",</text:p>
      <text:p text:style-name="P1">branch_name: "1 saylı Sumqayıt regional "ASAN xidmət" mərkəzi",</text:p>
      <text:p text:style-name="P1">branch_id: 15,</text:p>
      <text:p text:style-name="P1">photo: "https://portal-api.asanvolunteers.az/storage/11856/7HYTFMY.png"</text:p>
      <text:p text:style-name="P1">},</text:p>
      <text:p text:style-name="P1"><text:soft-page-break/>{</text:p>
      <text:p text:style-name="P1">id: 12442,</text:p>
      <text:p text:style-name="P1">first_name: "SƏKİNƏ",</text:p>
      <text:p text:style-name="P1">last_name: "HACIYEVA",</text:p>
      <text:p text:style-name="P1">patronymic: "TƏRXAN QIZI",</text:p>
      <text:p text:style-name="P1">pin: "705FN4P",</text:p>
      <text:p text:style-name="P1">branch_name: "1 saylı Sumqayıt regional "ASAN xidmət" mərkəzi",</text:p>
      <text:p text:style-name="P1">branch_id: 15,</text:p>
      <text:p text:style-name="P1">photo: "https://portal-api.asanvolunteers.az/storage/11888/705FN4P.png"</text:p>
      <text:p text:style-name="P1">},</text:p>
      <text:p text:style-name="P1">{</text:p>
      <text:p text:style-name="P1">id: 12466,</text:p>
      <text:p text:style-name="P1">first_name: "FİRUDİN",</text:p>
      <text:p text:style-name="P1">last_name: "MƏMMƏDOV",</text:p>
      <text:p text:style-name="P1">patronymic: "MƏHƏRRƏM OĞLU",</text:p>
      <text:p text:style-name="P1">pin: "8CJANEA",</text:p>
      <text:p text:style-name="P1">branch_name: "1 saylı Sumqayıt regional "ASAN xidmət" mərkəzi",</text:p>
      <text:p text:style-name="P1">branch_id: 15,</text:p>
      <text:p text:style-name="P1">photo: "https://portal-api.asanvolunteers.az/storage/11912/8CJANEA.png"</text:p>
      <text:p text:style-name="P1">},</text:p>
      <text:p text:style-name="P1">{</text:p>
      <text:p text:style-name="P1">id: 12634,</text:p>
      <text:p text:style-name="P1">first_name: "ŞƏFA",</text:p>
      <text:p text:style-name="P1">last_name: "XƏLİLOVA",</text:p>
      <text:p text:style-name="P1">patronymic: "ZAUR QIZI",</text:p>
      <text:p text:style-name="P1">pin: "7V65CWD",</text:p>
      <text:p text:style-name="P1">branch_name: "1 saylı Sumqayıt regional "ASAN xidmət" mərkəzi",</text:p>
      <text:p text:style-name="P1">branch_id: 15,</text:p>
      <text:p text:style-name="P1">photo: "https://portal-api.asanvolunteers.az/storage/12072/7V65CWD.png"</text:p>
      <text:p text:style-name="P1">},</text:p>
      <text:p text:style-name="P1">{</text:p>
      <text:p text:style-name="P1">id: 12596,</text:p>
      <text:p text:style-name="P1">first_name: "EMİN",</text:p>
      <text:p text:style-name="P1">last_name: "ALIZADƏ",</text:p>
      <text:p text:style-name="P1">patronymic: "KƏNAN OĞLU",</text:p>
      <text:p text:style-name="P1"><text:soft-page-break/>pin: "74KU8HL",</text:p>
      <text:p text:style-name="P1">branch_name: "1 saylı Sumqayıt regional "ASAN xidmət" mərkəzi",</text:p>
      <text:p text:style-name="P1">branch_id: 15,</text:p>
      <text:p text:style-name="P1">photo: "https://portal-api.asanvolunteers.az/storage/12038/74KU8HL.png"</text:p>
      <text:p text:style-name="P1">},</text:p>
      <text:p text:style-name="P1">{</text:p>
      <text:p text:style-name="P1">id: 10478,</text:p>
      <text:p text:style-name="P1">first_name: "NƏZRİN",</text:p>
      <text:p text:style-name="P1">last_name: "RZAYEVA",</text:p>
      <text:p text:style-name="P1">patronymic: "CEYHUN QIZI",</text:p>
      <text:p text:style-name="P1">pin: "7VX2497",</text:p>
      <text:p text:style-name="P1">branch_name: "1 saylı Sumqayıt regional "ASAN xidmət" mərkəzi",</text:p>
      <text:p text:style-name="P1">branch_id: 15,</text:p>
      <text:p text:style-name="P1">photo: "https://portal-api.asanvolunteers.az/storage/10268/7VX2497.png"</text:p>
      <text:p text:style-name="P1">},</text:p>
      <text:p text:style-name="P1">{</text:p>
      <text:p text:style-name="P1">id: 13062,</text:p>
      <text:p text:style-name="P1">first_name: "ŞƏRQİYYƏ",</text:p>
      <text:p text:style-name="P1">last_name: "VƏLİZADƏ",</text:p>
      <text:p text:style-name="P1">patronymic: "VÜQAR QIZI",</text:p>
      <text:p text:style-name="P1">pin: "7MXRN4C",</text:p>
      <text:p text:style-name="P1">branch_name: "1 saylı Sumqayıt regional "ASAN xidmət" mərkəzi",</text:p>
      <text:p text:style-name="P1">branch_id: 15,</text:p>
      <text:p text:style-name="P1">photo: "https://portal-api.asanvolunteers.az/storage/12486/7MXRN4C.png"</text:p>
      <text:p text:style-name="P1">},</text:p>
      <text:p text:style-name="P1">{</text:p>
      <text:p text:style-name="P1">id: 13740,</text:p>
      <text:p text:style-name="P1">first_name: "LƏMAN",</text:p>
      <text:p text:style-name="P1">last_name: "QULİYEVA",</text:p>
      <text:p text:style-name="P1">patronymic: "İLHAM QIZI",</text:p>
      <text:p text:style-name="P1">pin: "7XKEBS6",</text:p>
      <text:p text:style-name="P1">branch_name: "1 saylı Sumqayıt regional "ASAN xidmət" mərkəzi",</text:p>
      <text:p text:style-name="P1">branch_id: 15,</text:p>
      <text:p text:style-name="P1"><text:soft-page-break/>photo: "https://portal-api.asanvolunteers.az/storage/13158/7XKEBS6.png"</text:p>
      <text:p text:style-name="P1">},</text:p>
      <text:p text:style-name="P1">{</text:p>
      <text:p text:style-name="P1">id: 14332,</text:p>
      <text:p text:style-name="P1">first_name: "XƏDİCƏ",</text:p>
      <text:p text:style-name="P1">last_name: "EYNİYEVA",</text:p>
      <text:p text:style-name="P1">patronymic: "ÇİNGİZ QIZI",</text:p>
      <text:p text:style-name="P1">pin: "7TJF55J",</text:p>
      <text:p text:style-name="P1">branch_name: "1 saylı Sumqayıt regional "ASAN xidmət" mərkəzi",</text:p>
      <text:p text:style-name="P1">branch_id: 15,</text:p>
      <text:p text:style-name="P1">photo: "https://portal-api.asanvolunteers.az/storage/13722/7TJF55J.png"</text:p>
      <text:p text:style-name="P1">},</text:p>
      <text:p text:style-name="P1">{</text:p>
      <text:p text:style-name="P1">id: 14222,</text:p>
      <text:p text:style-name="P1">first_name: "NİHAD",</text:p>
      <text:p text:style-name="P1">last_name: "RƏHİMOV",</text:p>
      <text:p text:style-name="P1">patronymic: "MÜBARİZ OĞLU",</text:p>
      <text:p text:style-name="P1">pin: "7XBTX95",</text:p>
      <text:p text:style-name="P1">branch_name: "1 saylı Sumqayıt regional "ASAN xidmət" mərkəzi",</text:p>
      <text:p text:style-name="P1">branch_id: 15,</text:p>
      <text:p text:style-name="P1">photo: "https://portal-api.asanvolunteers.az/storage/13618/7XBTX95.png"</text:p>
      <text:p text:style-name="P1">},</text:p>
      <text:p text:style-name="P1">{</text:p>
      <text:p text:style-name="P1">id: 15187,</text:p>
      <text:p text:style-name="P1">first_name: "SƏNUBƏR",</text:p>
      <text:p text:style-name="P1">last_name: "ŞİRƏLİZADƏ",</text:p>
      <text:p text:style-name="P1">patronymic: "ELŞƏN QIZI",</text:p>
      <text:p text:style-name="P1">pin: "7PA2LPQ",</text:p>
      <text:p text:style-name="P1">branch_name: "1 saylı Sumqayıt regional "ASAN xidmət" mərkəzi",</text:p>
      <text:p text:style-name="P1">branch_id: 15,</text:p>
      <text:p text:style-name="P1">photo: "https://portal-api.asanvolunteers.az/storage/14545/7PA2LPQ.png"</text:p>
      <text:p text:style-name="P1">},</text:p>
      <text:p text:style-name="P1">{</text:p>
      <text:p text:style-name="P1"><text:soft-page-break/>id: 15607,</text:p>
      <text:p text:style-name="P1">first_name: "LƏMAN",</text:p>
      <text:p text:style-name="P1">last_name: "NƏBİYEVA",</text:p>
      <text:p text:style-name="P1">patronymic: "CEYHUN QIZI",</text:p>
      <text:p text:style-name="P1">pin: "7JEJW53",</text:p>
      <text:p text:style-name="P1">branch_name: "1 saylı Sumqayıt regional "ASAN xidmət" mərkəzi",</text:p>
      <text:p text:style-name="P1">branch_id: 15,</text:p>
      <text:p text:style-name="P1">photo: "https://portal-api.asanvolunteers.az/storage/14935/7JEJW53.png"</text:p>
      <text:p text:style-name="P1">},</text:p>
      <text:p text:style-name="P1">{</text:p>
      <text:p text:style-name="P1">id: 16244,</text:p>
      <text:p text:style-name="P1">first_name: "AYSU",</text:p>
      <text:p text:style-name="P1">last_name: "VƏLİYEVA",</text:p>
      <text:p text:style-name="P1">patronymic: "NAMİQ QIZI",</text:p>
      <text:p text:style-name="P1">pin: "7K3R4NA",</text:p>
      <text:p text:style-name="P1">branch_name: "1 saylı Sumqayıt regional "ASAN xidmət" mərkəzi",</text:p>
      <text:p text:style-name="P1">branch_id: 15,</text:p>
      <text:p text:style-name="P1">photo: "https://portal-api.asanvolunteers.az/storage/15558/7K3R4NA.png"</text:p>
      <text:p text:style-name="P1">},</text:p>
      <text:p text:style-name="P1">{</text:p>
      <text:p text:style-name="P1">id: 14408,</text:p>
      <text:p text:style-name="P1">first_name: "MƏDİNƏ",</text:p>
      <text:p text:style-name="P1">last_name: "KAMALZADƏ",</text:p>
      <text:p text:style-name="P1">patronymic: "RASİM QIZI",</text:p>
      <text:p text:style-name="P1">pin: "81T2DMB",</text:p>
      <text:p text:style-name="P1">branch_name: "1 saylı Sumqayıt regional "ASAN xidmət" mərkəzi",</text:p>
      <text:p text:style-name="P1">branch_id: 15,</text:p>
      <text:p text:style-name="P1">photo: "https://portal-api.asanvolunteers.az/storage/13796/81T2DMB.png"</text:p>
      <text:p text:style-name="P1">},</text:p>
      <text:p text:style-name="P1">{</text:p>
      <text:p text:style-name="P1">id: 14396,</text:p>
      <text:p text:style-name="P1">first_name: "MƏDİNƏ",</text:p>
      <text:p text:style-name="P1">last_name: "İBRAHİMLİ",</text:p>
      <text:p text:style-name="P1">patronymic: "İBRAHİM QIZI",</text:p>
      <text:p text:style-name="P1">pin: "7QFV7ZJ",</text:p>
      <text:p text:style-name="P1"><text:soft-page-break/>branch_name: "1 saylı Sumqayıt regional "ASAN xidmət" mərkəzi",</text:p>
      <text:p text:style-name="P1">branch_id: 15,</text:p>
      <text:p text:style-name="P1">photo: "https://portal-api.asanvolunteers.az/storage/13786/7QFV7ZJ.png"</text:p>
      <text:p text:style-name="P1">},</text:p>
      <text:p text:style-name="P1">{</text:p>
      <text:p text:style-name="P1">id: 17234,</text:p>
      <text:p text:style-name="P1">first_name: "KAMAL",</text:p>
      <text:p text:style-name="P1">last_name: "KƏRİMLİ",</text:p>
      <text:p text:style-name="P1">patronymic: "NİCAT OĞLU",</text:p>
      <text:p text:style-name="P1">pin: "78A1NQJ",</text:p>
      <text:p text:style-name="P1">branch_name: "1 saylı Sumqayıt regional "ASAN xidmət" mərkəzi",</text:p>
      <text:p text:style-name="P1">branch_id: 15,</text:p>
      <text:p text:style-name="P1">photo: "https://portal-api.asanvolunteers.az/storage/16472/78A1NQJ.png"</text:p>
      <text:p text:style-name="P1">},</text:p>
      <text:p text:style-name="P1">{</text:p>
      <text:p text:style-name="P1">id: 15366,</text:p>
      <text:p text:style-name="P1">first_name: "NƏRMİN",</text:p>
      <text:p text:style-name="P1">last_name: "ŞİRİNZADƏ",</text:p>
      <text:p text:style-name="P1">patronymic: "ALTAY QIZI",</text:p>
      <text:p text:style-name="P1">pin: "7L6T2N0",</text:p>
      <text:p text:style-name="P1">branch_name: "1 saylı Sumqayıt regional "ASAN xidmət" mərkəzi",</text:p>
      <text:p text:style-name="P1">branch_id: 15,</text:p>
      <text:p text:style-name="P1">photo: "https://portal-api.asanvolunteers.az/storage/14720/7L6T2N0.png"</text:p>
      <text:p text:style-name="P1">},</text:p>
      <text:p text:style-name="P1">{</text:p>
      <text:p text:style-name="P1">id: 17718,</text:p>
      <text:p text:style-name="P1">first_name: "YELMAR",</text:p>
      <text:p text:style-name="P1">last_name: "HACIYEV",</text:p>
      <text:p text:style-name="P1">patronymic: "HAFİZ OĞLU",</text:p>
      <text:p text:style-name="P1">pin: "7NTGUFQ",</text:p>
      <text:p text:style-name="P1">branch_name: "1 saylı Sumqayıt regional "ASAN xidmət" mərkəzi",</text:p>
      <text:p text:style-name="P1">branch_id: 15,</text:p>
      <text:p text:style-name="P1"><text:soft-page-break/>photo: "https://portal-api.asanvolunteers.az/storage/17442/7NTGUFQ.png"</text:p>
      <text:p text:style-name="P1">},</text:p>
      <text:p text:style-name="P1">{</text:p>
      <text:p text:style-name="P1">id: 11120,</text:p>
      <text:p text:style-name="P1">first_name: "ƏSMƏR",</text:p>
      <text:p text:style-name="P1">last_name: "UMUDLU",</text:p>
      <text:p text:style-name="P1">patronymic: "UMUD QIZI",</text:p>
      <text:p text:style-name="P1">pin: "7A478CQ",</text:p>
      <text:p text:style-name="P1">branch_name: "2 saylı Sumqayıt regional "ASAN xidmət" mərkəzi",</text:p>
      <text:p text:style-name="P1">branch_id: 17,</text:p>
      <text:p text:style-name="P1">photo: "https://portal-api.asanvolunteers.az/storage/10818/7A478CQ.png"</text:p>
      <text:p text:style-name="P1">},</text:p>
      <text:p text:style-name="P1">{</text:p>
      <text:p text:style-name="P1">id: 13079,</text:p>
      <text:p text:style-name="P1">first_name: "LEYLA",</text:p>
      <text:p text:style-name="P1">last_name: "ƏMƏNOVA",</text:p>
      <text:p text:style-name="P1">patronymic: "MÜTƏLLİM QIZI",</text:p>
      <text:p text:style-name="P1">pin: "80EXZ48",</text:p>
      <text:p text:style-name="P1">branch_name: "2 saylı Sumqayıt regional "ASAN xidmət" mərkəzi",</text:p>
      <text:p text:style-name="P1">branch_id: 17,</text:p>
      <text:p text:style-name="P1">photo: "https://portal-api.asanvolunteers.az/storage/12505/80EXZ48.png"</text:p>
      <text:p text:style-name="P1">},</text:p>
      <text:p text:style-name="P1">{</text:p>
      <text:p text:style-name="P1">id: 13098,</text:p>
      <text:p text:style-name="P1">first_name: "FİDAN",</text:p>
      <text:p text:style-name="P1">last_name: "ƏHMƏDOVA",</text:p>
      <text:p text:style-name="P1">patronymic: "VASİF QIZI",</text:p>
      <text:p text:style-name="P1">pin: "6QTVP01",</text:p>
      <text:p text:style-name="P1">branch_name: "2 saylı Sumqayıt regional "ASAN xidmət" mərkəzi",</text:p>
      <text:p text:style-name="P1">branch_id: 17,</text:p>
      <text:p text:style-name="P1">photo: "https://portal-api.asanvolunteers.az/storage/12530/6QTVP01.png"</text:p>
      <text:p text:style-name="P1">},</text:p>
      <text:p text:style-name="P1">{</text:p>
      <text:p text:style-name="P1"><text:soft-page-break/>id: 12678,</text:p>
      <text:p text:style-name="P1">first_name: "GÜLZADƏ",</text:p>
      <text:p text:style-name="P1">last_name: "ŞIXVERDİYEVA",</text:p>
      <text:p text:style-name="P1">patronymic: "MAHRUZ QIZI",</text:p>
      <text:p text:style-name="P1">pin: "6WKYU0V",</text:p>
      <text:p text:style-name="P1">branch_name: "2 saylı Sumqayıt regional "ASAN xidmət" mərkəzi",</text:p>
      <text:p text:style-name="P1">branch_id: 17,</text:p>
      <text:p text:style-name="P1">photo: "https://portal-api.asanvolunteers.az/storage/12110/6WKYU0V.png"</text:p>
      <text:p text:style-name="P1">},</text:p>
      <text:p text:style-name="P1">{</text:p>
      <text:p text:style-name="P1">id: 14393,</text:p>
      <text:p text:style-name="P1">first_name: "AMİN",</text:p>
      <text:p text:style-name="P1">last_name: "SALAYEV",</text:p>
      <text:p text:style-name="P1">patronymic: "RAHİL OĞLU",</text:p>
      <text:p text:style-name="P1">pin: "7V2L1S9",</text:p>
      <text:p text:style-name="P1">branch_name: "2 saylı Sumqayıt regional "ASAN xidmət" mərkəzi",</text:p>
      <text:p text:style-name="P1">branch_id: 17,</text:p>
      <text:p text:style-name="P1">photo: "https://portal-api.asanvolunteers.az/storage/13783/7V2L1S9.png"</text:p>
      <text:p text:style-name="P1">},</text:p>
      <text:p text:style-name="P1">{</text:p>
      <text:p text:style-name="P1">id: 15175,</text:p>
      <text:p text:style-name="P1">first_name: "SEVİNC",</text:p>
      <text:p text:style-name="P1">last_name: "MƏMMƏDLİ",</text:p>
      <text:p text:style-name="P1">patronymic: "SAMİR QIZI",</text:p>
      <text:p text:style-name="P1">pin: "6VYJHR4",</text:p>
      <text:p text:style-name="P1">branch_name: "2 saylı Sumqayıt regional "ASAN xidmət" mərkəzi",</text:p>
      <text:p text:style-name="P1">branch_id: 17,</text:p>
      <text:p text:style-name="P1">photo: "https://portal-api.asanvolunteers.az/storage/14533/6VYJHR4.png"</text:p>
      <text:p text:style-name="P1">},</text:p>
      <text:p text:style-name="P1">{</text:p>
      <text:p text:style-name="P1">id: 15445,</text:p>
      <text:p text:style-name="P1">first_name: "JALƏ",</text:p>
      <text:p text:style-name="P1">last_name: "MƏMMƏDOVA",</text:p>
      <text:p text:style-name="P1">patronymic: "VÜQAR QIZI",</text:p>
      <text:p text:style-name="P1">pin: "7S322VU",</text:p>
      <text:p text:style-name="P1"><text:soft-page-break/>branch_name: "2 saylı Sumqayıt regional "ASAN xidmət" mərkəzi",</text:p>
      <text:p text:style-name="P1">branch_id: 17,</text:p>
      <text:p text:style-name="P1">photo: "https://portal-api.asanvolunteers.az/storage/14793/7S322VU.png"</text:p>
      <text:p text:style-name="P1">},</text:p>
      <text:p text:style-name="P1">{</text:p>
      <text:p text:style-name="P1">id: 15376,</text:p>
      <text:p text:style-name="P1">first_name: "NƏZRİN",</text:p>
      <text:p text:style-name="P1">last_name: "İBRAHİMLİ",</text:p>
      <text:p text:style-name="P1">patronymic: "RƏŞAD QIZI",</text:p>
      <text:p text:style-name="P1">pin: "7W0DVR7",</text:p>
      <text:p text:style-name="P1">branch_name: "2 saylı Sumqayıt regional "ASAN xidmət" mərkəzi",</text:p>
      <text:p text:style-name="P1">branch_id: 17,</text:p>
      <text:p text:style-name="P1">photo: "https://portal-api.asanvolunteers.az/storage/14730/7W0DVR7.png"</text:p>
      <text:p text:style-name="P1">},</text:p>
      <text:p text:style-name="P1">{</text:p>
      <text:p text:style-name="P1">id: 15582,</text:p>
      <text:p text:style-name="P1">first_name: "ŞƏFİQƏ",</text:p>
      <text:p text:style-name="P1">last_name: "ABDULLAYEVA",</text:p>
      <text:p text:style-name="P1">patronymic: "SƏBUHİ QIZI",</text:p>
      <text:p text:style-name="P1">pin: "6WBFGZA",</text:p>
      <text:p text:style-name="P1">branch_name: "2 saylı Sumqayıt regional "ASAN xidmət" mərkəzi",</text:p>
      <text:p text:style-name="P1">branch_id: 17,</text:p>
      <text:p text:style-name="P1">photo: "https://portal-api.asanvolunteers.az/storage/14912/6WBFGZA.png"</text:p>
      <text:p text:style-name="P1">},</text:p>
      <text:p text:style-name="P1">{</text:p>
      <text:p text:style-name="P1">id: 15511,</text:p>
      <text:p text:style-name="P1">first_name: "GÜLÜSTAN",</text:p>
      <text:p text:style-name="P1">last_name: "MAXSUDOVA",</text:p>
      <text:p text:style-name="P1">patronymic: "AZƏR QIZI",</text:p>
      <text:p text:style-name="P1">pin: "7LX6TNX",</text:p>
      <text:p text:style-name="P1">branch_name: "2 saylı Sumqayıt regional "ASAN xidmət" mərkəzi",</text:p>
      <text:p text:style-name="P1">branch_id: 17,</text:p>
      <text:p text:style-name="P1"><text:soft-page-break/>photo: "https://portal-api.asanvolunteers.az/storage/14847/7LX6TNX.png"</text:p>
      <text:p text:style-name="P1">},</text:p>
      <text:p text:style-name="P1">{</text:p>
      <text:p text:style-name="P1">id: 12119,</text:p>
      <text:p text:style-name="P1">first_name: "JALƏ",</text:p>
      <text:p text:style-name="P1">last_name: "NAĞIYEVA",</text:p>
      <text:p text:style-name="P1">patronymic: "MƏZAHİR QIZI",</text:p>
      <text:p text:style-name="P1">pin: "7BTADCC",</text:p>
      <text:p text:style-name="P1">branch_name: "2 saylı Sumqayıt regional "ASAN xidmət" mərkəzi",</text:p>
      <text:p text:style-name="P1">branch_id: 17,</text:p>
      <text:p text:style-name="P1">photo: "https://portal-api.asanvolunteers.az/storage/11639/7BTADCC.png"</text:p>
      <text:p text:style-name="P1">},</text:p>
      <text:p text:style-name="P1">{</text:p>
      <text:p text:style-name="P1">id: 16107,</text:p>
      <text:p text:style-name="P1">first_name: "EMİL",</text:p>
      <text:p text:style-name="P1">last_name: "QASIMLI",</text:p>
      <text:p text:style-name="P1">patronymic: "ƏSGƏR OĞLU",</text:p>
      <text:p text:style-name="P1">pin: "6F5M4P5",</text:p>
      <text:p text:style-name="P1">branch_name: "2 saylı Sumqayıt regional "ASAN xidmət" mərkəzi",</text:p>
      <text:p text:style-name="P1">branch_id: 17,</text:p>
      <text:p text:style-name="P1">photo: "https://portal-api.asanvolunteers.az/storage/15419/6F5M4P5.png"</text:p>
      <text:p text:style-name="P1">},</text:p>
      <text:p text:style-name="P1">{</text:p>
      <text:p text:style-name="P1">id: 12890,</text:p>
      <text:p text:style-name="P1">first_name: "LALƏ",</text:p>
      <text:p text:style-name="P1">last_name: "ƏBİŞLİ",</text:p>
      <text:p text:style-name="P1">patronymic: "KAMİL QIZI",</text:p>
      <text:p text:style-name="P1">pin: "80BT818",</text:p>
      <text:p text:style-name="P1">branch_name: "2 saylı Sumqayıt regional "ASAN xidmət" mərkəzi",</text:p>
      <text:p text:style-name="P1">branch_id: 17,</text:p>
      <text:p text:style-name="P1">photo: "https://portal-api.asanvolunteers.az/storage/12326/80BT818.png"</text:p>
      <text:p text:style-name="P1">},</text:p>
      <text:p text:style-name="P1">{</text:p>
      <text:p text:style-name="P1"><text:soft-page-break/>id: 16117,</text:p>
      <text:p text:style-name="P1">first_name: "GÜNAY",</text:p>
      <text:p text:style-name="P1">last_name: "İLYASOVA",</text:p>
      <text:p text:style-name="P1">patronymic: "İLQAR QIZI",</text:p>
      <text:p text:style-name="P1">pin: "6ELEPKB",</text:p>
      <text:p text:style-name="P1">branch_name: "2 saylı Sumqayıt regional "ASAN xidmət" mərkəzi",</text:p>
      <text:p text:style-name="P1">branch_id: 17,</text:p>
      <text:p text:style-name="P1">photo: "https://portal-api.asanvolunteers.az/storage/15429/6ELEPKB.png"</text:p>
      <text:p text:style-name="P1">},</text:p>
      <text:p text:style-name="P1">{</text:p>
      <text:p text:style-name="P1">id: 16870,</text:p>
      <text:p text:style-name="P1">first_name: "NƏRMİN",</text:p>
      <text:p text:style-name="P1">last_name: "MƏMMƏDOVA",</text:p>
      <text:p text:style-name="P1">patronymic: "ORXAN QIZI",</text:p>
      <text:p text:style-name="P1">pin: "7WCXYYA",</text:p>
      <text:p text:style-name="P1">branch_name: "2 saylı Sumqayıt regional "ASAN xidmət" mərkəzi",</text:p>
      <text:p text:style-name="P1">branch_id: 17,</text:p>
      <text:p text:style-name="P1">photo: "https://portal-api.asanvolunteers.az/storage/16148/7WCXYYA.png"</text:p>
      <text:p text:style-name="P1">},</text:p>
      <text:p text:style-name="P1">{</text:p>
      <text:p text:style-name="P1">id: 17091,</text:p>
      <text:p text:style-name="P1">first_name: "GÜLSABA",</text:p>
      <text:p text:style-name="P1">last_name: "MƏMMƏDLİ",</text:p>
      <text:p text:style-name="P1">patronymic: "RAMİL QIZI",</text:p>
      <text:p text:style-name="P1">pin: "7EYP0J4",</text:p>
      <text:p text:style-name="P1">branch_name: "2 saylı Sumqayıt regional "ASAN xidmət" mərkəzi",</text:p>
      <text:p text:style-name="P1">branch_id: 17,</text:p>
      <text:p text:style-name="P1">photo: "https://portal-api.asanvolunteers.az/storage/16337/7EYP0J4.png"</text:p>
      <text:p text:style-name="P1">},</text:p>
      <text:p text:style-name="P1">{</text:p>
      <text:p text:style-name="P1">id: 17034,</text:p>
      <text:p text:style-name="P1">first_name: "RƏHİLƏ",</text:p>
      <text:p text:style-name="P1">last_name: "FƏTƏLİYEVA",</text:p>
      <text:p text:style-name="P1">patronymic: "ELŞAD QIZI",</text:p>
      <text:p text:style-name="P1">pin: "7HG3LYM",</text:p>
      <text:p text:style-name="P1"><text:soft-page-break/>branch_name: "2 saylı Sumqayıt regional "ASAN xidmət" mərkəzi",</text:p>
      <text:p text:style-name="P1">branch_id: 17,</text:p>
      <text:p text:style-name="P1">photo: "https://portal-api.asanvolunteers.az/storage/16290/7HG3LYM.png"</text:p>
      <text:p text:style-name="P1">},</text:p>
      <text:p text:style-name="P1">{</text:p>
      <text:p text:style-name="P1">id: 16030,</text:p>
      <text:p text:style-name="P1">first_name: "MƏNZƏR",</text:p>
      <text:p text:style-name="P1">last_name: "ASLANOVA",</text:p>
      <text:p text:style-name="P1">patronymic: "YUNUS QIZI",</text:p>
      <text:p text:style-name="P1">pin: "7N0J833",</text:p>
      <text:p text:style-name="P1">branch_name: "2 saylı Sumqayıt regional "ASAN xidmət" mərkəzi",</text:p>
      <text:p text:style-name="P1">branch_id: 17,</text:p>
      <text:p text:style-name="P1">photo: "https://portal-api.asanvolunteers.az/storage/15340/7N0J833.png"</text:p>
      <text:p text:style-name="P1">},</text:p>
      <text:p text:style-name="P1">{</text:p>
      <text:p text:style-name="P1">id: 18098,</text:p>
      <text:p text:style-name="P1">first_name: "NAHİD",</text:p>
      <text:p text:style-name="P1">last_name: "FƏRƏCOV",</text:p>
      <text:p text:style-name="P1">patronymic: "NAMİQ OĞLU",</text:p>
      <text:p text:style-name="P1">pin: "721BQ01",</text:p>
      <text:p text:style-name="P1">branch_name: "2 saylı Sumqayıt regional "ASAN xidmət" mərkəzi",</text:p>
      <text:p text:style-name="P1">branch_id: 17,</text:p>
      <text:p text:style-name="P1">photo: "https://portal-api.asanvolunteers.az/storage/17820/721BQ01.png"</text:p>
      <text:p text:style-name="P1">},</text:p>
      <text:p text:style-name="P1">{</text:p>
      <text:p text:style-name="P1">id: 18102,</text:p>
      <text:p text:style-name="P1">first_name: "GÜLŞƏN",</text:p>
      <text:p text:style-name="P1">last_name: "HÜSEYNOVA",</text:p>
      <text:p text:style-name="P1">patronymic: "CABİR QIZI",</text:p>
      <text:p text:style-name="P1">pin: "86THNRN",</text:p>
      <text:p text:style-name="P1">branch_name: "2 saylı Sumqayıt regional "ASAN xidmət" mərkəzi",</text:p>
      <text:p text:style-name="P1">branch_id: 17,</text:p>
      <text:p text:style-name="P1"><text:soft-page-break/>photo: "https://portal-api.asanvolunteers.az/storage/17822/86THNRN.png"</text:p>
      <text:p text:style-name="P1">},</text:p>
      <text:p text:style-name="P1">{</text:p>
      <text:p text:style-name="P1">id: 18206,</text:p>
      <text:p text:style-name="P1">first_name: "AYLİN",</text:p>
      <text:p text:style-name="P1">last_name: "QURBANOVA",</text:p>
      <text:p text:style-name="P1">patronymic: "MAHİR QIZI",</text:p>
      <text:p text:style-name="P1">pin: "7FV3MKR",</text:p>
      <text:p text:style-name="P1">branch_name: "2 saylı Sumqayıt regional "ASAN xidmət" mərkəzi",</text:p>
      <text:p text:style-name="P1">branch_id: 17,</text:p>
      <text:p text:style-name="P1">photo: "https://portal-api.asanvolunteers.az/storage/17914/7FV3MKR.png"</text:p>
      <text:p text:style-name="P1">},</text:p>
      <text:p text:style-name="P1">{</text:p>
      <text:p text:style-name="P1">id: 9500,</text:p>
      <text:p text:style-name="P1">first_name: "DÜRRÜ",</text:p>
      <text:p text:style-name="P1">last_name: "HACIZADƏ",</text:p>
      <text:p text:style-name="P1">patronymic: "TURAL QIZI",</text:p>
      <text:p text:style-name="P1">pin: "6KTES8S",</text:p>
      <text:p text:style-name="P1">branch_name: "1 saylı Gəncə regional "ASAN xidmət" mərkəzi",</text:p>
      <text:p text:style-name="P1">branch_id: 19,</text:p>
      <text:p text:style-name="P1">photo: "https://portal-api.asanvolunteers.az/storage/9450/6KTES8S.png"</text:p>
      <text:p text:style-name="P1">},</text:p>
      <text:p text:style-name="P1">{</text:p>
      <text:p text:style-name="P1">id: 10186,</text:p>
      <text:p text:style-name="P1">first_name: "ZİYA",</text:p>
      <text:p text:style-name="P1">last_name: "ƏLİYEV",</text:p>
      <text:p text:style-name="P1">patronymic: "RASİM OĞLU",</text:p>
      <text:p text:style-name="P1">pin: "6XUL6C9",</text:p>
      <text:p text:style-name="P1">branch_name: "1 saylı Gəncə regional "ASAN xidmət" mərkəzi",</text:p>
      <text:p text:style-name="P1">branch_id: 19,</text:p>
      <text:p text:style-name="P1">photo: "https://portal-api.asanvolunteers.az/storage/10034/6XUL6C9.png"</text:p>
      <text:p text:style-name="P1">},</text:p>
      <text:p text:style-name="P1">{</text:p>
      <text:p text:style-name="P1"><text:soft-page-break/>id: 11237,</text:p>
      <text:p text:style-name="P1">first_name: "MƏLƏK",</text:p>
      <text:p text:style-name="P1">last_name: "İSMAYILOVA",</text:p>
      <text:p text:style-name="P1">patronymic: "ETİBAR QIZI",</text:p>
      <text:p text:style-name="P1">pin: "7RU5TXS",</text:p>
      <text:p text:style-name="P1">branch_name: "1 saylı Gəncə regional "ASAN xidmət" mərkəzi",</text:p>
      <text:p text:style-name="P1">branch_id: 19,</text:p>
      <text:p text:style-name="P1">photo: "https://portal-api.asanvolunteers.az/storage/10929/7RU5TXS.png"</text:p>
      <text:p text:style-name="P1">},</text:p>
      <text:p text:style-name="P1">{</text:p>
      <text:p text:style-name="P1">id: 11672,</text:p>
      <text:p text:style-name="P1">first_name: "GÜLÇİN",</text:p>
      <text:p text:style-name="P1">last_name: "ƏKBƏROVA",</text:p>
      <text:p text:style-name="P1">patronymic: "RAMİN QIZI",</text:p>
      <text:p text:style-name="P1">pin: "7XE72AM",</text:p>
      <text:p text:style-name="P1">branch_name: "1 saylı Gəncə regional "ASAN xidmət" mərkəzi",</text:p>
      <text:p text:style-name="P1">branch_id: 19,</text:p>
      <text:p text:style-name="P1">photo: "https://portal-api.asanvolunteers.az/storage/11304/7XE72AM.png"</text:p>
      <text:p text:style-name="P1">},</text:p>
      <text:p text:style-name="P1">{</text:p>
      <text:p text:style-name="P1">id: 11685,</text:p>
      <text:p text:style-name="P1">first_name: "SƏKİNƏ",</text:p>
      <text:p text:style-name="P1">last_name: "ƏLİYEVA",</text:p>
      <text:p text:style-name="P1">patronymic: "QAŞQAY QIZI",</text:p>
      <text:p text:style-name="P1">pin: "7KJWXET",</text:p>
      <text:p text:style-name="P1">branch_name: "1 saylı Gəncə regional "ASAN xidmət" mərkəzi",</text:p>
      <text:p text:style-name="P1">branch_id: 19,</text:p>
      <text:p text:style-name="P1">photo: "https://portal-api.asanvolunteers.az/storage/11317/7KJWXET.png"</text:p>
      <text:p text:style-name="P1">},</text:p>
      <text:p text:style-name="P1">{</text:p>
      <text:p text:style-name="P1">id: 11691,</text:p>
      <text:p text:style-name="P1">first_name: "RƏBİYƏ",</text:p>
      <text:p text:style-name="P1">last_name: "ABBASOVA",</text:p>
      <text:p text:style-name="P1">patronymic: "EMİN QIZI",</text:p>
      <text:p text:style-name="P1">pin: "83G008H",</text:p>
      <text:p text:style-name="P1"><text:soft-page-break/>branch_name: "1 saylı Gəncə regional "ASAN xidmət" mərkəzi",</text:p>
      <text:p text:style-name="P1">branch_id: 19,</text:p>
      <text:p text:style-name="P1">photo: "https://portal-api.asanvolunteers.az/storage/11321/83G008H.png"</text:p>
      <text:p text:style-name="P1">},</text:p>
      <text:p text:style-name="P1">{</text:p>
      <text:p text:style-name="P1">id: 11698,</text:p>
      <text:p text:style-name="P1">first_name: "AYSU",</text:p>
      <text:p text:style-name="P1">last_name: "CƏFƏRLİ",</text:p>
      <text:p text:style-name="P1">patronymic: "ŞÜKÜR QIZI",</text:p>
      <text:p text:style-name="P1">pin: "7W9A056",</text:p>
      <text:p text:style-name="P1">branch_name: "1 saylı Gəncə regional "ASAN xidmət" mərkəzi",</text:p>
      <text:p text:style-name="P1">branch_id: 19,</text:p>
      <text:p text:style-name="P1">photo: "https://portal-api.asanvolunteers.az/storage/11324/7W9A056.png"</text:p>
      <text:p text:style-name="P1">},</text:p>
      <text:p text:style-name="P1">{</text:p>
      <text:p text:style-name="P1">id: 11705,</text:p>
      <text:p text:style-name="P1">first_name: "SAKİT",</text:p>
      <text:p text:style-name="P1">last_name: "ƏYYUBOV",</text:p>
      <text:p text:style-name="P1">patronymic: "SAHİB OĞLU",</text:p>
      <text:p text:style-name="P1">pin: "7LXKQNV",</text:p>
      <text:p text:style-name="P1">branch_name: "1 saylı Gəncə regional "ASAN xidmət" mərkəzi",</text:p>
      <text:p text:style-name="P1">branch_id: 19,</text:p>
      <text:p text:style-name="P1">photo: "https://portal-api.asanvolunteers.az/storage/11327/7LXKQNV.png"</text:p>
      <text:p text:style-name="P1">},</text:p>
      <text:p text:style-name="P1">{</text:p>
      <text:p text:style-name="P1">id: 11710,</text:p>
      <text:p text:style-name="P1">first_name: "RƏMAL",</text:p>
      <text:p text:style-name="P1">last_name: "BALIŞLI",</text:p>
      <text:p text:style-name="P1">patronymic: "QASIM OĞLU",</text:p>
      <text:p text:style-name="P1">pin: "83Q1GR8",</text:p>
      <text:p text:style-name="P1">branch_name: "1 saylı Gəncə regional "ASAN xidmət" mərkəzi",</text:p>
      <text:p text:style-name="P1">branch_id: 19,</text:p>
      <text:p text:style-name="P1"><text:soft-page-break/>photo: "https://portal-api.asanvolunteers.az/storage/11332/83Q1GR8.png"</text:p>
      <text:p text:style-name="P1">},</text:p>
      <text:p text:style-name="P1">{</text:p>
      <text:p text:style-name="P1">id: 11767,</text:p>
      <text:p text:style-name="P1">first_name: "SƏBA",</text:p>
      <text:p text:style-name="P1">last_name: "İSMAYILOVA",</text:p>
      <text:p text:style-name="P1">patronymic: "HÜSEYN QIZI",</text:p>
      <text:p text:style-name="P1">pin: "8TRSKPR",</text:p>
      <text:p text:style-name="P1">branch_name: "1 saylı Gəncə regional "ASAN xidmət" mərkəzi",</text:p>
      <text:p text:style-name="P1">branch_id: 19,</text:p>
      <text:p text:style-name="P1">photo: "https://portal-api.asanvolunteers.az/storage/11373/8TRSKPR.png"</text:p>
      <text:p text:style-name="P1">},</text:p>
      <text:p text:style-name="P1">{</text:p>
      <text:p text:style-name="P1">id: 11778,</text:p>
      <text:p text:style-name="P1">first_name: "EMİN",</text:p>
      <text:p text:style-name="P1">last_name: "MƏSİMOV",</text:p>
      <text:p text:style-name="P1">patronymic: "RÖVŞƏN OĞLU",</text:p>
      <text:p text:style-name="P1">pin: "7QA48F1",</text:p>
      <text:p text:style-name="P1">branch_name: "1 saylı Gəncə regional "ASAN xidmət" mərkəzi",</text:p>
      <text:p text:style-name="P1">branch_id: 19,</text:p>
      <text:p text:style-name="P1">photo: "https://portal-api.asanvolunteers.az/storage/11382/7QA48F1.png"</text:p>
      <text:p text:style-name="P1">},</text:p>
      <text:p text:style-name="P1">{</text:p>
      <text:p text:style-name="P1">id: 12025,</text:p>
      <text:p text:style-name="P1">first_name: "TƏHMİNƏ",</text:p>
      <text:p text:style-name="P1">last_name: "ABDULLAYEVA",</text:p>
      <text:p text:style-name="P1">patronymic: "SAHİB QIZI",</text:p>
      <text:p text:style-name="P1">pin: "7GAUBQ6",</text:p>
      <text:p text:style-name="P1">branch_name: "1 saylı Gəncə regional "ASAN xidmət" mərkəzi",</text:p>
      <text:p text:style-name="P1">branch_id: 19,</text:p>
      <text:p text:style-name="P1">photo: "https://portal-api.asanvolunteers.az/storage/11573/7GAUBQ6.png"</text:p>
      <text:p text:style-name="P1">},</text:p>
      <text:p text:style-name="P1">{</text:p>
      <text:p text:style-name="P1"><text:soft-page-break/>id: 12028,</text:p>
      <text:p text:style-name="P1">first_name: "NƏRMİN",</text:p>
      <text:p text:style-name="P1">last_name: "SƏMƏDOVA",</text:p>
      <text:p text:style-name="P1">patronymic: "ELŞƏN QIZI",</text:p>
      <text:p text:style-name="P1">pin: "7K3QQDR",</text:p>
      <text:p text:style-name="P1">branch_name: "1 saylı Gəncə regional "ASAN xidmət" mərkəzi",</text:p>
      <text:p text:style-name="P1">branch_id: 19,</text:p>
      <text:p text:style-name="P1">photo: "https://portal-api.asanvolunteers.az/storage/11574/7K3QQDR.png"</text:p>
      <text:p text:style-name="P1">},</text:p>
      <text:p text:style-name="P1">{</text:p>
      <text:p text:style-name="P1">id: 12029,</text:p>
      <text:p text:style-name="P1">first_name: "RƏVANƏ",</text:p>
      <text:p text:style-name="P1">last_name: "NAMAZOVA",</text:p>
      <text:p text:style-name="P1">patronymic: "İMAMVERDİ QIZI",</text:p>
      <text:p text:style-name="P1">pin: "7VNF3HU",</text:p>
      <text:p text:style-name="P1">branch_name: "1 saylı Gəncə regional "ASAN xidmət" mərkəzi",</text:p>
      <text:p text:style-name="P1">branch_id: 19,</text:p>
      <text:p text:style-name="P1">photo: "https://portal-api.asanvolunteers.az/storage/11575/7VNF3HU.png"</text:p>
      <text:p text:style-name="P1">},</text:p>
      <text:p text:style-name="P1">{</text:p>
      <text:p text:style-name="P1">id: 11997,</text:p>
      <text:p text:style-name="P1">first_name: "XƏYALƏ",</text:p>
      <text:p text:style-name="P1">last_name: "SƏFƏROVA",</text:p>
      <text:p text:style-name="P1">patronymic: "XƏYYAM QIZI",</text:p>
      <text:p text:style-name="P1">pin: "7MF641M",</text:p>
      <text:p text:style-name="P1">branch_name: "1 saylı Gəncə regional "ASAN xidmət" mərkəzi",</text:p>
      <text:p text:style-name="P1">branch_id: 19,</text:p>
      <text:p text:style-name="P1">photo: "https://portal-api.asanvolunteers.az/storage/11551/7MF641M.png"</text:p>
      <text:p text:style-name="P1">},</text:p>
      <text:p text:style-name="P1">{</text:p>
      <text:p text:style-name="P1">id: 11834,</text:p>
      <text:p text:style-name="P1">first_name: "ELNUR",</text:p>
      <text:p text:style-name="P1">last_name: "İBRAHİMOV",</text:p>
      <text:p text:style-name="P1">patronymic: "VÜQAR OĞLU",</text:p>
      <text:p text:style-name="P1">pin: "83H6CC0",</text:p>
      <text:p text:style-name="P1"><text:soft-page-break/>branch_name: "1 saylı Gəncə regional "ASAN xidmət" mərkəzi",</text:p>
      <text:p text:style-name="P1">branch_id: 19,</text:p>
      <text:p text:style-name="P1">photo: "https://portal-api.asanvolunteers.az/storage/11430/83H6CC0.png"</text:p>
      <text:p text:style-name="P1">},</text:p>
      <text:p text:style-name="P1">{</text:p>
      <text:p text:style-name="P1">id: 12047,</text:p>
      <text:p text:style-name="P1">first_name: "AYGÜN",</text:p>
      <text:p text:style-name="P1">last_name: "NƏCƏFOVA",</text:p>
      <text:p text:style-name="P1">patronymic: "SƏLİM QIZI",</text:p>
      <text:p text:style-name="P1">pin: "7G26BS2",</text:p>
      <text:p text:style-name="P1">branch_name: "1 saylı Gəncə regional "ASAN xidmət" mərkəzi",</text:p>
      <text:p text:style-name="P1">branch_id: 19,</text:p>
      <text:p text:style-name="P1">photo: "https://portal-api.asanvolunteers.az/storage/11587/7G26BS2.png"</text:p>
      <text:p text:style-name="P1">},</text:p>
      <text:p text:style-name="P1">{</text:p>
      <text:p text:style-name="P1">id: 12198,</text:p>
      <text:p text:style-name="P1">first_name: "RƏQSANƏ",</text:p>
      <text:p text:style-name="P1">last_name: "ORUCOVA",</text:p>
      <text:p text:style-name="P1">patronymic: "RASİM QIZI",</text:p>
      <text:p text:style-name="P1">pin: "7K053M8",</text:p>
      <text:p text:style-name="P1">branch_name: "1 saylı Gəncə regional "ASAN xidmət" mərkəzi",</text:p>
      <text:p text:style-name="P1">branch_id: 19,</text:p>
      <text:p text:style-name="P1">photo: "https://portal-api.asanvolunteers.az/storage/11696/7K053M8.png"</text:p>
      <text:p text:style-name="P1">},</text:p>
      <text:p text:style-name="P1">{</text:p>
      <text:p text:style-name="P1">id: 12269,</text:p>
      <text:p text:style-name="P1">first_name: "SƏMA",</text:p>
      <text:p text:style-name="P1">last_name: "SƏFƏROVA",</text:p>
      <text:p text:style-name="P1">patronymic: "ARİF QIZI",</text:p>
      <text:p text:style-name="P1">pin: "7MFCLMZ",</text:p>
      <text:p text:style-name="P1">branch_name: "1 saylı Gəncə regional "ASAN xidmət" mərkəzi",</text:p>
      <text:p text:style-name="P1">branch_id: 19,</text:p>
      <text:p text:style-name="P1"><text:soft-page-break/>photo: "https://portal-api.asanvolunteers.az/storage/11737/7MFCLMZ.png"</text:p>
      <text:p text:style-name="P1">},</text:p>
      <text:p text:style-name="P1">{</text:p>
      <text:p text:style-name="P1">id: 13782,</text:p>
      <text:p text:style-name="P1">first_name: "AYXAN",</text:p>
      <text:p text:style-name="P1">last_name: "İMAMQULİYEV",</text:p>
      <text:p text:style-name="P1">patronymic: "HƏMZƏ OĞLU",</text:p>
      <text:p text:style-name="P1">pin: "6W1NCC7",</text:p>
      <text:p text:style-name="P1">branch_name: "1 saylı Gəncə regional "ASAN xidmət" mərkəzi",</text:p>
      <text:p text:style-name="P1">branch_id: 19,</text:p>
      <text:p text:style-name="P1">photo: "https://portal-api.asanvolunteers.az/storage/13202/6W1NCC7.png"</text:p>
      <text:p text:style-name="P1">},</text:p>
      <text:p text:style-name="P1">{</text:p>
      <text:p text:style-name="P1">id: 13882,</text:p>
      <text:p text:style-name="P1">first_name: "AYTAC",</text:p>
      <text:p text:style-name="P1">last_name: "HƏSƏNOVA",</text:p>
      <text:p text:style-name="P1">patronymic: "ELBURUS QIZI",</text:p>
      <text:p text:style-name="P1">pin: "7NX1FVQ",</text:p>
      <text:p text:style-name="P1">branch_name: "1 saylı Gəncə regional "ASAN xidmət" mərkəzi",</text:p>
      <text:p text:style-name="P1">branch_id: 19,</text:p>
      <text:p text:style-name="P1">photo: "https://portal-api.asanvolunteers.az/storage/13296/7NX1FVQ.png"</text:p>
      <text:p text:style-name="P1">},</text:p>
      <text:p text:style-name="P1">{</text:p>
      <text:p text:style-name="P1">id: 13866,</text:p>
      <text:p text:style-name="P1">first_name: "NURAN",</text:p>
      <text:p text:style-name="P1">last_name: "İSMAYILZADƏ",</text:p>
      <text:p text:style-name="P1">patronymic: "FUAD OĞLU",</text:p>
      <text:p text:style-name="P1">pin: "7PXSJPT",</text:p>
      <text:p text:style-name="P1">branch_name: "1 saylı Gəncə regional "ASAN xidmət" mərkəzi",</text:p>
      <text:p text:style-name="P1">branch_id: 19,</text:p>
      <text:p text:style-name="P1">photo: "https://portal-api.asanvolunteers.az/storage/13282/7PXSJPT.png"</text:p>
      <text:p text:style-name="P1">},</text:p>
      <text:p text:style-name="P1">{</text:p>
      <text:p text:style-name="P1"><text:soft-page-break/>id: 14056,</text:p>
      <text:p text:style-name="P1">first_name: "AYTAC",</text:p>
      <text:p text:style-name="P1">last_name: "BƏDƏLOVA",</text:p>
      <text:p text:style-name="P1">patronymic: "TƏBRİZ QIZI",</text:p>
      <text:p text:style-name="P1">pin: "7VGPHVN",</text:p>
      <text:p text:style-name="P1">branch_name: "1 saylı Gəncə regional "ASAN xidmət" mərkəzi",</text:p>
      <text:p text:style-name="P1">branch_id: 19,</text:p>
      <text:p text:style-name="P1">photo: "https://portal-api.asanvolunteers.az/storage/13468/7VGPHVN.png"</text:p>
      <text:p text:style-name="P1">},</text:p>
      <text:p text:style-name="P1">{</text:p>
      <text:p text:style-name="P1">id: 14220,</text:p>
      <text:p text:style-name="P1">first_name: "AYSU",</text:p>
      <text:p text:style-name="P1">last_name: "MƏMMƏDOVA",</text:p>
      <text:p text:style-name="P1">patronymic: "ELÇİN QIZI",</text:p>
      <text:p text:style-name="P1">pin: "7LF7YAP",</text:p>
      <text:p text:style-name="P1">branch_name: "1 saylı Gəncə regional "ASAN xidmət" mərkəzi",</text:p>
      <text:p text:style-name="P1">branch_id: 19,</text:p>
      <text:p text:style-name="P1">photo: "https://portal-api.asanvolunteers.az/storage/13614/7LF7YAP.png"</text:p>
      <text:p text:style-name="P1">},</text:p>
      <text:p text:style-name="P1">{</text:p>
      <text:p text:style-name="P1">id: 14352,</text:p>
      <text:p text:style-name="P1">first_name: "SEVİNC",</text:p>
      <text:p text:style-name="P1">last_name: "QASIMZADƏ",</text:p>
      <text:p text:style-name="P1">patronymic: "ELMƏDDİN QIZI",</text:p>
      <text:p text:style-name="P1">pin: "801FRUV",</text:p>
      <text:p text:style-name="P1">branch_name: "1 saylı Gəncə regional "ASAN xidmət" mərkəzi",</text:p>
      <text:p text:style-name="P1">branch_id: 19,</text:p>
      <text:p text:style-name="P1">photo: "https://portal-api.asanvolunteers.az/storage/13742/801FRUV.png"</text:p>
      <text:p text:style-name="P1">},</text:p>
      <text:p text:style-name="P1">{</text:p>
      <text:p text:style-name="P1">id: 15092,</text:p>
      <text:p text:style-name="P1">first_name: "QƏLƏNDƏR",</text:p>
      <text:p text:style-name="P1">last_name: "HÜSEYNOV",</text:p>
      <text:p text:style-name="P1">patronymic: "VÜSAL OĞLU",</text:p>
      <text:p text:style-name="P1">pin: "7L7KWAD",</text:p>
      <text:p text:style-name="P1"><text:soft-page-break/>branch_name: "1 saylı Gəncə regional "ASAN xidmət" mərkəzi",</text:p>
      <text:p text:style-name="P1">branch_id: 19,</text:p>
      <text:p text:style-name="P1">photo: "https://portal-api.asanvolunteers.az/storage/14448/7L7KWAD.png"</text:p>
      <text:p text:style-name="P1">},</text:p>
      <text:p text:style-name="P1">{</text:p>
      <text:p text:style-name="P1">id: 13886,</text:p>
      <text:p text:style-name="P1">first_name: "TURQAY",</text:p>
      <text:p text:style-name="P1">last_name: "İSMAYILOV",</text:p>
      <text:p text:style-name="P1">patronymic: "İLQAR OĞLU",</text:p>
      <text:p text:style-name="P1">pin: "7P4EGX8",</text:p>
      <text:p text:style-name="P1">branch_name: "1 saylı Gəncə regional "ASAN xidmət" mərkəzi",</text:p>
      <text:p text:style-name="P1">branch_id: 19,</text:p>
      <text:p text:style-name="P1">photo: "https://portal-api.asanvolunteers.az/storage/13300/7P4EGX8.png"</text:p>
      <text:p text:style-name="P1">},</text:p>
      <text:p text:style-name="P1">{</text:p>
      <text:p text:style-name="P1">id: 14666,</text:p>
      <text:p text:style-name="P1">first_name: "GÜLÇİN",</text:p>
      <text:p text:style-name="P1">last_name: "QULİYEVA",</text:p>
      <text:p text:style-name="P1">patronymic: "ELÇİN QIZI",</text:p>
      <text:p text:style-name="P1">pin: "7H73BVB",</text:p>
      <text:p text:style-name="P1">branch_name: "1 saylı Gəncə regional "ASAN xidmət" mərkəzi",</text:p>
      <text:p text:style-name="P1">branch_id: 19,</text:p>
      <text:p text:style-name="P1">photo: "https://portal-api.asanvolunteers.az/storage/14038/7H73BVB.png"</text:p>
      <text:p text:style-name="P1">},</text:p>
      <text:p text:style-name="P1">{</text:p>
      <text:p text:style-name="P1">id: 15300,</text:p>
      <text:p text:style-name="P1">first_name: "ŞAHLAR",</text:p>
      <text:p text:style-name="P1">last_name: "MUXTAROV",</text:p>
      <text:p text:style-name="P1">patronymic: "ASİF OĞLU",</text:p>
      <text:p text:style-name="P1">pin: "50RL7G5",</text:p>
      <text:p text:style-name="P1">branch_name: "1 saylı Gəncə regional "ASAN xidmət" mərkəzi",</text:p>
      <text:p text:style-name="P1">branch_id: 19,</text:p>
      <text:p text:style-name="P1"><text:soft-page-break/>photo: "https://portal-api.asanvolunteers.az/storage/14660/50RL7G5.png"</text:p>
      <text:p text:style-name="P1">},</text:p>
      <text:p text:style-name="P1">{</text:p>
      <text:p text:style-name="P1">id: 10134,</text:p>
      <text:p text:style-name="P1">first_name: "SƏMA",</text:p>
      <text:p text:style-name="P1">last_name: "EYYUBOVA",</text:p>
      <text:p text:style-name="P1">patronymic: "ELGÜN QIZI",</text:p>
      <text:p text:style-name="P1">pin: "7Z1N2HF",</text:p>
      <text:p text:style-name="P1">branch_name: "1 saylı Gəncə regional "ASAN xidmət" mərkəzi",</text:p>
      <text:p text:style-name="P1">branch_id: 19,</text:p>
      <text:p text:style-name="P1">photo: "https://portal-api.asanvolunteers.az/storage/9986/7Z1N2HF.png"</text:p>
      <text:p text:style-name="P1">},</text:p>
      <text:p text:style-name="P1">{</text:p>
      <text:p text:style-name="P1">id: 13870,</text:p>
      <text:p text:style-name="P1">first_name: "QƏMƏR",</text:p>
      <text:p text:style-name="P1">last_name: "ABDULLAYEVA",</text:p>
      <text:p text:style-name="P1">patronymic: "ELŞƏN QIZI",</text:p>
      <text:p text:style-name="P1">pin: "7L4KHZR",</text:p>
      <text:p text:style-name="P1">branch_name: "1 saylı Gəncə regional "ASAN xidmət" mərkəzi",</text:p>
      <text:p text:style-name="P1">branch_id: 19,</text:p>
      <text:p text:style-name="P1">photo: "https://portal-api.asanvolunteers.az/storage/13286/7L4KHZR.png"</text:p>
      <text:p text:style-name="P1">},</text:p>
      <text:p text:style-name="P1">{</text:p>
      <text:p text:style-name="P1">id: 16476,</text:p>
      <text:p text:style-name="P1">first_name: "PALMİRA",</text:p>
      <text:p text:style-name="P1">last_name: "MƏMMƏDLİ",</text:p>
      <text:p text:style-name="P1">patronymic: "VÜQAR QIZI",</text:p>
      <text:p text:style-name="P1">pin: "7KS10YP",</text:p>
      <text:p text:style-name="P1">branch_name: "1 saylı Gəncə regional "ASAN xidmət" mərkəzi",</text:p>
      <text:p text:style-name="P1">branch_id: 19,</text:p>
      <text:p text:style-name="P1">photo: "https://portal-api.asanvolunteers.az/storage/15794/7KS10YP.png"</text:p>
      <text:p text:style-name="P1">},</text:p>
      <text:p text:style-name="P1">{</text:p>
      <text:p text:style-name="P1"><text:soft-page-break/>id: 16582,</text:p>
      <text:p text:style-name="P1">first_name: "FATİMƏ",</text:p>
      <text:p text:style-name="P1">last_name: "ƏLİYEVA",</text:p>
      <text:p text:style-name="P1">patronymic: "SƏRVƏR QIZI",</text:p>
      <text:p text:style-name="P1">pin: "7JZEW1A",</text:p>
      <text:p text:style-name="P1">branch_name: "1 saylı Gəncə regional "ASAN xidmət" mərkəzi",</text:p>
      <text:p text:style-name="P1">branch_id: 19,</text:p>
      <text:p text:style-name="P1">photo: "https://portal-api.asanvolunteers.az/storage/15892/7JZEW1A.png"</text:p>
      <text:p text:style-name="P1">},</text:p>
      <text:p text:style-name="P1">{</text:p>
      <text:p text:style-name="P1">id: 16498,</text:p>
      <text:p text:style-name="P1">first_name: "RƏBİYYƏ",</text:p>
      <text:p text:style-name="P1">last_name: "QƏHRƏMANOVA",</text:p>
      <text:p text:style-name="P1">patronymic: "SABİT QIZI",</text:p>
      <text:p text:style-name="P1">pin: "7SDPZ5C",</text:p>
      <text:p text:style-name="P1">branch_name: "1 saylı Gəncə regional "ASAN xidmət" mərkəzi",</text:p>
      <text:p text:style-name="P1">branch_id: 19,</text:p>
      <text:p text:style-name="P1">photo: "https://portal-api.asanvolunteers.az/storage/15812/7SDPZ5C.png"</text:p>
      <text:p text:style-name="P1">},</text:p>
      <text:p text:style-name="P1">{</text:p>
      <text:p text:style-name="P1">id: 16718,</text:p>
      <text:p text:style-name="P1">first_name: "ELMAR",</text:p>
      <text:p text:style-name="P1">last_name: "QULİYEV",</text:p>
      <text:p text:style-name="P1">patronymic: "CAHANDAR OĞLU",</text:p>
      <text:p text:style-name="P1">pin: "742D1HM",</text:p>
      <text:p text:style-name="P1">branch_name: "1 saylı Gəncə regional "ASAN xidmət" mərkəzi",</text:p>
      <text:p text:style-name="P1">branch_id: 19,</text:p>
      <text:p text:style-name="P1">photo: "https://portal-api.asanvolunteers.az/storage/16014/742D1HM.png"</text:p>
      <text:p text:style-name="P1">},</text:p>
      <text:p text:style-name="P1">{</text:p>
      <text:p text:style-name="P1">id: 17460,</text:p>
      <text:p text:style-name="P1">first_name: "RÖYA",</text:p>
      <text:p text:style-name="P1">last_name: "MƏMMƏDOVA",</text:p>
      <text:p text:style-name="P1">patronymic: "İLHAM QIZI",</text:p>
      <text:p text:style-name="P1">pin: "7JTLXAB",</text:p>
      <text:p text:style-name="P1"><text:soft-page-break/>branch_name: "1 saylı Gəncə regional "ASAN xidmət" mərkəzi",</text:p>
      <text:p text:style-name="P1">branch_id: 19,</text:p>
      <text:p text:style-name="P1">photo: "https://portal-api.asanvolunteers.az/storage/17194/7JTLXAB.png"</text:p>
      <text:p text:style-name="P1">},</text:p>
      <text:p text:style-name="P1">{</text:p>
      <text:p text:style-name="P1">id: 15012,</text:p>
      <text:p text:style-name="P1">first_name: "AYSU",</text:p>
      <text:p text:style-name="P1">last_name: "BAYRAMOVA",</text:p>
      <text:p text:style-name="P1">patronymic: "RABİL QIZI",</text:p>
      <text:p text:style-name="P1">pin: "6TGZ83Q",</text:p>
      <text:p text:style-name="P1">branch_name: "1 saylı Gəncə regional "ASAN xidmət" mərkəzi",</text:p>
      <text:p text:style-name="P1">branch_id: 19,</text:p>
      <text:p text:style-name="P1">photo: "https://portal-api.asanvolunteers.az/storage/14374/6TGZ83Q.png"</text:p>
      <text:p text:style-name="P1">},</text:p>
      <text:p text:style-name="P1">{</text:p>
      <text:p text:style-name="P1">id: 17468,</text:p>
      <text:p text:style-name="P1">first_name: "MƏDİNƏ",</text:p>
      <text:p text:style-name="P1">last_name: "ƏZİZOVA",</text:p>
      <text:p text:style-name="P1">patronymic: "MAKSİM QIZI",</text:p>
      <text:p text:style-name="P1">pin: "7B4VJUF",</text:p>
      <text:p text:style-name="P1">branch_name: "1 saylı Gəncə regional "ASAN xidmət" mərkəzi",</text:p>
      <text:p text:style-name="P1">branch_id: 19,</text:p>
      <text:p text:style-name="P1">photo: "https://portal-api.asanvolunteers.az/storage/17202/7B4VJUF.png"</text:p>
      <text:p text:style-name="P1">},</text:p>
      <text:p text:style-name="P1">{</text:p>
      <text:p text:style-name="P1">id: 16678,</text:p>
      <text:p text:style-name="P1">first_name: "SİMARƏ",</text:p>
      <text:p text:style-name="P1">last_name: "HƏSƏNOVA",</text:p>
      <text:p text:style-name="P1">patronymic: "ELÇİN QIZI",</text:p>
      <text:p text:style-name="P1">pin: "7JJ8MY2",</text:p>
      <text:p text:style-name="P1">branch_name: "1 saylı Gəncə regional "ASAN xidmət" mərkəzi",</text:p>
      <text:p text:style-name="P1">branch_id: 19,</text:p>
      <text:p text:style-name="P1"><text:soft-page-break/>photo: "https://portal-api.asanvolunteers.az/storage/15982/7JJ8MY2.png"</text:p>
      <text:p text:style-name="P1">},</text:p>
      <text:p text:style-name="P1">{</text:p>
      <text:p text:style-name="P1">id: 17480,</text:p>
      <text:p text:style-name="P1">first_name: "ULDUZ",</text:p>
      <text:p text:style-name="P1">last_name: "SALAHOVA",</text:p>
      <text:p text:style-name="P1">patronymic: "SƏNAN QIZI",</text:p>
      <text:p text:style-name="P1">pin: "5VMKJA4",</text:p>
      <text:p text:style-name="P1">branch_name: "1 saylı Gəncə regional "ASAN xidmət" mərkəzi",</text:p>
      <text:p text:style-name="P1">branch_id: 19,</text:p>
      <text:p text:style-name="P1">photo: "https://portal-api.asanvolunteers.az/storage/17214/5VMKJA4.png"</text:p>
      <text:p text:style-name="P1">},</text:p>
      <text:p text:style-name="P1">{</text:p>
      <text:p text:style-name="P1">id: 17464,</text:p>
      <text:p text:style-name="P1">first_name: "SARAY",</text:p>
      <text:p text:style-name="P1">last_name: "CABBARLI",</text:p>
      <text:p text:style-name="P1">patronymic: "GÜNDÜZ QIZI",</text:p>
      <text:p text:style-name="P1">pin: "8CDSSYB",</text:p>
      <text:p text:style-name="P1">branch_name: "1 saylı Gəncə regional "ASAN xidmət" mərkəzi",</text:p>
      <text:p text:style-name="P1">branch_id: 19,</text:p>
      <text:p text:style-name="P1">photo: "https://portal-api.asanvolunteers.az/storage/17198/8CDSSYB.png"</text:p>
      <text:p text:style-name="P1">},</text:p>
      <text:p text:style-name="P1">{</text:p>
      <text:p text:style-name="P1">id: 17578,</text:p>
      <text:p text:style-name="P1">first_name: "FİDAN",</text:p>
      <text:p text:style-name="P1">last_name: "SADIQOVA",</text:p>
      <text:p text:style-name="P1">patronymic: "NADİR QIZI",</text:p>
      <text:p text:style-name="P1">pin: "6VUB7WZ",</text:p>
      <text:p text:style-name="P1">branch_name: "1 saylı Gəncə regional "ASAN xidmət" mərkəzi",</text:p>
      <text:p text:style-name="P1">branch_id: 19,</text:p>
      <text:p text:style-name="P1">photo: "https://portal-api.asanvolunteers.az/storage/17310/6VUB7WZ.png"</text:p>
      <text:p text:style-name="P1">},</text:p>
      <text:p text:style-name="P1">{</text:p>
      <text:p text:style-name="P1"><text:soft-page-break/>id: 17992,</text:p>
      <text:p text:style-name="P1">first_name: "GÜNEL",</text:p>
      <text:p text:style-name="P1">last_name: "RZAYEVA",</text:p>
      <text:p text:style-name="P1">patronymic: "OKTAY QIZI",</text:p>
      <text:p text:style-name="P1">pin: "2VNUVBS",</text:p>
      <text:p text:style-name="P1">branch_name: "1 saylı Gəncə regional "ASAN xidmət" mərkəzi",</text:p>
      <text:p text:style-name="P1">branch_id: 19,</text:p>
      <text:p text:style-name="P1">photo: "https://portal-api.asanvolunteers.az/storage/17716/2VNUVBS.png"</text:p>
      <text:p text:style-name="P1">},</text:p>
      <text:p text:style-name="P1">{</text:p>
      <text:p text:style-name="P1">id: 18128,</text:p>
      <text:p text:style-name="P1">first_name: "AYSEL",</text:p>
      <text:p text:style-name="P1">last_name: "MƏMMƏDOVA",</text:p>
      <text:p text:style-name="P1">patronymic: "AZƏR QIZI",</text:p>
      <text:p text:style-name="P1">pin: "7D7VXZK",</text:p>
      <text:p text:style-name="P1">branch_name: "1 saylı Gəncə regional "ASAN xidmət" mərkəzi",</text:p>
      <text:p text:style-name="P1">branch_id: 19,</text:p>
      <text:p text:style-name="P1">photo: "https://portal-api.asanvolunteers.az/storage/17842/7D7VXZK.png"</text:p>
      <text:p text:style-name="P1">},</text:p>
      <text:p text:style-name="P1">{</text:p>
      <text:p text:style-name="P1">id: 18202,</text:p>
      <text:p text:style-name="P1">first_name: "MEHRİBAN",</text:p>
      <text:p text:style-name="P1">last_name: "ZEYNALOVA",</text:p>
      <text:p text:style-name="P1">patronymic: "NOVRUZ QIZI",</text:p>
      <text:p text:style-name="P1">pin: "7SBPEAP",</text:p>
      <text:p text:style-name="P1">branch_name: "1 saylı Gəncə regional "ASAN xidmət" mərkəzi",</text:p>
      <text:p text:style-name="P1">branch_id: 19,</text:p>
      <text:p text:style-name="P1">photo: "https://portal-api.asanvolunteers.az/storage/17910/7SBPEAP.png"</text:p>
      <text:p text:style-name="P1">},</text:p>
      <text:p text:style-name="P1">{</text:p>
      <text:p text:style-name="P1">id: 11560,</text:p>
      <text:p text:style-name="P1">first_name: "EMİL",</text:p>
      <text:p text:style-name="P1">last_name: "BABAYEV",</text:p>
      <text:p text:style-name="P1">patronymic: "CAVANİ OĞLU",</text:p>
      <text:p text:style-name="P1">pin: "88URDSE",</text:p>
      <text:p text:style-name="P1"><text:soft-page-break/>branch_name: "2 saylı Gəncə regional "ASAN xidmət" mərkəzi",</text:p>
      <text:p text:style-name="P1">branch_id: 21,</text:p>
      <text:p text:style-name="P1">photo: "https://portal-api.asanvolunteers.az/storage/11206/88URDSE.png"</text:p>
      <text:p text:style-name="P1">},</text:p>
      <text:p text:style-name="P1">{</text:p>
      <text:p text:style-name="P1">id: 11562,</text:p>
      <text:p text:style-name="P1">first_name: "AYTƏN",</text:p>
      <text:p text:style-name="P1">last_name: "BAĞIROVA",</text:p>
      <text:p text:style-name="P1">patronymic: "BAĞBAN QIZI",</text:p>
      <text:p text:style-name="P1">pin: "7JLC23P",</text:p>
      <text:p text:style-name="P1">branch_name: "2 saylı Gəncə regional "ASAN xidmət" mərkəzi",</text:p>
      <text:p text:style-name="P1">branch_id: 21,</text:p>
      <text:p text:style-name="P1">photo: "https://portal-api.asanvolunteers.az/storage/11208/7JLC23P.png"</text:p>
      <text:p text:style-name="P1">},</text:p>
      <text:p text:style-name="P1">{</text:p>
      <text:p text:style-name="P1">id: 11782,</text:p>
      <text:p text:style-name="P1">first_name: "ELMİR",</text:p>
      <text:p text:style-name="P1">last_name: "QULUYEV",</text:p>
      <text:p text:style-name="P1">patronymic: "ELDAR OĞLU",</text:p>
      <text:p text:style-name="P1">pin: "7V6E9G1",</text:p>
      <text:p text:style-name="P1">branch_name: "2 saylı Gəncə regional "ASAN xidmət" mərkəzi",</text:p>
      <text:p text:style-name="P1">branch_id: 21,</text:p>
      <text:p text:style-name="P1">photo: "https://portal-api.asanvolunteers.az/storage/11384/7V6E9G1.png"</text:p>
      <text:p text:style-name="P1">},</text:p>
      <text:p text:style-name="P1">{</text:p>
      <text:p text:style-name="P1">id: 11809,</text:p>
      <text:p text:style-name="P1">first_name: "LEYLA",</text:p>
      <text:p text:style-name="P1">last_name: "PAÇALOVA",</text:p>
      <text:p text:style-name="P1">patronymic: "RAMİN QIZI",</text:p>
      <text:p text:style-name="P1">pin: "82J6CLS",</text:p>
      <text:p text:style-name="P1">branch_name: "2 saylı Gəncə regional "ASAN xidmət" mərkəzi",</text:p>
      <text:p text:style-name="P1">branch_id: 21,</text:p>
      <text:p text:style-name="P1"><text:soft-page-break/>photo: "https://portal-api.asanvolunteers.az/storage/11409/82J6CLS.png"</text:p>
      <text:p text:style-name="P1">},</text:p>
      <text:p text:style-name="P1">{</text:p>
      <text:p text:style-name="P1">id: 11811,</text:p>
      <text:p text:style-name="P1">first_name: "TOFİQ",</text:p>
      <text:p text:style-name="P1">last_name: "İSMAYILZADƏ",</text:p>
      <text:p text:style-name="P1">patronymic: "ELŞƏN OĞLU",</text:p>
      <text:p text:style-name="P1">pin: "824BR6J",</text:p>
      <text:p text:style-name="P1">branch_name: "2 saylı Gəncə regional "ASAN xidmət" mərkəzi",</text:p>
      <text:p text:style-name="P1">branch_id: 21,</text:p>
      <text:p text:style-name="P1">photo: "https://portal-api.asanvolunteers.az/storage/11411/824BR6J.png"</text:p>
      <text:p text:style-name="P1">},</text:p>
      <text:p text:style-name="P1">{</text:p>
      <text:p text:style-name="P1">id: 11826,</text:p>
      <text:p text:style-name="P1">first_name: "VÜSALƏ",</text:p>
      <text:p text:style-name="P1">last_name: "ALIYEVA",</text:p>
      <text:p text:style-name="P1">patronymic: "ƏLYAR QIZI",</text:p>
      <text:p text:style-name="P1">pin: "7N3Z4Q3",</text:p>
      <text:p text:style-name="P1">branch_name: "2 saylı Gəncə regional "ASAN xidmət" mərkəzi",</text:p>
      <text:p text:style-name="P1">branch_id: 21,</text:p>
      <text:p text:style-name="P1">photo: "https://portal-api.asanvolunteers.az/storage/11422/7N3Z4Q3.png"</text:p>
      <text:p text:style-name="P1">},</text:p>
      <text:p text:style-name="P1">{</text:p>
      <text:p text:style-name="P1">id: 11822,</text:p>
      <text:p text:style-name="P1">first_name: "EYYUB",</text:p>
      <text:p text:style-name="P1">last_name: "QULİYEV",</text:p>
      <text:p text:style-name="P1">patronymic: "AZƏR OĞLU",</text:p>
      <text:p text:style-name="P1">pin: "7BT40V9",</text:p>
      <text:p text:style-name="P1">branch_name: "2 saylı Gəncə regional "ASAN xidmət" mərkəzi",</text:p>
      <text:p text:style-name="P1">branch_id: 21,</text:p>
      <text:p text:style-name="P1">photo: "https://portal-api.asanvolunteers.az/storage/11418/7BT40V9.png"</text:p>
      <text:p text:style-name="P1">},</text:p>
      <text:p text:style-name="P1">{</text:p>
      <text:p text:style-name="P1"><text:soft-page-break/>id: 11471,</text:p>
      <text:p text:style-name="P1">first_name: "MEHRİBAN",</text:p>
      <text:p text:style-name="P1">last_name: "İSMAYILOVA",</text:p>
      <text:p text:style-name="P1">patronymic: "NAMƏDDİN QIZI",</text:p>
      <text:p text:style-name="P1">pin: "7Y4CGX7",</text:p>
      <text:p text:style-name="P1">branch_name: "2 saylı Gəncə regional "ASAN xidmət" mərkəzi",</text:p>
      <text:p text:style-name="P1">branch_id: 21,</text:p>
      <text:p text:style-name="P1">photo: "https://portal-api.asanvolunteers.az/storage/11137/7Y4CGX7.png"</text:p>
      <text:p text:style-name="P1">},</text:p>
      <text:p text:style-name="P1">{</text:p>
      <text:p text:style-name="P1">id: 11804,</text:p>
      <text:p text:style-name="P1">first_name: "ƏLİ",</text:p>
      <text:p text:style-name="P1">last_name: "PAŞAYEV",</text:p>
      <text:p text:style-name="P1">patronymic: "RAMİL OĞLU",</text:p>
      <text:p text:style-name="P1">pin: "7HZSCBV",</text:p>
      <text:p text:style-name="P1">branch_name: "2 saylı Gəncə regional "ASAN xidmət" mərkəzi",</text:p>
      <text:p text:style-name="P1">branch_id: 21,</text:p>
      <text:p text:style-name="P1">photo: "https://portal-api.asanvolunteers.az/storage/11404/7HZSCBV.png"</text:p>
      <text:p text:style-name="P1">},</text:p>
      <text:p text:style-name="P1">{</text:p>
      <text:p text:style-name="P1">id: 11820,</text:p>
      <text:p text:style-name="P1">first_name: "SƏBA",</text:p>
      <text:p text:style-name="P1">last_name: "HƏSƏNOVA",</text:p>
      <text:p text:style-name="P1">patronymic: "MAKSİM QIZI",</text:p>
      <text:p text:style-name="P1">pin: "7N6MKV1",</text:p>
      <text:p text:style-name="P1">branch_name: "2 saylı Gəncə regional "ASAN xidmət" mərkəzi",</text:p>
      <text:p text:style-name="P1">branch_id: 21,</text:p>
      <text:p text:style-name="P1">photo: "https://portal-api.asanvolunteers.az/storage/11416/7N6MKV1.png"</text:p>
      <text:p text:style-name="P1">},</text:p>
      <text:p text:style-name="P1">{</text:p>
      <text:p text:style-name="P1">id: 11392,</text:p>
      <text:p text:style-name="P1">first_name: "AYLA",</text:p>
      <text:p text:style-name="P1">last_name: "MƏMMƏDOVA",</text:p>
      <text:p text:style-name="P1">patronymic: "ELŞƏN QIZI",</text:p>
      <text:p text:style-name="P1">pin: "7S93N6X",</text:p>
      <text:p text:style-name="P1"><text:soft-page-break/>branch_name: "2 saylı Gəncə regional "ASAN xidmət" mərkəzi",</text:p>
      <text:p text:style-name="P1">branch_id: 21,</text:p>
      <text:p text:style-name="P1">photo: "https://portal-api.asanvolunteers.az/storage/11070/7S93N6X.png"</text:p>
      <text:p text:style-name="P1">},</text:p>
      <text:p text:style-name="P1">{</text:p>
      <text:p text:style-name="P1">id: 11841,</text:p>
      <text:p text:style-name="P1">first_name: "TÜRKAN",</text:p>
      <text:p text:style-name="P1">last_name: "ZEYNALOVA",</text:p>
      <text:p text:style-name="P1">patronymic: "RAUF QIZI",</text:p>
      <text:p text:style-name="P1">pin: "7XT1WEN",</text:p>
      <text:p text:style-name="P1">branch_name: "2 saylı Gəncə regional "ASAN xidmət" mərkəzi",</text:p>
      <text:p text:style-name="P1">branch_id: 21,</text:p>
      <text:p text:style-name="P1">photo: "https://portal-api.asanvolunteers.az/storage/11435/7XT1WEN.png"</text:p>
      <text:p text:style-name="P1">},</text:p>
      <text:p text:style-name="P1">{</text:p>
      <text:p text:style-name="P1">id: 11850,</text:p>
      <text:p text:style-name="P1">first_name: "LEYLA",</text:p>
      <text:p text:style-name="P1">last_name: "MÜSLÜMZADƏ",</text:p>
      <text:p text:style-name="P1">patronymic: "ZAUR QIZI",</text:p>
      <text:p text:style-name="P1">pin: "7N1L4BW",</text:p>
      <text:p text:style-name="P1">branch_name: "2 saylı Gəncə regional "ASAN xidmət" mərkəzi",</text:p>
      <text:p text:style-name="P1">branch_id: 21,</text:p>
      <text:p text:style-name="P1">photo: "https://portal-api.asanvolunteers.az/storage/11440/7N1L4BW.png"</text:p>
      <text:p text:style-name="P1">},</text:p>
      <text:p text:style-name="P1">{</text:p>
      <text:p text:style-name="P1">id: 12320,</text:p>
      <text:p text:style-name="P1">first_name: "NUBAR",</text:p>
      <text:p text:style-name="P1">last_name: "MİRZƏYEVA",</text:p>
      <text:p text:style-name="P1">patronymic: "QƏZƏNFƏR QIZI",</text:p>
      <text:p text:style-name="P1">pin: "6LJDCKF",</text:p>
      <text:p text:style-name="P1">branch_name: "2 saylı Gəncə regional "ASAN xidmət" mərkəzi",</text:p>
      <text:p text:style-name="P1">branch_id: 21,</text:p>
      <text:p text:style-name="P1"><text:soft-page-break/>photo: "https://portal-api.asanvolunteers.az/storage/11778/6LJDCKF.png"</text:p>
      <text:p text:style-name="P1">},</text:p>
      <text:p text:style-name="P1">{</text:p>
      <text:p text:style-name="P1">id: 12325,</text:p>
      <text:p text:style-name="P1">first_name: "RAMAL",</text:p>
      <text:p text:style-name="P1">last_name: "MƏMMƏDOV",</text:p>
      <text:p text:style-name="P1">patronymic: "RƏŞAD OĞLU",</text:p>
      <text:p text:style-name="P1">pin: "7H9EKSL",</text:p>
      <text:p text:style-name="P1">branch_name: "2 saylı Gəncə regional "ASAN xidmət" mərkəzi",</text:p>
      <text:p text:style-name="P1">branch_id: 21,</text:p>
      <text:p text:style-name="P1">photo: "https://portal-api.asanvolunteers.az/storage/11781/7H9EKSL.png"</text:p>
      <text:p text:style-name="P1">},</text:p>
      <text:p text:style-name="P1">{</text:p>
      <text:p text:style-name="P1">id: 12368,</text:p>
      <text:p text:style-name="P1">first_name: "TÜRKAN",</text:p>
      <text:p text:style-name="P1">last_name: "QASIMOVA",</text:p>
      <text:p text:style-name="P1">patronymic: "SADİQ QIZI",</text:p>
      <text:p text:style-name="P1">pin: "7Q10MLD",</text:p>
      <text:p text:style-name="P1">branch_name: "2 saylı Gəncə regional "ASAN xidmət" mərkəzi",</text:p>
      <text:p text:style-name="P1">branch_id: 21,</text:p>
      <text:p text:style-name="P1">photo: "https://portal-api.asanvolunteers.az/storage/11808/7Q10MLD.png"</text:p>
      <text:p text:style-name="P1">},</text:p>
      <text:p text:style-name="P1">{</text:p>
      <text:p text:style-name="P1">id: 12377,</text:p>
      <text:p text:style-name="P1">first_name: "SƏBİNƏ",</text:p>
      <text:p text:style-name="P1">last_name: "HƏSƏNOVA",</text:p>
      <text:p text:style-name="P1">patronymic: "ABBAS QIZI",</text:p>
      <text:p text:style-name="P1">pin: "7ND73ZL",</text:p>
      <text:p text:style-name="P1">branch_name: "2 saylı Gəncə regional "ASAN xidmət" mərkəzi",</text:p>
      <text:p text:style-name="P1">branch_id: 21,</text:p>
      <text:p text:style-name="P1">photo: "https://portal-api.asanvolunteers.az/storage/11817/7ND73ZL.png"</text:p>
      <text:p text:style-name="P1">},</text:p>
      <text:p text:style-name="P1">{</text:p>
      <text:p text:style-name="P1"><text:soft-page-break/>id: 12410,</text:p>
      <text:p text:style-name="P1">first_name: "MÖVLUD",</text:p>
      <text:p text:style-name="P1">last_name: "HAQVERDİYEV",</text:p>
      <text:p text:style-name="P1">patronymic: "ELMAR OĞLU",</text:p>
      <text:p text:style-name="P1">pin: "7FFY8VZ",</text:p>
      <text:p text:style-name="P1">branch_name: "2 saylı Gəncə regional "ASAN xidmət" mərkəzi",</text:p>
      <text:p text:style-name="P1">branch_id: 21,</text:p>
      <text:p text:style-name="P1">photo: "https://portal-api.asanvolunteers.az/storage/11852/7FFY8VZ.png"</text:p>
      <text:p text:style-name="P1">},</text:p>
      <text:p text:style-name="P1">{</text:p>
      <text:p text:style-name="P1">id: 12408,</text:p>
      <text:p text:style-name="P1">first_name: "FƏXRİ",</text:p>
      <text:p text:style-name="P1">last_name: "İBRAHİMOV",</text:p>
      <text:p text:style-name="P1">patronymic: "ANAR OĞLU",</text:p>
      <text:p text:style-name="P1">pin: "7H69558",</text:p>
      <text:p text:style-name="P1">branch_name: "2 saylı Gəncə regional "ASAN xidmət" mərkəzi",</text:p>
      <text:p text:style-name="P1">branch_id: 21,</text:p>
      <text:p text:style-name="P1">photo: "https://portal-api.asanvolunteers.az/storage/11850/7H69558.png"</text:p>
      <text:p text:style-name="P1">},</text:p>
      <text:p text:style-name="P1">{</text:p>
      <text:p text:style-name="P1">id: 12144,</text:p>
      <text:p text:style-name="P1">first_name: "ELMİRA",</text:p>
      <text:p text:style-name="P1">last_name: "ƏLİYEVA",</text:p>
      <text:p text:style-name="P1">patronymic: "RUSİF QIZI",</text:p>
      <text:p text:style-name="P1">pin: "7ERS9UD",</text:p>
      <text:p text:style-name="P1">branch_name: "2 saylı Gəncə regional "ASAN xidmət" mərkəzi",</text:p>
      <text:p text:style-name="P1">branch_id: 21,</text:p>
      <text:p text:style-name="P1">photo: "https://portal-api.asanvolunteers.az/storage/11660/7ERS9UD.png"</text:p>
      <text:p text:style-name="P1">},</text:p>
      <text:p text:style-name="P1">{</text:p>
      <text:p text:style-name="P1">id: 12852,</text:p>
      <text:p text:style-name="P1">first_name: "SAMİRƏ",</text:p>
      <text:p text:style-name="P1">last_name: "HƏSƏNOVA",</text:p>
      <text:p text:style-name="P1">patronymic: "VÜQAR QIZI",</text:p>
      <text:p text:style-name="P1">pin: "7Y7W1S7",</text:p>
      <text:p text:style-name="P1"><text:soft-page-break/>branch_name: "2 saylı Gəncə regional "ASAN xidmət" mərkəzi",</text:p>
      <text:p text:style-name="P1">branch_id: 21,</text:p>
      <text:p text:style-name="P1">photo: "https://portal-api.asanvolunteers.az/storage/12286/7Y7W1S7.png"</text:p>
      <text:p text:style-name="P1">},</text:p>
      <text:p text:style-name="P1">{</text:p>
      <text:p text:style-name="P1">id: 11196,</text:p>
      <text:p text:style-name="P1">first_name: "GÜNEL",</text:p>
      <text:p text:style-name="P1">last_name: "ABDIYEVA",</text:p>
      <text:p text:style-name="P1">patronymic: "VÜSAL QIZI",</text:p>
      <text:p text:style-name="P1">pin: "7VQK374",</text:p>
      <text:p text:style-name="P1">branch_name: "2 saylı Gəncə regional "ASAN xidmət" mərkəzi",</text:p>
      <text:p text:style-name="P1">branch_id: 21,</text:p>
      <text:p text:style-name="P1">photo: "https://portal-api.asanvolunteers.az/storage/10896/7VQK374.png"</text:p>
      <text:p text:style-name="P1">},</text:p>
      <text:p text:style-name="P1">{</text:p>
      <text:p text:style-name="P1">id: 12856,</text:p>
      <text:p text:style-name="P1">first_name: "AYTAC",</text:p>
      <text:p text:style-name="P1">last_name: "CALALOVA",</text:p>
      <text:p text:style-name="P1">patronymic: "NURLAN QIZI",</text:p>
      <text:p text:style-name="P1">pin: "8QL4A64",</text:p>
      <text:p text:style-name="P1">branch_name: "2 saylı Gəncə regional "ASAN xidmət" mərkəzi",</text:p>
      <text:p text:style-name="P1">branch_id: 21,</text:p>
      <text:p text:style-name="P1">photo: "https://portal-api.asanvolunteers.az/storage/12290/8QL4A64.png"</text:p>
      <text:p text:style-name="P1">},</text:p>
      <text:p text:style-name="P1">{</text:p>
      <text:p text:style-name="P1">id: 12241,</text:p>
      <text:p text:style-name="P1">first_name: "ARZU",</text:p>
      <text:p text:style-name="P1">last_name: "MİRZƏYEVA",</text:p>
      <text:p text:style-name="P1">patronymic: "MƏCİD QIZI",</text:p>
      <text:p text:style-name="P1">pin: "8K8NFVQ",</text:p>
      <text:p text:style-name="P1">branch_name: "2 saylı Gəncə regional "ASAN xidmət" mərkəzi",</text:p>
      <text:p text:style-name="P1">branch_id: 21,</text:p>
      <text:p text:style-name="P1"><text:soft-page-break/>photo: "https://portal-api.asanvolunteers.az/storage/11721/8K8NFVQ.png"</text:p>
      <text:p text:style-name="P1">},</text:p>
      <text:p text:style-name="P1">{</text:p>
      <text:p text:style-name="P1">id: 12976,</text:p>
      <text:p text:style-name="P1">first_name: "TƏHMİNƏ",</text:p>
      <text:p text:style-name="P1">last_name: "ADIGÖZƏLOVA",</text:p>
      <text:p text:style-name="P1">patronymic: "SƏRDAR QIZI",</text:p>
      <text:p text:style-name="P1">pin: "6GVSC47",</text:p>
      <text:p text:style-name="P1">branch_name: "2 saylı Gəncə regional "ASAN xidmət" mərkəzi",</text:p>
      <text:p text:style-name="P1">branch_id: 21,</text:p>
      <text:p text:style-name="P1">photo: "https://portal-api.asanvolunteers.az/storage/12408/6GVSC47.png"</text:p>
      <text:p text:style-name="P1">},</text:p>
      <text:p text:style-name="P1">{</text:p>
      <text:p text:style-name="P1">id: 11396,</text:p>
      <text:p text:style-name="P1">first_name: "LALƏ",</text:p>
      <text:p text:style-name="P1">last_name: "MAHMUDOVA",</text:p>
      <text:p text:style-name="P1">patronymic: "ELXAN QIZI",</text:p>
      <text:p text:style-name="P1">pin: "7W5HBVE",</text:p>
      <text:p text:style-name="P1">branch_name: "2 saylı Gəncə regional "ASAN xidmət" mərkəzi",</text:p>
      <text:p text:style-name="P1">branch_id: 21,</text:p>
      <text:p text:style-name="P1">photo: "https://portal-api.asanvolunteers.az/storage/11072/7W5HBVE.png"</text:p>
      <text:p text:style-name="P1">},</text:p>
      <text:p text:style-name="P1">{</text:p>
      <text:p text:style-name="P1">id: 15156,</text:p>
      <text:p text:style-name="P1">first_name: "AYTƏKİN",</text:p>
      <text:p text:style-name="P1">last_name: "QULUYEVA",</text:p>
      <text:p text:style-name="P1">patronymic: "RAMİL QIZI",</text:p>
      <text:p text:style-name="P1">pin: "7D4YYM4",</text:p>
      <text:p text:style-name="P1">branch_name: "2 saylı Gəncə regional "ASAN xidmət" mərkəzi",</text:p>
      <text:p text:style-name="P1">branch_id: 21,</text:p>
      <text:p text:style-name="P1">photo: "https://portal-api.asanvolunteers.az/storage/14512/7D4YYM4.png"</text:p>
      <text:p text:style-name="P1">},</text:p>
      <text:p text:style-name="P1">{</text:p>
      <text:p text:style-name="P1"><text:soft-page-break/>id: 15183,</text:p>
      <text:p text:style-name="P1">first_name: "TURAC",</text:p>
      <text:p text:style-name="P1">last_name: "QARAŞOVA",</text:p>
      <text:p text:style-name="P1">patronymic: "AZƏR QIZI",</text:p>
      <text:p text:style-name="P1">pin: "8C445RV",</text:p>
      <text:p text:style-name="P1">branch_name: "2 saylı Gəncə regional "ASAN xidmət" mərkəzi",</text:p>
      <text:p text:style-name="P1">branch_id: 21,</text:p>
      <text:p text:style-name="P1">photo: "https://portal-api.asanvolunteers.az/storage/14541/8C445RV.png"</text:p>
      <text:p text:style-name="P1">},</text:p>
      <text:p text:style-name="P1">{</text:p>
      <text:p text:style-name="P1">id: 15189,</text:p>
      <text:p text:style-name="P1">first_name: "VÜSALƏ",</text:p>
      <text:p text:style-name="P1">last_name: "BAYRAMOVA",</text:p>
      <text:p text:style-name="P1">patronymic: "AZƏR QIZI",</text:p>
      <text:p text:style-name="P1">pin: "87APPAX",</text:p>
      <text:p text:style-name="P1">branch_name: "2 saylı Gəncə regional "ASAN xidmət" mərkəzi",</text:p>
      <text:p text:style-name="P1">branch_id: 21,</text:p>
      <text:p text:style-name="P1">photo: "https://portal-api.asanvolunteers.az/storage/14547/87APPAX.png"</text:p>
      <text:p text:style-name="P1">},</text:p>
      <text:p text:style-name="P1">{</text:p>
      <text:p text:style-name="P1">id: 15290,</text:p>
      <text:p text:style-name="P1">first_name: "RƏFİ",</text:p>
      <text:p text:style-name="P1">last_name: "SALMANOV",</text:p>
      <text:p text:style-name="P1">patronymic: "RÜFƏT OĞLU",</text:p>
      <text:p text:style-name="P1">pin: "7VM4DSN",</text:p>
      <text:p text:style-name="P1">branch_name: "2 saylı Gəncə regional "ASAN xidmət" mərkəzi",</text:p>
      <text:p text:style-name="P1">branch_id: 21,</text:p>
      <text:p text:style-name="P1">photo: "https://portal-api.asanvolunteers.az/storage/14648/7VM4DSN.png"</text:p>
      <text:p text:style-name="P1">},</text:p>
      <text:p text:style-name="P1">{</text:p>
      <text:p text:style-name="P1">id: 15334,</text:p>
      <text:p text:style-name="P1">first_name: "SELCAN",</text:p>
      <text:p text:style-name="P1">last_name: "DADAŞOVA",</text:p>
      <text:p text:style-name="P1">patronymic: "EŞQİN QIZI",</text:p>
      <text:p text:style-name="P1">pin: "7QFLMQV",</text:p>
      <text:p text:style-name="P1"><text:soft-page-break/>branch_name: "2 saylı Gəncə regional "ASAN xidmət" mərkəzi",</text:p>
      <text:p text:style-name="P1">branch_id: 21,</text:p>
      <text:p text:style-name="P1">photo: "https://portal-api.asanvolunteers.az/storage/14694/7QFLMQV.png"</text:p>
      <text:p text:style-name="P1">},</text:p>
      <text:p text:style-name="P1">{</text:p>
      <text:p text:style-name="P1">id: 15339,</text:p>
      <text:p text:style-name="P1">first_name: "AYDAN",</text:p>
      <text:p text:style-name="P1">last_name: "MƏMMƏDOVA",</text:p>
      <text:p text:style-name="P1">patronymic: "CAMAL QIZI",</text:p>
      <text:p text:style-name="P1">pin: "7J4KL8J",</text:p>
      <text:p text:style-name="P1">branch_name: "2 saylı Gəncə regional "ASAN xidmət" mərkəzi",</text:p>
      <text:p text:style-name="P1">branch_id: 21,</text:p>
      <text:p text:style-name="P1">photo: "https://portal-api.asanvolunteers.az/storage/14699/7J4KL8J.png"</text:p>
      <text:p text:style-name="P1">},</text:p>
      <text:p text:style-name="P1">{</text:p>
      <text:p text:style-name="P1">id: 16363,</text:p>
      <text:p text:style-name="P1">first_name: "ELMİR",</text:p>
      <text:p text:style-name="P1">last_name: "CƏFƏROV",</text:p>
      <text:p text:style-name="P1">patronymic: "ELŞƏN OĞLU",</text:p>
      <text:p text:style-name="P1">pin: "7DT7GQ4",</text:p>
      <text:p text:style-name="P1">branch_name: "2 saylı Gəncə regional "ASAN xidmət" mərkəzi",</text:p>
      <text:p text:style-name="P1">branch_id: 21,</text:p>
      <text:p text:style-name="P1">photo: "https://portal-api.asanvolunteers.az/storage/15681/7DT7GQ4.png"</text:p>
      <text:p text:style-name="P1">},</text:p>
      <text:p text:style-name="P1">{</text:p>
      <text:p text:style-name="P1">id: 15388,</text:p>
      <text:p text:style-name="P1">first_name: "ÜLKƏR",</text:p>
      <text:p text:style-name="P1">last_name: "SƏRKARZADƏ",</text:p>
      <text:p text:style-name="P1">patronymic: "NATİQ QIZI",</text:p>
      <text:p text:style-name="P1">pin: "7U52TQH",</text:p>
      <text:p text:style-name="P1">branch_name: "2 saylı Gəncə regional "ASAN xidmət" mərkəzi",</text:p>
      <text:p text:style-name="P1">branch_id: 21,</text:p>
      <text:p text:style-name="P1"><text:soft-page-break/>photo: "https://portal-api.asanvolunteers.az/storage/14740/7U52TQH.png"</text:p>
      <text:p text:style-name="P1">},</text:p>
      <text:p text:style-name="P1">{</text:p>
      <text:p text:style-name="P1">id: 16442,</text:p>
      <text:p text:style-name="P1">first_name: "QÖNÇƏ",</text:p>
      <text:p text:style-name="P1">last_name: "ƏLİYEVA",</text:p>
      <text:p text:style-name="P1">patronymic: "RUSLAN QIZI",</text:p>
      <text:p text:style-name="P1">pin: "7RUSAB2",</text:p>
      <text:p text:style-name="P1">branch_name: "2 saylı Gəncə regional "ASAN xidmət" mərkəzi",</text:p>
      <text:p text:style-name="P1">branch_id: 21,</text:p>
      <text:p text:style-name="P1">photo: "https://portal-api.asanvolunteers.az/storage/15762/7RUSAB2.png"</text:p>
      <text:p text:style-name="P1">},</text:p>
      <text:p text:style-name="P1">{</text:p>
      <text:p text:style-name="P1">id: 16444,</text:p>
      <text:p text:style-name="P1">first_name: "NƏZRİN",</text:p>
      <text:p text:style-name="P1">last_name: "TANIRVERDİYEVA",</text:p>
      <text:p text:style-name="P1">patronymic: "ELMİR QIZI",</text:p>
      <text:p text:style-name="P1">pin: "7NEJB8C",</text:p>
      <text:p text:style-name="P1">branch_name: "2 saylı Gəncə regional "ASAN xidmət" mərkəzi",</text:p>
      <text:p text:style-name="P1">branch_id: 21,</text:p>
      <text:p text:style-name="P1">photo: "https://portal-api.asanvolunteers.az/storage/15764/7NEJB8C.png"</text:p>
      <text:p text:style-name="P1">},</text:p>
      <text:p text:style-name="P1">{</text:p>
      <text:p text:style-name="P1">id: 15464,</text:p>
      <text:p text:style-name="P1">first_name: "NÜBAR",</text:p>
      <text:p text:style-name="P1">last_name: "İSKƏNDƏROVA",</text:p>
      <text:p text:style-name="P1">patronymic: "FAİQ QIZI",</text:p>
      <text:p text:style-name="P1">pin: "8G56VF2",</text:p>
      <text:p text:style-name="P1">branch_name: "2 saylı Gəncə regional "ASAN xidmət" mərkəzi",</text:p>
      <text:p text:style-name="P1">branch_id: 21,</text:p>
      <text:p text:style-name="P1">photo: "https://portal-api.asanvolunteers.az/storage/14806/8G56VF2.png"</text:p>
      <text:p text:style-name="P1">},</text:p>
      <text:p text:style-name="P1">{</text:p>
      <text:p text:style-name="P1"><text:soft-page-break/>id: 16568,</text:p>
      <text:p text:style-name="P1">first_name: "AYTAC",</text:p>
      <text:p text:style-name="P1">last_name: "OSMANOVA",</text:p>
      <text:p text:style-name="P1">patronymic: "SAHİB QIZI",</text:p>
      <text:p text:style-name="P1">pin: "7JQX719",</text:p>
      <text:p text:style-name="P1">branch_name: "2 saylı Gəncə regional "ASAN xidmət" mərkəzi",</text:p>
      <text:p text:style-name="P1">branch_id: 21,</text:p>
      <text:p text:style-name="P1">photo: "https://portal-api.asanvolunteers.az/storage/15878/7JQX719.png"</text:p>
      <text:p text:style-name="P1">},</text:p>
      <text:p text:style-name="P1">{</text:p>
      <text:p text:style-name="P1">id: 13474,</text:p>
      <text:p text:style-name="P1">first_name: "GÜNEL",</text:p>
      <text:p text:style-name="P1">last_name: "MƏHƏRRƏMOVA",</text:p>
      <text:p text:style-name="P1">patronymic: "ARİZ QIZI",</text:p>
      <text:p text:style-name="P1">pin: "7YHAQVS",</text:p>
      <text:p text:style-name="P1">branch_name: "2 saylı Gəncə regional "ASAN xidmət" mərkəzi",</text:p>
      <text:p text:style-name="P1">branch_id: 21,</text:p>
      <text:p text:style-name="P1">photo: "https://portal-api.asanvolunteers.az/storage/12894/7YHAQVS.png"</text:p>
      <text:p text:style-name="P1">},</text:p>
      <text:p text:style-name="P1">{</text:p>
      <text:p text:style-name="P1">id: 12772,</text:p>
      <text:p text:style-name="P1">first_name: "SƏBİNƏ",</text:p>
      <text:p text:style-name="P1">last_name: "HÜSEYNOVA",</text:p>
      <text:p text:style-name="P1">patronymic: "ALTAY QIZI",</text:p>
      <text:p text:style-name="P1">pin: "8DHW3PB",</text:p>
      <text:p text:style-name="P1">branch_name: "Bərdə regional "ASAN xidmət" mərkəzi",</text:p>
      <text:p text:style-name="P1">branch_id: 23,</text:p>
      <text:p text:style-name="P1">photo: "https://portal-api.asanvolunteers.az/storage/12204/8DHW3PB.png"</text:p>
      <text:p text:style-name="P1">},</text:p>
      <text:p text:style-name="P1">{</text:p>
      <text:p text:style-name="P1">id: 13196,</text:p>
      <text:p text:style-name="P1">first_name: "NƏZRİN",</text:p>
      <text:p text:style-name="P1">last_name: "QULUZADƏ",</text:p>
      <text:p text:style-name="P1">patronymic: "MƏTLƏB QIZI",</text:p>
      <text:p text:style-name="P1">pin: "839MZLQ",</text:p>
      <text:p text:style-name="P1">branch_name: "Bərdə regional "ASAN xidmət" mərkəzi",</text:p>
      <text:p text:style-name="P1"><text:soft-page-break/>branch_id: 23,</text:p>
      <text:p text:style-name="P1">photo: "https://portal-api.asanvolunteers.az/storage/12636/839MZLQ.png"</text:p>
      <text:p text:style-name="P1">},</text:p>
      <text:p text:style-name="P1">{</text:p>
      <text:p text:style-name="P1">id: 13205,</text:p>
      <text:p text:style-name="P1">first_name: "LƏTİFƏ",</text:p>
      <text:p text:style-name="P1">last_name: "MEHTİYEVA",</text:p>
      <text:p text:style-name="P1">patronymic: "HƏMİD QIZI",</text:p>
      <text:p text:style-name="P1">pin: "6SJKKCE",</text:p>
      <text:p text:style-name="P1">branch_name: "Bərdə regional "ASAN xidmət" mərkəzi",</text:p>
      <text:p text:style-name="P1">branch_id: 23,</text:p>
      <text:p text:style-name="P1">photo: "https://portal-api.asanvolunteers.az/storage/12645/6SJKKCE.png"</text:p>
      <text:p text:style-name="P1">},</text:p>
      <text:p text:style-name="P1">{</text:p>
      <text:p text:style-name="P1">id: 13210,</text:p>
      <text:p text:style-name="P1">first_name: "AYSEL",</text:p>
      <text:p text:style-name="P1">last_name: "MƏMİYEVA",</text:p>
      <text:p text:style-name="P1">patronymic: "SAHİB QIZI",</text:p>
      <text:p text:style-name="P1">pin: "7W5GF4F",</text:p>
      <text:p text:style-name="P1">branch_name: "Bərdə regional "ASAN xidmət" mərkəzi",</text:p>
      <text:p text:style-name="P1">branch_id: 23,</text:p>
      <text:p text:style-name="P1">photo: "https://portal-api.asanvolunteers.az/storage/12648/7W5GF4F.png"</text:p>
      <text:p text:style-name="P1">},</text:p>
      <text:p text:style-name="P1">{</text:p>
      <text:p text:style-name="P1">id: 13216,</text:p>
      <text:p text:style-name="P1">first_name: "AYSEL",</text:p>
      <text:p text:style-name="P1">last_name: "HÜSEYNLİ",</text:p>
      <text:p text:style-name="P1">patronymic: "ELMAN QIZI",</text:p>
      <text:p text:style-name="P1">pin: "7EA7J6J",</text:p>
      <text:p text:style-name="P1">branch_name: "Bərdə regional "ASAN xidmət" mərkəzi",</text:p>
      <text:p text:style-name="P1">branch_id: 23,</text:p>
      <text:p text:style-name="P1">photo: "https://portal-api.asanvolunteers.az/storage/12654/7EA7J6J.png"</text:p>
      <text:p text:style-name="P1">},</text:p>
      <text:p text:style-name="P1">{</text:p>
      <text:p text:style-name="P1">id: 15048,</text:p>
      <text:p text:style-name="P1">first_name: "NAFİZƏ",</text:p>
      <text:p text:style-name="P1"><text:soft-page-break/>last_name: "MUSTAFAZADƏ",</text:p>
      <text:p text:style-name="P1">patronymic: "SƏFİYULLA QIZI",</text:p>
      <text:p text:style-name="P1">pin: "7YB3CNF",</text:p>
      <text:p text:style-name="P1">branch_name: "Bərdə regional "ASAN xidmət" mərkəzi",</text:p>
      <text:p text:style-name="P1">branch_id: 23,</text:p>
      <text:p text:style-name="P1">photo: "https://portal-api.asanvolunteers.az/storage/14406/7YB3CNF.png"</text:p>
      <text:p text:style-name="P1">},</text:p>
      <text:p text:style-name="P1">{</text:p>
      <text:p text:style-name="P1">id: 14116,</text:p>
      <text:p text:style-name="P1">first_name: "MƏLEYKƏ",</text:p>
      <text:p text:style-name="P1">last_name: "BABAYEVA",</text:p>
      <text:p text:style-name="P1">patronymic: "ALXAN QIZI",</text:p>
      <text:p text:style-name="P1">pin: "70XU1E1",</text:p>
      <text:p text:style-name="P1">branch_name: "Bərdə regional "ASAN xidmət" mərkəzi",</text:p>
      <text:p text:style-name="P1">branch_id: 23,</text:p>
      <text:p text:style-name="P1">photo: "https://portal-api.asanvolunteers.az/storage/13518/70XU1E1.png"</text:p>
      <text:p text:style-name="P1">},</text:p>
      <text:p text:style-name="P1">{</text:p>
      <text:p text:style-name="P1">id: 16570,</text:p>
      <text:p text:style-name="P1">first_name: "AİŞƏ",</text:p>
      <text:p text:style-name="P1">last_name: "YUSİFLİ",</text:p>
      <text:p text:style-name="P1">patronymic: "SALEH QIZI",</text:p>
      <text:p text:style-name="P1">pin: "7MEAK8R",</text:p>
      <text:p text:style-name="P1">branch_name: "Bərdə regional "ASAN xidmət" mərkəzi",</text:p>
      <text:p text:style-name="P1">branch_id: 23,</text:p>
      <text:p text:style-name="P1">photo: "https://portal-api.asanvolunteers.az/storage/15880/7MEAK8R.png"</text:p>
      <text:p text:style-name="P1">},</text:p>
      <text:p text:style-name="P1">{</text:p>
      <text:p text:style-name="P1">id: 16572,</text:p>
      <text:p text:style-name="P1">first_name: "RƏHİMƏ",</text:p>
      <text:p text:style-name="P1">last_name: "TƏHMƏZLİ",</text:p>
      <text:p text:style-name="P1">patronymic: "CAHİD QIZI",</text:p>
      <text:p text:style-name="P1">pin: "82ABP0C",</text:p>
      <text:p text:style-name="P1">branch_name: "Bərdə regional "ASAN xidmət" mərkəzi",</text:p>
      <text:p text:style-name="P1">branch_id: 23,</text:p>
      <text:p text:style-name="P1">photo: "https://portal-api.asanvolunteers.az/storage/15882/82ABP0C.png"</text:p>
      <text:p text:style-name="P1"><text:soft-page-break/>},</text:p>
      <text:p text:style-name="P1">{</text:p>
      <text:p text:style-name="P1">id: 16596,</text:p>
      <text:p text:style-name="P1">first_name: "NİHAD",</text:p>
      <text:p text:style-name="P1">last_name: "TƏHMƏZLİ",</text:p>
      <text:p text:style-name="P1">patronymic: "TURAL OĞLU",</text:p>
      <text:p text:style-name="P1">pin: "72KSVLB",</text:p>
      <text:p text:style-name="P1">branch_name: "Bərdə regional "ASAN xidmət" mərkəzi",</text:p>
      <text:p text:style-name="P1">branch_id: 23,</text:p>
      <text:p text:style-name="P1">photo: "https://portal-api.asanvolunteers.az/storage/15906/72KSVLB.png"</text:p>
      <text:p text:style-name="P1">},</text:p>
      <text:p text:style-name="P1">{</text:p>
      <text:p text:style-name="P1">id: 16599,</text:p>
      <text:p text:style-name="P1">first_name: "NİCAT",</text:p>
      <text:p text:style-name="P1">last_name: "VƏLİYEV",</text:p>
      <text:p text:style-name="P1">patronymic: "VÜSAL OĞLU",</text:p>
      <text:p text:style-name="P1">pin: "7W3QQXU",</text:p>
      <text:p text:style-name="P1">branch_name: "Bərdə regional "ASAN xidmət" mərkəzi",</text:p>
      <text:p text:style-name="P1">branch_id: 23,</text:p>
      <text:p text:style-name="P1">photo: "https://portal-api.asanvolunteers.az/storage/15909/7W3QQXU.png"</text:p>
      <text:p text:style-name="P1">},</text:p>
      <text:p text:style-name="P1">{</text:p>
      <text:p text:style-name="P1">id: 16595,</text:p>
      <text:p text:style-name="P1">first_name: "AMİL",</text:p>
      <text:p text:style-name="P1">last_name: "İSAYEV",</text:p>
      <text:p text:style-name="P1">patronymic: "SABİR OĞLU",</text:p>
      <text:p text:style-name="P1">pin: "82TV5U3",</text:p>
      <text:p text:style-name="P1">branch_name: "Bərdə regional "ASAN xidmət" mərkəzi",</text:p>
      <text:p text:style-name="P1">branch_id: 23,</text:p>
      <text:p text:style-name="P1">photo: "https://portal-api.asanvolunteers.az/storage/15905/82TV5U3.png"</text:p>
      <text:p text:style-name="P1">},</text:p>
      <text:p text:style-name="P1">{</text:p>
      <text:p text:style-name="P1">id: 16603,</text:p>
      <text:p text:style-name="P1">first_name: "AYSU",</text:p>
      <text:p text:style-name="P1">last_name: "VƏLİYEVA",</text:p>
      <text:p text:style-name="P1">patronymic: "ELGİZ QIZI",</text:p>
      <text:p text:style-name="P1">pin: "7ZA00HN",</text:p>
      <text:p text:style-name="P1">branch_name: "Bərdə regional "ASAN xidmət" mərkəzi",</text:p>
      <text:p text:style-name="P1"><text:soft-page-break/>branch_id: 23,</text:p>
      <text:p text:style-name="P1">photo: "https://portal-api.asanvolunteers.az/storage/15911/7ZA00HN.png"</text:p>
      <text:p text:style-name="P1">},</text:p>
      <text:p text:style-name="P1">{</text:p>
      <text:p text:style-name="P1">id: 13729,</text:p>
      <text:p text:style-name="P1">first_name: "ƏMİNƏ",</text:p>
      <text:p text:style-name="P1">last_name: "QULİYEVA",</text:p>
      <text:p text:style-name="P1">patronymic: "SAMİR QIZI",</text:p>
      <text:p text:style-name="P1">pin: "6SYZ70W",</text:p>
      <text:p text:style-name="P1">branch_name: "Sabirabad regional "ASAN xidmət" mərkəzi",</text:p>
      <text:p text:style-name="P1">branch_id: 25,</text:p>
      <text:p text:style-name="P1">photo: "https://portal-api.asanvolunteers.az/storage/13143/6SYZ70W.png"</text:p>
      <text:p text:style-name="P1">},</text:p>
      <text:p text:style-name="P1">{</text:p>
      <text:p text:style-name="P1">id: 13750,</text:p>
      <text:p text:style-name="P1">first_name: "GÜLÇİN",</text:p>
      <text:p text:style-name="P1">last_name: "QASIMOVA",</text:p>
      <text:p text:style-name="P1">patronymic: "ELÇİN QIZI",</text:p>
      <text:p text:style-name="P1">pin: "8380LN9",</text:p>
      <text:p text:style-name="P1">branch_name: "Sabirabad regional "ASAN xidmət" mərkəzi",</text:p>
      <text:p text:style-name="P1">branch_id: 25,</text:p>
      <text:p text:style-name="P1">photo: "https://portal-api.asanvolunteers.az/storage/13166/8380LN9.png"</text:p>
      <text:p text:style-name="P1">},</text:p>
      <text:p text:style-name="P1">{</text:p>
      <text:p text:style-name="P1">id: 14464,</text:p>
      <text:p text:style-name="P1">first_name: "ƏKBƏR",</text:p>
      <text:p text:style-name="P1">last_name: "ƏLƏKBƏROV",</text:p>
      <text:p text:style-name="P1">patronymic: "RAFİQ OĞLU",</text:p>
      <text:p text:style-name="P1">pin: "7EWMQ8L",</text:p>
      <text:p text:style-name="P1">branch_name: "Sabirabad regional "ASAN xidmət" mərkəzi",</text:p>
      <text:p text:style-name="P1">branch_id: 25,</text:p>
      <text:p text:style-name="P1">photo: "https://portal-api.asanvolunteers.az/storage/13848/7EWMQ8L.png"</text:p>
      <text:p text:style-name="P1">},</text:p>
      <text:p text:style-name="P1">{</text:p>
      <text:p text:style-name="P1">id: 14476,</text:p>
      <text:p text:style-name="P1">first_name: "ZEYNƏB",</text:p>
      <text:p text:style-name="P1"><text:soft-page-break/>last_name: "QASIMOVA",</text:p>
      <text:p text:style-name="P1">patronymic: "MURAD QIZI",</text:p>
      <text:p text:style-name="P1">pin: "842JECA",</text:p>
      <text:p text:style-name="P1">branch_name: "Sabirabad regional "ASAN xidmət" mərkəzi",</text:p>
      <text:p text:style-name="P1">branch_id: 25,</text:p>
      <text:p text:style-name="P1">photo: "https://portal-api.asanvolunteers.az/storage/13860/842JECA.png"</text:p>
      <text:p text:style-name="P1">},</text:p>
      <text:p text:style-name="P1">{</text:p>
      <text:p text:style-name="P1">id: 14939,</text:p>
      <text:p text:style-name="P1">first_name: "AYTAC",</text:p>
      <text:p text:style-name="P1">last_name: "İSGƏNDƏRLİ",</text:p>
      <text:p text:style-name="P1">patronymic: "RAUF QIZI",</text:p>
      <text:p text:style-name="P1">pin: "6T3TAMF",</text:p>
      <text:p text:style-name="P1">branch_name: "Sabirabad regional "ASAN xidmət" mərkəzi",</text:p>
      <text:p text:style-name="P1">branch_id: 25,</text:p>
      <text:p text:style-name="P1">photo: "https://portal-api.asanvolunteers.az/storage/14307/6T3TAMF.png"</text:p>
      <text:p text:style-name="P1">},</text:p>
      <text:p text:style-name="P1">{</text:p>
      <text:p text:style-name="P1">id: 15032,</text:p>
      <text:p text:style-name="P1">first_name: "MƏLAHƏT",</text:p>
      <text:p text:style-name="P1">last_name: "CAVADOVA",</text:p>
      <text:p text:style-name="P1">patronymic: "İRAZİ QIZI",</text:p>
      <text:p text:style-name="P1">pin: "7Z3043H",</text:p>
      <text:p text:style-name="P1">branch_name: "Sabirabad regional "ASAN xidmət" mərkəzi",</text:p>
      <text:p text:style-name="P1">branch_id: 25,</text:p>
      <text:p text:style-name="P1">photo: "https://portal-api.asanvolunteers.az/storage/14394/7Z3043H.png"</text:p>
      <text:p text:style-name="P1">},</text:p>
      <text:p text:style-name="P1">{</text:p>
      <text:p text:style-name="P1">id: 15680,</text:p>
      <text:p text:style-name="P1">first_name: "GÜLSURƏ",</text:p>
      <text:p text:style-name="P1">last_name: "ƏLİYEVA",</text:p>
      <text:p text:style-name="P1">patronymic: "ZAUR QIZI",</text:p>
      <text:p text:style-name="P1">pin: "7NBZ1TU",</text:p>
      <text:p text:style-name="P1">branch_name: "Sabirabad regional "ASAN xidmət" mərkəzi",</text:p>
      <text:p text:style-name="P1">branch_id: 25,</text:p>
      <text:p text:style-name="P1">photo: "https://portal-api.asanvolunteers.az/storage/15004/7NBZ1TU.png"</text:p>
      <text:p text:style-name="P1"><text:soft-page-break/>},</text:p>
      <text:p text:style-name="P1">{</text:p>
      <text:p text:style-name="P1">id: 16350,</text:p>
      <text:p text:style-name="P1">first_name: "USUB",</text:p>
      <text:p text:style-name="P1">last_name: "QƏHRƏMANLI",</text:p>
      <text:p text:style-name="P1">patronymic: "TAHİR OĞLU",</text:p>
      <text:p text:style-name="P1">pin: "82KXGPQ",</text:p>
      <text:p text:style-name="P1">branch_name: "Sabirabad regional "ASAN xidmət" mərkəzi",</text:p>
      <text:p text:style-name="P1">branch_id: 25,</text:p>
      <text:p text:style-name="P1">photo: "https://portal-api.asanvolunteers.az/storage/15668/82KXGPQ.png"</text:p>
      <text:p text:style-name="P1">},</text:p>
      <text:p text:style-name="P1">{</text:p>
      <text:p text:style-name="P1">id: 16517,</text:p>
      <text:p text:style-name="P1">first_name: "RƏVANƏ",</text:p>
      <text:p text:style-name="P1">last_name: "ƏLƏKBƏROVA",</text:p>
      <text:p text:style-name="P1">patronymic: "RAFİQ QIZI",</text:p>
      <text:p text:style-name="P1">pin: "7EWMR9P",</text:p>
      <text:p text:style-name="P1">branch_name: "Sabirabad regional "ASAN xidmət" mərkəzi",</text:p>
      <text:p text:style-name="P1">branch_id: 25,</text:p>
      <text:p text:style-name="P1">photo: "https://portal-api.asanvolunteers.az/storage/15831/7EWMR9P.png"</text:p>
      <text:p text:style-name="P1">},</text:p>
      <text:p text:style-name="P1">{</text:p>
      <text:p text:style-name="P1">id: 16608,</text:p>
      <text:p text:style-name="P1">first_name: "ALMAZ",</text:p>
      <text:p text:style-name="P1">last_name: "ZEYNALOVA",</text:p>
      <text:p text:style-name="P1">patronymic: "AMİD QIZI",</text:p>
      <text:p text:style-name="P1">pin: "7X9EVUS",</text:p>
      <text:p text:style-name="P1">branch_name: "Sabirabad regional "ASAN xidmət" mərkəzi",</text:p>
      <text:p text:style-name="P1">branch_id: 25,</text:p>
      <text:p text:style-name="P1">photo: "https://portal-api.asanvolunteers.az/storage/15916/7X9EVUS.png"</text:p>
      <text:p text:style-name="P1">},</text:p>
      <text:p text:style-name="P1">{</text:p>
      <text:p text:style-name="P1">id: 16988,</text:p>
      <text:p text:style-name="P1">first_name: "FATİMƏ",</text:p>
      <text:p text:style-name="P1">last_name: "ƏHƏDOVA",</text:p>
      <text:p text:style-name="P1">patronymic: "VÜQAR QIZI",</text:p>
      <text:p text:style-name="P1">pin: "84HYG2H",</text:p>
      <text:p text:style-name="P1">branch_name: "Sabirabad regional "ASAN xidmət" mərkəzi",</text:p>
      <text:p text:style-name="P1"><text:soft-page-break/>branch_id: 25,</text:p>
      <text:p text:style-name="P1">photo: "https://portal-api.asanvolunteers.az/storage/16250/84HYG2H.png"</text:p>
      <text:p text:style-name="P1">},</text:p>
      <text:p text:style-name="P1">{</text:p>
      <text:p text:style-name="P1">id: 17100,</text:p>
      <text:p text:style-name="P1">first_name: "MƏLƏK",</text:p>
      <text:p text:style-name="P1">last_name: "ABASOVA",</text:p>
      <text:p text:style-name="P1">patronymic: "XƏYAL QIZI",</text:p>
      <text:p text:style-name="P1">pin: "6NYHS9F",</text:p>
      <text:p text:style-name="P1">branch_name: "Sabirabad regional "ASAN xidmət" mərkəzi",</text:p>
      <text:p text:style-name="P1">branch_id: 25,</text:p>
      <text:p text:style-name="P1">photo: "https://portal-api.asanvolunteers.az/storage/16344/6NYHS9F.png"</text:p>
      <text:p text:style-name="P1">},</text:p>
      <text:p text:style-name="P1">{</text:p>
      <text:p text:style-name="P1">id: 17098,</text:p>
      <text:p text:style-name="P1">first_name: "ZEYNƏB",</text:p>
      <text:p text:style-name="P1">last_name: "İSMAYILZADƏ",</text:p>
      <text:p text:style-name="P1">patronymic: "ARAZ QIZI",</text:p>
      <text:p text:style-name="P1">pin: "6VED8KQ",</text:p>
      <text:p text:style-name="P1">branch_name: "Sabirabad regional "ASAN xidmət" mərkəzi",</text:p>
      <text:p text:style-name="P1">branch_id: 25,</text:p>
      <text:p text:style-name="P1">photo: "https://portal-api.asanvolunteers.az/storage/16342/6VED8KQ.png"</text:p>
      <text:p text:style-name="P1">},</text:p>
      <text:p text:style-name="P1">{</text:p>
      <text:p text:style-name="P1">id: 17102,</text:p>
      <text:p text:style-name="P1">first_name: "ARZU",</text:p>
      <text:p text:style-name="P1">last_name: "ƏZİZOVA",</text:p>
      <text:p text:style-name="P1">patronymic: "ELNUR QIZI",</text:p>
      <text:p text:style-name="P1">pin: "6JJ987B",</text:p>
      <text:p text:style-name="P1">branch_name: "Sabirabad regional "ASAN xidmət" mərkəzi",</text:p>
      <text:p text:style-name="P1">branch_id: 25,</text:p>
      <text:p text:style-name="P1">photo: "https://portal-api.asanvolunteers.az/storage/16346/6JJ987B.png"</text:p>
      <text:p text:style-name="P1">},</text:p>
      <text:p text:style-name="P1">{</text:p>
      <text:p text:style-name="P1">id: 17104,</text:p>
      <text:p text:style-name="P1">first_name: "MEHRİBAN",</text:p>
      <text:p text:style-name="P1"><text:soft-page-break/>last_name: "KƏRİMOVA",</text:p>
      <text:p text:style-name="P1">patronymic: "ALİM QIZI",</text:p>
      <text:p text:style-name="P1">pin: "52VXUW1",</text:p>
      <text:p text:style-name="P1">branch_name: "Sabirabad regional "ASAN xidmət" mərkəzi",</text:p>
      <text:p text:style-name="P1">branch_id: 25,</text:p>
      <text:p text:style-name="P1">photo: "https://portal-api.asanvolunteers.az/storage/16348/52VXUW1.png"</text:p>
      <text:p text:style-name="P1">},</text:p>
      <text:p text:style-name="P1">{</text:p>
      <text:p text:style-name="P1">id: 17201,</text:p>
      <text:p text:style-name="P1">first_name: "RƏQSANƏ",</text:p>
      <text:p text:style-name="P1">last_name: "QƏFƏROVA",</text:p>
      <text:p text:style-name="P1">patronymic: "SƏFƏR QIZI",</text:p>
      <text:p text:style-name="P1">pin: "8FEP0HS",</text:p>
      <text:p text:style-name="P1">branch_name: "Sabirabad regional "ASAN xidmət" mərkəzi",</text:p>
      <text:p text:style-name="P1">branch_id: 25,</text:p>
      <text:p text:style-name="P1">photo: "https://portal-api.asanvolunteers.az/storage/16443/8FEP0HS.png"</text:p>
      <text:p text:style-name="P1">},</text:p>
      <text:p text:style-name="P1">{</text:p>
      <text:p text:style-name="P1">id: 17572,</text:p>
      <text:p text:style-name="P1">first_name: "GÜLŞƏN",</text:p>
      <text:p text:style-name="P1">last_name: "ZÜLFÜQAROVA",</text:p>
      <text:p text:style-name="P1">patronymic: "QÜDRƏT QIZI",</text:p>
      <text:p text:style-name="P1">pin: "7BQPTXA",</text:p>
      <text:p text:style-name="P1">branch_name: "Sabirabad regional "ASAN xidmət" mərkəzi",</text:p>
      <text:p text:style-name="P1">branch_id: 25,</text:p>
      <text:p text:style-name="P1">photo: "https://portal-api.asanvolunteers.az/storage/17304/7BQPTXA.png"</text:p>
      <text:p text:style-name="P1">},</text:p>
      <text:p text:style-name="P1">{</text:p>
      <text:p text:style-name="P1">id: 14134,</text:p>
      <text:p text:style-name="P1">first_name: "AYDAN",</text:p>
      <text:p text:style-name="P1">last_name: "ABDURAHMANOVA",</text:p>
      <text:p text:style-name="P1">patronymic: "ÜLVÜ QIZI",</text:p>
      <text:p text:style-name="P1">pin: "7W3YRSH",</text:p>
      <text:p text:style-name="P1">branch_name: "Qəbələ regional "ASAN xidmət" mərkəzi",</text:p>
      <text:p text:style-name="P1">branch_id: 27,</text:p>
      <text:p text:style-name="P1">photo: "https://portal-api.asanvolunteers.az/storage/13536/7W3YRSH.png"</text:p>
      <text:p text:style-name="P1"><text:soft-page-break/>},</text:p>
      <text:p text:style-name="P1">{</text:p>
      <text:p text:style-name="P1">id: 14404,</text:p>
      <text:p text:style-name="P1">first_name: "ŞƏFƏQ",</text:p>
      <text:p text:style-name="P1">last_name: "ŞAHVERDİYEVA",</text:p>
      <text:p text:style-name="P1">patronymic: "İKRAM QIZI",</text:p>
      <text:p text:style-name="P1">pin: "839N8QU",</text:p>
      <text:p text:style-name="P1">branch_name: "Qəbələ regional "ASAN xidmət" mərkəzi",</text:p>
      <text:p text:style-name="P1">branch_id: 27,</text:p>
      <text:p text:style-name="P1">photo: "https://portal-api.asanvolunteers.az/storage/13792/839N8QU.png"</text:p>
      <text:p text:style-name="P1">},</text:p>
      <text:p text:style-name="P1">{</text:p>
      <text:p text:style-name="P1">id: 14545,</text:p>
      <text:p text:style-name="P1">first_name: "AYTAC",</text:p>
      <text:p text:style-name="P1">last_name: "QARAGÖZOVA",</text:p>
      <text:p text:style-name="P1">patronymic: "İDRİS QIZI",</text:p>
      <text:p text:style-name="P1">pin: "6XVDRL6",</text:p>
      <text:p text:style-name="P1">branch_name: "Qəbələ regional "ASAN xidmət" mərkəzi",</text:p>
      <text:p text:style-name="P1">branch_id: 27,</text:p>
      <text:p text:style-name="P1">photo: null</text:p>
      <text:p text:style-name="P1">},</text:p>
      <text:p text:style-name="P1">{</text:p>
      <text:p text:style-name="P1">id: 14566,</text:p>
      <text:p text:style-name="P1">first_name: "TOĞRUL",</text:p>
      <text:p text:style-name="P1">last_name: "NİFTALIYEV",</text:p>
      <text:p text:style-name="P1">patronymic: "ELŞƏN OĞLU",</text:p>
      <text:p text:style-name="P1">pin: "6T3EJSY",</text:p>
      <text:p text:style-name="P1">branch_name: "Qəbələ regional "ASAN xidmət" mərkəzi",</text:p>
      <text:p text:style-name="P1">branch_id: 27,</text:p>
      <text:p text:style-name="P1">photo: "https://portal-api.asanvolunteers.az/storage/13944/6T3EJSY.png"</text:p>
      <text:p text:style-name="P1">},</text:p>
      <text:p text:style-name="P1">{</text:p>
      <text:p text:style-name="P1">id: 14594,</text:p>
      <text:p text:style-name="P1">first_name: "RAMİLƏ",</text:p>
      <text:p text:style-name="P1">last_name: "MƏMMƏDCANOVA",</text:p>
      <text:p text:style-name="P1">patronymic: "RƏSUL QIZI",</text:p>
      <text:p text:style-name="P1">pin: "83ZM16W",</text:p>
      <text:p text:style-name="P1">branch_name: "Qəbələ regional "ASAN xidmət" mərkəzi",</text:p>
      <text:p text:style-name="P1">branch_id: 27,</text:p>
      <text:p text:style-name="P1"><text:soft-page-break/>photo: "https://portal-api.asanvolunteers.az/storage/13970/83ZM16W.png"</text:p>
      <text:p text:style-name="P1">},</text:p>
      <text:p text:style-name="P1">{</text:p>
      <text:p text:style-name="P1">id: 14856,</text:p>
      <text:p text:style-name="P1">first_name: "TƏRANƏ",</text:p>
      <text:p text:style-name="P1">last_name: "MƏMMƏDOVA",</text:p>
      <text:p text:style-name="P1">patronymic: "ELNUR QIZI",</text:p>
      <text:p text:style-name="P1">pin: "859K6X5",</text:p>
      <text:p text:style-name="P1">branch_name: "Qəbələ regional "ASAN xidmət" mərkəzi",</text:p>
      <text:p text:style-name="P1">branch_id: 27,</text:p>
      <text:p text:style-name="P1">photo: "https://portal-api.asanvolunteers.az/storage/14216/859K6X5.png"</text:p>
      <text:p text:style-name="P1">},</text:p>
      <text:p text:style-name="P1">{</text:p>
      <text:p text:style-name="P1">id: 12969,</text:p>
      <text:p text:style-name="P1">first_name: "NARINC",</text:p>
      <text:p text:style-name="P1">last_name: "BAXŞƏLİYEVA",</text:p>
      <text:p text:style-name="P1">patronymic: "BAXIŞ QIZI",</text:p>
      <text:p text:style-name="P1">pin: "7Y6GDJ8",</text:p>
      <text:p text:style-name="P1">branch_name: "Masallı regional "ASAN xidmət" mərkəzi",</text:p>
      <text:p text:style-name="P1">branch_id: 29,</text:p>
      <text:p text:style-name="P1">photo: "https://portal-api.asanvolunteers.az/storage/12401/7Y6GDJ8.png"</text:p>
      <text:p text:style-name="P1">},</text:p>
      <text:p text:style-name="P1">{</text:p>
      <text:p text:style-name="P1">id: 13438,</text:p>
      <text:p text:style-name="P1">first_name: "FƏRİD",</text:p>
      <text:p text:style-name="P1">last_name: "HƏŞİMOV",</text:p>
      <text:p text:style-name="P1">patronymic: "İLKİN OĞLU",</text:p>
      <text:p text:style-name="P1">pin: "7YJ1MR3",</text:p>
      <text:p text:style-name="P1">branch_name: "Masallı regional "ASAN xidmət" mərkəzi",</text:p>
      <text:p text:style-name="P1">branch_id: 29,</text:p>
      <text:p text:style-name="P1">photo: "https://portal-api.asanvolunteers.az/storage/12864/7YJ1MR3.png"</text:p>
      <text:p text:style-name="P1">},</text:p>
      <text:p text:style-name="P1">{</text:p>
      <text:p text:style-name="P1">id: 13422,</text:p>
      <text:p text:style-name="P1">first_name: "ŞƏHLA",</text:p>
      <text:p text:style-name="P1">last_name: "AĞAYEVA",</text:p>
      <text:p text:style-name="P1"><text:soft-page-break/>patronymic: "ELNUR QIZI",</text:p>
      <text:p text:style-name="P1">pin: "6RTQ5MK",</text:p>
      <text:p text:style-name="P1">branch_name: "Masallı regional "ASAN xidmət" mərkəzi",</text:p>
      <text:p text:style-name="P1">branch_id: 29,</text:p>
      <text:p text:style-name="P1">photo: "https://portal-api.asanvolunteers.az/storage/12848/6RTQ5MK.png"</text:p>
      <text:p text:style-name="P1">},</text:p>
      <text:p text:style-name="P1">{</text:p>
      <text:p text:style-name="P1">id: 13468,</text:p>
      <text:p text:style-name="P1">first_name: "ƏFSANƏ",</text:p>
      <text:p text:style-name="P1">last_name: "NƏSİROVA",</text:p>
      <text:p text:style-name="P1">patronymic: "ALTAY QIZI",</text:p>
      <text:p text:style-name="P1">pin: "85J9XYM",</text:p>
      <text:p text:style-name="P1">branch_name: "Masallı regional "ASAN xidmət" mərkəzi",</text:p>
      <text:p text:style-name="P1">branch_id: 29,</text:p>
      <text:p text:style-name="P1">photo: "https://portal-api.asanvolunteers.az/storage/12890/85J9XYM.png"</text:p>
      <text:p text:style-name="P1">},</text:p>
      <text:p text:style-name="P1">{</text:p>
      <text:p text:style-name="P1">id: 13420,</text:p>
      <text:p text:style-name="P1">first_name: "TÜRKANƏ",</text:p>
      <text:p text:style-name="P1">last_name: "RƏHİMOVA",</text:p>
      <text:p text:style-name="P1">patronymic: "ƏLƏMQULU QIZI",</text:p>
      <text:p text:style-name="P1">pin: "6L604GJ",</text:p>
      <text:p text:style-name="P1">branch_name: "Masallı regional "ASAN xidmət" mərkəzi",</text:p>
      <text:p text:style-name="P1">branch_id: 29,</text:p>
      <text:p text:style-name="P1">photo: "https://portal-api.asanvolunteers.az/storage/12846/6L604GJ.png"</text:p>
      <text:p text:style-name="P1">},</text:p>
      <text:p text:style-name="P1">{</text:p>
      <text:p text:style-name="P1">id: 12732,</text:p>
      <text:p text:style-name="P1">first_name: "HİKMƏT",</text:p>
      <text:p text:style-name="P1">last_name: "ABIŞOV",</text:p>
      <text:p text:style-name="P1">patronymic: "FİKRƏT OĞLU",</text:p>
      <text:p text:style-name="P1">pin: "7VHX931",</text:p>
      <text:p text:style-name="P1">branch_name: "Masallı regional "ASAN xidmət" mərkəzi",</text:p>
      <text:p text:style-name="P1">branch_id: 29,</text:p>
      <text:p text:style-name="P1">photo: "https://portal-api.asanvolunteers.az/storage/12162/7VHX931.png"</text:p>
      <text:p text:style-name="P1">},</text:p>
      <text:p text:style-name="P1"><text:soft-page-break/>{</text:p>
      <text:p text:style-name="P1">id: 14474,</text:p>
      <text:p text:style-name="P1">first_name: "AYDAN",</text:p>
      <text:p text:style-name="P1">last_name: "BƏŞİROVA",</text:p>
      <text:p text:style-name="P1">patronymic: "CEYHUN QIZI",</text:p>
      <text:p text:style-name="P1">pin: "7V8L8VW",</text:p>
      <text:p text:style-name="P1">branch_name: "Masallı regional "ASAN xidmət" mərkəzi",</text:p>
      <text:p text:style-name="P1">branch_id: 29,</text:p>
      <text:p text:style-name="P1">photo: "https://portal-api.asanvolunteers.az/storage/13858/7V8L8VW.png"</text:p>
      <text:p text:style-name="P1">},</text:p>
      <text:p text:style-name="P1">{</text:p>
      <text:p text:style-name="P1">id: 14689,</text:p>
      <text:p text:style-name="P1">first_name: "ELADA",</text:p>
      <text:p text:style-name="P1">last_name: "ƏMƏNOVA",</text:p>
      <text:p text:style-name="P1">patronymic: "ELŞAD QIZI",</text:p>
      <text:p text:style-name="P1">pin: "7HXCYP3",</text:p>
      <text:p text:style-name="P1">branch_name: "Masallı regional "ASAN xidmət" mərkəzi",</text:p>
      <text:p text:style-name="P1">branch_id: 29,</text:p>
      <text:p text:style-name="P1">photo: "https://portal-api.asanvolunteers.az/storage/14057/7HXCYP3.png"</text:p>
      <text:p text:style-name="P1">},</text:p>
      <text:p text:style-name="P1">{</text:p>
      <text:p text:style-name="P1">id: 16194,</text:p>
      <text:p text:style-name="P1">first_name: "EMİL",</text:p>
      <text:p text:style-name="P1">last_name: "CƏFƏROV",</text:p>
      <text:p text:style-name="P1">patronymic: "EYVAZ OĞLU",</text:p>
      <text:p text:style-name="P1">pin: "7E6R7MD",</text:p>
      <text:p text:style-name="P1">branch_name: "Masallı regional "ASAN xidmət" mərkəzi",</text:p>
      <text:p text:style-name="P1">branch_id: 29,</text:p>
      <text:p text:style-name="P1">photo: "https://portal-api.asanvolunteers.az/storage/15506/7E6R7MD.png"</text:p>
      <text:p text:style-name="P1">},</text:p>
      <text:p text:style-name="P1">{</text:p>
      <text:p text:style-name="P1">id: 16432,</text:p>
      <text:p text:style-name="P1">first_name: "NƏNƏXANIM",</text:p>
      <text:p text:style-name="P1">last_name: "SEYFULLAYEVA",</text:p>
      <text:p text:style-name="P1">patronymic: "KAZIM QIZI",</text:p>
      <text:p text:style-name="P1">pin: "6TYBBSV",</text:p>
      <text:p text:style-name="P1">branch_name: "Masallı regional "ASAN xidmət" mərkəzi",</text:p>
      <text:p text:style-name="P1">branch_id: 29,</text:p>
      <text:p text:style-name="P1"><text:soft-page-break/>photo: "https://portal-api.asanvolunteers.az/storage/15740/6TYBBSV.png"</text:p>
      <text:p text:style-name="P1">},</text:p>
      <text:p text:style-name="P1">{</text:p>
      <text:p text:style-name="P1">id: 16430,</text:p>
      <text:p text:style-name="P1">first_name: "ƏFSANƏ",</text:p>
      <text:p text:style-name="P1">last_name: "CƏFƏRZADƏ",</text:p>
      <text:p text:style-name="P1">patronymic: "ELMƏDDİN QIZI",</text:p>
      <text:p text:style-name="P1">pin: "7R59E2E",</text:p>
      <text:p text:style-name="P1">branch_name: "Masallı regional "ASAN xidmət" mərkəzi",</text:p>
      <text:p text:style-name="P1">branch_id: 29,</text:p>
      <text:p text:style-name="P1">photo: "https://portal-api.asanvolunteers.az/storage/15738/7R59E2E.png"</text:p>
      <text:p text:style-name="P1">},</text:p>
      <text:p text:style-name="P1">{</text:p>
      <text:p text:style-name="P1">id: 16664,</text:p>
      <text:p text:style-name="P1">first_name: "NADİR",</text:p>
      <text:p text:style-name="P1">last_name: "ABASOV",</text:p>
      <text:p text:style-name="P1">patronymic: "MAHİR OĞLU",</text:p>
      <text:p text:style-name="P1">pin: "6W4U02L",</text:p>
      <text:p text:style-name="P1">branch_name: "Masallı regional "ASAN xidmət" mərkəzi",</text:p>
      <text:p text:style-name="P1">branch_id: 29,</text:p>
      <text:p text:style-name="P1">photo: "https://portal-api.asanvolunteers.az/storage/15968/6W4U02L.png"</text:p>
      <text:p text:style-name="P1">},</text:p>
      <text:p text:style-name="P1">{</text:p>
      <text:p text:style-name="P1">id: 17760,</text:p>
      <text:p text:style-name="P1">first_name: "LAMİYƏ",</text:p>
      <text:p text:style-name="P1">last_name: "ƏBİLOVA",</text:p>
      <text:p text:style-name="P1">patronymic: "QALİB QIZI",</text:p>
      <text:p text:style-name="P1">pin: "840J3RB",</text:p>
      <text:p text:style-name="P1">branch_name: "Masallı regional "ASAN xidmət" mərkəzi",</text:p>
      <text:p text:style-name="P1">branch_id: 29,</text:p>
      <text:p text:style-name="P1">photo: "https://portal-api.asanvolunteers.az/storage/17482/840J3RB.png"</text:p>
      <text:p text:style-name="P1">},</text:p>
      <text:p text:style-name="P1">{</text:p>
      <text:p text:style-name="P1">id: 17770,</text:p>
      <text:p text:style-name="P1">first_name: "AYSUN",</text:p>
      <text:p text:style-name="P1">last_name: "HÜSEYNOVA",</text:p>
      <text:p text:style-name="P1"><text:soft-page-break/>patronymic: "ASİM QIZI",</text:p>
      <text:p text:style-name="P1">pin: "7RZPRFX",</text:p>
      <text:p text:style-name="P1">branch_name: "Masallı regional "ASAN xidmət" mərkəzi",</text:p>
      <text:p text:style-name="P1">branch_id: 29,</text:p>
      <text:p text:style-name="P1">photo: "https://portal-api.asanvolunteers.az/storage/17492/7RZPRFX.png"</text:p>
      <text:p text:style-name="P1">},</text:p>
      <text:p text:style-name="P1">{</text:p>
      <text:p text:style-name="P1">id: 13635,</text:p>
      <text:p text:style-name="P1">first_name: "AYSU",</text:p>
      <text:p text:style-name="P1">last_name: "İSAYEVA",</text:p>
      <text:p text:style-name="P1">patronymic: "İSLAM QIZI",</text:p>
      <text:p text:style-name="P1">pin: "6UMW31J",</text:p>
      <text:p text:style-name="P1">branch_name: "Quba regional "ASAN xidmət" mərkəzi",</text:p>
      <text:p text:style-name="P1">branch_id: 31,</text:p>
      <text:p text:style-name="P1">photo: "https://portal-api.asanvolunteers.az/storage/13053/6UMW31J.png"</text:p>
      <text:p text:style-name="P1">},</text:p>
      <text:p text:style-name="P1">{</text:p>
      <text:p text:style-name="P1">id: 13254,</text:p>
      <text:p text:style-name="P1">first_name: "SEVİL",</text:p>
      <text:p text:style-name="P1">last_name: "TACƏDDİNOVA",</text:p>
      <text:p text:style-name="P1">patronymic: "MAYIL QIZI",</text:p>
      <text:p text:style-name="P1">pin: "8CZR5E5",</text:p>
      <text:p text:style-name="P1">branch_name: "Quba regional "ASAN xidmət" mərkəzi",</text:p>
      <text:p text:style-name="P1">branch_id: 31,</text:p>
      <text:p text:style-name="P1">photo: "https://portal-api.asanvolunteers.az/storage/12686/8CZR5E5.png"</text:p>
      <text:p text:style-name="P1">},</text:p>
      <text:p text:style-name="P1">{</text:p>
      <text:p text:style-name="P1">id: 14379,</text:p>
      <text:p text:style-name="P1">first_name: "FATİMƏ",</text:p>
      <text:p text:style-name="P1">last_name: "ƏMİYEVA",</text:p>
      <text:p text:style-name="P1">patronymic: "BƏXTİYAR QIZI",</text:p>
      <text:p text:style-name="P1">pin: "86340GH",</text:p>
      <text:p text:style-name="P1">branch_name: "Quba regional "ASAN xidmət" mərkəzi",</text:p>
      <text:p text:style-name="P1">branch_id: 31,</text:p>
      <text:p text:style-name="P1">photo: "https://portal-api.asanvolunteers.az/storage/13769/86340GH.png"</text:p>
      <text:p text:style-name="P1">},</text:p>
      <text:p text:style-name="P1"><text:soft-page-break/>{</text:p>
      <text:p text:style-name="P1">id: 14413,</text:p>
      <text:p text:style-name="P1">first_name: "NÜBAR",</text:p>
      <text:p text:style-name="P1">last_name: "ƏYYUBOVA",</text:p>
      <text:p text:style-name="P1">patronymic: "SÜLEYMAN QIZI",</text:p>
      <text:p text:style-name="P1">pin: "8F9W19M",</text:p>
      <text:p text:style-name="P1">branch_name: "Quba regional "ASAN xidmət" mərkəzi",</text:p>
      <text:p text:style-name="P1">branch_id: 31,</text:p>
      <text:p text:style-name="P1">photo: "https://portal-api.asanvolunteers.az/storage/13801/8F9W19M.png"</text:p>
      <text:p text:style-name="P1">},</text:p>
      <text:p text:style-name="P1">{</text:p>
      <text:p text:style-name="P1">id: 13983,</text:p>
      <text:p text:style-name="P1">first_name: "SƏBİNƏ",</text:p>
      <text:p text:style-name="P1">last_name: "MANAFOVA",</text:p>
      <text:p text:style-name="P1">patronymic: "DAŞDƏMİR QIZI",</text:p>
      <text:p text:style-name="P1">pin: "704F0U8",</text:p>
      <text:p text:style-name="P1">branch_name: "Quba regional "ASAN xidmət" mərkəzi",</text:p>
      <text:p text:style-name="P1">branch_id: 31,</text:p>
      <text:p text:style-name="P1">photo: "https://portal-api.asanvolunteers.az/storage/13395/704F0U8.png"</text:p>
      <text:p text:style-name="P1">},</text:p>
      <text:p text:style-name="P1">{</text:p>
      <text:p text:style-name="P1">id: 16361,</text:p>
      <text:p text:style-name="P1">first_name: "NATƏVAN",</text:p>
      <text:p text:style-name="P1">last_name: "ƏMİRQULİYEVA",</text:p>
      <text:p text:style-name="P1">patronymic: "RENAT QIZI",</text:p>
      <text:p text:style-name="P1">pin: "8KDZWX3",</text:p>
      <text:p text:style-name="P1">branch_name: "Quba regional "ASAN xidmət" mərkəzi",</text:p>
      <text:p text:style-name="P1">branch_id: 31,</text:p>
      <text:p text:style-name="P1">photo: "https://portal-api.asanvolunteers.az/storage/15679/8KDZWX3.png"</text:p>
      <text:p text:style-name="P1">},</text:p>
      <text:p text:style-name="P1">{</text:p>
      <text:p text:style-name="P1">id: 16845,</text:p>
      <text:p text:style-name="P1">first_name: "TÜRKAN",</text:p>
      <text:p text:style-name="P1">last_name: "XUDAVERDİYEVA",</text:p>
      <text:p text:style-name="P1">patronymic: "ƏDALƏT QIZI",</text:p>
      <text:p text:style-name="P1">pin: "76MG6B0",</text:p>
      <text:p text:style-name="P1">branch_name: "Quba regional "ASAN xidmət" mərkəzi",</text:p>
      <text:p text:style-name="P1">branch_id: 31,</text:p>
      <text:p text:style-name="P1"><text:soft-page-break/>photo: "https://portal-api.asanvolunteers.az/storage/16127/76MG6B0.png"</text:p>
      <text:p text:style-name="P1">},</text:p>
      <text:p text:style-name="P1">{</text:p>
      <text:p text:style-name="P1">id: 16868,</text:p>
      <text:p text:style-name="P1">first_name: "MEHRİBAN",</text:p>
      <text:p text:style-name="P1">last_name: "MƏMMƏDOVA",</text:p>
      <text:p text:style-name="P1">patronymic: "RAUF QIZI",</text:p>
      <text:p text:style-name="P1">pin: "7N8RDDT",</text:p>
      <text:p text:style-name="P1">branch_name: "Quba regional "ASAN xidmət" mərkəzi",</text:p>
      <text:p text:style-name="P1">branch_id: 31,</text:p>
      <text:p text:style-name="P1">photo: "https://portal-api.asanvolunteers.az/storage/16146/7N8RDDT.png"</text:p>
      <text:p text:style-name="P1">},</text:p>
      <text:p text:style-name="P1">{</text:p>
      <text:p text:style-name="P1">id: 16320,</text:p>
      <text:p text:style-name="P1">first_name: "SONA",</text:p>
      <text:p text:style-name="P1">last_name: "NƏSİBLİ",</text:p>
      <text:p text:style-name="P1">patronymic: "MAHMUD QIZI",</text:p>
      <text:p text:style-name="P1">pin: "6R8VL10",</text:p>
      <text:p text:style-name="P1">branch_name: "Quba regional "ASAN xidmət" mərkəzi",</text:p>
      <text:p text:style-name="P1">branch_id: 31,</text:p>
      <text:p text:style-name="P1">photo: "https://portal-api.asanvolunteers.az/storage/15638/6R8VL10.png"</text:p>
      <text:p text:style-name="P1">},</text:p>
      <text:p text:style-name="P1">{</text:p>
      <text:p text:style-name="P1">id: 13732,</text:p>
      <text:p text:style-name="P1">first_name: "NİLUFƏR",</text:p>
      <text:p text:style-name="P1">last_name: "ABBASOVA",</text:p>
      <text:p text:style-name="P1">patronymic: "TARYEL QIZI",</text:p>
      <text:p text:style-name="P1">pin: "7VKJ011",</text:p>
      <text:p text:style-name="P1">branch_name: "Mingəçevir regional "ASAN xidmət" mərkəzi",</text:p>
      <text:p text:style-name="P1">branch_id: 33,</text:p>
      <text:p text:style-name="P1">photo: "https://portal-api.asanvolunteers.az/storage/13144/7VKJ011.png"</text:p>
      <text:p text:style-name="P1">},</text:p>
      <text:p text:style-name="P1">{</text:p>
      <text:p text:style-name="P1">id: 13738,</text:p>
      <text:p text:style-name="P1">first_name: "NURAY",</text:p>
      <text:p text:style-name="P1">last_name: "HİDAYƏTOVA",</text:p>
      <text:p text:style-name="P1"><text:soft-page-break/>patronymic: "SƏRVAN QIZI",</text:p>
      <text:p text:style-name="P1">pin: "7K2V4E3",</text:p>
      <text:p text:style-name="P1">branch_name: "Mingəçevir regional "ASAN xidmət" mərkəzi",</text:p>
      <text:p text:style-name="P1">branch_id: 33,</text:p>
      <text:p text:style-name="P1">photo: "https://portal-api.asanvolunteers.az/storage/13152/7K2V4E3.png"</text:p>
      <text:p text:style-name="P1">},</text:p>
      <text:p text:style-name="P1">{</text:p>
      <text:p text:style-name="P1">id: 13735,</text:p>
      <text:p text:style-name="P1">first_name: "ŞƏFİQƏ",</text:p>
      <text:p text:style-name="P1">last_name: "MƏHƏMMƏDOVA",</text:p>
      <text:p text:style-name="P1">patronymic: "VASİF QIZI",</text:p>
      <text:p text:style-name="P1">pin: "7LQ3VMM",</text:p>
      <text:p text:style-name="P1">branch_name: "Mingəçevir regional "ASAN xidmət" mərkəzi",</text:p>
      <text:p text:style-name="P1">branch_id: 33,</text:p>
      <text:p text:style-name="P1">photo: "https://portal-api.asanvolunteers.az/storage/13147/7LQ3VMM.png"</text:p>
      <text:p text:style-name="P1">},</text:p>
      <text:p text:style-name="P1">{</text:p>
      <text:p text:style-name="P1">id: 13743,</text:p>
      <text:p text:style-name="P1">first_name: "MƏLƏK",</text:p>
      <text:p text:style-name="P1">last_name: "YUSİBOVA",</text:p>
      <text:p text:style-name="P1">patronymic: "RÜFƏT QIZI",</text:p>
      <text:p text:style-name="P1">pin: "7HMS3A2",</text:p>
      <text:p text:style-name="P1">branch_name: "Mingəçevir regional "ASAN xidmət" mərkəzi",</text:p>
      <text:p text:style-name="P1">branch_id: 33,</text:p>
      <text:p text:style-name="P1">photo: "https://portal-api.asanvolunteers.az/storage/13161/7HMS3A2.png"</text:p>
      <text:p text:style-name="P1">},</text:p>
      <text:p text:style-name="P1">{</text:p>
      <text:p text:style-name="P1">id: 13838,</text:p>
      <text:p text:style-name="P1">first_name: "ŞÖVKƏT",</text:p>
      <text:p text:style-name="P1">last_name: "AĞAYEVA",</text:p>
      <text:p text:style-name="P1">patronymic: "ƏRƏSTUN QIZI",</text:p>
      <text:p text:style-name="P1">pin: "7MZJ6ZP",</text:p>
      <text:p text:style-name="P1">branch_name: "Mingəçevir regional "ASAN xidmət" mərkəzi",</text:p>
      <text:p text:style-name="P1">branch_id: 33,</text:p>
      <text:p text:style-name="P1">photo: "https://portal-api.asanvolunteers.az/storage/13254/7MZJ6ZP.png"</text:p>
      <text:p text:style-name="P1">},</text:p>
      <text:p text:style-name="P1"><text:soft-page-break/>{</text:p>
      <text:p text:style-name="P1">id: 13836,</text:p>
      <text:p text:style-name="P1">first_name: "LƏMAN",</text:p>
      <text:p text:style-name="P1">last_name: "SƏFƏRLİ",</text:p>
      <text:p text:style-name="P1">patronymic: "KAMİL QIZI",</text:p>
      <text:p text:style-name="P1">pin: "7GVB17A",</text:p>
      <text:p text:style-name="P1">branch_name: "Mingəçevir regional "ASAN xidmət" mərkəzi",</text:p>
      <text:p text:style-name="P1">branch_id: 33,</text:p>
      <text:p text:style-name="P1">photo: "https://portal-api.asanvolunteers.az/storage/13252/7GVB17A.png"</text:p>
      <text:p text:style-name="P1">},</text:p>
      <text:p text:style-name="P1">{</text:p>
      <text:p text:style-name="P1">id: 13840,</text:p>
      <text:p text:style-name="P1">first_name: "NÜBAR",</text:p>
      <text:p text:style-name="P1">last_name: "MƏMMƏDOVA",</text:p>
      <text:p text:style-name="P1">patronymic: "İNTİQAM QIZI",</text:p>
      <text:p text:style-name="P1">pin: "7MGV17A",</text:p>
      <text:p text:style-name="P1">branch_name: "Mingəçevir regional "ASAN xidmət" mərkəzi",</text:p>
      <text:p text:style-name="P1">branch_id: 33,</text:p>
      <text:p text:style-name="P1">photo: "https://portal-api.asanvolunteers.az/storage/13256/7MGV17A.png"</text:p>
      <text:p text:style-name="P1">},</text:p>
      <text:p text:style-name="P1">{</text:p>
      <text:p text:style-name="P1">id: 13756,</text:p>
      <text:p text:style-name="P1">first_name: "AYSUN",</text:p>
      <text:p text:style-name="P1">last_name: "NƏSİROVA",</text:p>
      <text:p text:style-name="P1">patronymic: "NƏSRƏDDİN QIZI",</text:p>
      <text:p text:style-name="P1">pin: "8G7UG41",</text:p>
      <text:p text:style-name="P1">branch_name: "Mingəçevir regional "ASAN xidmət" mərkəzi",</text:p>
      <text:p text:style-name="P1">branch_id: 33,</text:p>
      <text:p text:style-name="P1">photo: "https://portal-api.asanvolunteers.az/storage/13172/8G7UG41.png"</text:p>
      <text:p text:style-name="P1">},</text:p>
      <text:p text:style-name="P1">{</text:p>
      <text:p text:style-name="P1">id: 14348,</text:p>
      <text:p text:style-name="P1">first_name: "SƏMA",</text:p>
      <text:p text:style-name="P1">last_name: "ƏHMƏDOVA",</text:p>
      <text:p text:style-name="P1">patronymic: "YAŞAR QIZI",</text:p>
      <text:p text:style-name="P1">pin: "8016GW5",</text:p>
      <text:p text:style-name="P1">branch_name: "Mingəçevir regional "ASAN xidmət" mərkəzi",</text:p>
      <text:p text:style-name="P1">branch_id: 33,</text:p>
      <text:p text:style-name="P1"><text:soft-page-break/>photo: "https://portal-api.asanvolunteers.az/storage/13738/8016GW5.png"</text:p>
      <text:p text:style-name="P1">},</text:p>
      <text:p text:style-name="P1">{</text:p>
      <text:p text:style-name="P1">id: 14346,</text:p>
      <text:p text:style-name="P1">first_name: "FƏRİDƏ",</text:p>
      <text:p text:style-name="P1">last_name: "ƏLİYEVA",</text:p>
      <text:p text:style-name="P1">patronymic: "ZÜLFÜQAR QIZI",</text:p>
      <text:p text:style-name="P1">pin: "8E2WGSQ",</text:p>
      <text:p text:style-name="P1">branch_name: "Mingəçevir regional "ASAN xidmət" mərkəzi",</text:p>
      <text:p text:style-name="P1">branch_id: 33,</text:p>
      <text:p text:style-name="P1">photo: "https://portal-api.asanvolunteers.az/storage/13736/8E2WGSQ.png"</text:p>
      <text:p text:style-name="P1">},</text:p>
      <text:p text:style-name="P1">{</text:p>
      <text:p text:style-name="P1">id: 14355,</text:p>
      <text:p text:style-name="P1">first_name: "AYŞƏN",</text:p>
      <text:p text:style-name="P1">last_name: "ƏLİYEVA",</text:p>
      <text:p text:style-name="P1">patronymic: "SƏCCAT QIZI",</text:p>
      <text:p text:style-name="P1">pin: "7MSJAKJ",</text:p>
      <text:p text:style-name="P1">branch_name: "Mingəçevir regional "ASAN xidmət" mərkəzi",</text:p>
      <text:p text:style-name="P1">branch_id: 33,</text:p>
      <text:p text:style-name="P1">photo: "https://portal-api.asanvolunteers.az/storage/13745/7MSJAKJ.png"</text:p>
      <text:p text:style-name="P1">},</text:p>
      <text:p text:style-name="P1">{</text:p>
      <text:p text:style-name="P1">id: 14450,</text:p>
      <text:p text:style-name="P1">first_name: "KÖNÜL",</text:p>
      <text:p text:style-name="P1">last_name: "TAĞIZADƏ",</text:p>
      <text:p text:style-name="P1">patronymic: "ELÇİN QIZI",</text:p>
      <text:p text:style-name="P1">pin: "7FZQ5L4",</text:p>
      <text:p text:style-name="P1">branch_name: "Mingəçevir regional "ASAN xidmət" mərkəzi",</text:p>
      <text:p text:style-name="P1">branch_id: 33,</text:p>
      <text:p text:style-name="P1">photo: "https://portal-api.asanvolunteers.az/storage/13834/7FZQ5L4.png"</text:p>
      <text:p text:style-name="P1">},</text:p>
      <text:p text:style-name="P1">{</text:p>
      <text:p text:style-name="P1">id: 14451,</text:p>
      <text:p text:style-name="P1">first_name: "MƏLƏKXANIM",</text:p>
      <text:p text:style-name="P1">last_name: "SOLTANOVA",</text:p>
      <text:p text:style-name="P1"><text:soft-page-break/>patronymic: "TEYMURXAN QIZI",</text:p>
      <text:p text:style-name="P1">pin: "7PGLT45",</text:p>
      <text:p text:style-name="P1">branch_name: "Mingəçevir regional "ASAN xidmət" mərkəzi",</text:p>
      <text:p text:style-name="P1">branch_id: 33,</text:p>
      <text:p text:style-name="P1">photo: "https://portal-api.asanvolunteers.az/storage/13835/7PGLT45.png"</text:p>
      <text:p text:style-name="P1">},</text:p>
      <text:p text:style-name="P1">{</text:p>
      <text:p text:style-name="P1">id: 13352,</text:p>
      <text:p text:style-name="P1">first_name: "NEMƏT",</text:p>
      <text:p text:style-name="P1">last_name: "HEYBƏTZADƏ",</text:p>
      <text:p text:style-name="P1">patronymic: "AYDIN OĞLU",</text:p>
      <text:p text:style-name="P1">pin: "7SVQHW9",</text:p>
      <text:p text:style-name="P1">branch_name: "Mingəçevir regional "ASAN xidmət" mərkəzi",</text:p>
      <text:p text:style-name="P1">branch_id: 33,</text:p>
      <text:p text:style-name="P1">photo: "https://portal-api.asanvolunteers.az/storage/12780/7SVQHW9.png"</text:p>
      <text:p text:style-name="P1">},</text:p>
      <text:p text:style-name="P1">{</text:p>
      <text:p text:style-name="P1">id: 16446,</text:p>
      <text:p text:style-name="P1">first_name: "TƏRGÜL",</text:p>
      <text:p text:style-name="P1">last_name: "LƏTİFOVA",</text:p>
      <text:p text:style-name="P1">patronymic: "ELŞƏN QIZI",</text:p>
      <text:p text:style-name="P1">pin: "76ADYEU",</text:p>
      <text:p text:style-name="P1">branch_name: "Mingəçevir regional "ASAN xidmət" mərkəzi",</text:p>
      <text:p text:style-name="P1">branch_id: 33,</text:p>
      <text:p text:style-name="P1">photo: "https://portal-api.asanvolunteers.az/storage/15766/76ADYEU.png"</text:p>
      <text:p text:style-name="P1">},</text:p>
      <text:p text:style-name="P1">{</text:p>
      <text:p text:style-name="P1">id: 16592,</text:p>
      <text:p text:style-name="P1">first_name: "ZÜLFİYYƏ",</text:p>
      <text:p text:style-name="P1">last_name: "NAĞIYEVA",</text:p>
      <text:p text:style-name="P1">patronymic: "AZƏR QIZI",</text:p>
      <text:p text:style-name="P1">pin: "89SQ1PS",</text:p>
      <text:p text:style-name="P1">branch_name: "Mingəçevir regional "ASAN xidmət" mərkəzi",</text:p>
      <text:p text:style-name="P1">branch_id: 33,</text:p>
      <text:p text:style-name="P1">photo: "https://portal-api.asanvolunteers.az/storage/15902/89SQ1PS.png"</text:p>
      <text:p text:style-name="P1">},</text:p>
      <text:p text:style-name="P1"><text:soft-page-break/>{</text:p>
      <text:p text:style-name="P1">id: 16982,</text:p>
      <text:p text:style-name="P1">first_name: "XƏDİCƏ",</text:p>
      <text:p text:style-name="P1">last_name: "NƏBİYEVA",</text:p>
      <text:p text:style-name="P1">patronymic: "PƏRVİN QIZI",</text:p>
      <text:p text:style-name="P1">pin: "7VE3554",</text:p>
      <text:p text:style-name="P1">branch_name: "Mingəçevir regional "ASAN xidmət" mərkəzi",</text:p>
      <text:p text:style-name="P1">branch_id: 33,</text:p>
      <text:p text:style-name="P1">photo: "https://portal-api.asanvolunteers.az/storage/16242/7VE3554.png"</text:p>
      <text:p text:style-name="P1">},</text:p>
      <text:p text:style-name="P1">{</text:p>
      <text:p text:style-name="P1">id: 17022,</text:p>
      <text:p text:style-name="P1">first_name: "AYNUR",</text:p>
      <text:p text:style-name="P1">last_name: "HÜSEYİNLİ",</text:p>
      <text:p text:style-name="P1">patronymic: "VÜQAR QIZI",</text:p>
      <text:p text:style-name="P1">pin: "7ZRYP6J",</text:p>
      <text:p text:style-name="P1">branch_name: "Mingəçevir regional "ASAN xidmət" mərkəzi",</text:p>
      <text:p text:style-name="P1">branch_id: 33,</text:p>
      <text:p text:style-name="P1">photo: "https://portal-api.asanvolunteers.az/storage/16280/7ZRYP6J.png"</text:p>
      <text:p text:style-name="P1">},</text:p>
      <text:p text:style-name="P1">{</text:p>
      <text:p text:style-name="P1">id: 17028,</text:p>
      <text:p text:style-name="P1">first_name: "AYTAC",</text:p>
      <text:p text:style-name="P1">last_name: "SULTANOVA",</text:p>
      <text:p text:style-name="P1">patronymic: "RUHİN QIZI",</text:p>
      <text:p text:style-name="P1">pin: "7NEPRX7",</text:p>
      <text:p text:style-name="P1">branch_name: "Mingəçevir regional "ASAN xidmət" mərkəzi",</text:p>
      <text:p text:style-name="P1">branch_id: 33,</text:p>
      <text:p text:style-name="P1">photo: "https://portal-api.asanvolunteers.az/storage/16284/7NEPRX7.png"</text:p>
      <text:p text:style-name="P1">},</text:p>
      <text:p text:style-name="P1">{</text:p>
      <text:p text:style-name="P1">id: 15936,</text:p>
      <text:p text:style-name="P1">first_name: "SƏBİNƏ",</text:p>
      <text:p text:style-name="P1">last_name: "ƏSƏDOVA",</text:p>
      <text:p text:style-name="P1">patronymic: "BİLAL QIZI",</text:p>
      <text:p text:style-name="P1">pin: "7K9UJHH",</text:p>
      <text:p text:style-name="P1">branch_name: "Mingəçevir regional "ASAN xidmət" mərkəzi",</text:p>
      <text:p text:style-name="P1">branch_id: 33,</text:p>
      <text:p text:style-name="P1"><text:soft-page-break/>photo: "https://portal-api.asanvolunteers.az/storage/15248/7K9UJHH.png"</text:p>
      <text:p text:style-name="P1">},</text:p>
      <text:p text:style-name="P1">{</text:p>
      <text:p text:style-name="P1">id: 17776,</text:p>
      <text:p text:style-name="P1">first_name: "XƏDİCƏ",</text:p>
      <text:p text:style-name="P1">last_name: "QƏDİMLİ",</text:p>
      <text:p text:style-name="P1">patronymic: "RƏHMAN QIZI",</text:p>
      <text:p text:style-name="P1">pin: "7NK19X6",</text:p>
      <text:p text:style-name="P1">branch_name: "Mingəçevir regional "ASAN xidmət" mərkəzi",</text:p>
      <text:p text:style-name="P1">branch_id: 33,</text:p>
      <text:p text:style-name="P1">photo: "https://portal-api.asanvolunteers.az/storage/17498/7NK19X6.png"</text:p>
      <text:p text:style-name="P1">},</text:p>
      <text:p text:style-name="P1">{</text:p>
      <text:p text:style-name="P1">id: 13116,</text:p>
      <text:p text:style-name="P1">first_name: "MUSA",</text:p>
      <text:p text:style-name="P1">last_name: "ƏLİYEV",</text:p>
      <text:p text:style-name="P1">patronymic: "RİCAT OĞLU",</text:p>
      <text:p text:style-name="P1">pin: "801Z6M0",</text:p>
      <text:p text:style-name="P1">branch_name: "İmişli regional "ASAN xidmət" mərkəzi",</text:p>
      <text:p text:style-name="P1">branch_id: 35,</text:p>
      <text:p text:style-name="P1">photo: "https://portal-api.asanvolunteers.az/storage/12552/801Z6M0.png"</text:p>
      <text:p text:style-name="P1">},</text:p>
      <text:p text:style-name="P1">{</text:p>
      <text:p text:style-name="P1">id: 15050,</text:p>
      <text:p text:style-name="P1">first_name: "GÜNEL",</text:p>
      <text:p text:style-name="P1">last_name: "MUSTAFAYEVA",</text:p>
      <text:p text:style-name="P1">patronymic: "ELŞAD QIZI",</text:p>
      <text:p text:style-name="P1">pin: "7GYGDSG",</text:p>
      <text:p text:style-name="P1">branch_name: "İmişli regional "ASAN xidmət" mərkəzi",</text:p>
      <text:p text:style-name="P1">branch_id: 35,</text:p>
      <text:p text:style-name="P1">photo: "https://portal-api.asanvolunteers.az/storage/14408/7GYGDSG.png"</text:p>
      <text:p text:style-name="P1">},</text:p>
      <text:p text:style-name="P1">{</text:p>
      <text:p text:style-name="P1">id: 13742,</text:p>
      <text:p text:style-name="P1">first_name: "AYSU",</text:p>
      <text:p text:style-name="P1">last_name: "CƏFƏROVA",</text:p>
      <text:p text:style-name="P1"><text:soft-page-break/>patronymic: "ELDAR QIZI",</text:p>
      <text:p text:style-name="P1">pin: "6X7Z6VZ",</text:p>
      <text:p text:style-name="P1">branch_name: "Şəki regional "ASAN xidmət" mərkəzi",</text:p>
      <text:p text:style-name="P1">branch_id: 37,</text:p>
      <text:p text:style-name="P1">photo: "https://portal-api.asanvolunteers.az/storage/13160/6X7Z6VZ.png"</text:p>
      <text:p text:style-name="P1">},</text:p>
      <text:p text:style-name="P1">{</text:p>
      <text:p text:style-name="P1">id: 15140,</text:p>
      <text:p text:style-name="P1">first_name: "AFAQ",</text:p>
      <text:p text:style-name="P1">last_name: "ABDULƏLİMOVA",</text:p>
      <text:p text:style-name="P1">patronymic: "AZƏR QIZI",</text:p>
      <text:p text:style-name="P1">pin: "7LLP6E2",</text:p>
      <text:p text:style-name="P1">branch_name: "Şəki regional "ASAN xidmət" mərkəzi",</text:p>
      <text:p text:style-name="P1">branch_id: 37,</text:p>
      <text:p text:style-name="P1">photo: "https://portal-api.asanvolunteers.az/storage/14496/7LLP6E2.png"</text:p>
      <text:p text:style-name="P1">},</text:p>
      <text:p text:style-name="P1">{</text:p>
      <text:p text:style-name="P1">id: 15346,</text:p>
      <text:p text:style-name="P1">first_name: "FİDAN",</text:p>
      <text:p text:style-name="P1">last_name: "GÖYÜŞOVA",</text:p>
      <text:p text:style-name="P1">patronymic: "TAHİR QIZI",</text:p>
      <text:p text:style-name="P1">pin: "8N8X6H1",</text:p>
      <text:p text:style-name="P1">branch_name: "Şəki regional "ASAN xidmət" mərkəzi",</text:p>
      <text:p text:style-name="P1">branch_id: 37,</text:p>
      <text:p text:style-name="P1">photo: "https://portal-api.asanvolunteers.az/storage/14704/8N8X6H1.png"</text:p>
      <text:p text:style-name="P1">},</text:p>
      <text:p text:style-name="P1">{</text:p>
      <text:p text:style-name="P1">id: 16841,</text:p>
      <text:p text:style-name="P1">first_name: "GÜLTAC",</text:p>
      <text:p text:style-name="P1">last_name: "İBRAHİMLİ",</text:p>
      <text:p text:style-name="P1">patronymic: "ŞAHMAR QIZI",</text:p>
      <text:p text:style-name="P1">pin: "6FDCNQU",</text:p>
      <text:p text:style-name="P1">branch_name: "Şəki regional "ASAN xidmət" mərkəzi",</text:p>
      <text:p text:style-name="P1">branch_id: 37,</text:p>
      <text:p text:style-name="P1">photo: "https://portal-api.asanvolunteers.az/storage/16123/6FDCNQU.png"</text:p>
      <text:p text:style-name="P1">},</text:p>
      <text:p text:style-name="P1"><text:soft-page-break/>{</text:p>
      <text:p text:style-name="P1">id: 16843,</text:p>
      <text:p text:style-name="P1">first_name: "QUMRAL",</text:p>
      <text:p text:style-name="P1">last_name: "ƏMRAHLI",</text:p>
      <text:p text:style-name="P1">patronymic: "MƏFTUN QIZI",</text:p>
      <text:p text:style-name="P1">pin: "7LAHM9F",</text:p>
      <text:p text:style-name="P1">branch_name: "Şəki regional "ASAN xidmət" mərkəzi",</text:p>
      <text:p text:style-name="P1">branch_id: 37,</text:p>
      <text:p text:style-name="P1">photo: "https://portal-api.asanvolunteers.az/storage/16125/7LAHM9F.png"</text:p>
      <text:p text:style-name="P1">},</text:p>
      <text:p text:style-name="P1">{</text:p>
      <text:p text:style-name="P1">id: 18178,</text:p>
      <text:p text:style-name="P1">first_name: "MƏMMƏDƏMİN",</text:p>
      <text:p text:style-name="P1">last_name: "SÜLEYMANLI",</text:p>
      <text:p text:style-name="P1">patronymic: "BƏYLƏR OĞLU",</text:p>
      <text:p text:style-name="P1">pin: "70Z4U1N",</text:p>
      <text:p text:style-name="P1">branch_name: "Şəki regional "ASAN xidmət" mərkəzi",</text:p>
      <text:p text:style-name="P1">branch_id: 37,</text:p>
      <text:p text:style-name="P1">photo: null</text:p>
      <text:p text:style-name="P1">},</text:p>
      <text:p text:style-name="P1">{</text:p>
      <text:p text:style-name="P1">id: 15807,</text:p>
      <text:p text:style-name="P1">first_name: "GÜLAY",</text:p>
      <text:p text:style-name="P1">last_name: "ALXASLI",</text:p>
      <text:p text:style-name="P1">patronymic: "İFTİXAR QIZI",</text:p>
      <text:p text:style-name="P1">pin: "8JWRNFK",</text:p>
      <text:p text:style-name="P1">branch_name: "Şəki regional "ASAN xidmət" mərkəzi",</text:p>
      <text:p text:style-name="P1">branch_id: 37,</text:p>
      <text:p text:style-name="P1">photo: "https://portal-api.asanvolunteers.az/storage/15125/8JWRNFK.png"</text:p>
      <text:p text:style-name="P1">},</text:p>
      <text:p text:style-name="P1">{</text:p>
      <text:p text:style-name="P1">id: 18308,</text:p>
      <text:p text:style-name="P1">first_name: "MƏHROZA",</text:p>
      <text:p text:style-name="P1">last_name: "QƏDİRLİ",</text:p>
      <text:p text:style-name="P1">patronymic: "MÜBARİZ QIZI",</text:p>
      <text:p text:style-name="P1">pin: "7MT9W4W",</text:p>
      <text:p text:style-name="P1">branch_name: "Şəki regional "ASAN xidmət" mərkəzi",</text:p>
      <text:p text:style-name="P1">branch_id: 37,</text:p>
      <text:p text:style-name="P1"><text:soft-page-break/>photo: "https://portal-api.asanvolunteers.az/storage/18014/7MT9W4W.png"</text:p>
      <text:p text:style-name="P1">},</text:p>
      <text:p text:style-name="P1">{</text:p>
      <text:p text:style-name="P1">id: 13100,</text:p>
      <text:p text:style-name="P1">first_name: "ZEYNAB",</text:p>
      <text:p text:style-name="P1">last_name: "İSAYEVA",</text:p>
      <text:p text:style-name="P1">patronymic: "İNTİQAM QIZI",</text:p>
      <text:p text:style-name="P1">pin: "8DQFBNP",</text:p>
      <text:p text:style-name="P1">branch_name: "Şamaxı regional "ASAN xidmət" mərkəzi",</text:p>
      <text:p text:style-name="P1">branch_id: 39,</text:p>
      <text:p text:style-name="P1">photo: "https://portal-api.asanvolunteers.az/storage/12532/8DQFBNP.png"</text:p>
      <text:p text:style-name="P1">},</text:p>
      <text:p text:style-name="P1">{</text:p>
      <text:p text:style-name="P1">id: 14225,</text:p>
      <text:p text:style-name="P1">first_name: "NURAY",</text:p>
      <text:p text:style-name="P1">last_name: "CƏBRAYILOVA",</text:p>
      <text:p text:style-name="P1">patronymic: "ELNUR QIZI",</text:p>
      <text:p text:style-name="P1">pin: "7HC21YM",</text:p>
      <text:p text:style-name="P1">branch_name: "Şamaxı regional "ASAN xidmət" mərkəzi",</text:p>
      <text:p text:style-name="P1">branch_id: 39,</text:p>
      <text:p text:style-name="P1">photo: "https://portal-api.asanvolunteers.az/storage/13621/7HC21YM.png"</text:p>
      <text:p text:style-name="P1">},</text:p>
      <text:p text:style-name="P1">{</text:p>
      <text:p text:style-name="P1">id: 14226,</text:p>
      <text:p text:style-name="P1">first_name: "HƏYAT",</text:p>
      <text:p text:style-name="P1">last_name: "CƏBRAYILOVA",</text:p>
      <text:p text:style-name="P1">patronymic: "ELNUR QIZI",</text:p>
      <text:p text:style-name="P1">pin: "77QYTY9",</text:p>
      <text:p text:style-name="P1">branch_name: "Şamaxı regional "ASAN xidmət" mərkəzi",</text:p>
      <text:p text:style-name="P1">branch_id: 39,</text:p>
      <text:p text:style-name="P1">photo: null</text:p>
      <text:p text:style-name="P1">},</text:p>
      <text:p text:style-name="P1">{</text:p>
      <text:p text:style-name="P1">id: 14236,</text:p>
      <text:p text:style-name="P1">first_name: "İSMAYIL",</text:p>
      <text:p text:style-name="P1">last_name: "NURALIZADƏ",</text:p>
      <text:p text:style-name="P1">patronymic: "QAFQAZ OĞLU",</text:p>
      <text:p text:style-name="P1">pin: "7LJUSZF",</text:p>
      <text:p text:style-name="P1"><text:soft-page-break/>branch_name: "Şamaxı regional "ASAN xidmət" mərkəzi",</text:p>
      <text:p text:style-name="P1">branch_id: 39,</text:p>
      <text:p text:style-name="P1">photo: "https://portal-api.asanvolunteers.az/storage/13630/7LJUSZF.png"</text:p>
      <text:p text:style-name="P1">},</text:p>
      <text:p text:style-name="P1">{</text:p>
      <text:p text:style-name="P1">id: 14246,</text:p>
      <text:p text:style-name="P1">first_name: "ZÜMRÜD",</text:p>
      <text:p text:style-name="P1">last_name: "MƏMMƏDƏLİYEVA",</text:p>
      <text:p text:style-name="P1">patronymic: "KAMİL QIZI",</text:p>
      <text:p text:style-name="P1">pin: "5K92V88",</text:p>
      <text:p text:style-name="P1">branch_name: "Şamaxı regional "ASAN xidmət" mərkəzi",</text:p>
      <text:p text:style-name="P1">branch_id: 39,</text:p>
      <text:p text:style-name="P1">photo: "https://portal-api.asanvolunteers.az/storage/13638/5K92V88.png"</text:p>
      <text:p text:style-name="P1">},</text:p>
      <text:p text:style-name="P1">{</text:p>
      <text:p text:style-name="P1">id: 15296,</text:p>
      <text:p text:style-name="P1">first_name: "İBRAHİM",</text:p>
      <text:p text:style-name="P1">last_name: "ZƏRBALIYEV",</text:p>
      <text:p text:style-name="P1">patronymic: "İMAN OĞLU",</text:p>
      <text:p text:style-name="P1">pin: "6QJ1N9D",</text:p>
      <text:p text:style-name="P1">branch_name: "Şamaxı regional "ASAN xidmət" mərkəzi",</text:p>
      <text:p text:style-name="P1">branch_id: 39,</text:p>
      <text:p text:style-name="P1">photo: "https://portal-api.asanvolunteers.az/storage/14654/6QJ1N9D.png"</text:p>
      <text:p text:style-name="P1">},</text:p>
      <text:p text:style-name="P1">{</text:p>
      <text:p text:style-name="P1">id: 16454,</text:p>
      <text:p text:style-name="P1">first_name: "NURAY",</text:p>
      <text:p text:style-name="P1">last_name: "SÜLEYMANOVA",</text:p>
      <text:p text:style-name="P1">patronymic: "CABİR QIZI",</text:p>
      <text:p text:style-name="P1">pin: "8L8JCSW",</text:p>
      <text:p text:style-name="P1">branch_name: "Şamaxı regional "ASAN xidmət" mərkəzi",</text:p>
      <text:p text:style-name="P1">branch_id: 39,</text:p>
      <text:p text:style-name="P1">photo: "https://portal-api.asanvolunteers.az/storage/15774/8L8JCSW.png"</text:p>
      <text:p text:style-name="P1">},</text:p>
      <text:p text:style-name="P1">{</text:p>
      <text:p text:style-name="P1">id: 16784,</text:p>
      <text:p text:style-name="P1"><text:soft-page-break/>first_name: "GÜLƏR",</text:p>
      <text:p text:style-name="P1">last_name: "ABASOVA",</text:p>
      <text:p text:style-name="P1">patronymic: "RAHİB QIZI",</text:p>
      <text:p text:style-name="P1">pin: "7P5SZA4",</text:p>
      <text:p text:style-name="P1">branch_name: "Şamaxı regional "ASAN xidmət" mərkəzi",</text:p>
      <text:p text:style-name="P1">branch_id: 39,</text:p>
      <text:p text:style-name="P1">photo: "https://portal-api.asanvolunteers.az/storage/16072/7P5SZA4.png"</text:p>
      <text:p text:style-name="P1">},</text:p>
      <text:p text:style-name="P1">{</text:p>
      <text:p text:style-name="P1">id: 16788,</text:p>
      <text:p text:style-name="P1">first_name: "FƏRİD",</text:p>
      <text:p text:style-name="P1">last_name: "AĞAYEV",</text:p>
      <text:p text:style-name="P1">patronymic: "RAMİL OĞLU",</text:p>
      <text:p text:style-name="P1">pin: "8BY11ST",</text:p>
      <text:p text:style-name="P1">branch_name: "Şamaxı regional "ASAN xidmət" mərkəzi",</text:p>
      <text:p text:style-name="P1">branch_id: 39,</text:p>
      <text:p text:style-name="P1">photo: null</text:p>
      <text:p text:style-name="P1">},</text:p>
      <text:p text:style-name="P1">{</text:p>
      <text:p text:style-name="P1">id: 11543,</text:p>
      <text:p text:style-name="P1">first_name: "GÜMÜŞ",</text:p>
      <text:p text:style-name="P1">last_name: "TAHİROVA",</text:p>
      <text:p text:style-name="P1">patronymic: "NOVRUZ QIZI",</text:p>
      <text:p text:style-name="P1">pin: "7UADG0L",</text:p>
      <text:p text:style-name="P1">branch_name: "Kürdəmir regional "ASAN xidmət" mərkəzi",</text:p>
      <text:p text:style-name="P1">branch_id: 41,</text:p>
      <text:p text:style-name="P1">photo: "https://portal-api.asanvolunteers.az/storage/11191/7UADG0L.png"</text:p>
      <text:p text:style-name="P1">},</text:p>
      <text:p text:style-name="P1">{</text:p>
      <text:p text:style-name="P1">id: 17858,</text:p>
      <text:p text:style-name="P1">first_name: "ASİF",</text:p>
      <text:p text:style-name="P1">last_name: "ABDULLAYEV",</text:p>
      <text:p text:style-name="P1">patronymic: "ŞAMİL OĞLU",</text:p>
      <text:p text:style-name="P1">pin: "8E3V7A3",</text:p>
      <text:p text:style-name="P1">branch_name: "Kürdəmir regional "ASAN xidmət" mərkəzi",</text:p>
      <text:p text:style-name="P1">branch_id: 41,</text:p>
      <text:p text:style-name="P1">photo: "https://portal-api.asanvolunteers.az/storage/17574/8E3V7A3.png"</text:p>
      <text:p text:style-name="P1">},</text:p>
      <text:p text:style-name="P1"><text:soft-page-break/>{</text:p>
      <text:p text:style-name="P1">id: 17864,</text:p>
      <text:p text:style-name="P1">first_name: "FƏRHAD",</text:p>
      <text:p text:style-name="P1">last_name: "BABAYEV",</text:p>
      <text:p text:style-name="P1">patronymic: "KAMRAN OĞLU",</text:p>
      <text:p text:style-name="P1">pin: "8CUR23D",</text:p>
      <text:p text:style-name="P1">branch_name: "Kürdəmir regional "ASAN xidmət" mərkəzi",</text:p>
      <text:p text:style-name="P1">branch_id: 41,</text:p>
      <text:p text:style-name="P1">photo: "https://portal-api.asanvolunteers.az/storage/17578/8CUR23D.png"</text:p>
      <text:p text:style-name="P1">},</text:p>
      <text:p text:style-name="P1">{</text:p>
      <text:p text:style-name="P1">id: 17870,</text:p>
      <text:p text:style-name="P1">first_name: "SƏBİNƏ",</text:p>
      <text:p text:style-name="P1">last_name: "HİDAYƏTOVA",</text:p>
      <text:p text:style-name="P1">patronymic: "CEYHUN QIZI",</text:p>
      <text:p text:style-name="P1">pin: "7XBMU2Y",</text:p>
      <text:p text:style-name="P1">branch_name: "Kürdəmir regional "ASAN xidmət" mərkəzi",</text:p>
      <text:p text:style-name="P1">branch_id: 41,</text:p>
      <text:p text:style-name="P1">photo: "https://portal-api.asanvolunteers.az/storage/17584/7XBMU2Y.png"</text:p>
      <text:p text:style-name="P1">},</text:p>
      <text:p text:style-name="P1">{</text:p>
      <text:p text:style-name="P1">id: 18048,</text:p>
      <text:p text:style-name="P1">first_name: "AYSEL",</text:p>
      <text:p text:style-name="P1">last_name: "ALMƏMMƏDOVA",</text:p>
      <text:p text:style-name="P1">patronymic: "ALMƏMMƏD QIZI",</text:p>
      <text:p text:style-name="P1">pin: "7MEP5XQ",</text:p>
      <text:p text:style-name="P1">branch_name: "Kürdəmir regional "ASAN xidmət" mərkəzi",</text:p>
      <text:p text:style-name="P1">branch_id: 41,</text:p>
      <text:p text:style-name="P1">photo: "https://portal-api.asanvolunteers.az/storage/17770/7MEP5XQ.png"</text:p>
      <text:p text:style-name="P1">},</text:p>
      <text:p text:style-name="P1">{</text:p>
      <text:p text:style-name="P1">id: 18054,</text:p>
      <text:p text:style-name="P1">first_name: "AYSUN",</text:p>
      <text:p text:style-name="P1">last_name: "AZAYEVA",</text:p>
      <text:p text:style-name="P1">patronymic: "ŞÖVQİ QIZI",</text:p>
      <text:p text:style-name="P1">pin: "6P41HN7",</text:p>
      <text:p text:style-name="P1">branch_name: "Kürdəmir regional "ASAN xidmət" mərkəzi",</text:p>
      <text:p text:style-name="P1">branch_id: 41,</text:p>
      <text:p text:style-name="P1"><text:soft-page-break/>photo: "https://portal-api.asanvolunteers.az/storage/17778/6P41HN7.png"</text:p>
      <text:p text:style-name="P1">},</text:p>
      <text:p text:style-name="P1">{</text:p>
      <text:p text:style-name="P1">id: 18056,</text:p>
      <text:p text:style-name="P1">first_name: "NURƏDDİN",</text:p>
      <text:p text:style-name="P1">last_name: "OSMANOV",</text:p>
      <text:p text:style-name="P1">patronymic: "ELŞAD OĞLU",</text:p>
      <text:p text:style-name="P1">pin: "7SE7HP9",</text:p>
      <text:p text:style-name="P1">branch_name: "Kürdəmir regional "ASAN xidmət" mərkəzi",</text:p>
      <text:p text:style-name="P1">branch_id: 41,</text:p>
      <text:p text:style-name="P1">photo: "https://portal-api.asanvolunteers.az/storage/17780/7SE7HP9.png"</text:p>
      <text:p text:style-name="P1">},</text:p>
      <text:p text:style-name="P1">{</text:p>
      <text:p text:style-name="P1">id: 18057,</text:p>
      <text:p text:style-name="P1">first_name: "BÜSAT",</text:p>
      <text:p text:style-name="P1">last_name: "ABDURAHMANLI",</text:p>
      <text:p text:style-name="P1">patronymic: "TƏRLAN OĞLU",</text:p>
      <text:p text:style-name="P1">pin: "6VJ81PG",</text:p>
      <text:p text:style-name="P1">branch_name: "Kürdəmir regional "ASAN xidmət" mərkəzi",</text:p>
      <text:p text:style-name="P1">branch_id: 41,</text:p>
      <text:p text:style-name="P1">photo: null</text:p>
      <text:p text:style-name="P1">},</text:p>
      <text:p text:style-name="P1">{</text:p>
      <text:p text:style-name="P1">id: 18060,</text:p>
      <text:p text:style-name="P1">first_name: "AYSEL",</text:p>
      <text:p text:style-name="P1">last_name: "ALLAHVERDİYEVA",</text:p>
      <text:p text:style-name="P1">patronymic: "MƏZAHİR QIZI",</text:p>
      <text:p text:style-name="P1">pin: "6KWG37W",</text:p>
      <text:p text:style-name="P1">branch_name: "Kürdəmir regional "ASAN xidmət" mərkəzi",</text:p>
      <text:p text:style-name="P1">branch_id: 41,</text:p>
      <text:p text:style-name="P1">photo: "https://portal-api.asanvolunteers.az/storage/17782/6KWG37W.png"</text:p>
      <text:p text:style-name="P1">},</text:p>
      <text:p text:style-name="P1">{</text:p>
      <text:p text:style-name="P1">id: 18066,</text:p>
      <text:p text:style-name="P1">first_name: "RAHİM",</text:p>
      <text:p text:style-name="P1">last_name: "MƏMMƏDOV",</text:p>
      <text:p text:style-name="P1">patronymic: "MÜRŞÜD OĞLU",</text:p>
      <text:p text:style-name="P1">pin: "7L7ZU6R",</text:p>
      <text:p text:style-name="P1"><text:soft-page-break/>branch_name: "Kürdəmir regional "ASAN xidmət" mərkəzi",</text:p>
      <text:p text:style-name="P1">branch_id: 41,</text:p>
      <text:p text:style-name="P1">photo: "https://portal-api.asanvolunteers.az/storage/17786/7L7ZU6R.png"</text:p>
      <text:p text:style-name="P1">},</text:p>
      <text:p text:style-name="P1">{</text:p>
      <text:p text:style-name="P1">id: 18076,</text:p>
      <text:p text:style-name="P1">first_name: "JALƏ",</text:p>
      <text:p text:style-name="P1">last_name: "AĞAYEVA",</text:p>
      <text:p text:style-name="P1">patronymic: "RAMİL QIZI",</text:p>
      <text:p text:style-name="P1">pin: "7Q01KR1",</text:p>
      <text:p text:style-name="P1">branch_name: "Kürdəmir regional "ASAN xidmət" mərkəzi",</text:p>
      <text:p text:style-name="P1">branch_id: 41,</text:p>
      <text:p text:style-name="P1">photo: "https://portal-api.asanvolunteers.az/storage/17796/7Q01KR1.png"</text:p>
      <text:p text:style-name="P1">},</text:p>
      <text:p text:style-name="P1">{</text:p>
      <text:p text:style-name="P1">id: 18080,</text:p>
      <text:p text:style-name="P1">first_name: "CƏMİLƏ",</text:p>
      <text:p text:style-name="P1">last_name: "ABUŞOVA",</text:p>
      <text:p text:style-name="P1">patronymic: "ORXAN QIZI",</text:p>
      <text:p text:style-name="P1">pin: "7XGNZA7",</text:p>
      <text:p text:style-name="P1">branch_name: "Kürdəmir regional "ASAN xidmət" mərkəzi",</text:p>
      <text:p text:style-name="P1">branch_id: 41,</text:p>
      <text:p text:style-name="P1">photo: "https://portal-api.asanvolunteers.az/storage/17800/7XGNZA7.png"</text:p>
      <text:p text:style-name="P1">},</text:p>
      <text:p text:style-name="P1">{</text:p>
      <text:p text:style-name="P1">id: 18084,</text:p>
      <text:p text:style-name="P1">first_name: "ELGÜN",</text:p>
      <text:p text:style-name="P1">last_name: "HÜSEYNLİ",</text:p>
      <text:p text:style-name="P1">patronymic: "NİYAMƏDDİN OĞLU",</text:p>
      <text:p text:style-name="P1">pin: "7WS1M3M",</text:p>
      <text:p text:style-name="P1">branch_name: "Kürdəmir regional "ASAN xidmət" mərkəzi",</text:p>
      <text:p text:style-name="P1">branch_id: 41,</text:p>
      <text:p text:style-name="P1">photo: "https://portal-api.asanvolunteers.az/storage/17804/7WS1M3M.png"</text:p>
      <text:p text:style-name="P1">},</text:p>
      <text:p text:style-name="P1">{</text:p>
      <text:p text:style-name="P1">id: 18086,</text:p>
      <text:p text:style-name="P1"><text:soft-page-break/>first_name: "BAYRAMƏLİ",</text:p>
      <text:p text:style-name="P1">last_name: "HÜSEYNOV",</text:p>
      <text:p text:style-name="P1">patronymic: "SAVALAN OĞLU",</text:p>
      <text:p text:style-name="P1">pin: "7Y323CB",</text:p>
      <text:p text:style-name="P1">branch_name: "Kürdəmir regional "ASAN xidmət" mərkəzi",</text:p>
      <text:p text:style-name="P1">branch_id: 41,</text:p>
      <text:p text:style-name="P1">photo: "https://portal-api.asanvolunteers.az/storage/17806/7Y323CB.png"</text:p>
      <text:p text:style-name="P1">},</text:p>
      <text:p text:style-name="P1">{</text:p>
      <text:p text:style-name="P1">id: 13075,</text:p>
      <text:p text:style-name="P1">first_name: "AYSUN",</text:p>
      <text:p text:style-name="P1">last_name: "RÜSTƏMOVA",</text:p>
      <text:p text:style-name="P1">patronymic: "CAVİD QIZI",</text:p>
      <text:p text:style-name="P1">pin: "6YGK98Y",</text:p>
      <text:p text:style-name="P1">branch_name: "Tovuz regional "ASAN xidmət" mərkəzi",</text:p>
      <text:p text:style-name="P1">branch_id: 43,</text:p>
      <text:p text:style-name="P1">photo: "https://portal-api.asanvolunteers.az/storage/12503/6YGK98Y.png"</text:p>
      <text:p text:style-name="P1">},</text:p>
      <text:p text:style-name="P1">{</text:p>
      <text:p text:style-name="P1">id: 13614,</text:p>
      <text:p text:style-name="P1">first_name: "ASİM",</text:p>
      <text:p text:style-name="P1">last_name: "SALEHZADƏ",</text:p>
      <text:p text:style-name="P1">patronymic: "VÜQAR OĞLU",</text:p>
      <text:p text:style-name="P1">pin: "8E2ZMG4",</text:p>
      <text:p text:style-name="P1">branch_name: "Tovuz regional "ASAN xidmət" mərkəzi",</text:p>
      <text:p text:style-name="P1">branch_id: 43,</text:p>
      <text:p text:style-name="P1">photo: "https://portal-api.asanvolunteers.az/storage/13032/8E2ZMG4.png"</text:p>
      <text:p text:style-name="P1">},</text:p>
      <text:p text:style-name="P1">{</text:p>
      <text:p text:style-name="P1">id: 12944,</text:p>
      <text:p text:style-name="P1">first_name: "LEYLA",</text:p>
      <text:p text:style-name="P1">last_name: "ALIYEVA",</text:p>
      <text:p text:style-name="P1">patronymic: "AKİF QIZI",</text:p>
      <text:p text:style-name="P1">pin: "7TNA1CK",</text:p>
      <text:p text:style-name="P1">branch_name: "Tovuz regional "ASAN xidmət" mərkəzi",</text:p>
      <text:p text:style-name="P1">branch_id: 43,</text:p>
      <text:p text:style-name="P1"><text:soft-page-break/>photo: "https://portal-api.asanvolunteers.az/storage/12378/7TNA1CK.png"</text:p>
      <text:p text:style-name="P1">},</text:p>
      <text:p text:style-name="P1">{</text:p>
      <text:p text:style-name="P1">id: 15157,</text:p>
      <text:p text:style-name="P1">first_name: "NƏRGİZ",</text:p>
      <text:p text:style-name="P1">last_name: "MƏHƏRRƏMOVA",</text:p>
      <text:p text:style-name="P1">patronymic: "MƏTLƏB QIZI",</text:p>
      <text:p text:style-name="P1">pin: "828X25Z",</text:p>
      <text:p text:style-name="P1">branch_name: "Tovuz regional "ASAN xidmət" mərkəzi",</text:p>
      <text:p text:style-name="P1">branch_id: 43,</text:p>
      <text:p text:style-name="P1">photo: "https://portal-api.asanvolunteers.az/storage/14513/828X25Z.png"</text:p>
      <text:p text:style-name="P1">},</text:p>
      <text:p text:style-name="P1">{</text:p>
      <text:p text:style-name="P1">id: 15149,</text:p>
      <text:p text:style-name="P1">first_name: "FƏRQANƏ",</text:p>
      <text:p text:style-name="P1">last_name: "QASIMOVA",</text:p>
      <text:p text:style-name="P1">patronymic: "NAMİL QIZI",</text:p>
      <text:p text:style-name="P1">pin: "84735J5",</text:p>
      <text:p text:style-name="P1">branch_name: "Tovuz regional "ASAN xidmət" mərkəzi",</text:p>
      <text:p text:style-name="P1">branch_id: 43,</text:p>
      <text:p text:style-name="P1">photo: "https://portal-api.asanvolunteers.az/storage/14505/84735J5.png"</text:p>
      <text:p text:style-name="P1">},</text:p>
      <text:p text:style-name="P1">{</text:p>
      <text:p text:style-name="P1">id: 18173,</text:p>
      <text:p text:style-name="P1">first_name: "LEYLA",</text:p>
      <text:p text:style-name="P1">last_name: "ALIYEVA",</text:p>
      <text:p text:style-name="P1">patronymic: "MƏMMƏD QIZI",</text:p>
      <text:p text:style-name="P1">pin: "8CM9JD4",</text:p>
      <text:p text:style-name="P1">branch_name: "Tovuz regional "ASAN xidmət" mərkəzi",</text:p>
      <text:p text:style-name="P1">branch_id: 43,</text:p>
      <text:p text:style-name="P1">photo: "https://portal-api.asanvolunteers.az/storage/17887/8CM9JD4.png"</text:p>
      <text:p text:style-name="P1">},</text:p>
      <text:p text:style-name="P1">{</text:p>
      <text:p text:style-name="P1">id: 15460,</text:p>
      <text:p text:style-name="P1">first_name: "XƏDİCƏ",</text:p>
      <text:p text:style-name="P1">last_name: "ƏLİYEVA",</text:p>
      <text:p text:style-name="P1"><text:soft-page-break/>patronymic: "TARYEL QIZI",</text:p>
      <text:p text:style-name="P1">pin: "82N3DNW",</text:p>
      <text:p text:style-name="P1">branch_name: "Ağcabədi regional "ASAN xidmət" mərkəzi",</text:p>
      <text:p text:style-name="P1">branch_id: 45,</text:p>
      <text:p text:style-name="P1">photo: "https://portal-api.asanvolunteers.az/storage/14802/82N3DNW.png"</text:p>
      <text:p text:style-name="P1">},</text:p>
      <text:p text:style-name="P1">{</text:p>
      <text:p text:style-name="P1">id: 16902,</text:p>
      <text:p text:style-name="P1">first_name: "TƏHMİNƏ",</text:p>
      <text:p text:style-name="P1">last_name: "SULTANOVA",</text:p>
      <text:p text:style-name="P1">patronymic: "AZƏR QIZI",</text:p>
      <text:p text:style-name="P1">pin: "7DSBUUZ",</text:p>
      <text:p text:style-name="P1">branch_name: "Ağcabədi regional "ASAN xidmət" mərkəzi",</text:p>
      <text:p text:style-name="P1">branch_id: 45,</text:p>
      <text:p text:style-name="P1">photo: "https://portal-api.asanvolunteers.az/storage/16174/7DSBUUZ.png"</text:p>
      <text:p text:style-name="P1">},</text:p>
      <text:p text:style-name="P1">{</text:p>
      <text:p text:style-name="P1">id: 16978,</text:p>
      <text:p text:style-name="P1">first_name: "SEVİNC",</text:p>
      <text:p text:style-name="P1">last_name: "İBRAHİMOVA",</text:p>
      <text:p text:style-name="P1">patronymic: "YUSİF QIZI",</text:p>
      <text:p text:style-name="P1">pin: "7MUK5KE",</text:p>
      <text:p text:style-name="P1">branch_name: "Ağcabədi regional "ASAN xidmət" mərkəzi",</text:p>
      <text:p text:style-name="P1">branch_id: 45,</text:p>
      <text:p text:style-name="P1">photo: null</text:p>
      <text:p text:style-name="P1">},</text:p>
      <text:p text:style-name="P1">{</text:p>
      <text:p text:style-name="P1">id: 14512,</text:p>
      <text:p text:style-name="P1">first_name: "QUMRU",</text:p>
      <text:p text:style-name="P1">last_name: "CAMALOVA",</text:p>
      <text:p text:style-name="P1">patronymic: "ƏDALƏT QIZI",</text:p>
      <text:p text:style-name="P1">pin: "796Q0HS",</text:p>
      <text:p text:style-name="P1">branch_name: "Balakən regional "ASAN xidmət" mərkəzi",</text:p>
      <text:p text:style-name="P1">branch_id: 47,</text:p>
      <text:p text:style-name="P1">photo: "https://portal-api.asanvolunteers.az/storage/13894/796Q0HS.png"</text:p>
      <text:p text:style-name="P1">},</text:p>
      <text:p text:style-name="P1">{</text:p>
      <text:p text:style-name="P1">id: 16551,</text:p>
      <text:p text:style-name="P1"><text:soft-page-break/>first_name: "ORUC",</text:p>
      <text:p text:style-name="P1">last_name: "BALABƏYOV",</text:p>
      <text:p text:style-name="P1">patronymic: "VEYSƏL OĞLU",</text:p>
      <text:p text:style-name="P1">pin: "6VXATKX",</text:p>
      <text:p text:style-name="P1">branch_name: "Balakən regional "ASAN xidmət" mərkəzi",</text:p>
      <text:p text:style-name="P1">branch_id: 47,</text:p>
      <text:p text:style-name="P1">photo: "https://portal-api.asanvolunteers.az/storage/15861/6VXATKX.png"</text:p>
      <text:p text:style-name="P1">},</text:p>
      <text:p text:style-name="P1">{</text:p>
      <text:p text:style-name="P1">id: 16740,</text:p>
      <text:p text:style-name="P1">first_name: "ELZA",</text:p>
      <text:p text:style-name="P1">last_name: "BAYRAMOVA",</text:p>
      <text:p text:style-name="P1">patronymic: "PƏRVİZ QIZI",</text:p>
      <text:p text:style-name="P1">pin: "746K6C0",</text:p>
      <text:p text:style-name="P1">branch_name: "Balakən regional "ASAN xidmət" mərkəzi",</text:p>
      <text:p text:style-name="P1">branch_id: 47,</text:p>
      <text:p text:style-name="P1">photo: "https://portal-api.asanvolunteers.az/storage/16032/746K6C0.png"</text:p>
      <text:p text:style-name="P1">},</text:p>
      <text:p text:style-name="P1">{</text:p>
      <text:p text:style-name="P1">id: 16424,</text:p>
      <text:p text:style-name="P1">first_name: "ELMAR",</text:p>
      <text:p text:style-name="P1">last_name: "ƏHƏDZADƏ",</text:p>
      <text:p text:style-name="P1">patronymic: "ELGÜN OĞLU",</text:p>
      <text:p text:style-name="P1">pin: "7PN0RWH",</text:p>
      <text:p text:style-name="P1">branch_name: "Salyan regional "ASAN xidmət" mərkəzi",</text:p>
      <text:p text:style-name="P1">branch_id: 49,</text:p>
      <text:p text:style-name="P1">photo: "https://portal-api.asanvolunteers.az/storage/15732/7PN0RWH.png"</text:p>
      <text:p text:style-name="P1">},</text:p>
      <text:p text:style-name="P1">{</text:p>
      <text:p text:style-name="P1">id: 18196,</text:p>
      <text:p text:style-name="P1">first_name: "FATİMƏ",</text:p>
      <text:p text:style-name="P1">last_name: "GÖYCAYEVA",</text:p>
      <text:p text:style-name="P1">patronymic: "RASİM QIZI",</text:p>
      <text:p text:style-name="P1">pin: "6F4QUAR",</text:p>
      <text:p text:style-name="P1">branch_name: "Salyan regional "ASAN xidmət" mərkəzi",</text:p>
      <text:p text:style-name="P1">branch_id: 49,</text:p>
      <text:p text:style-name="P1"><text:soft-page-break/>photo: "https://portal-api.asanvolunteers.az/storage/17904/6F4QUAR.png"</text:p>
      <text:p text:style-name="P1">},</text:p>
      <text:p text:style-name="P1">{</text:p>
      <text:p text:style-name="P1">id: 8887,</text:p>
      <text:p text:style-name="P1">first_name: "RƏFİQƏ",</text:p>
      <text:p text:style-name="P1">last_name: "QULİYEVA",</text:p>
      <text:p text:style-name="P1">patronymic: "ƏFQAN QIZI",</text:p>
      <text:p text:style-name="P1">pin: "67LD496",</text:p>
      <text:p text:style-name="P1">branch_name: "Naxçıvan regional "ASAN xidmət" mərkəzi",</text:p>
      <text:p text:style-name="P1">branch_id: 51,</text:p>
      <text:p text:style-name="P1">photo: "https://portal-api.asanvolunteers.az/storage/8957/67LD496.png"</text:p>
      <text:p text:style-name="P1">},</text:p>
      <text:p text:style-name="P1">{</text:p>
      <text:p text:style-name="P1">id: 8982,</text:p>
      <text:p text:style-name="P1">first_name: "ZENFİRA",</text:p>
      <text:p text:style-name="P1">last_name: "İSMAYILOVA",</text:p>
      <text:p text:style-name="P1">patronymic: "ŞAKİR QIZI",</text:p>
      <text:p text:style-name="P1">pin: "551RTV7",</text:p>
      <text:p text:style-name="P1">branch_name: "Naxçıvan regional "ASAN xidmət" mərkəzi",</text:p>
      <text:p text:style-name="P1">branch_id: 51,</text:p>
      <text:p text:style-name="P1">photo: "https://portal-api.asanvolunteers.az/storage/9030/551RTV7.png"</text:p>
      <text:p text:style-name="P1">},</text:p>
      <text:p text:style-name="P1">{</text:p>
      <text:p text:style-name="P1">id: 9072,</text:p>
      <text:p text:style-name="P1">first_name: "QUMRAL",</text:p>
      <text:p text:style-name="P1">last_name: "DÜNYAMALIYEVA",</text:p>
      <text:p text:style-name="P1">patronymic: "ELXAN QIZI",</text:p>
      <text:p text:style-name="P1">pin: "5SDQRC5",</text:p>
      <text:p text:style-name="P1">branch_name: "Naxçıvan regional "ASAN xidmət" mərkəzi",</text:p>
      <text:p text:style-name="P1">branch_id: 51,</text:p>
      <text:p text:style-name="P1">photo: "https://portal-api.asanvolunteers.az/storage/9100/5SDQRC5.png"</text:p>
      <text:p text:style-name="P1">},</text:p>
      <text:p text:style-name="P1">{</text:p>
      <text:p text:style-name="P1">id: 9081,</text:p>
      <text:p text:style-name="P1">first_name: "XƏDİCƏ",</text:p>
      <text:p text:style-name="P1">last_name: "QASIMOVA",</text:p>
      <text:p text:style-name="P1"><text:soft-page-break/>patronymic: "ƏŞRƏF QIZI",</text:p>
      <text:p text:style-name="P1">pin: "5RHNKN8",</text:p>
      <text:p text:style-name="P1">branch_name: "Naxçıvan regional "ASAN xidmət" mərkəzi",</text:p>
      <text:p text:style-name="P1">branch_id: 51,</text:p>
      <text:p text:style-name="P1">photo: "https://portal-api.asanvolunteers.az/storage/9109/5RHNKN8.png"</text:p>
      <text:p text:style-name="P1">},</text:p>
      <text:p text:style-name="P1">{</text:p>
      <text:p text:style-name="P1">id: 9097,</text:p>
      <text:p text:style-name="P1">first_name: "DUYĞU",</text:p>
      <text:p text:style-name="P1">last_name: "SEYİDOVA",</text:p>
      <text:p text:style-name="P1">patronymic: "SUCƏDDİN QIZI",</text:p>
      <text:p text:style-name="P1">pin: "6EPWS89",</text:p>
      <text:p text:style-name="P1">branch_name: "Naxçıvan regional "ASAN xidmət" mərkəzi",</text:p>
      <text:p text:style-name="P1">branch_id: 51,</text:p>
      <text:p text:style-name="P1">photo: "https://portal-api.asanvolunteers.az/storage/9123/6EPWS89.png"</text:p>
      <text:p text:style-name="P1">},</text:p>
      <text:p text:style-name="P1">{</text:p>
      <text:p text:style-name="P1">id: 9150,</text:p>
      <text:p text:style-name="P1">first_name: "CƏVAHİR",</text:p>
      <text:p text:style-name="P1">last_name: "EYVAZOVA",</text:p>
      <text:p text:style-name="P1">patronymic: "NƏSİR QIZI",</text:p>
      <text:p text:style-name="P1">pin: "5CK50JH",</text:p>
      <text:p text:style-name="P1">branch_name: "Naxçıvan regional "ASAN xidmət" mərkəzi",</text:p>
      <text:p text:style-name="P1">branch_id: 51,</text:p>
      <text:p text:style-name="P1">photo: "https://portal-api.asanvolunteers.az/storage/9162/5CK50JH.png"</text:p>
      <text:p text:style-name="P1">},</text:p>
      <text:p text:style-name="P1">{</text:p>
      <text:p text:style-name="P1">id: 9237,</text:p>
      <text:p text:style-name="P1">first_name: "FİDAN",</text:p>
      <text:p text:style-name="P1">last_name: "SƏFƏROVA",</text:p>
      <text:p text:style-name="P1">patronymic: "NƏBİ QIZI",</text:p>
      <text:p text:style-name="P1">pin: "6FXLUCY",</text:p>
      <text:p text:style-name="P1">branch_name: "Naxçıvan regional "ASAN xidmət" mərkəzi",</text:p>
      <text:p text:style-name="P1">branch_id: 51,</text:p>
      <text:p text:style-name="P1">photo: "https://portal-api.asanvolunteers.az/storage/9231/6FXLUCY.png"</text:p>
      <text:p text:style-name="P1">},</text:p>
      <text:p text:style-name="P1"><text:soft-page-break/>{</text:p>
      <text:p text:style-name="P1">id: 9458,</text:p>
      <text:p text:style-name="P1">first_name: "ELCAN",</text:p>
      <text:p text:style-name="P1">last_name: "QASIMOV",</text:p>
      <text:p text:style-name="P1">patronymic: "COŞQUN OĞLU",</text:p>
      <text:p text:style-name="P1">pin: "6E4FETV",</text:p>
      <text:p text:style-name="P1">branch_name: "Naxçıvan regional "ASAN xidmət" mərkəzi",</text:p>
      <text:p text:style-name="P1">branch_id: 51,</text:p>
      <text:p text:style-name="P1">photo: "https://portal-api.asanvolunteers.az/storage/9420/6E4FETV.png"</text:p>
      <text:p text:style-name="P1">},</text:p>
      <text:p text:style-name="P1">{</text:p>
      <text:p text:style-name="P1">id: 13612,</text:p>
      <text:p text:style-name="P1">first_name: "GÖVHƏR",</text:p>
      <text:p text:style-name="P1">last_name: "HACIZADƏ",</text:p>
      <text:p text:style-name="P1">patronymic: "ATAXAN QIZI",</text:p>
      <text:p text:style-name="P1">pin: "5G3P39J",</text:p>
      <text:p text:style-name="P1">branch_name: "Naxçıvan regional "ASAN xidmət" mərkəzi",</text:p>
      <text:p text:style-name="P1">branch_id: 51,</text:p>
      <text:p text:style-name="P1">photo: "https://portal-api.asanvolunteers.az/storage/13030/5G3P39J.png"</text:p>
      <text:p text:style-name="P1">},</text:p>
      <text:p text:style-name="P1">{</text:p>
      <text:p text:style-name="P1">id: 13616,</text:p>
      <text:p text:style-name="P1">first_name: "KƏMALƏ",</text:p>
      <text:p text:style-name="P1">last_name: "QULUZADƏ",</text:p>
      <text:p text:style-name="P1">patronymic: "SEVDİM QIZI",</text:p>
      <text:p text:style-name="P1">pin: "5ZRPP3T",</text:p>
      <text:p text:style-name="P1">branch_name: "Naxçıvan regional "ASAN xidmət" mərkəzi",</text:p>
      <text:p text:style-name="P1">branch_id: 51,</text:p>
      <text:p text:style-name="P1">photo: "https://portal-api.asanvolunteers.az/storage/13034/5ZRPP3T.png"</text:p>
      <text:p text:style-name="P1">},</text:p>
      <text:p text:style-name="P1">{</text:p>
      <text:p text:style-name="P1">id: 13620,</text:p>
      <text:p text:style-name="P1">first_name: "NURTAC",</text:p>
      <text:p text:style-name="P1">last_name: "ABBASZADƏ",</text:p>
      <text:p text:style-name="P1">patronymic: "XƏQANİ QIZI",</text:p>
      <text:p text:style-name="P1">pin: "5GJ7GQ0",</text:p>
      <text:p text:style-name="P1">branch_name: "Naxçıvan regional "ASAN xidmət" mərkəzi",</text:p>
      <text:p text:style-name="P1">branch_id: 51,</text:p>
      <text:p text:style-name="P1"><text:soft-page-break/>photo: "https://portal-api.asanvolunteers.az/storage/13038/5GJ7GQ0.png"</text:p>
      <text:p text:style-name="P1">},</text:p>
      <text:p text:style-name="P1">{</text:p>
      <text:p text:style-name="P1">id: 13652,</text:p>
      <text:p text:style-name="P1">first_name: "RÖYA",</text:p>
      <text:p text:style-name="P1">last_name: "QULİYEVA",</text:p>
      <text:p text:style-name="P1">patronymic: "MÜTƏLLİM QIZI",</text:p>
      <text:p text:style-name="P1">pin: "5LK9V38",</text:p>
      <text:p text:style-name="P1">branch_name: "Naxçıvan regional "ASAN xidmət" mərkəzi",</text:p>
      <text:p text:style-name="P1">branch_id: 51,</text:p>
      <text:p text:style-name="P1">photo: "https://portal-api.asanvolunteers.az/storage/13070/5LK9V38.png"</text:p>
      <text:p text:style-name="P1">},</text:p>
      <text:p text:style-name="P1">{</text:p>
      <text:p text:style-name="P1">id: 13656,</text:p>
      <text:p text:style-name="P1">first_name: "GÜLSÜM",</text:p>
      <text:p text:style-name="P1">last_name: "ƏLİRZAYEVA",</text:p>
      <text:p text:style-name="P1">patronymic: "MƏZAHİR QIZI",</text:p>
      <text:p text:style-name="P1">pin: "7ANWV80",</text:p>
      <text:p text:style-name="P1">branch_name: "Naxçıvan regional "ASAN xidmət" mərkəzi",</text:p>
      <text:p text:style-name="P1">branch_id: 51,</text:p>
      <text:p text:style-name="P1">photo: "https://portal-api.asanvolunteers.az/storage/13074/7ANWV80.png"</text:p>
      <text:p text:style-name="P1">},</text:p>
      <text:p text:style-name="P1">{</text:p>
      <text:p text:style-name="P1">id: 13658,</text:p>
      <text:p text:style-name="P1">first_name: "SƏADƏT",</text:p>
      <text:p text:style-name="P1">last_name: "PAŞALI",</text:p>
      <text:p text:style-name="P1">patronymic: "RAMİN QIZI",</text:p>
      <text:p text:style-name="P1">pin: "5GZ7RPA",</text:p>
      <text:p text:style-name="P1">branch_name: "Naxçıvan regional "ASAN xidmət" mərkəzi",</text:p>
      <text:p text:style-name="P1">branch_id: 51,</text:p>
      <text:p text:style-name="P1">photo: "https://portal-api.asanvolunteers.az/storage/13076/5GZ7RPA.png"</text:p>
      <text:p text:style-name="P1">},</text:p>
      <text:p text:style-name="P1">{</text:p>
      <text:p text:style-name="P1">id: 13654,</text:p>
      <text:p text:style-name="P1">first_name: "ATİKƏ",</text:p>
      <text:p text:style-name="P1">last_name: "İSMAYILLI",</text:p>
      <text:p text:style-name="P1"><text:soft-page-break/>patronymic: "SALEH QIZI",</text:p>
      <text:p text:style-name="P1">pin: "5NJ4PU2",</text:p>
      <text:p text:style-name="P1">branch_name: "Naxçıvan regional "ASAN xidmət" mərkəzi",</text:p>
      <text:p text:style-name="P1">branch_id: 51,</text:p>
      <text:p text:style-name="P1">photo: "https://portal-api.asanvolunteers.az/storage/13072/5NJ4PU2.png"</text:p>
      <text:p text:style-name="P1">},</text:p>
      <text:p text:style-name="P1">{</text:p>
      <text:p text:style-name="P1">id: 13662,</text:p>
      <text:p text:style-name="P1">first_name: "FATMA",</text:p>
      <text:p text:style-name="P1">last_name: "ABDULLAYEVA",</text:p>
      <text:p text:style-name="P1">patronymic: "QADİR QIZI",</text:p>
      <text:p text:style-name="P1">pin: "55M7XKR",</text:p>
      <text:p text:style-name="P1">branch_name: "Naxçıvan regional "ASAN xidmət" mərkəzi",</text:p>
      <text:p text:style-name="P1">branch_id: 51,</text:p>
      <text:p text:style-name="P1">photo: "https://portal-api.asanvolunteers.az/storage/13080/55M7XKR.png"</text:p>
      <text:p text:style-name="P1">},</text:p>
      <text:p text:style-name="P1">{</text:p>
      <text:p text:style-name="P1">id: 13666,</text:p>
      <text:p text:style-name="P1">first_name: "ZƏRİFƏ",</text:p>
      <text:p text:style-name="P1">last_name: "XANMƏMMƏDOVA",</text:p>
      <text:p text:style-name="P1">patronymic: "İLQAR QIZI",</text:p>
      <text:p text:style-name="P1">pin: "83MRRJA",</text:p>
      <text:p text:style-name="P1">branch_name: "Naxçıvan regional "ASAN xidmət" mərkəzi",</text:p>
      <text:p text:style-name="P1">branch_id: 51,</text:p>
      <text:p text:style-name="P1">photo: "https://portal-api.asanvolunteers.az/storage/13084/83MRRJA.png"</text:p>
      <text:p text:style-name="P1">},</text:p>
      <text:p text:style-name="P1">{</text:p>
      <text:p text:style-name="P1">id: 15201,</text:p>
      <text:p text:style-name="P1">first_name: "MƏRYƏM",</text:p>
      <text:p text:style-name="P1">last_name: "SEYİDOVA",</text:p>
      <text:p text:style-name="P1">patronymic: "MİRYUSİF QIZI",</text:p>
      <text:p text:style-name="P1">pin: "7LG41GG",</text:p>
      <text:p text:style-name="P1">branch_name: "Naxçıvan regional "ASAN xidmət" mərkəzi",</text:p>
      <text:p text:style-name="P1">branch_id: 51,</text:p>
      <text:p text:style-name="P1">photo: "https://portal-api.asanvolunteers.az/storage/14567/7LG41GG.png"</text:p>
      <text:p text:style-name="P1">},</text:p>
      <text:p text:style-name="P1"><text:soft-page-break/>{</text:p>
      <text:p text:style-name="P1">id: 15200,</text:p>
      <text:p text:style-name="P1">first_name: "ZİVƏR",</text:p>
      <text:p text:style-name="P1">last_name: "İSMAYILOVA",</text:p>
      <text:p text:style-name="P1">patronymic: "SƏTTAR QIZI",</text:p>
      <text:p text:style-name="P1">pin: "6E6VTEJ",</text:p>
      <text:p text:style-name="P1">branch_name: "Naxçıvan regional "ASAN xidmət" mərkəzi",</text:p>
      <text:p text:style-name="P1">branch_id: 51,</text:p>
      <text:p text:style-name="P1">photo: "https://portal-api.asanvolunteers.az/storage/14566/6E6VTEJ.png"</text:p>
      <text:p text:style-name="P1">},</text:p>
      <text:p text:style-name="P1">{</text:p>
      <text:p text:style-name="P1">id: 15191,</text:p>
      <text:p text:style-name="P1">first_name: "FƏRİD",</text:p>
      <text:p text:style-name="P1">last_name: "CƏFƏRLİ",</text:p>
      <text:p text:style-name="P1">patronymic: "ELDƏNİZ OĞLU",</text:p>
      <text:p text:style-name="P1">pin: "7MPR6GY",</text:p>
      <text:p text:style-name="P1">branch_name: "Naxçıvan regional "ASAN xidmət" mərkəzi",</text:p>
      <text:p text:style-name="P1">branch_id: 51,</text:p>
      <text:p text:style-name="P1">photo: "https://portal-api.asanvolunteers.az/storage/14551/7MPR6GY.png"</text:p>
      <text:p text:style-name="P1">},</text:p>
      <text:p text:style-name="P1">{</text:p>
      <text:p text:style-name="P1">id: 15193,</text:p>
      <text:p text:style-name="P1">first_name: "İSLAM",</text:p>
      <text:p text:style-name="P1">last_name: "BAYRAMLI",</text:p>
      <text:p text:style-name="P1">patronymic: "NAMİZƏD OĞLU",</text:p>
      <text:p text:style-name="P1">pin: "7MPXZD9",</text:p>
      <text:p text:style-name="P1">branch_name: "Naxçıvan regional "ASAN xidmət" mərkəzi",</text:p>
      <text:p text:style-name="P1">branch_id: 51,</text:p>
      <text:p text:style-name="P1">photo: "https://portal-api.asanvolunteers.az/storage/14553/7MPXZD9.png"</text:p>
      <text:p text:style-name="P1">},</text:p>
      <text:p text:style-name="P1">{</text:p>
      <text:p text:style-name="P1">id: 15205,</text:p>
      <text:p text:style-name="P1">first_name: "AYSEL",</text:p>
      <text:p text:style-name="P1">last_name: "NƏZƏROVA",</text:p>
      <text:p text:style-name="P1">patronymic: "SAHİL QIZI",</text:p>
      <text:p text:style-name="P1">pin: "5X2K4EV",</text:p>
      <text:p text:style-name="P1">branch_name: "Naxçıvan regional "ASAN xidmət" mərkəzi",</text:p>
      <text:p text:style-name="P1">branch_id: 51,</text:p>
      <text:p text:style-name="P1"><text:soft-page-break/>photo: "https://portal-api.asanvolunteers.az/storage/14571/5X2K4EV.png"</text:p>
      <text:p text:style-name="P1">},</text:p>
      <text:p text:style-name="P1">{</text:p>
      <text:p text:style-name="P1">id: 15199,</text:p>
      <text:p text:style-name="P1">first_name: "NƏRMİN",</text:p>
      <text:p text:style-name="P1">last_name: "ƏSƏDOVA",</text:p>
      <text:p text:style-name="P1">patronymic: "MƏTLƏB QIZI",</text:p>
      <text:p text:style-name="P1">pin: "5FSRMZJ",</text:p>
      <text:p text:style-name="P1">branch_name: "Naxçıvan regional "ASAN xidmət" mərkəzi",</text:p>
      <text:p text:style-name="P1">branch_id: 51,</text:p>
      <text:p text:style-name="P1">photo: "https://portal-api.asanvolunteers.az/storage/14565/5FSRMZJ.png"</text:p>
      <text:p text:style-name="P1">},</text:p>
      <text:p text:style-name="P1">{</text:p>
      <text:p text:style-name="P1">id: 15852,</text:p>
      <text:p text:style-name="P1">first_name: "TÜRKAY",</text:p>
      <text:p text:style-name="P1">last_name: "HƏSƏNOVA",</text:p>
      <text:p text:style-name="P1">patronymic: "NATİQ QIZI",</text:p>
      <text:p text:style-name="P1">pin: "5ZB8SB7",</text:p>
      <text:p text:style-name="P1">branch_name: "Naxçıvan regional "ASAN xidmət" mərkəzi",</text:p>
      <text:p text:style-name="P1">branch_id: 51,</text:p>
      <text:p text:style-name="P1">photo: "https://portal-api.asanvolunteers.az/storage/15166/5ZB8SB7.png"</text:p>
      <text:p text:style-name="P1">},</text:p>
      <text:p text:style-name="P1">{</text:p>
      <text:p text:style-name="P1">id: 16906,</text:p>
      <text:p text:style-name="P1">first_name: "ŞƏRƏBANI",</text:p>
      <text:p text:style-name="P1">last_name: "KƏRİMLİ",</text:p>
      <text:p text:style-name="P1">patronymic: "ZAUR QIZI",</text:p>
      <text:p text:style-name="P1">pin: "589YCTC",</text:p>
      <text:p text:style-name="P1">branch_name: "Naxçıvan regional "ASAN xidmət" mərkəzi",</text:p>
      <text:p text:style-name="P1">branch_id: 51,</text:p>
      <text:p text:style-name="P1">photo: "https://portal-api.asanvolunteers.az/storage/16178/589YCTC.png"</text:p>
      <text:p text:style-name="P1">},</text:p>
      <text:p text:style-name="P1">{</text:p>
      <text:p text:style-name="P1">id: 16916,</text:p>
      <text:p text:style-name="P1">first_name: "AĞABEŞİR",</text:p>
      <text:p text:style-name="P1">last_name: "BƏŞİROV",</text:p>
      <text:p text:style-name="P1"><text:soft-page-break/>patronymic: "ELXAN OĞLU",</text:p>
      <text:p text:style-name="P1">pin: "5NL52CJ",</text:p>
      <text:p text:style-name="P1">branch_name: "Naxçıvan regional "ASAN xidmət" mərkəzi",</text:p>
      <text:p text:style-name="P1">branch_id: 51,</text:p>
      <text:p text:style-name="P1">photo: "https://portal-api.asanvolunteers.az/storage/16186/5NL52CJ.png"</text:p>
      <text:p text:style-name="P1">},</text:p>
      <text:p text:style-name="P1">{</text:p>
      <text:p text:style-name="P1">id: 16922,</text:p>
      <text:p text:style-name="P1">first_name: "UĞUR",</text:p>
      <text:p text:style-name="P1">last_name: "HACIYEV",</text:p>
      <text:p text:style-name="P1">patronymic: "İBRAHİM OĞLU",</text:p>
      <text:p text:style-name="P1">pin: "65UGY05",</text:p>
      <text:p text:style-name="P1">branch_name: "Naxçıvan regional "ASAN xidmət" mərkəzi",</text:p>
      <text:p text:style-name="P1">branch_id: 51,</text:p>
      <text:p text:style-name="P1">photo: "https://portal-api.asanvolunteers.az/storage/16194/65UGY05.png"</text:p>
      <text:p text:style-name="P1">},</text:p>
      <text:p text:style-name="P1">{</text:p>
      <text:p text:style-name="P1">id: 16910,</text:p>
      <text:p text:style-name="P1">first_name: "GÜLTAC",</text:p>
      <text:p text:style-name="P1">last_name: "BABAYEVA",</text:p>
      <text:p text:style-name="P1">patronymic: "HÜSEYN QIZI",</text:p>
      <text:p text:style-name="P1">pin: "5N1KYW7",</text:p>
      <text:p text:style-name="P1">branch_name: "Naxçıvan regional "ASAN xidmət" mərkəzi",</text:p>
      <text:p text:style-name="P1">branch_id: 51,</text:p>
      <text:p text:style-name="P1">photo: "https://portal-api.asanvolunteers.az/storage/16182/5N1KYW7.png"</text:p>
      <text:p text:style-name="P1">},</text:p>
      <text:p text:style-name="P1">{</text:p>
      <text:p text:style-name="P1">id: 18182,</text:p>
      <text:p text:style-name="P1">first_name: "AYTƏN",</text:p>
      <text:p text:style-name="P1">last_name: "HÜSEYNOVA",</text:p>
      <text:p text:style-name="P1">patronymic: "PƏRVİZ QIZI",</text:p>
      <text:p text:style-name="P1">pin: "52XGBWP",</text:p>
      <text:p text:style-name="P1">branch_name: "Naxçıvan regional "ASAN xidmət" mərkəzi",</text:p>
      <text:p text:style-name="P1">branch_id: 51,</text:p>
      <text:p text:style-name="P1">photo: "https://portal-api.asanvolunteers.az/storage/17890/52XGBWP.png"</text:p>
      <text:p text:style-name="P1">},</text:p>
      <text:p text:style-name="P1"><text:soft-page-break/>{</text:p>
      <text:p text:style-name="P1">id: 18184,</text:p>
      <text:p text:style-name="P1">first_name: "AĞABƏY",</text:p>
      <text:p text:style-name="P1">last_name: "MƏMMƏDZADƏ",</text:p>
      <text:p text:style-name="P1">patronymic: "XAQANİ OĞLU",</text:p>
      <text:p text:style-name="P1">pin: "6WRAU4R",</text:p>
      <text:p text:style-name="P1">branch_name: "Naxçıvan regional "ASAN xidmət" mərkəzi",</text:p>
      <text:p text:style-name="P1">branch_id: 51,</text:p>
      <text:p text:style-name="P1">photo: "https://portal-api.asanvolunteers.az/storage/17892/6WRAU4R.png"</text:p>
      <text:p text:style-name="P1">},</text:p>
      <text:p text:style-name="P1">{</text:p>
      <text:p text:style-name="P1">id: 11482,</text:p>
      <text:p text:style-name="P1">first_name: "ƏFSANƏ",</text:p>
      <text:p text:style-name="P1">last_name: "QULİYEVA",</text:p>
      <text:p text:style-name="P1">patronymic: "SƏRXAN QIZI",</text:p>
      <text:p text:style-name="P1">pin: "6H15RWA",</text:p>
      <text:p text:style-name="P1">branch_name: "Lənkəran regional "ASAN xidmət" mərkəzi",</text:p>
      <text:p text:style-name="P1">branch_id: 53,</text:p>
      <text:p text:style-name="P1">photo: "https://portal-api.asanvolunteers.az/storage/11148/6H15RWA.png"</text:p>
      <text:p text:style-name="P1">},</text:p>
      <text:p text:style-name="P1">{</text:p>
      <text:p text:style-name="P1">id: 14044,</text:p>
      <text:p text:style-name="P1">first_name: "RƏSMİYYƏ",</text:p>
      <text:p text:style-name="P1">last_name: "MAHMUDOVA",</text:p>
      <text:p text:style-name="P1">patronymic: "FİKRƏT QIZI",</text:p>
      <text:p text:style-name="P1">pin: "7R2BHXU",</text:p>
      <text:p text:style-name="P1">branch_name: "Lənkəran regional "ASAN xidmət" mərkəzi",</text:p>
      <text:p text:style-name="P1">branch_id: 53,</text:p>
      <text:p text:style-name="P1">photo: "https://portal-api.asanvolunteers.az/storage/13456/7R2BHXU.png"</text:p>
      <text:p text:style-name="P1">},</text:p>
      <text:p text:style-name="P1">{</text:p>
      <text:p text:style-name="P1">id: 10645,</text:p>
      <text:p text:style-name="P1">first_name: "JALƏ",</text:p>
      <text:p text:style-name="P1">last_name: "DÖVLƏTOVA",</text:p>
      <text:p text:style-name="P1">patronymic: "GÜLAĞA QIZI",</text:p>
      <text:p text:style-name="P1">pin: "8BXFBCQ",</text:p>
      <text:p text:style-name="P1">branch_name: "Lənkəran regional "ASAN xidmət" mərkəzi",</text:p>
      <text:p text:style-name="P1">branch_id: 53,</text:p>
      <text:p text:style-name="P1"><text:soft-page-break/>photo: "https://portal-api.asanvolunteers.az/storage/10401/8BXFBCQ.png"</text:p>
      <text:p text:style-name="P1">},</text:p>
      <text:p text:style-name="P1">{</text:p>
      <text:p text:style-name="P1">id: 15474,</text:p>
      <text:p text:style-name="P1">first_name: "TOFİQ",</text:p>
      <text:p text:style-name="P1">last_name: "SƏMƏDLİ",</text:p>
      <text:p text:style-name="P1">patronymic: "HİKMƏT OĞLU",</text:p>
      <text:p text:style-name="P1">pin: "8C9E4GH",</text:p>
      <text:p text:style-name="P1">branch_name: "Lənkəran regional "ASAN xidmət" mərkəzi",</text:p>
      <text:p text:style-name="P1">branch_id: 53,</text:p>
      <text:p text:style-name="P1">photo: "https://portal-api.asanvolunteers.az/storage/14816/8C9E4GH.png"</text:p>
      <text:p text:style-name="P1">},</text:p>
      <text:p text:style-name="P1">{</text:p>
      <text:p text:style-name="P1">id: 14704,</text:p>
      <text:p text:style-name="P1">first_name: "HİDAYƏT",</text:p>
      <text:p text:style-name="P1">last_name: "BABAYEV",</text:p>
      <text:p text:style-name="P1">patronymic: "CAVİD OĞLU",</text:p>
      <text:p text:style-name="P1">pin: "87E84JD",</text:p>
      <text:p text:style-name="P1">branch_name: "Lənkəran regional "ASAN xidmət" mərkəzi",</text:p>
      <text:p text:style-name="P1">branch_id: 53,</text:p>
      <text:p text:style-name="P1">photo: "https://portal-api.asanvolunteers.az/storage/14070/87E84JD.png"</text:p>
      <text:p text:style-name="P1">},</text:p>
      <text:p text:style-name="P1">{</text:p>
      <text:p text:style-name="P1">id: 16862,</text:p>
      <text:p text:style-name="P1">first_name: "TƏHMİNƏ",</text:p>
      <text:p text:style-name="P1">last_name: "HÜSEYNLİ",</text:p>
      <text:p text:style-name="P1">patronymic: "QAFAR QIZI",</text:p>
      <text:p text:style-name="P1">pin: "83N0X18",</text:p>
      <text:p text:style-name="P1">branch_name: "Lənkəran regional "ASAN xidmət" mərkəzi",</text:p>
      <text:p text:style-name="P1">branch_id: 53,</text:p>
      <text:p text:style-name="P1">photo: "https://portal-api.asanvolunteers.az/storage/16140/83N0X18.png"</text:p>
      <text:p text:style-name="P1">},</text:p>
      <text:p text:style-name="P1">{</text:p>
      <text:p text:style-name="P1">id: 16894,</text:p>
      <text:p text:style-name="P1">first_name: "ZƏRƏFŞAN",</text:p>
      <text:p text:style-name="P1">last_name: "MAHMUDOVA",</text:p>
      <text:p text:style-name="P1"><text:soft-page-break/>patronymic: "SALEH QIZI",</text:p>
      <text:p text:style-name="P1">pin: "80LH03T",</text:p>
      <text:p text:style-name="P1">branch_name: "Lənkəran regional "ASAN xidmət" mərkəzi",</text:p>
      <text:p text:style-name="P1">branch_id: 53,</text:p>
      <text:p text:style-name="P1">photo: "https://portal-api.asanvolunteers.az/storage/16168/80LH03T.png"</text:p>
      <text:p text:style-name="P1">},</text:p>
      <text:p text:style-name="P1">{</text:p>
      <text:p text:style-name="P1">id: 16904,</text:p>
      <text:p text:style-name="P1">first_name: "ƏMRAH",</text:p>
      <text:p text:style-name="P1">last_name: "MİRİYEV",</text:p>
      <text:p text:style-name="P1">patronymic: "KAMRAN OĞLU",</text:p>
      <text:p text:style-name="P1">pin: "762TDMP",</text:p>
      <text:p text:style-name="P1">branch_name: "Lənkəran regional "ASAN xidmət" mərkəzi",</text:p>
      <text:p text:style-name="P1">branch_id: 53,</text:p>
      <text:p text:style-name="P1">photo: "https://portal-api.asanvolunteers.az/storage/16176/762TDMP.png"</text:p>
      <text:p text:style-name="P1">},</text:p>
      <text:p text:style-name="P1">{</text:p>
      <text:p text:style-name="P1">id: 16864,</text:p>
      <text:p text:style-name="P1">first_name: "XATİMƏ",</text:p>
      <text:p text:style-name="P1">last_name: "YUSUBZADƏ",</text:p>
      <text:p text:style-name="P1">patronymic: "MAHİR QIZI",</text:p>
      <text:p text:style-name="P1">pin: "7PEPE0Z",</text:p>
      <text:p text:style-name="P1">branch_name: "Lənkəran regional "ASAN xidmət" mərkəzi",</text:p>
      <text:p text:style-name="P1">branch_id: 53,</text:p>
      <text:p text:style-name="P1">photo: "https://portal-api.asanvolunteers.az/storage/16142/7PEPE0Z.png"</text:p>
      <text:p text:style-name="P1">},</text:p>
      <text:p text:style-name="P1">{</text:p>
      <text:p text:style-name="P1">id: 16854,</text:p>
      <text:p text:style-name="P1">first_name: "BƏSİRƏ",</text:p>
      <text:p text:style-name="P1">last_name: "ABDULLAYEVA",</text:p>
      <text:p text:style-name="P1">patronymic: "FAMİL QIZI",</text:p>
      <text:p text:style-name="P1">pin: "7YGGVGN",</text:p>
      <text:p text:style-name="P1">branch_name: "Lənkəran regional "ASAN xidmət" mərkəzi",</text:p>
      <text:p text:style-name="P1">branch_id: 53,</text:p>
      <text:p text:style-name="P1">photo: "https://portal-api.asanvolunteers.az/storage/16134/7YGGVGN.png"</text:p>
      <text:p text:style-name="P1">},</text:p>
      <text:p text:style-name="P1"><text:soft-page-break/>{</text:p>
      <text:p text:style-name="P1">id: 16984,</text:p>
      <text:p text:style-name="P1">first_name: "ƏLƏKBƏR",</text:p>
      <text:p text:style-name="P1">last_name: "CABBARLI",</text:p>
      <text:p text:style-name="P1">patronymic: "ƏRƏSTUN OĞLU",</text:p>
      <text:p text:style-name="P1">pin: "7MPKLS8",</text:p>
      <text:p text:style-name="P1">branch_name: "Lənkəran regional "ASAN xidmət" mərkəzi",</text:p>
      <text:p text:style-name="P1">branch_id: 53,</text:p>
      <text:p text:style-name="P1">photo: "https://portal-api.asanvolunteers.az/storage/16246/7MPKLS8.png"</text:p>
      <text:p text:style-name="P1">},</text:p>
      <text:p text:style-name="P1">{</text:p>
      <text:p text:style-name="P1">id: 16900,</text:p>
      <text:p text:style-name="P1">first_name: "FATİMƏ",</text:p>
      <text:p text:style-name="P1">last_name: "KƏRİMOVA",</text:p>
      <text:p text:style-name="P1">patronymic: "NAMİQ QIZI",</text:p>
      <text:p text:style-name="P1">pin: "6Y235EE",</text:p>
      <text:p text:style-name="P1">branch_name: "Lənkəran regional "ASAN xidmət" mərkəzi",</text:p>
      <text:p text:style-name="P1">branch_id: 53,</text:p>
      <text:p text:style-name="P1">photo: "https://portal-api.asanvolunteers.az/storage/16172/6Y235EE.png"</text:p>
      <text:p text:style-name="P1">},</text:p>
      <text:p text:style-name="P1">{</text:p>
      <text:p text:style-name="P1">id: 18299,</text:p>
      <text:p text:style-name="P1">first_name: "FATİMƏ",</text:p>
      <text:p text:style-name="P1">last_name: "SƏFƏROVA",</text:p>
      <text:p text:style-name="P1">patronymic: "RÖVŞƏN QIZI",</text:p>
      <text:p text:style-name="P1">pin: "81CK9AZ",</text:p>
      <text:p text:style-name="P1">branch_name: "Lənkəran regional "ASAN xidmət" mərkəzi",</text:p>
      <text:p text:style-name="P1">branch_id: 53,</text:p>
      <text:p text:style-name="P1">photo: "https://portal-api.asanvolunteers.az/storage/17997/81CK9AZ.png"</text:p>
      <text:p text:style-name="P1">},</text:p>
      <text:p text:style-name="P1">{</text:p>
      <text:p text:style-name="P1">id: 18304,</text:p>
      <text:p text:style-name="P1">first_name: "MİLANƏ",</text:p>
      <text:p text:style-name="P1">last_name: "RZAYEVA",</text:p>
      <text:p text:style-name="P1">patronymic: "SAMİR QIZI",</text:p>
      <text:p text:style-name="P1">pin: "71K3E4U",</text:p>
      <text:p text:style-name="P1">branch_name: "Lənkəran regional "ASAN xidmət" mərkəzi",</text:p>
      <text:p text:style-name="P1">branch_id: 53,</text:p>
      <text:p text:style-name="P1"><text:soft-page-break/>photo: "https://portal-api.asanvolunteers.az/storage/18000/71K3E4U.png"</text:p>
      <text:p text:style-name="P1">},</text:p>
      <text:p text:style-name="P1">{</text:p>
      <text:p text:style-name="P1">id: 18332,</text:p>
      <text:p text:style-name="P1">first_name: "MƏLEYKƏ",</text:p>
      <text:p text:style-name="P1">last_name: "ŞİRMƏMMƏDOVA",</text:p>
      <text:p text:style-name="P1">patronymic: "FİZULİ QIZI",</text:p>
      <text:p text:style-name="P1">pin: "7B7VLU4",</text:p>
      <text:p text:style-name="P1">branch_name: "Lənkəran regional "ASAN xidmət" mərkəzi",</text:p>
      <text:p text:style-name="P1">branch_id: 53,</text:p>
      <text:p text:style-name="P1">photo: "https://portal-api.asanvolunteers.az/storage/18036/7B7VLU4.png"</text:p>
      <text:p text:style-name="P1">},</text:p>
      <text:p text:style-name="P1">{</text:p>
      <text:p text:style-name="P1">id: 18334,</text:p>
      <text:p text:style-name="P1">first_name: "XƏDİCƏ",</text:p>
      <text:p text:style-name="P1">last_name: "ƏLİYEVA",</text:p>
      <text:p text:style-name="P1">patronymic: "QADİR QIZI",</text:p>
      <text:p text:style-name="P1">pin: "8AG08CC",</text:p>
      <text:p text:style-name="P1">branch_name: "Lənkəran regional "ASAN xidmət" mərkəzi",</text:p>
      <text:p text:style-name="P1">branch_id: 53,</text:p>
      <text:p text:style-name="P1">photo: "https://portal-api.asanvolunteers.az/storage/18040/8AG08CC.png"</text:p>
      <text:p text:style-name="P1">},</text:p>
      <text:p text:style-name="P1">{</text:p>
      <text:p text:style-name="P1">id: 18338,</text:p>
      <text:p text:style-name="P1">first_name: "MƏRYƏM",</text:p>
      <text:p text:style-name="P1">last_name: "XUDADADLI",</text:p>
      <text:p text:style-name="P1">patronymic: "HABİL QIZI",</text:p>
      <text:p text:style-name="P1">pin: "7R0XSY3",</text:p>
      <text:p text:style-name="P1">branch_name: "Lənkəran regional "ASAN xidmət" mərkəzi",</text:p>
      <text:p text:style-name="P1">branch_id: 53,</text:p>
      <text:p text:style-name="P1">photo: "https://portal-api.asanvolunteers.az/storage/18042/7R0XSY3.png"</text:p>
      <text:p text:style-name="P1">},</text:p>
      <text:p text:style-name="P1">{</text:p>
      <text:p text:style-name="P1">id: 16758,</text:p>
      <text:p text:style-name="P1">first_name: "CƏLAL",</text:p>
      <text:p text:style-name="P1">last_name: "MİKAYILLI",</text:p>
      <text:p text:style-name="P1"><text:soft-page-break/>patronymic: "CAMAL OĞLU",</text:p>
      <text:p text:style-name="P1">pin: "7AZA4KU",</text:p>
      <text:p text:style-name="P1">branch_name: "Şuşa regional "ASAN xidmət" mərkəzi",</text:p>
      <text:p text:style-name="P1">branch_id: 54,</text:p>
      <text:p text:style-name="P1">photo: "https://portal-api.asanvolunteers.az/storage/16050/7AZA4KU.png"</text:p>
      <text:p text:style-name="P1">},</text:p>
      <text:p text:style-name="P1">{</text:p>
      <text:p text:style-name="P1">id: 16760,</text:p>
      <text:p text:style-name="P1">first_name: "HÜSEYN",</text:p>
      <text:p text:style-name="P1">last_name: "MÜRSƏLZADƏ",</text:p>
      <text:p text:style-name="P1">patronymic: "CAVİD OĞLU",</text:p>
      <text:p text:style-name="P1">pin: "77XP33R",</text:p>
      <text:p text:style-name="P1">branch_name: "Şuşa regional "ASAN xidmət" mərkəzi",</text:p>
      <text:p text:style-name="P1">branch_id: 54,</text:p>
      <text:p text:style-name="P1">photo: null</text:p>
      <text:p text:style-name="P1">},</text:p>
      <text:p text:style-name="P1">{</text:p>
      <text:p text:style-name="P1">id: 18346,</text:p>
      <text:p text:style-name="P1">first_name: "DAMLA",</text:p>
      <text:p text:style-name="P1">last_name: "QULUZADƏ",</text:p>
      <text:p text:style-name="P1">patronymic: "SİRAC QIZI",</text:p>
      <text:p text:style-name="P1">pin: "79ZQQPD",</text:p>
      <text:p text:style-name="P1">branch_name: "Şuşa regional "ASAN xidmət" mərkəzi",</text:p>
      <text:p text:style-name="P1">branch_id: 54,</text:p>
      <text:p text:style-name="P1">photo: "https://portal-api.asanvolunteers.az/storage/18048/79ZQQPD.png"</text:p>
      <text:p text:style-name="P1">},</text:p>
      <text:p text:style-name="P1">{</text:p>
      <text:p text:style-name="P1">id: 18348,</text:p>
      <text:p text:style-name="P1">first_name: "FATİMƏ",</text:p>
      <text:p text:style-name="P1">last_name: "ƏSƏDULLAYEVA",</text:p>
      <text:p text:style-name="P1">patronymic: "ANAR QIZI",</text:p>
      <text:p text:style-name="P1">pin: "7EZGDLH",</text:p>
      <text:p text:style-name="P1">branch_name: "Şuşa regional "ASAN xidmət" mərkəzi",</text:p>
      <text:p text:style-name="P1">branch_id: 54,</text:p>
      <text:p text:style-name="P1">photo: "https://portal-api.asanvolunteers.az/storage/18050/7EZGDLH.png"</text:p>
      <text:p text:style-name="P1">}</text:p>
      <text:p text:style-name="P1">],</text:p>
      <text:p text:style-name="P1">count: 633</text:p>
      <text:p text:style-name="P1"><text:soft-page-break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1:07:29.512998254</meta:creation-date>
    <dc:date>2025-05-23T17:50:04.109050386</dc:date>
    <meta:editing-duration>PT3M2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77" meta:paragraph-count="6337" meta:word-count="15148" meta:character-count="147721" meta:non-whitespace-character-count="138910"/>
  </office:meta>
</office:document-meta>
</file>